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52" style:family="table-cell" style:parent-style-name="Default" style:data-style-name="N61"/>
    <style:style style:name="ce54" style:family="table-cell" style:parent-style-name="Default" style:data-style-name="N61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-0.0000004207675" calcext:value-type="float">
            <text:p>-4.207675E-07</text:p>
          </table:table-cell>
          <table:table-cell table:style-name="ce50" office:value-type="float" office:value="-0.0000003967303" calcext:value-type="float">
            <text:p>-3.967303E-07</text:p>
          </table:table-cell>
          <table:table-cell table:style-name="ce50" office:value-type="float" office:value="-0.0000005552111" calcext:value-type="float">
            <text:p>-5.552111E-07</text:p>
          </table:table-cell>
          <table:table-cell table:style-name="ce50" office:value-type="float" office:value="-0.0000006204131" calcext:value-type="float">
            <text:p>-6.204131E-07</text:p>
          </table:table-cell>
          <table:table-cell table:style-name="ce50" office:value-type="float" office:value="-0.0000007479771" calcext:value-type="float">
            <text:p>-7.479771E-07</text:p>
          </table:table-cell>
          <table:table-cell table:style-name="ce50" office:value-type="float" office:value="-0.0000007015069" calcext:value-type="float">
            <text:p>-7.015069E-07</text:p>
          </table:table-cell>
          <table:table-cell table:style-name="ce50" office:value-type="float" office:value="-0.0000008679336" calcext:value-type="float">
            <text:p>-8.679336E-07</text:p>
          </table:table-cell>
          <table:table-cell table:style-name="ce50" office:value-type="float" office:value="-0.0000008140843" calcext:value-type="float">
            <text:p>-8.140843E-07</text:p>
          </table:table-cell>
          <table:table-cell table:style-name="ce50" office:value-type="float" office:value="-0.000001030446" calcext:value-type="float">
            <text:p>-1.030446E-06</text:p>
          </table:table-cell>
          <table:table-cell table:style-name="ce50" office:value-type="float" office:value="-0.0000009714131" calcext:value-type="float">
            <text:p>-9.714131E-07</text:p>
          </table:table-cell>
          <table:table-cell table:style-name="ce50" office:value-type="float" office:value="-0.000001051965" calcext:value-type="float">
            <text:p>-1.051965E-06</text:p>
          </table:table-cell>
          <table:table-cell table:style-name="ce50" office:value-type="float" office:value="-0.000001000306" calcext:value-type="float">
            <text:p>-1.000306E-06</text:p>
          </table:table-cell>
          <table:table-cell table:style-name="ce50" office:value-type="float" office:value="-0.000001214421" calcext:value-type="float">
            <text:p>-1.214421E-06</text:p>
          </table:table-cell>
          <table:table-cell table:style-name="ce50" office:value-type="float" office:value="-0.000001135363" calcext:value-type="float">
            <text:p>-1.135363E-06</text:p>
          </table:table-cell>
          <table:table-cell table:style-name="ce50" office:value-type="float" office:value="-0.000001207921" calcext:value-type="float">
            <text:p>-1.207921E-06</text:p>
          </table:table-cell>
          <table:table-cell table:style-name="ce50" office:value-type="float" office:value="-0.000001271576" calcext:value-type="float">
            <text:p>-1.271576E-06</text:p>
          </table:table-cell>
          <table:table-cell table:style-name="ce50" office:value-type="float" office:value="-0.000001343155" calcext:value-type="float">
            <text:p>-1.343155E-06</text:p>
          </table:table-cell>
          <table:table-cell table:style-name="ce50" office:value-type="float" office:value="-0.000001177533" calcext:value-type="float">
            <text:p>-1.177533E-06</text:p>
          </table:table-cell>
          <table:table-cell table:style-name="ce50" office:value-type="float" office:value="-0.000001337798" calcext:value-type="float">
            <text:p>-1.337798E-06</text:p>
          </table:table-cell>
          <table:table-cell table:style-name="ce50" office:value-type="float" office:value="-0.000001279013" calcext:value-type="float">
            <text:p>-1.279013E-06</text:p>
          </table:table-cell>
          <table:table-cell table:style-name="ce50" office:value-type="float" office:value="-0.000001271341" calcext:value-type="float">
            <text:p>-1.271341E-06</text:p>
          </table:table-cell>
          <table:table-cell table:style-name="ce50" office:value-type="float" office:value="-0.000001156494" calcext:value-type="float">
            <text:p>-1.156494E-06</text:p>
          </table:table-cell>
          <table:table-cell table:style-name="ce50" office:value-type="float" office:value="-0.000001236798" calcext:value-type="float">
            <text:p>-1.236798E-06</text:p>
          </table:table-cell>
          <table:table-cell table:style-name="ce50" office:value-type="float" office:value="-0.000001180384" calcext:value-type="float">
            <text:p>-1.180384E-06</text:p>
          </table:table-cell>
          <table:table-cell table:style-name="ce50" office:value-type="float" office:value="-0.000001080889" calcext:value-type="float">
            <text:p>-1.080889E-06</text:p>
          </table:table-cell>
          <table:table-cell table:style-name="ce50" office:value-type="float" office:value="-0.0000009928044" calcext:value-type="float">
            <text:p>-9.928044E-07</text:p>
          </table:table-cell>
          <table:table-cell table:style-name="ce50" office:value-type="float" office:value="-0.000001027811" calcext:value-type="float">
            <text:p>-1.027811E-06</text:p>
          </table:table-cell>
          <table:table-cell table:style-name="ce50" office:value-type="float" office:value="-0.000001010566" calcext:value-type="float">
            <text:p>-1.010566E-06</text:p>
          </table:table-cell>
          <table:table-cell table:style-name="ce50" office:value-type="float" office:value="-0.0000009064869" calcext:value-type="float">
            <text:p>-9.064869E-07</text:p>
          </table:table-cell>
          <table:table-cell table:style-name="ce50" office:value-type="float" office:value="-0.0000008928469" calcext:value-type="float">
            <text:p>-8.928469E-07</text:p>
          </table:table-cell>
          <table:table-cell table:style-name="ce50" office:value-type="float" office:value="-0.0000009037384" calcext:value-type="float">
            <text:p>-9.037384E-07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518903" calcext:value-type="float">
            <text:p>-4.518903E-07</text:p>
          </table:table-cell>
          <table:table-cell table:style-name="ce50" office:value-type="float" office:value="-0.0000004778265" calcext:value-type="float">
            <text:p>-4.778265E-07</text:p>
          </table:table-cell>
          <table:table-cell table:style-name="ce50" office:value-type="float" office:value="-0.0000006273696" calcext:value-type="float">
            <text:p>-6.273696E-07</text:p>
          </table:table-cell>
          <table:table-cell table:style-name="ce50" office:value-type="float" office:value="-0.0000006555848" calcext:value-type="float">
            <text:p>-6.555848E-07</text:p>
          </table:table-cell>
          <table:table-cell table:style-name="ce50" office:value-type="float" office:value="-0.0000007626538" calcext:value-type="float">
            <text:p>-7.626538E-07</text:p>
          </table:table-cell>
          <table:table-cell table:style-name="ce50" office:value-type="float" office:value="-0.0000007812871" calcext:value-type="float">
            <text:p>-7.812871E-07</text:p>
          </table:table-cell>
          <table:table-cell table:style-name="ce50" office:value-type="float" office:value="-0.0000008780231" calcext:value-type="float">
            <text:p>-8.780231E-07</text:p>
          </table:table-cell>
          <table:table-cell table:style-name="ce50" office:value-type="float" office:value="-0.0000009304655" calcext:value-type="float">
            <text:p>-9.304655E-07</text:p>
          </table:table-cell>
          <table:table-cell table:style-name="ce50" office:value-type="float" office:value="-0.000000954655" calcext:value-type="float">
            <text:p>-9.54655E-07</text:p>
          </table:table-cell>
          <table:table-cell table:style-name="ce50" office:value-type="float" office:value="-0.00000101747" calcext:value-type="float">
            <text:p>-1.01747E-06</text:p>
          </table:table-cell>
          <table:table-cell table:style-name="ce50" office:value-type="float" office:value="-0.00000106012" calcext:value-type="float">
            <text:p>-1.06012E-06</text:p>
          </table:table-cell>
          <table:table-cell table:style-name="ce50" office:value-type="float" office:value="-0.000001211589" calcext:value-type="float">
            <text:p>-1.211589E-06</text:p>
          </table:table-cell>
          <table:table-cell table:style-name="ce50" office:value-type="float" office:value="-0.000001176412" calcext:value-type="float">
            <text:p>-1.176412E-06</text:p>
          </table:table-cell>
          <table:table-cell table:style-name="ce50" office:value-type="float" office:value="-0.000001183076" calcext:value-type="float">
            <text:p>-1.183076E-06</text:p>
          </table:table-cell>
          <table:table-cell table:style-name="ce50" office:value-type="float" office:value="-0.000001311217" calcext:value-type="float">
            <text:p>-1.311217E-06</text:p>
          </table:table-cell>
          <table:table-cell table:style-name="ce50" office:value-type="float" office:value="-0.000001348799" calcext:value-type="float">
            <text:p>-1.348799E-06</text:p>
          </table:table-cell>
          <table:table-cell table:style-name="ce50" office:value-type="float" office:value="-0.000001303494" calcext:value-type="float">
            <text:p>-1.303494E-06</text:p>
          </table:table-cell>
          <table:table-cell table:style-name="ce50" office:value-type="float" office:value="-0.000001413152" calcext:value-type="float">
            <text:p>-1.413152E-06</text:p>
          </table:table-cell>
          <table:table-cell table:style-name="ce50" office:value-type="float" office:value="-0.000001394606" calcext:value-type="float">
            <text:p>-1.394606E-06</text:p>
          </table:table-cell>
          <table:table-cell table:style-name="ce50" office:value-type="float" office:value="-0.000001224654" calcext:value-type="float">
            <text:p>-1.224654E-06</text:p>
          </table:table-cell>
          <table:table-cell table:style-name="ce50" office:value-type="float" office:value="-0.00000132588" calcext:value-type="float">
            <text:p>-1.32588E-06</text:p>
          </table:table-cell>
          <table:table-cell table:number-columns-repeated="2" table:style-name="ce50" office:value-type="float" office:value="-0.000001294651" calcext:value-type="float">
            <text:p>-1.294651E-06</text:p>
          </table:table-cell>
          <table:table-cell table:style-name="ce50" office:value-type="float" office:value="-0.000001220148" calcext:value-type="float">
            <text:p>-1.220148E-06</text:p>
          </table:table-cell>
          <table:table-cell table:style-name="ce50" office:value-type="float" office:value="-0.000001167916" calcext:value-type="float">
            <text:p>-1.167916E-06</text:p>
          </table:table-cell>
          <table:table-cell table:style-name="ce50" office:value-type="float" office:value="-0.000001082282" calcext:value-type="float">
            <text:p>-1.082282E-06</text:p>
          </table:table-cell>
          <table:table-cell table:style-name="ce50" office:value-type="float" office:value="-0.00000103165" calcext:value-type="float">
            <text:p>-1.03165E-06</text:p>
          </table:table-cell>
          <table:table-cell table:style-name="ce50" office:value-type="float" office:value="-0.000001003232" calcext:value-type="float">
            <text:p>-1.003232E-06</text:p>
          </table:table-cell>
          <table:table-cell table:style-name="ce50" office:value-type="float" office:value="-0.0000009501022" calcext:value-type="float">
            <text:p>-9.501022E-07</text:p>
          </table:table-cell>
          <table:table-cell table:style-name="ce50" office:value-type="float" office:value="-0.0000009050638" calcext:value-type="float">
            <text:p>-9.050638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table:style-name="ce50" office:value-type="float" office:value="-0.0000007428873" calcext:value-type="float">
            <text:p>-7.42887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788862" calcext:value-type="float">
            <text:p>-5.788862E-07</text:p>
          </table:table-cell>
          <table:table-cell table:style-name="ce50" office:value-type="float" office:value="-0.0000005833977" calcext:value-type="float">
            <text:p>-5.833977E-07</text:p>
          </table:table-cell>
          <table:table-cell table:style-name="ce50" office:value-type="float" office:value="-0.0000007089179" calcext:value-type="float">
            <text:p>-7.089179E-07</text:p>
          </table:table-cell>
          <table:table-cell table:style-name="ce50" office:value-type="float" office:value="-0.0000007090194" calcext:value-type="float">
            <text:p>-7.090194E-07</text:p>
          </table:table-cell>
          <table:table-cell table:style-name="ce50" office:value-type="float" office:value="-0.000000868145" calcext:value-type="float">
            <text:p>-8.68145E-07</text:p>
          </table:table-cell>
          <table:table-cell table:style-name="ce50" office:value-type="float" office:value="-0.0000008318111" calcext:value-type="float">
            <text:p>-8.318111E-07</text:p>
          </table:table-cell>
          <table:table-cell table:style-name="ce50" office:value-type="float" office:value="-0.0000009994657" calcext:value-type="float">
            <text:p>-9.994657E-07</text:p>
          </table:table-cell>
          <table:table-cell table:style-name="ce50" office:value-type="float" office:value="-0.0000009964614" calcext:value-type="float">
            <text:p>-9.964614E-07</text:p>
          </table:table-cell>
          <table:table-cell table:style-name="ce50" office:value-type="float" office:value="-0.000001151913" calcext:value-type="float">
            <text:p>-1.151913E-06</text:p>
          </table:table-cell>
          <table:table-cell table:style-name="ce50" office:value-type="float" office:value="-0.000001107883" calcext:value-type="float">
            <text:p>-1.107883E-06</text:p>
          </table:table-cell>
          <table:table-cell table:style-name="ce50" office:value-type="float" office:value="-0.00000124491" calcext:value-type="float">
            <text:p>-1.24491E-06</text:p>
          </table:table-cell>
          <table:table-cell table:style-name="ce50" office:value-type="float" office:value="-0.000001133442" calcext:value-type="float">
            <text:p>-1.133442E-06</text:p>
          </table:table-cell>
          <table:table-cell table:style-name="ce50" office:value-type="float" office:value="-0.000001358893" calcext:value-type="float">
            <text:p>-1.358893E-06</text:p>
          </table:table-cell>
          <table:table-cell table:style-name="ce50" office:value-type="float" office:value="-0.000001347463" calcext:value-type="float">
            <text:p>-1.347463E-06</text:p>
          </table:table-cell>
          <table:table-cell table:style-name="ce50" office:value-type="float" office:value="-0.000001398606" calcext:value-type="float">
            <text:p>-1.398606E-06</text:p>
          </table:table-cell>
          <table:table-cell table:style-name="ce50" office:value-type="float" office:value="-0.00000132009" calcext:value-type="float">
            <text:p>-1.32009E-06</text:p>
          </table:table-cell>
          <table:table-cell table:style-name="ce50" office:value-type="float" office:value="-0.000001352832" calcext:value-type="float">
            <text:p>-1.352832E-06</text:p>
          </table:table-cell>
          <table:table-cell table:style-name="ce50" office:value-type="float" office:value="-0.000001419967" calcext:value-type="float">
            <text:p>-1.419967E-06</text:p>
          </table:table-cell>
          <table:table-cell table:style-name="ce50" office:value-type="float" office:value="-0.000001409756" calcext:value-type="float">
            <text:p>-1.409756E-06</text:p>
          </table:table-cell>
          <table:table-cell table:style-name="ce50" office:value-type="float" office:value="-0.000001375925" calcext:value-type="float">
            <text:p>-1.375925E-06</text:p>
          </table:table-cell>
          <table:table-cell table:style-name="ce50" office:value-type="float" office:value="-0.000001398311" calcext:value-type="float">
            <text:p>-1.398311E-06</text:p>
          </table:table-cell>
          <table:table-cell table:style-name="ce50" office:value-type="float" office:value="-0.00000129294" calcext:value-type="float">
            <text:p>-1.29294E-06</text:p>
          </table:table-cell>
          <table:table-cell table:style-name="ce50" office:value-type="float" office:value="-0.000001287239" calcext:value-type="float">
            <text:p>-1.287239E-06</text:p>
          </table:table-cell>
          <table:table-cell table:style-name="ce50" office:value-type="float" office:value="-0.000001311428" calcext:value-type="float">
            <text:p>-1.311428E-06</text:p>
          </table:table-cell>
          <table:table-cell table:style-name="ce50" office:value-type="float" office:value="-0.000001276712" calcext:value-type="float">
            <text:p>-1.276712E-06</text:p>
          </table:table-cell>
          <table:table-cell table:style-name="ce50" office:value-type="float" office:value="-0.00000126465" calcext:value-type="float">
            <text:p>-1.26465E-06</text:p>
          </table:table-cell>
          <table:table-cell table:style-name="ce50" office:value-type="float" office:value="-0.000001068387" calcext:value-type="float">
            <text:p>-1.068387E-06</text:p>
          </table:table-cell>
          <table:table-cell table:style-name="ce50" office:value-type="float" office:value="-0.000001106198" calcext:value-type="float">
            <text:p>-1.106198E-06</text:p>
          </table:table-cell>
          <table:table-cell table:style-name="ce50" office:value-type="float" office:value="-0.000001042513" calcext:value-type="float">
            <text:p>-1.042513E-06</text:p>
          </table:table-cell>
          <table:table-cell table:style-name="ce50" office:value-type="float" office:value="-0.0000009535415" calcext:value-type="float">
            <text:p>-9.535415E-07</text:p>
          </table:table-cell>
          <table:table-cell table:style-name="ce50" office:value-type="float" office:value="-0.0000008729061" calcext:value-type="float">
            <text:p>-8.729061E-07</text:p>
          </table:table-cell>
          <table:table-cell table:style-name="ce50" office:value-type="float" office:value="-0.0000008690614" calcext:value-type="float">
            <text:p>-8.690614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317949" calcext:value-type="float">
            <text:p>-5.317949E-07</text:p>
          </table:table-cell>
          <table:table-cell table:style-name="ce50" office:value-type="float" office:value="-0.0000006520374" calcext:value-type="float">
            <text:p>-6.520374E-07</text:p>
          </table:table-cell>
          <table:table-cell table:style-name="ce50" office:value-type="float" office:value="-0.0000007524314" calcext:value-type="float">
            <text:p>-7.524314E-07</text:p>
          </table:table-cell>
          <table:table-cell table:style-name="ce50" office:value-type="float" office:value="-0.0000007832199" calcext:value-type="float">
            <text:p>-7.832199E-07</text:p>
          </table:table-cell>
          <table:table-cell table:style-name="ce50" office:value-type="float" office:value="-0.0000008774851" calcext:value-type="float">
            <text:p>-8.774851E-07</text:p>
          </table:table-cell>
          <table:table-cell table:style-name="ce50" office:value-type="float" office:value="-0.0000009163484" calcext:value-type="float">
            <text:p>-9.163484E-07</text:p>
          </table:table-cell>
          <table:table-cell table:style-name="ce50" office:value-type="float" office:value="-0.0000009691147" calcext:value-type="float">
            <text:p>-9.691147E-07</text:p>
          </table:table-cell>
          <table:table-cell table:style-name="ce50" office:value-type="float" office:value="-0.000001037043" calcext:value-type="float">
            <text:p>-1.037043E-06</text:p>
          </table:table-cell>
          <table:table-cell table:style-name="ce50" office:value-type="float" office:value="-0.000001162458" calcext:value-type="float">
            <text:p>-1.162458E-06</text:p>
          </table:table-cell>
          <table:table-cell table:style-name="ce50" office:value-type="float" office:value="-0.000001113694" calcext:value-type="float">
            <text:p>-1.113694E-06</text:p>
          </table:table-cell>
          <table:table-cell table:style-name="ce50" office:value-type="float" office:value="-0.000001175212" calcext:value-type="float">
            <text:p>-1.175212E-06</text:p>
          </table:table-cell>
          <table:table-cell table:style-name="ce50" office:value-type="float" office:value="-0.000001272832" calcext:value-type="float">
            <text:p>-1.272832E-06</text:p>
          </table:table-cell>
          <table:table-cell table:style-name="ce50" office:value-type="float" office:value="-0.000001309113" calcext:value-type="float">
            <text:p>-1.309113E-06</text:p>
          </table:table-cell>
          <table:table-cell table:style-name="ce50" office:value-type="float" office:value="-0.000001400715" calcext:value-type="float">
            <text:p>-1.400715E-06</text:p>
          </table:table-cell>
          <table:table-cell table:style-name="ce50" office:value-type="float" office:value="-0.000001420276" calcext:value-type="float">
            <text:p>-1.420276E-06</text:p>
          </table:table-cell>
          <table:table-cell table:style-name="ce50" office:value-type="float" office:value="-0.000001411144" calcext:value-type="float">
            <text:p>-1.411144E-06</text:p>
          </table:table-cell>
          <table:table-cell table:style-name="ce50" office:value-type="float" office:value="-0.000001359789" calcext:value-type="float">
            <text:p>-1.359789E-06</text:p>
          </table:table-cell>
          <table:table-cell table:style-name="ce50" office:value-type="float" office:value="-0.00000141092" calcext:value-type="float">
            <text:p>-1.41092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15255" calcext:value-type="float">
            <text:p>-1.415255E-06</text:p>
          </table:table-cell>
          <table:table-cell table:style-name="ce50" office:value-type="float" office:value="-0.000001453659" calcext:value-type="float">
            <text:p>-1.453659E-06</text:p>
          </table:table-cell>
          <table:table-cell table:style-name="ce50" office:value-type="float" office:value="-0.000001330213" calcext:value-type="float">
            <text:p>-1.330213E-06</text:p>
          </table:table-cell>
          <table:table-cell table:style-name="ce50" office:value-type="float" office:value="-0.000001346038" calcext:value-type="float">
            <text:p>-1.346038E-06</text:p>
          </table:table-cell>
          <table:table-cell table:style-name="ce50" office:value-type="float" office:value="-0.000001375635" calcext:value-type="float">
            <text:p>-1.375635E-06</text:p>
          </table:table-cell>
          <table:table-cell table:style-name="ce50" office:value-type="float" office:value="-0.000001189758" calcext:value-type="float">
            <text:p>-1.189758E-06</text:p>
          </table:table-cell>
          <table:table-cell table:style-name="ce50" office:value-type="float" office:value="-0.000001236784" calcext:value-type="float">
            <text:p>-1.236784E-06</text:p>
          </table:table-cell>
          <table:table-cell table:style-name="ce50" office:value-type="float" office:value="-0.000001206023" calcext:value-type="float">
            <text:p>-1.206023E-06</text:p>
          </table:table-cell>
          <table:table-cell table:style-name="ce50" office:value-type="float" office:value="-0.000001147423" calcext:value-type="float">
            <text:p>-1.147423E-06</text:p>
          </table:table-cell>
          <table:table-cell table:style-name="ce50" office:value-type="float" office:value="-0.000001047732" calcext:value-type="float">
            <text:p>-1.047732E-06</text:p>
          </table:table-cell>
          <table:table-cell table:style-name="ce50" office:value-type="float" office:value="-0.000001000199" calcext:value-type="float">
            <text:p>-1.000199E-06</text:p>
          </table:table-cell>
          <table:table-cell table:style-name="ce50" office:value-type="float" office:value="-0.0000009646213" calcext:value-type="float">
            <text:p>-9.646213E-07</text:p>
          </table:table-cell>
          <table:table-cell table:style-name="ce50" office:value-type="float" office:value="-0.0000009028979" calcext:value-type="float">
            <text:p>-9.02897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503871" calcext:value-type="float">
            <text:p>-7.503871E-07</text:p>
          </table:table-cell>
          <table:table-cell table:style-name="ce50" office:value-type="float" office:value="-0.0000006152447" calcext:value-type="float">
            <text:p>-6.152447E-07</text:p>
          </table:table-cell>
          <table:table-cell table:style-name="ce50" office:value-type="float" office:value="-0.0000007800966" calcext:value-type="float">
            <text:p>-7.800966E-07</text:p>
          </table:table-cell>
          <table:table-cell table:style-name="ce50" office:value-type="float" office:value="-0.0000008324456" calcext:value-type="float">
            <text:p>-8.324456E-07</text:p>
          </table:table-cell>
          <table:table-cell table:style-name="ce50" office:value-type="float" office:value="-0.0000009630286" calcext:value-type="float">
            <text:p>-9.630286E-07</text:p>
          </table:table-cell>
          <table:table-cell table:style-name="ce50" office:value-type="float" office:value="-0.0000008662025" calcext:value-type="float">
            <text:p>-8.662025E-07</text:p>
          </table:table-cell>
          <table:table-cell table:style-name="ce50" office:value-type="float" office:value="-0.000001153224" calcext:value-type="float">
            <text:p>-1.153224E-06</text:p>
          </table:table-cell>
          <table:table-cell table:style-name="ce50" office:value-type="float" office:value="-0.000001125023" calcext:value-type="float">
            <text:p>-1.125023E-06</text:p>
          </table:table-cell>
          <table:table-cell table:style-name="ce50" office:value-type="float" office:value="-0.000001239936" calcext:value-type="float">
            <text:p>-1.239936E-06</text:p>
          </table:table-cell>
          <table:table-cell table:style-name="ce50" office:value-type="float" office:value="-0.000001221891" calcext:value-type="float">
            <text:p>-1.221891E-06</text:p>
          </table:table-cell>
          <table:table-cell table:style-name="ce50" office:value-type="float" office:value="-0.000001264025" calcext:value-type="float">
            <text:p>-1.264025E-06</text:p>
          </table:table-cell>
          <table:table-cell table:style-name="ce50" office:value-type="float" office:value="-0.000001416854" calcext:value-type="float">
            <text:p>-1.416854E-06</text:p>
          </table:table-cell>
          <table:table-cell table:style-name="ce50" office:value-type="float" office:value="-0.000001369379" calcext:value-type="float">
            <text:p>-1.369379E-06</text:p>
          </table:table-cell>
          <table:table-cell table:style-name="ce50" office:value-type="float" office:value="-0.000001436674" calcext:value-type="float">
            <text:p>-1.436674E-06</text:p>
          </table:table-cell>
          <table:table-cell table:style-name="ce50" office:value-type="float" office:value="-0.00000150437" calcext:value-type="float">
            <text:p>-1.50437E-06</text:p>
          </table:table-cell>
          <table:table-cell table:style-name="ce50" office:value-type="float" office:value="-0.000001478103" calcext:value-type="float">
            <text:p>-1.478103E-06</text:p>
          </table:table-cell>
          <table:table-cell table:style-name="ce50" office:value-type="float" office:value="-0.00000159443" calcext:value-type="float">
            <text:p>-1.59443E-06</text:p>
          </table:table-cell>
          <table:table-cell table:style-name="ce50" office:value-type="float" office:value="-0.000001376818" calcext:value-type="float">
            <text:p>-1.376818E-06</text:p>
          </table:table-cell>
          <table:table-cell table:style-name="ce50" office:value-type="float" office:value="-0.00000150491" calcext:value-type="float">
            <text:p>-1.50491E-06</text:p>
          </table:table-cell>
          <table:table-cell table:style-name="ce50" office:value-type="float" office:value="-0.000001479016" calcext:value-type="float">
            <text:p>-1.479016E-06</text:p>
          </table:table-cell>
          <table:table-cell table:style-name="ce50" office:value-type="float" office:value="-0.000001444697" calcext:value-type="float">
            <text:p>-1.444697E-06</text:p>
          </table:table-cell>
          <table:table-cell table:style-name="ce50" office:value-type="float" office:value="-0.00000143725" calcext:value-type="float">
            <text:p>-1.43725E-06</text:p>
          </table:table-cell>
          <table:table-cell table:style-name="ce50" office:value-type="float" office:value="-0.000001335539" calcext:value-type="float">
            <text:p>-1.335539E-06</text:p>
          </table:table-cell>
          <table:table-cell table:style-name="ce50" office:value-type="float" office:value="-0.000001330669" calcext:value-type="float">
            <text:p>-1.330669E-06</text:p>
          </table:table-cell>
          <table:table-cell table:style-name="ce50" office:value-type="float" office:value="-0.000001324877" calcext:value-type="float">
            <text:p>-1.324877E-06</text:p>
          </table:table-cell>
          <table:table-cell table:style-name="ce50" office:value-type="float" office:value="-0.000001281358" calcext:value-type="float">
            <text:p>-1.281358E-06</text:p>
          </table:table-cell>
          <table:table-cell table:style-name="ce50" office:value-type="float" office:value="-0.000001206025" calcext:value-type="float">
            <text:p>-1.206025E-06</text:p>
          </table:table-cell>
          <table:table-cell table:style-name="ce50" office:value-type="float" office:value="-0.000001261952" calcext:value-type="float">
            <text:p>-1.261952E-06</text:p>
          </table:table-cell>
          <table:table-cell table:style-name="ce50" office:value-type="float" office:value="-0.000001081294" calcext:value-type="float">
            <text:p>-1.081294E-06</text:p>
          </table:table-cell>
          <table:table-cell table:style-name="ce50" office:value-type="float" office:value="-0.0000009823003" calcext:value-type="float">
            <text:p>-9.823003E-07</text:p>
          </table:table-cell>
          <table:table-cell table:style-name="ce50" office:value-type="float" office:value="-0.0000009930862" calcext:value-type="float">
            <text:p>-9.930862E-07</text:p>
          </table:table-cell>
          <table:table-cell table:style-name="ce50" office:value-type="float" office:value="-0.0000009792172" calcext:value-type="float">
            <text:p>-9.79217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983011" calcext:value-type="float">
            <text:p>-6.983011E-07</text:p>
          </table:table-cell>
          <table:table-cell table:style-name="ce50" office:value-type="float" office:value="-0.0000007161137" calcext:value-type="float">
            <text:p>-7.161137E-07</text:p>
          </table:table-cell>
          <table:table-cell table:style-name="ce50" office:value-type="float" office:value="-0.000000831435" calcext:value-type="float">
            <text:p>-8.31435E-07</text:p>
          </table:table-cell>
          <table:table-cell table:style-name="ce50" office:value-type="float" office:value="-0.0000008710588" calcext:value-type="float">
            <text:p>-8.710588E-07</text:p>
          </table:table-cell>
          <table:table-cell table:style-name="ce50" office:value-type="float" office:value="-0.0000009363001" calcext:value-type="float">
            <text:p>-9.363001E-07</text:p>
          </table:table-cell>
          <table:table-cell table:style-name="ce50" office:value-type="float" office:value="-0.0000009477351" calcext:value-type="float">
            <text:p>-9.477351E-07</text:p>
          </table:table-cell>
          <table:table-cell table:style-name="ce50" office:value-type="float" office:value="-0.000001154072" calcext:value-type="float">
            <text:p>-1.154072E-06</text:p>
          </table:table-cell>
          <table:table-cell table:style-name="ce50" office:value-type="float" office:value="-0.000001174611" calcext:value-type="float">
            <text:p>-1.174611E-06</text:p>
          </table:table-cell>
          <table:table-cell table:style-name="ce50" office:value-type="float" office:value="-0.000001242867" calcext:value-type="float">
            <text:p>-1.242867E-06</text:p>
          </table:table-cell>
          <table:table-cell table:style-name="ce50" office:value-type="float" office:value="-0.000001267667" calcext:value-type="float">
            <text:p>-1.267667E-06</text:p>
          </table:table-cell>
          <table:table-cell table:style-name="ce50" office:value-type="float" office:value="-0.000001310635" calcext:value-type="float">
            <text:p>-1.310635E-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0.000001319626" calcext:value-type="float">
            <text:p>-1.319626E-06</text:p>
          </table:table-cell>
          <table:table-cell table:style-name="ce50" office:value-type="float" office:value="-0.000001434731" calcext:value-type="float">
            <text:p>-1.434731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082" calcext:value-type="float">
            <text:p>-1.4082E-06</text:p>
          </table:table-cell>
          <table:table-cell table:style-name="ce50" office:value-type="float" office:value="-0.000001509511" calcext:value-type="float">
            <text:p>-1.509511E-06</text:p>
          </table:table-cell>
          <table:table-cell table:style-name="ce50" office:value-type="float" office:value="-0.000001578037" calcext:value-type="float">
            <text:p>-1.578037E-06</text:p>
          </table:table-cell>
          <table:table-cell table:style-name="ce50" office:value-type="float" office:value="-0.000001508002" calcext:value-type="float">
            <text:p>-1.508002E-06</text:p>
          </table:table-cell>
          <table:table-cell table:style-name="ce50" office:value-type="float" office:value="-0.000001533647" calcext:value-type="float">
            <text:p>-1.533647E-06</text:p>
          </table:table-cell>
          <table:table-cell table:style-name="ce50" office:value-type="float" office:value="-0.000001395938" calcext:value-type="float">
            <text:p>-1.395938E-06</text:p>
          </table:table-cell>
          <table:table-cell table:style-name="ce50" office:value-type="float" office:value="-0.000001331085" calcext:value-type="float">
            <text:p>-1.331085E-06</text:p>
          </table:table-cell>
          <table:table-cell table:style-name="ce50" office:value-type="float" office:value="-0.000001446005" calcext:value-type="float">
            <text:p>-1.446005E-06</text:p>
          </table:table-cell>
          <table:table-cell table:style-name="ce50" office:value-type="float" office:value="-0.000001125104" calcext:value-type="float">
            <text:p>-1.125104E-06</text:p>
          </table:table-cell>
          <table:table-cell table:style-name="ce50" office:value-type="float" office:value="-0.000001322231" calcext:value-type="float">
            <text:p>-1.322231E-06</text:p>
          </table:table-cell>
          <table:table-cell table:style-name="ce50" office:value-type="float" office:value="-0.000001199271" calcext:value-type="float">
            <text:p>-1.199271E-06</text:p>
          </table:table-cell>
          <table:table-cell table:style-name="ce50" office:value-type="float" office:value="-0.000001267214" calcext:value-type="float">
            <text:p>-1.267214E-06</text:p>
          </table:table-cell>
          <table:table-cell table:style-name="ce50" office:value-type="float" office:value="-0.000001251858" calcext:value-type="float">
            <text:p>-1.251858E-06</text:p>
          </table:table-cell>
          <table:table-cell table:style-name="ce50" office:value-type="float" office:value="-0.000001166454" calcext:value-type="float">
            <text:p>-1.166454E-06</text:p>
          </table:table-cell>
          <table:table-cell table:style-name="ce50" office:value-type="float" office:value="-0.000001067421" calcext:value-type="float">
            <text:p>-1.067421E-06</text:p>
          </table:table-cell>
          <table:table-cell table:style-name="ce50" office:value-type="float" office:value="-0.000001040745" calcext:value-type="float">
            <text:p>-1.040745E-06</text:p>
          </table:table-cell>
          <table:table-cell table:style-name="ce50" office:value-type="float" office:value="-0.000001011985" calcext:value-type="float">
            <text:p>-1.01198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488923" calcext:value-type="float">
            <text:p>-8.488923E-07</text:p>
          </table:table-cell>
          <table:table-cell table:style-name="ce50" office:value-type="float" office:value="-0.0000006795828" calcext:value-type="float">
            <text:p>-6.795828E-07</text:p>
          </table:table-cell>
          <table:table-cell table:style-name="ce50" office:value-type="float" office:value="-0.0000009320103" calcext:value-type="float">
            <text:p>-9.320103E-07</text:p>
          </table:table-cell>
          <table:table-cell table:style-name="ce50" office:value-type="float" office:value="-0.0000009312803" calcext:value-type="float">
            <text:p>-9.312803E-07</text:p>
          </table:table-cell>
          <table:table-cell table:style-name="ce50" office:value-type="float" office:value="-0.000000995459" calcext:value-type="float">
            <text:p>-9.95459E-07</text:p>
          </table:table-cell>
          <table:table-cell table:style-name="ce50" office:value-type="float" office:value="-0.000001067499" calcext:value-type="float">
            <text:p>-1.067499E-06</text:p>
          </table:table-cell>
          <table:table-cell table:style-name="ce50" office:value-type="float" office:value="-0.00000118375" calcext:value-type="float">
            <text:p>-1.18375E-06</text:p>
          </table:table-cell>
          <table:table-cell table:style-name="ce50" office:value-type="float" office:value="-0.000001371337" calcext:value-type="float">
            <text:p>-1.371337E-06</text:p>
          </table:table-cell>
          <table:table-cell table:style-name="ce50" office:value-type="float" office:value="-0.000001313398" calcext:value-type="float">
            <text:p>-1.313398E-06</text:p>
          </table:table-cell>
          <table:table-cell table:style-name="ce50" office:value-type="float" office:value="-0.000001199405" calcext:value-type="float">
            <text:p>-1.199405E-06</text:p>
          </table:table-cell>
          <table:table-cell table:style-name="ce50" office:value-type="float" office:value="-0.000001488215" calcext:value-type="float">
            <text:p>-1.488215E-06</text:p>
          </table:table-cell>
          <table:table-cell table:style-name="ce50" office:value-type="float" office:value="-0.000001429326" calcext:value-type="float">
            <text:p>-1.429326E-06</text:p>
          </table:table-cell>
          <table:table-cell table:style-name="ce50" office:value-type="float" office:value="-0.0000015469" calcext:value-type="float">
            <text:p>-1.5469E-06</text:p>
          </table:table-cell>
          <table:table-cell table:style-name="ce50" office:value-type="float" office:value="-0.000001432644" calcext:value-type="float">
            <text:p>-1.432644E-06</text:p>
          </table:table-cell>
          <table:table-cell table:style-name="ce50" office:value-type="float" office:value="-0.000001604563" calcext:value-type="float">
            <text:p>-1.604563E-06</text:p>
          </table:table-cell>
          <table:table-cell table:style-name="ce50" office:value-type="float" office:value="-0.000001526084" calcext:value-type="float">
            <text:p>-1.526084E-06</text:p>
          </table:table-cell>
          <table:table-cell table:style-name="ce50" office:value-type="float" office:value="-0.0000015498" calcext:value-type="float">
            <text:p>-1.5498E-06</text:p>
          </table:table-cell>
          <table:table-cell table:style-name="ce50" office:value-type="float" office:value="-0.000001552394" calcext:value-type="float">
            <text:p>-1.552394E-06</text:p>
          </table:table-cell>
          <table:table-cell table:style-name="ce50" office:value-type="float" office:value="-0.00000146322" calcext:value-type="float">
            <text:p>-1.46322E-06</text:p>
          </table:table-cell>
          <table:table-cell table:style-name="ce50" office:value-type="float" office:value="-0.000001465824" calcext:value-type="float">
            <text:p>-1.465824E-06</text:p>
          </table:table-cell>
          <table:table-cell table:style-name="ce50" office:value-type="float" office:value="-0.000001133826" calcext:value-type="float">
            <text:p>-1.133826E-06</text:p>
          </table:table-cell>
          <table:table-cell table:style-name="ce50" office:value-type="float" office:value="-0.000001246412" calcext:value-type="float">
            <text:p>-1.246412E-06</text:p>
          </table:table-cell>
          <table:table-cell table:style-name="ce50" office:value-type="float" office:value="-0.0000007737948" calcext:value-type="float">
            <text:p>-7.737948E-07</text:p>
          </table:table-cell>
          <table:table-cell table:style-name="ce50" office:value-type="float" office:value="-0.000001189411" calcext:value-type="float">
            <text:p>-1.189411E-06</text:p>
          </table:table-cell>
          <table:table-cell table:style-name="ce50" office:value-type="float" office:value="-0.000001268648" calcext:value-type="float">
            <text:p>-1.268648E-06</text:p>
          </table:table-cell>
          <table:table-cell table:style-name="ce50" office:value-type="float" office:value="-0.00000129957" calcext:value-type="float">
            <text:p>-1.29957E-06</text:p>
          </table:table-cell>
          <table:table-cell table:style-name="ce50" office:value-type="float" office:value="-0.000001299124" calcext:value-type="float">
            <text:p>-1.299124E-06</text:p>
          </table:table-cell>
          <table:table-cell table:style-name="ce50" office:value-type="float" office:value="-0.000001242713" calcext:value-type="float">
            <text:p>-1.242713E-06</text:p>
          </table:table-cell>
          <table:table-cell table:style-name="ce50" office:value-type="float" office:value="-0.000001162972" calcext:value-type="float">
            <text:p>-1.162972E-06</text:p>
          </table:table-cell>
          <table:table-cell table:style-name="ce50" office:value-type="float" office:value="-0.000001156022" calcext:value-type="float">
            <text:p>-1.156022E-06</text:p>
          </table:table-cell>
          <table:table-cell table:style-name="ce50" office:value-type="float" office:value="-0.000001074794" calcext:value-type="float">
            <text:p>-1.074794E-06</text:p>
          </table:table-cell>
          <table:table-cell table:style-name="ce50" office:value-type="float" office:value="-0.000001025405" calcext:value-type="float">
            <text:p>-1.02540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6307" calcext:value-type="float">
            <text:p>-7.776307E-07</text:p>
          </table:table-cell>
          <table:table-cell table:style-name="ce50" office:value-type="float" office:value="-0.0000008185757" calcext:value-type="float">
            <text:p>-8.185757E-07</text:p>
          </table:table-cell>
          <table:table-cell table:style-name="ce50" office:value-type="float" office:value="-0.000000865578" calcext:value-type="float">
            <text:p>-8.65578E-07</text:p>
          </table:table-cell>
          <table:table-cell table:style-name="ce50" office:value-type="float" office:value="-0.0000009133716" calcext:value-type="float">
            <text:p>-9.133716E-07</text:p>
          </table:table-cell>
          <table:table-cell table:style-name="ce50" office:value-type="float" office:value="-0.000001035556" calcext:value-type="float">
            <text:p>-1.035556E-06</text:p>
          </table:table-cell>
          <table:table-cell table:style-name="ce50" office:value-type="float" office:value="-0.000001077917" calcext:value-type="float">
            <text:p>-1.077917E-06</text:p>
          </table:table-cell>
          <table:table-cell table:style-name="ce50" office:value-type="float" office:value="-0.000001228179" calcext:value-type="float">
            <text:p>-1.228179E-06</text:p>
          </table:table-cell>
          <table:table-cell table:style-name="ce50" office:value-type="float" office:value="-0.000001264241" calcext:value-type="float">
            <text:p>-1.264241E-06</text:p>
          </table:table-cell>
          <table:table-cell table:style-name="ce50" office:value-type="float" office:value="-0.000001371233" calcext:value-type="float">
            <text:p>-1.371233E-06</text:p>
          </table:table-cell>
          <table:table-cell table:style-name="ce50" office:value-type="float" office:value="-0.000001344731" calcext:value-type="float">
            <text:p>-1.344731E-06</text:p>
          </table:table-cell>
          <table:table-cell table:style-name="ce50" office:value-type="float" office:value="-0.000001438984" calcext:value-type="float">
            <text:p>-1.438984E-06</text:p>
          </table:table-cell>
          <table:table-cell table:style-name="ce50" office:value-type="float" office:value="-0.000001515987" calcext:value-type="float">
            <text:p>-1.515987E-06</text:p>
          </table:table-cell>
          <table:table-cell table:style-name="ce50" office:value-type="float" office:value="-0.000001507504" calcext:value-type="float">
            <text:p>-1.507504E-06</text:p>
          </table:table-cell>
          <table:table-cell table:style-name="ce50" office:value-type="float" office:value="-0.000001527073" calcext:value-type="float">
            <text:p>-1.527073E-06</text:p>
          </table:table-cell>
          <table:table-cell table:style-name="ce50" office:value-type="float" office:value="-0.000001605728" calcext:value-type="float">
            <text:p>-1.605728E-06</text:p>
          </table:table-cell>
          <table:table-cell table:style-name="ce50" office:value-type="float" office:value="-0.000001563952" calcext:value-type="float">
            <text:p>-1.563952E-06</text:p>
          </table:table-cell>
          <table:table-cell table:style-name="ce50" office:value-type="float" office:value="-0.0000015007" calcext:value-type="float">
            <text:p>-1.5007E-06</text:p>
          </table:table-cell>
          <table:table-cell table:style-name="ce50" office:value-type="float" office:value="-0.000001493906" calcext:value-type="float">
            <text:p>-1.493906E-06</text:p>
          </table:table-cell>
          <table:table-cell table:style-name="ce50" office:value-type="float" office:value="-0.000001507494" calcext:value-type="float">
            <text:p>-1.507494E-06</text:p>
          </table:table-cell>
          <table:table-cell table:style-name="ce50" office:value-type="float" office:value="-0.000001204773" calcext:value-type="float">
            <text:p>-1.204773E-06</text:p>
          </table:table-cell>
          <table:table-cell table:style-name="ce50" office:value-type="float" office:value="-0.00000107774" calcext:value-type="float">
            <text:p>-1.07774E-06</text:p>
          </table:table-cell>
          <table:table-cell table:style-name="ce50" office:value-type="float" office:value="-0.0000007381813" calcext:value-type="float">
            <text:p>-7.381813E-07</text:p>
          </table:table-cell>
          <table:table-cell table:style-name="ce50" office:value-type="float" office:value="-0.000001175983" calcext:value-type="float">
            <text:p>-1.175983E-06</text:p>
          </table:table-cell>
          <table:table-cell table:style-name="ce50" office:value-type="float" office:value="-0.0000006077031" calcext:value-type="float">
            <text:p>-6.077031E-07</text:p>
          </table:table-cell>
          <table:table-cell table:style-name="ce50" office:value-type="float" office:value="-0.000001406044" calcext:value-type="float">
            <text:p>-1.406044E-06</text:p>
          </table:table-cell>
          <table:table-cell table:style-name="ce50" office:value-type="float" office:value="-0.000001298711" calcext:value-type="float">
            <text:p>-1.298711E-06</text:p>
          </table:table-cell>
          <table:table-cell table:style-name="ce50" office:value-type="float" office:value="-0.000001439266" calcext:value-type="float">
            <text:p>-1.439266E-06</text:p>
          </table:table-cell>
          <table:table-cell table:style-name="ce50" office:value-type="float" office:value="-0.000001277291" calcext:value-type="float">
            <text:p>-1.277291E-06</text:p>
          </table:table-cell>
          <table:table-cell table:style-name="ce50" office:value-type="float" office:value="-0.000001216933" calcext:value-type="float">
            <text:p>-1.216933E-06</text:p>
          </table:table-cell>
          <table:table-cell table:style-name="ce50" office:value-type="float" office:value="-0.000001119078" calcext:value-type="float">
            <text:p>-1.119078E-06</text:p>
          </table:table-cell>
          <table:table-cell table:style-name="ce50" office:value-type="float" office:value="-0.000001083723" calcext:value-type="float">
            <text:p>-1.083723E-06</text:p>
          </table:table-cell>
          <table:table-cell table:style-name="ce50" office:value-type="float" office:value="-0.000001058351" calcext:value-type="float">
            <text:p>-1.05835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9098509" calcext:value-type="float">
            <text:p>-9.098509E-07</text:p>
          </table:table-cell>
          <table:table-cell table:style-name="ce50" office:value-type="float" office:value="-0.0000007315268" calcext:value-type="float">
            <text:p>-7.315268E-07</text:p>
          </table:table-cell>
          <table:table-cell table:style-name="ce50" office:value-type="float" office:value="-0.000000962373" calcext:value-type="float">
            <text:p>-9.62373E-07</text:p>
          </table:table-cell>
          <table:table-cell table:style-name="ce50" office:value-type="float" office:value="-0.000000947629" calcext:value-type="float">
            <text:p>-9.47629E-07</text:p>
          </table:table-cell>
          <table:table-cell table:style-name="ce50" office:value-type="float" office:value="-0.000001103046" calcext:value-type="float">
            <text:p>-1.103046E-06</text:p>
          </table:table-cell>
          <table:table-cell table:style-name="ce50" office:value-type="float" office:value="-0.000001066485" calcext:value-type="float">
            <text:p>-1.066485E-06</text:p>
          </table:table-cell>
          <table:table-cell table:style-name="ce50" office:value-type="float" office:value="-0.000001309327" calcext:value-type="float">
            <text:p>-1.309327E-06</text:p>
          </table:table-cell>
          <table:table-cell table:style-name="ce50" office:value-type="float" office:value="-0.000001282942" calcext:value-type="float">
            <text:p>-1.282942E-06</text:p>
          </table:table-cell>
          <table:table-cell table:style-name="ce50" office:value-type="float" office:value="-0.000001347377" calcext:value-type="float">
            <text:p>-1.347377E-06</text:p>
          </table:table-cell>
          <table:table-cell table:style-name="ce50" office:value-type="float" office:value="-0.000001338907" calcext:value-type="float">
            <text:p>-1.338907E-06</text:p>
          </table:table-cell>
          <table:table-cell table:style-name="ce50" office:value-type="float" office:value="-0.000001576948" calcext:value-type="float">
            <text:p>-1.576948E-06</text:p>
          </table:table-cell>
          <table:table-cell table:style-name="ce50" office:value-type="float" office:value="-0.000001438336" calcext:value-type="float">
            <text:p>-1.438336E-06</text:p>
          </table:table-cell>
          <table:table-cell table:style-name="ce50" office:value-type="float" office:value="-0.00000155499" calcext:value-type="float">
            <text:p>-1.55499E-06</text:p>
          </table:table-cell>
          <table:table-cell table:style-name="ce50" office:value-type="float" office:value="-0.000001499616" calcext:value-type="float">
            <text:p>-1.499616E-06</text:p>
          </table:table-cell>
          <table:table-cell table:style-name="ce50" office:value-type="float" office:value="-0.000001589166" calcext:value-type="float">
            <text:p>-1.589166E-06</text:p>
          </table:table-cell>
          <table:table-cell table:style-name="ce50" office:value-type="float" office:value="-0.000001708619" calcext:value-type="float">
            <text:p>-1.708619E-06</text:p>
          </table:table-cell>
          <table:table-cell table:style-name="ce50" office:value-type="float" office:value="-0.000001319967" calcext:value-type="float">
            <text:p>-1.319967E-06</text:p>
          </table:table-cell>
          <table:table-cell table:style-name="ce50" office:value-type="float" office:value="-0.000001318348" calcext:value-type="float">
            <text:p>-1.318348E-06</text:p>
          </table:table-cell>
          <table:table-cell table:style-name="ce50" office:value-type="float" office:value="-0.0000008206922" calcext:value-type="float">
            <text:p>-8.206922E-07</text:p>
          </table:table-cell>
          <table:table-cell table:style-name="ce50" office:value-type="float" office:value="-0.0000007592116" calcext:value-type="float">
            <text:p>-7.592116E-07</text:p>
          </table:table-cell>
          <table:table-cell table:style-name="ce50" office:value-type="float" office:value="-0.0000005498205" calcext:value-type="float">
            <text:p>-5.498205E-07</text:p>
          </table:table-cell>
          <table:table-cell table:style-name="ce50" office:value-type="float" office:value="-0.0000004426018" calcext:value-type="float">
            <text:p>-4.426018E-07</text:p>
          </table:table-cell>
          <table:table-cell table:style-name="ce50" office:value-type="float" office:value="-0.0000003862556" calcext:value-type="float">
            <text:p>-3.862556E-07</text:p>
          </table:table-cell>
          <table:table-cell table:style-name="ce50" office:value-type="float" office:value="-0.0000009365393" calcext:value-type="float">
            <text:p>-9.365393E-07</text:p>
          </table:table-cell>
          <table:table-cell table:style-name="ce50" office:value-type="float" office:value="-0.0000009440054" calcext:value-type="float">
            <text:p>-9.440054E-07</text:p>
          </table:table-cell>
          <table:table-cell table:style-name="ce50" office:value-type="float" office:value="-0.000001280549" calcext:value-type="float">
            <text:p>-1.280549E-06</text:p>
          </table:table-cell>
          <table:table-cell table:style-name="ce50" office:value-type="float" office:value="-0.000001216384" calcext:value-type="float">
            <text:p>-1.216384E-06</text:p>
          </table:table-cell>
          <table:table-cell table:style-name="ce50" office:value-type="float" office:value="-0.000001356458" calcext:value-type="float">
            <text:p>-1.356458E-06</text:p>
          </table:table-cell>
          <table:table-cell table:style-name="ce50" office:value-type="float" office:value="-0.000001203634" calcext:value-type="float">
            <text:p>-1.203634E-06</text:p>
          </table:table-cell>
          <table:table-cell table:style-name="ce50" office:value-type="float" office:value="-0.000001130442" calcext:value-type="float">
            <text:p>-1.130442E-06</text:p>
          </table:table-cell>
          <table:table-cell table:style-name="ce50" office:value-type="float" office:value="-0.000001081719" calcext:value-type="float">
            <text:p>-1.081719E-06</text:p>
          </table:table-cell>
          <table:table-cell table:style-name="ce50" office:value-type="float" office:value="-0.000001122543" calcext:value-type="float">
            <text:p>-1.122543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632507" calcext:value-type="float">
            <text:p>-7.632507E-07</text:p>
          </table:table-cell>
          <table:table-cell table:style-name="ce50" office:value-type="float" office:value="-0.0000009063986" calcext:value-type="float">
            <text:p>-9.063986E-07</text:p>
          </table:table-cell>
          <table:table-cell table:style-name="ce50" office:value-type="float" office:value="-0.0000009606337" calcext:value-type="float">
            <text:p>-9.606337E-07</text:p>
          </table:table-cell>
          <table:table-cell table:style-name="ce50" office:value-type="float" office:value="-0.0000009367184" calcext:value-type="float">
            <text:p>-9.367184E-07</text:p>
          </table:table-cell>
          <table:table-cell table:style-name="ce50" office:value-type="float" office:value="-0.000001059555" calcext:value-type="float">
            <text:p>-1.059555E-06</text:p>
          </table:table-cell>
          <table:table-cell table:style-name="ce50" office:value-type="float" office:value="-0.000001192614" calcext:value-type="float">
            <text:p>-1.192614E-06</text:p>
          </table:table-cell>
          <table:table-cell table:style-name="ce50" office:value-type="float" office:value="-0.000001307219" calcext:value-type="float">
            <text:p>-1.307219E-06</text:p>
          </table:table-cell>
          <table:table-cell table:style-name="ce50" office:value-type="float" office:value="-0.000001366064" calcext:value-type="float">
            <text:p>-1.366064E-06</text:p>
          </table:table-cell>
          <table:table-cell table:style-name="ce50" office:value-type="float" office:value="-0.000001348153" calcext:value-type="float">
            <text:p>-1.348153E-06</text:p>
          </table:table-cell>
          <table:table-cell table:style-name="ce50" office:value-type="float" office:value="-0.000001427399" calcext:value-type="float">
            <text:p>-1.427399E-06</text:p>
          </table:table-cell>
          <table:table-cell table:style-name="ce50" office:value-type="float" office:value="-0.000001423134" calcext:value-type="float">
            <text:p>-1.423134E-06</text:p>
          </table:table-cell>
          <table:table-cell table:style-name="ce50" office:value-type="float" office:value="-0.00000147609" calcext:value-type="float">
            <text:p>-1.47609E-06</text:p>
          </table:table-cell>
          <table:table-cell table:style-name="ce50" office:value-type="float" office:value="-0.00000160211" calcext:value-type="float">
            <text:p>-1.60211E-06</text:p>
          </table:table-cell>
          <table:table-cell table:style-name="ce50" office:value-type="float" office:value="-0.00000150588" calcext:value-type="float">
            <text:p>-1.50588E-06</text:p>
          </table:table-cell>
          <table:table-cell table:style-name="ce50" office:value-type="float" office:value="-0.000001576954" calcext:value-type="float">
            <text:p>-1.576954E-06</text:p>
          </table:table-cell>
          <table:table-cell table:style-name="ce50" office:value-type="float" office:value="-0.000001431426" calcext:value-type="float">
            <text:p>-1.431426E-06</text:p>
          </table:table-cell>
          <table:table-cell table:style-name="ce50" office:value-type="float" office:value="-0.000001211784" calcext:value-type="float">
            <text:p>-1.211784E-06</text:p>
          </table:table-cell>
          <table:table-cell table:style-name="ce50" office:value-type="float" office:value="-0.0000008931541" calcext:value-type="float">
            <text:p>-8.931541E-07</text:p>
          </table:table-cell>
          <table:table-cell table:style-name="ce50" office:value-type="float" office:value="-0.0000008079668" calcext:value-type="float">
            <text:p>-8.079668E-07</text:p>
          </table:table-cell>
          <table:table-cell table:style-name="ce50" office:value-type="float" office:value="-0.0000003735684" calcext:value-type="float">
            <text:p>-3.735684E-07</text:p>
          </table:table-cell>
          <table:table-cell table:style-name="ce50" office:value-type="float" office:value="-0.0000005360968" calcext:value-type="float">
            <text:p>-5.360968E-07</text:p>
          </table:table-cell>
          <table:table-cell table:style-name="ce50" office:value-type="float" office:value="-0.0000003766866" calcext:value-type="float">
            <text:p>-3.766866E-07</text:p>
          </table:table-cell>
          <table:table-cell table:style-name="ce50" office:value-type="float" office:value="-0.0000005721647" calcext:value-type="float">
            <text:p>-5.721647E-07</text:p>
          </table:table-cell>
          <table:table-cell table:style-name="ce50" office:value-type="float" office:value="-0.0000003116346" calcext:value-type="float">
            <text:p>-3.116346E-07</text:p>
          </table:table-cell>
          <table:table-cell table:style-name="ce50" office:value-type="float" office:value="-0.000001286806" calcext:value-type="float">
            <text:p>-1.286806E-06</text:p>
          </table:table-cell>
          <table:table-cell table:style-name="ce50" office:value-type="float" office:value="-0.0000008851754" calcext:value-type="float">
            <text:p>-8.851754E-07</text:p>
          </table:table-cell>
          <table:table-cell table:style-name="ce50" office:value-type="float" office:value="-0.000001351294" calcext:value-type="float">
            <text:p>-1.351294E-06</text:p>
          </table:table-cell>
          <table:table-cell table:style-name="ce50" office:value-type="float" office:value="-0.000001233752" calcext:value-type="float">
            <text:p>-1.233752E-06</text:p>
          </table:table-cell>
          <table:table-cell table:style-name="ce50" office:value-type="float" office:value="-0.000001330853" calcext:value-type="float">
            <text:p>-1.330853E-06</text:p>
          </table:table-cell>
          <table:table-cell table:style-name="ce50" office:value-type="float" office:value="-0.000001211119" calcext:value-type="float">
            <text:p>-1.211119E-06</text:p>
          </table:table-cell>
          <table:table-cell table:style-name="ce50" office:value-type="float" office:value="-0.000001124706" calcext:value-type="float">
            <text:p>-1.124706E-06</text:p>
          </table:table-cell>
          <table:table-cell table:style-name="ce50" office:value-type="float" office:value="-0.000001067079" calcext:value-type="float">
            <text:p>-1.067079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229308" calcext:value-type="float">
            <text:p>-8.229308E-07</text:p>
          </table:table-cell>
          <table:table-cell table:style-name="ce50" office:value-type="float" office:value="-0.0000007734847" calcext:value-type="float">
            <text:p>-7.734847E-07</text:p>
          </table:table-cell>
          <table:table-cell table:style-name="ce50" office:value-type="float" office:value="-0.0000009607065" calcext:value-type="float">
            <text:p>-9.607065E-07</text:p>
          </table:table-cell>
          <table:table-cell table:style-name="ce50" office:value-type="float" office:value="-0.0000009573826" calcext:value-type="float">
            <text:p>-9.573826E-07</text:p>
          </table:table-cell>
          <table:table-cell table:style-name="ce50" office:value-type="float" office:value="-0.00000112969" calcext:value-type="float">
            <text:p>-1.12969E-06</text:p>
          </table:table-cell>
          <table:table-cell table:style-name="ce50" office:value-type="float" office:value="-0.000001070877" calcext:value-type="float">
            <text:p>-1.070877E-06</text:p>
          </table:table-cell>
          <table:table-cell table:style-name="ce50" office:value-type="float" office:value="-0.000001311331" calcext:value-type="float">
            <text:p>-1.311331E-06</text:p>
          </table:table-cell>
          <table:table-cell table:style-name="ce50" office:value-type="float" office:value="-0.000001302787" calcext:value-type="float">
            <text:p>-1.302787E-06</text:p>
          </table:table-cell>
          <table:table-cell table:style-name="ce50" office:value-type="float" office:value="-0.000001467068" calcext:value-type="float">
            <text:p>-1.467068E-06</text:p>
          </table:table-cell>
          <table:table-cell table:style-name="ce50" office:value-type="float" office:value="-0.000001435717" calcext:value-type="float">
            <text:p>-1.435717E-06</text:p>
          </table:table-cell>
          <table:table-cell table:style-name="ce50" office:value-type="float" office:value="-0.000001490759" calcext:value-type="float">
            <text:p>-1.490759E-06</text:p>
          </table:table-cell>
          <table:table-cell table:style-name="ce50" office:value-type="float" office:value="-0.000001544999" calcext:value-type="float">
            <text:p>-1.544999E-06</text:p>
          </table:table-cell>
          <table:table-cell table:style-name="ce50" office:value-type="float" office:value="-0.0000015552" calcext:value-type="float">
            <text:p>-1.5552E-06</text:p>
          </table:table-cell>
          <table:table-cell table:style-name="ce50" office:value-type="float" office:value="-0.000001298087" calcext:value-type="float">
            <text:p>-1.298087E-06</text:p>
          </table:table-cell>
          <table:table-cell table:style-name="ce50" office:value-type="float" office:value="-0.00000107035" calcext:value-type="float">
            <text:p>-1.07035E-06</text:p>
          </table:table-cell>
          <table:table-cell table:style-name="ce50" office:value-type="float" office:value="-0.000001082027" calcext:value-type="float">
            <text:p>-1.082027E-06</text:p>
          </table:table-cell>
          <table:table-cell table:style-name="ce50" office:value-type="float" office:value="-0.0000005419519" calcext:value-type="float">
            <text:p>-5.419519E-07</text:p>
          </table:table-cell>
          <table:table-cell table:style-name="ce50" office:value-type="float" office:value="-0.0000005560243" calcext:value-type="float">
            <text:p>-5.560243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3959362" calcext:value-type="float">
            <text:p>-3.959362E-07</text:p>
          </table:table-cell>
          <table:table-cell table:style-name="ce50" office:value-type="float" office:value="-0.0000002991041" calcext:value-type="float">
            <text:p>-2.991041E-07</text:p>
          </table:table-cell>
          <table:table-cell table:style-name="ce50" office:value-type="float" office:value="-0.0000003012255" calcext:value-type="float">
            <text:p>-3.012255E-07</text:p>
          </table:table-cell>
          <table:table-cell table:style-name="ce50" office:value-type="float" office:value="-0.000000127036" calcext:value-type="float">
            <text:p>-1.27036E-07</text:p>
          </table:table-cell>
          <table:table-cell table:style-name="ce50" office:value-type="float" office:value="-0.0000004443388" calcext:value-type="float">
            <text:p>-4.443388E-07</text:p>
          </table:table-cell>
          <table:table-cell table:style-name="ce50" office:value-type="float" office:value="-0.0000003823003" calcext:value-type="float">
            <text:p>-3.823003E-07</text:p>
          </table:table-cell>
          <table:table-cell table:style-name="ce50" office:value-type="float" office:value="-0.000001159768" calcext:value-type="float">
            <text:p>-1.159768E-06</text:p>
          </table:table-cell>
          <table:table-cell table:style-name="ce50" office:value-type="float" office:value="-0.000001144038" calcext:value-type="float">
            <text:p>-1.144038E-06</text:p>
          </table:table-cell>
          <table:table-cell table:style-name="ce50" office:value-type="float" office:value="-0.000001258938" calcext:value-type="float">
            <text:p>-1.258938E-06</text:p>
          </table:table-cell>
          <table:table-cell table:style-name="ce50" office:value-type="float" office:value="-0.000001162309" calcext:value-type="float">
            <text:p>-1.162309E-06</text:p>
          </table:table-cell>
          <table:table-cell table:style-name="ce50" office:value-type="float" office:value="-0.000001145247" calcext:value-type="float">
            <text:p>-1.145247E-06</text:p>
          </table:table-cell>
          <table:table-cell table:style-name="ce50" office:value-type="float" office:value="-0.000001070185" calcext:value-type="float">
            <text:p>-1.070185E-06</text:p>
          </table:table-cell>
          <table:table-cell table:style-name="ce50" office:value-type="float" office:value="-0.000001038868" calcext:value-type="float">
            <text:p>-1.03886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4901" calcext:value-type="float">
            <text:p>-7.774901E-07</text:p>
          </table:table-cell>
          <table:table-cell table:style-name="ce50" office:value-type="float" office:value="-0.0000007802989" calcext:value-type="float">
            <text:p>-7.802989E-07</text:p>
          </table:table-cell>
          <table:table-cell table:style-name="ce50" office:value-type="float" office:value="-0.0000009673389" calcext:value-type="float">
            <text:p>-9.673389E-07</text:p>
          </table:table-cell>
          <table:table-cell table:style-name="ce50" office:value-type="float" office:value="-0.0000009815278" calcext:value-type="float">
            <text:p>-9.815278E-07</text:p>
          </table:table-cell>
          <table:table-cell table:style-name="ce50" office:value-type="float" office:value="-0.000001075783" calcext:value-type="float">
            <text:p>-1.075783E-06</text:p>
          </table:table-cell>
          <table:table-cell table:style-name="ce50" office:value-type="float" office:value="-0.000001150311" calcext:value-type="float">
            <text:p>-1.150311E-06</text:p>
          </table:table-cell>
          <table:table-cell table:style-name="ce50" office:value-type="float" office:value="-0.000001316443" calcext:value-type="float">
            <text:p>-1.316443E-06</text:p>
          </table:table-cell>
          <table:table-cell table:style-name="ce50" office:value-type="float" office:value="-0.000001430353" calcext:value-type="float">
            <text:p>-1.430353E-06</text:p>
          </table:table-cell>
          <table:table-cell table:style-name="ce50" office:value-type="float" office:value="-0.000001377518" calcext:value-type="float">
            <text:p>-1.377518E-06</text:p>
          </table:table-cell>
          <table:table-cell table:style-name="ce50" office:value-type="float" office:value="-0.000001585978" calcext:value-type="float">
            <text:p>-1.585978E-06</text:p>
          </table:table-cell>
          <table:table-cell table:style-name="ce50" office:value-type="float" office:value="-0.000001530875" calcext:value-type="float">
            <text:p>-1.530875E-06</text:p>
          </table:table-cell>
          <table:table-cell table:style-name="ce50" office:value-type="float" office:value="-0.000001584074" calcext:value-type="float">
            <text:p>-1.584074E-06</text:p>
          </table:table-cell>
          <table:table-cell table:style-name="ce50" office:value-type="float" office:value="-0.000001408353" calcext:value-type="float">
            <text:p>-1.408353E-06</text:p>
          </table:table-cell>
          <table:table-cell table:style-name="ce50" office:value-type="float" office:value="-0.000001238211" calcext:value-type="float">
            <text:p>-1.238211E-06</text:p>
          </table:table-cell>
          <table:table-cell table:style-name="ce50" office:value-type="float" office:value="-0.0000009529933" calcext:value-type="float">
            <text:p>-9.529933E-07</text:p>
          </table:table-cell>
          <table:table-cell table:style-name="ce50" office:value-type="float" office:value="-0.0000006477041" calcext:value-type="float">
            <text:p>-6.477041E-07</text:p>
          </table:table-cell>
          <table:table-cell table:style-name="ce50" office:value-type="float" office:value="-0.0000005937375" calcext:value-type="float">
            <text:p>-5.937375E-07</text:p>
          </table:table-cell>
          <table:table-cell table:style-name="ce50" office:value-type="float" office:value="-0.0000005439018" calcext:value-type="float">
            <text:p>-5.439018E-07</text:p>
          </table:table-cell>
          <table:table-cell table:style-name="ce50" office:value-type="float" office:value="-0.0000003326743" calcext:value-type="float">
            <text:p>-3.326743E-07</text:p>
          </table:table-cell>
          <table:table-cell table:style-name="ce50" office:value-type="float" office:value="-0.0000003267439" calcext:value-type="float">
            <text:p>-3.267439E-07</text:p>
          </table:table-cell>
          <table:table-cell table:style-name="ce50" office:value-type="float" office:value="-0.0000002271358" calcext:value-type="float">
            <text:p>-2.271358E-07</text:p>
          </table:table-cell>
          <table:table-cell table:style-name="ce50" office:value-type="float" office:value="-0.0000001191573" calcext:value-type="float">
            <text:p>-1.191573E-07</text:p>
          </table:table-cell>
          <table:table-cell table:style-name="ce50" office:value-type="float" office:value="-0.0000002083379" calcext:value-type="float">
            <text:p>-2.083379E-07</text:p>
          </table:table-cell>
          <table:table-cell table:style-name="ce50" office:value-type="float" office:value="0.00000008823237" calcext:value-type="float">
            <text:p>8.823237E-08</text:p>
          </table:table-cell>
          <table:table-cell table:style-name="ce50" office:value-type="float" office:value="-0.0000009440606" calcext:value-type="float">
            <text:p>-9.440606E-07</text:p>
          </table:table-cell>
          <table:table-cell table:style-name="ce50" office:value-type="float" office:value="-0.0000004571997" calcext:value-type="float">
            <text:p>-4.571997E-07</text:p>
          </table:table-cell>
          <table:table-cell table:style-name="ce50" office:value-type="float" office:value="-0.000001322047" calcext:value-type="float">
            <text:p>-1.322047E-06</text:p>
          </table:table-cell>
          <table:table-cell table:style-name="ce50" office:value-type="float" office:value="-0.000001094271" calcext:value-type="float">
            <text:p>-1.094271E-06</text:p>
          </table:table-cell>
          <table:table-cell table:style-name="ce50" office:value-type="float" office:value="-0.000001235534" calcext:value-type="float">
            <text:p>-1.235534E-06</text:p>
          </table:table-cell>
          <table:table-cell table:style-name="ce50" office:value-type="float" office:value="-0.000001266739" calcext:value-type="float">
            <text:p>-1.266739E-06</text:p>
          </table:table-cell>
          <table:table-cell table:style-name="ce50" office:value-type="float" office:value="-0.00000115663" calcext:value-type="float">
            <text:p>-1.15663E-06</text:p>
          </table:table-cell>
          <table:table-cell table:style-name="ce50" office:value-type="float" office:value="-0.000001021054" calcext:value-type="float">
            <text:p>-1.02105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819191" calcext:value-type="float">
            <text:p>-7.819191E-07</text:p>
          </table:table-cell>
          <table:table-cell table:style-name="ce50" office:value-type="float" office:value="-0.0000007833135" calcext:value-type="float">
            <text:p>-7.833135E-07</text:p>
          </table:table-cell>
          <table:table-cell table:style-name="ce50" office:value-type="float" office:value="-0.0000009967611" calcext:value-type="float">
            <text:p>-9.967611E-07</text:p>
          </table:table-cell>
          <table:table-cell table:style-name="ce50" office:value-type="float" office:value="-0.0000009917405" calcext:value-type="float">
            <text:p>-9.917405E-07</text:p>
          </table:table-cell>
          <table:table-cell table:style-name="ce50" office:value-type="float" office:value="-0.00000112243" calcext:value-type="float">
            <text:p>-1.12243E-06</text:p>
          </table:table-cell>
          <table:table-cell table:style-name="ce50" office:value-type="float" office:value="-0.000001141555" calcext:value-type="float">
            <text:p>-1.141555E-06</text:p>
          </table:table-cell>
          <table:table-cell table:style-name="ce50" office:value-type="float" office:value="-0.000001372558" calcext:value-type="float">
            <text:p>-1.372558E-06</text:p>
          </table:table-cell>
          <table:table-cell table:style-name="ce50" office:value-type="float" office:value="-0.000001345905" calcext:value-type="float">
            <text:p>-1.345905E-06</text:p>
          </table:table-cell>
          <table:table-cell table:style-name="ce50" office:value-type="float" office:value="-0.000001420009" calcext:value-type="float">
            <text:p>-1.420009E-06</text:p>
          </table:table-cell>
          <table:table-cell table:style-name="ce50" office:value-type="float" office:value="-0.000001374694" calcext:value-type="float">
            <text:p>-1.374694E-06</text:p>
          </table:table-cell>
          <table:table-cell table:style-name="ce50" office:value-type="float" office:value="-0.000001503587" calcext:value-type="float">
            <text:p>-1.503587E-06</text:p>
          </table:table-cell>
          <table:table-cell table:style-name="ce50" office:value-type="float" office:value="-0.000001409244" calcext:value-type="float">
            <text:p>-1.409244E-06</text:p>
          </table:table-cell>
          <table:table-cell table:style-name="ce50" office:value-type="float" office:value="-0.000001472831" calcext:value-type="float">
            <text:p>-1.472831E-06</text:p>
          </table:table-cell>
          <table:table-cell table:style-name="ce50" office:value-type="float" office:value="-0.0000008093562" calcext:value-type="float">
            <text:p>-8.093562E-07</text:p>
          </table:table-cell>
          <table:table-cell table:style-name="ce50" office:value-type="float" office:value="-0.0000007128589" calcext:value-type="float">
            <text:p>-7.128589E-07</text:p>
          </table:table-cell>
          <table:table-cell table:style-name="ce50" office:value-type="float" office:value="-0.000000509083" calcext:value-type="float">
            <text:p>-5.09083E-07</text:p>
          </table:table-cell>
          <table:table-cell table:style-name="ce50" office:value-type="float" office:value="-0.0000004932157" calcext:value-type="float">
            <text:p>-4.932157E-07</text:p>
          </table:table-cell>
          <table:table-cell table:style-name="ce50" office:value-type="float" office:value="-0.0000004058798" calcext:value-type="float">
            <text:p>-4.058798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1412899" calcext:value-type="float">
            <text:p>-1.412899E-07</text:p>
          </table:table-cell>
          <table:table-cell table:style-name="ce50" office:value-type="float" office:value="-0.00000003898977" calcext:value-type="float">
            <text:p>-3.898977E-08</text:p>
          </table:table-cell>
          <table:table-cell table:style-name="ce50" office:value-type="float" office:value="0.00000006794335" calcext:value-type="float">
            <text:p>6.794335E-08</text:p>
          </table:table-cell>
          <table:table-cell table:style-name="ce50" office:value-type="float" office:value="0.0000001670858" calcext:value-type="float">
            <text:p>1.670858E-07</text:p>
          </table:table-cell>
          <table:table-cell table:style-name="ce50" office:value-type="float" office:value="-0.00000008431635" calcext:value-type="float">
            <text:p>-8.431635E-08</text:p>
          </table:table-cell>
          <table:table-cell table:style-name="ce50" office:value-type="float" office:value="-0.0000001239385" calcext:value-type="float">
            <text:p>-1.239385E-07</text:p>
          </table:table-cell>
          <table:table-cell table:style-name="ce50" office:value-type="float" office:value="-0.0000008106172" calcext:value-type="float">
            <text:p>-8.106172E-07</text:p>
          </table:table-cell>
          <table:table-cell table:style-name="ce50" office:value-type="float" office:value="-0.0000007515936" calcext:value-type="float">
            <text:p>-7.515936E-07</text:p>
          </table:table-cell>
          <table:table-cell table:style-name="ce50" office:value-type="float" office:value="-0.000001219264" calcext:value-type="float">
            <text:p>-1.219264E-06</text:p>
          </table:table-cell>
          <table:table-cell table:style-name="ce50" office:value-type="float" office:value="-0.000001248087" calcext:value-type="float">
            <text:p>-1.248087E-06</text:p>
          </table:table-cell>
          <table:table-cell table:style-name="ce50" office:value-type="float" office:value="-0.000001302341" calcext:value-type="float">
            <text:p>-1.302341E-06</text:p>
          </table:table-cell>
          <table:table-cell table:style-name="ce50" office:value-type="float" office:value="-0.000001156646" calcext:value-type="float">
            <text:p>-1.156646E-06</text:p>
          </table:table-cell>
          <table:table-cell table:style-name="ce50" office:value-type="float" office:value="-0.000001078901" calcext:value-type="float">
            <text:p>-1.07890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25187" calcext:value-type="float">
            <text:p>-7.725187E-07</text:p>
          </table:table-cell>
          <table:table-cell table:style-name="ce50" office:value-type="float" office:value="-0.0000008081128" calcext:value-type="float">
            <text:p>-8.081128E-07</text:p>
          </table:table-cell>
          <table:table-cell table:style-name="ce50" office:value-type="float" office:value="-0.0000009191332" calcext:value-type="float">
            <text:p>-9.191332E-07</text:p>
          </table:table-cell>
          <table:table-cell table:style-name="ce50" office:value-type="float" office:value="-0.0000009433788" calcext:value-type="float">
            <text:p>-9.433788E-07</text:p>
          </table:table-cell>
          <table:table-cell table:style-name="ce50" office:value-type="float" office:value="-0.000001112121" calcext:value-type="float">
            <text:p>-1.112121E-06</text:p>
          </table:table-cell>
          <table:table-cell table:style-name="ce50" office:value-type="float" office:value="-0.000001172185" calcext:value-type="float">
            <text:p>-1.172185E-06</text:p>
          </table:table-cell>
          <table:table-cell table:style-name="ce50" office:value-type="float" office:value="-0.000001322932" calcext:value-type="float">
            <text:p>-1.322932E-06</text:p>
          </table:table-cell>
          <table:table-cell table:style-name="ce50" office:value-type="float" office:value="-0.000001322385" calcext:value-type="float">
            <text:p>-1.322385E-06</text:p>
          </table:table-cell>
          <table:table-cell table:style-name="ce50" office:value-type="float" office:value="-0.000001507307" calcext:value-type="float">
            <text:p>-1.507307E-06</text:p>
          </table:table-cell>
          <table:table-cell table:style-name="ce50" office:value-type="float" office:value="-0.000001426852" calcext:value-type="float">
            <text:p>-1.426852E-06</text:p>
          </table:table-cell>
          <table:table-cell table:style-name="ce50" office:value-type="float" office:value="-0.000001491689" calcext:value-type="float">
            <text:p>-1.491689E-06</text:p>
          </table:table-cell>
          <table:table-cell table:style-name="ce50" office:value-type="float" office:value="-0.000001484612" calcext:value-type="float">
            <text:p>-1.484612E-06</text:p>
          </table:table-cell>
          <table:table-cell table:style-name="ce50" office:value-type="float" office:value="-0.000000994115" calcext:value-type="float">
            <text:p>-9.94115E-07</text:p>
          </table:table-cell>
          <table:table-cell table:style-name="ce50" office:value-type="float" office:value="-0.000001360796" calcext:value-type="float">
            <text:p>-1.360796E-06</text:p>
          </table:table-cell>
          <table:table-cell table:style-name="ce50" office:value-type="float" office:value="-0.0000004333292" calcext:value-type="float">
            <text:p>-4.333292E-07</text:p>
          </table:table-cell>
          <table:table-cell table:style-name="ce50" office:value-type="float" office:value="-0.0000006919516" calcext:value-type="float">
            <text:p>-6.919516E-07</text:p>
          </table:table-cell>
          <table:table-cell table:style-name="ce50" office:value-type="float" office:value="-0.0000004368614" calcext:value-type="float">
            <text:p>-4.368614E-07</text:p>
          </table:table-cell>
          <table:table-cell table:style-name="ce50" office:value-type="float" office:value="-0.0000003838494" calcext:value-type="float">
            <text:p>-3.838494E-07</text:p>
          </table:table-cell>
          <table:table-cell table:style-name="ce50" office:value-type="float" office:value="-0.0000001720657" calcext:value-type="float">
            <text:p>-1.720657E-07</text:p>
          </table:table-cell>
          <table:table-cell table:style-name="ce50" office:value-type="float" office:value="-0.0000001619763" calcext:value-type="float">
            <text:p>-1.619763E-07</text:p>
          </table:table-cell>
          <table:table-cell table:style-name="ce50" office:value-type="float" office:value="0.0000001344151" calcext:value-type="float">
            <text:p>1.344151E-07</text:p>
          </table:table-cell>
          <table:table-cell table:style-name="ce50" office:value-type="float" office:value="-0.00000001268959" calcext:value-type="float">
            <text:p>-1.268959E-08</text:p>
          </table:table-cell>
          <table:table-cell table:style-name="ce50" office:value-type="float" office:value="0.00000003631989" calcext:value-type="float">
            <text:p>3.631989E-08</text:p>
          </table:table-cell>
          <table:table-cell table:style-name="ce50" office:value-type="float" office:value="-0.00000001579968" calcext:value-type="float">
            <text:p>-1.579968E-08</text:p>
          </table:table-cell>
          <table:table-cell table:style-name="ce50" office:value-type="float" office:value="-0.0000004442168" calcext:value-type="float">
            <text:p>-4.442168E-07</text:p>
          </table:table-cell>
          <table:table-cell table:style-name="ce50" office:value-type="float" office:value="-0.0000003522624" calcext:value-type="float">
            <text:p>-3.522624E-07</text:p>
          </table:table-cell>
          <table:table-cell table:style-name="ce50" office:value-type="float" office:value="-0.000001225392" calcext:value-type="float">
            <text:p>-1.225392E-06</text:p>
          </table:table-cell>
          <table:table-cell table:style-name="ce50" office:value-type="float" office:value="-0.0000008052863" calcext:value-type="float">
            <text:p>-8.052863E-07</text:p>
          </table:table-cell>
          <table:table-cell table:style-name="ce50" office:value-type="float" office:value="-0.000001289976" calcext:value-type="float">
            <text:p>-1.289976E-06</text:p>
          </table:table-cell>
          <table:table-cell table:style-name="ce50" office:value-type="float" office:value="-0.000001195007" calcext:value-type="float">
            <text:p>-1.195007E-06</text:p>
          </table:table-cell>
          <table:table-cell table:style-name="ce50" office:value-type="float" office:value="-0.000001138958" calcext:value-type="float">
            <text:p>-1.138958E-06</text:p>
          </table:table-cell>
          <table:table-cell table:style-name="ce50" office:value-type="float" office:value="-0.000001010604" calcext:value-type="float">
            <text:p>-1.01060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53952" calcext:value-type="float">
            <text:p>-7.753952E-07</text:p>
          </table:table-cell>
          <table:table-cell table:style-name="ce50" office:value-type="float" office:value="-0.0000007306196" calcext:value-type="float">
            <text:p>-7.306196E-07</text:p>
          </table:table-cell>
          <table:table-cell table:style-name="ce50" office:value-type="float" office:value="-0.0000009561059" calcext:value-type="float">
            <text:p>-9.561059E-07</text:p>
          </table:table-cell>
          <table:table-cell table:style-name="ce50" office:value-type="float" office:value="-0.0000009535122" calcext:value-type="float">
            <text:p>-9.535122E-07</text:p>
          </table:table-cell>
          <table:table-cell table:style-name="ce50" office:value-type="float" office:value="-0.000001056316" calcext:value-type="float">
            <text:p>-1.056316E-06</text:p>
          </table:table-cell>
          <table:table-cell table:style-name="ce50" office:value-type="float" office:value="-0.000001088002" calcext:value-type="float">
            <text:p>-1.088002E-06</text:p>
          </table:table-cell>
          <table:table-cell table:style-name="ce50" office:value-type="float" office:value="-0.000001239698" calcext:value-type="float">
            <text:p>-1.239698E-06</text:p>
          </table:table-cell>
          <table:table-cell table:style-name="ce50" office:value-type="float" office:value="-0.000001270994" calcext:value-type="float">
            <text:p>-1.270994E-06</text:p>
          </table:table-cell>
          <table:table-cell table:style-name="ce50" office:value-type="float" office:value="-0.000001454585" calcext:value-type="float">
            <text:p>-1.454585E-06</text:p>
          </table:table-cell>
          <table:table-cell table:style-name="ce50" office:value-type="float" office:value="-0.000001321376" calcext:value-type="float">
            <text:p>-1.321376E-06</text:p>
          </table:table-cell>
          <table:table-cell table:style-name="ce50" office:value-type="float" office:value="-0.000001472443" calcext:value-type="float">
            <text:p>-1.472443E-06</text:p>
          </table:table-cell>
          <table:table-cell table:style-name="ce50" office:value-type="float" office:value="-0.000001376492" calcext:value-type="float">
            <text:p>-1.376492E-06</text:p>
          </table:table-cell>
          <table:table-cell table:style-name="ce50" office:value-type="float" office:value="-0.000001459645" calcext:value-type="float">
            <text:p>-1.459645E-06</text:p>
          </table:table-cell>
          <table:table-cell table:style-name="ce50" office:value-type="float" office:value="-0.0000009403724" calcext:value-type="float">
            <text:p>-9.403724E-07</text:p>
          </table:table-cell>
          <table:table-cell table:style-name="ce50" office:value-type="float" office:value="-0.0000009450825" calcext:value-type="float">
            <text:p>-9.450825E-07</text:p>
          </table:table-cell>
          <table:table-cell table:style-name="ce50" office:value-type="float" office:value="-0.0000004451911" calcext:value-type="float">
            <text:p>-4.451911E-07</text:p>
          </table:table-cell>
          <table:table-cell table:style-name="ce50" office:value-type="float" office:value="-0.0000003837992" calcext:value-type="float">
            <text:p>-3.837992E-07</text:p>
          </table:table-cell>
          <table:table-cell table:style-name="ce50" office:value-type="float" office:value="-0.0000001875056" calcext:value-type="float">
            <text:p>-1.875056E-07</text:p>
          </table:table-cell>
          <table:table-cell table:style-name="ce50" office:value-type="float" office:value="-0.0000003863488" calcext:value-type="float">
            <text:p>-3.863488E-07</text:p>
          </table:table-cell>
          <table:table-cell table:style-name="ce50" office:value-type="float" office:value="-0.0000001378934" calcext:value-type="float">
            <text:p>-1.378934E-07</text:p>
          </table:table-cell>
          <table:table-cell table:style-name="ce50" office:value-type="float" office:value="-0.0000002259515" calcext:value-type="float">
            <text:p>-2.259515E-07</text:p>
          </table:table-cell>
          <table:table-cell table:style-name="ce50" office:value-type="float" office:value="0.0000001235957" calcext:value-type="float">
            <text:p>1.235957E-07</text:p>
          </table:table-cell>
          <table:table-cell table:style-name="ce50" office:value-type="float" office:value="-0.0000001854349" calcext:value-type="float">
            <text:p>-1.854349E-07</text:p>
          </table:table-cell>
          <table:table-cell table:style-name="ce50" office:value-type="float" office:value="-0.00000008060501" calcext:value-type="float">
            <text:p>-8.060501E-08</text:p>
          </table:table-cell>
          <table:table-cell table:style-name="ce50" office:value-type="float" office:value="-0.0000003643097" calcext:value-type="float">
            <text:p>-3.643097E-07</text:p>
          </table:table-cell>
          <table:table-cell table:style-name="ce50" office:value-type="float" office:value="-0.000000365024" calcext:value-type="float">
            <text:p>-3.65024E-07</text:p>
          </table:table-cell>
          <table:table-cell table:style-name="ce50" office:value-type="float" office:value="-0.0000005183033" calcext:value-type="float">
            <text:p>-5.183033E-07</text:p>
          </table:table-cell>
          <table:table-cell table:style-name="ce50" office:value-type="float" office:value="-0.000001117947" calcext:value-type="float">
            <text:p>-1.117947E-06</text:p>
          </table:table-cell>
          <table:table-cell table:style-name="ce50" office:value-type="float" office:value="-0.000001157474" calcext:value-type="float">
            <text:p>-1.157474E-06</text:p>
          </table:table-cell>
          <table:table-cell table:style-name="ce50" office:value-type="float" office:value="-0.000001121215" calcext:value-type="float">
            <text:p>-1.121215E-06</text:p>
          </table:table-cell>
          <table:table-cell table:style-name="ce50" office:value-type="float" office:value="-0.000001054441" calcext:value-type="float">
            <text:p>-1.054441E-06</text:p>
          </table:table-cell>
          <table:table-cell table:style-name="ce50" office:value-type="float" office:value="-0.000001063176" calcext:value-type="float">
            <text:p>-1.063176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007089" calcext:value-type="float">
            <text:p>-7.007089E-07</text:p>
          </table:table-cell>
          <table:table-cell table:style-name="ce50" office:value-type="float" office:value="-0.0000007543441" calcext:value-type="float">
            <text:p>-7.543441E-07</text:p>
          </table:table-cell>
          <table:table-cell table:style-name="ce50" office:value-type="float" office:value="-0.0000009574037" calcext:value-type="float">
            <text:p>-9.574037E-07</text:p>
          </table:table-cell>
          <table:table-cell table:style-name="ce50" office:value-type="float" office:value="-0.0000009340623" calcext:value-type="float">
            <text:p>-9.340623E-07</text:p>
          </table:table-cell>
          <table:table-cell table:style-name="ce50" office:value-type="float" office:value="-0.000001083391" calcext:value-type="float">
            <text:p>-1.083391E-06</text:p>
          </table:table-cell>
          <table:table-cell table:style-name="ce50" office:value-type="float" office:value="-0.000001042607" calcext:value-type="float">
            <text:p>-1.042607E-06</text:p>
          </table:table-cell>
          <table:table-cell table:style-name="ce50" office:value-type="float" office:value="-0.000001280757" calcext:value-type="float">
            <text:p>-1.280757E-06</text:p>
          </table:table-cell>
          <table:table-cell table:style-name="ce50" office:value-type="float" office:value="-0.000001288281" calcext:value-type="float">
            <text:p>-1.288281E-06</text:p>
          </table:table-cell>
          <table:table-cell table:style-name="ce50" office:value-type="float" office:value="-0.000001452173" calcext:value-type="float">
            <text:p>-1.452173E-06</text:p>
          </table:table-cell>
          <table:table-cell table:style-name="ce50" office:value-type="float" office:value="-0.000001356742" calcext:value-type="float">
            <text:p>-1.356742E-06</text:p>
          </table:table-cell>
          <table:table-cell table:style-name="ce50" office:value-type="float" office:value="-0.000001415805" calcext:value-type="float">
            <text:p>-1.415805E-06</text:p>
          </table:table-cell>
          <table:table-cell table:style-name="ce50" office:value-type="float" office:value="-0.000001515568" calcext:value-type="float">
            <text:p>-1.515568E-06</text:p>
          </table:table-cell>
          <table:table-cell table:style-name="ce50" office:value-type="float" office:value="-0.000001339417" calcext:value-type="float">
            <text:p>-1.339417E-06</text:p>
          </table:table-cell>
          <table:table-cell table:style-name="ce50" office:value-type="float" office:value="-0.00000142965" calcext:value-type="float">
            <text:p>-1.42965E-06</text:p>
          </table:table-cell>
          <table:table-cell table:style-name="ce50" office:value-type="float" office:value="-0.0000004208298" calcext:value-type="float">
            <text:p>-4.208298E-07</text:p>
          </table:table-cell>
          <table:table-cell table:style-name="ce50" office:value-type="float" office:value="-0.0000007877799" calcext:value-type="float">
            <text:p>-7.877799E-07</text:p>
          </table:table-cell>
          <table:table-cell table:style-name="ce50" office:value-type="float" office:value="-0.0000003776469" calcext:value-type="float">
            <text:p>-3.776469E-07</text:p>
          </table:table-cell>
          <table:table-cell table:style-name="ce50" office:value-type="float" office:value="-0.0000004236556" calcext:value-type="float">
            <text:p>-4.236556E-07</text:p>
          </table:table-cell>
          <table:table-cell table:style-name="ce50" office:value-type="float" office:value="-0.0000002713125" calcext:value-type="float">
            <text:p>-2.713125E-07</text:p>
          </table:table-cell>
          <table:table-cell table:style-name="ce50" office:value-type="float" office:value="-0.0000003107578" calcext:value-type="float">
            <text:p>-3.107578E-07</text:p>
          </table:table-cell>
          <table:table-cell table:style-name="ce50" office:value-type="float" office:value="-0.00000006530104" calcext:value-type="float">
            <text:p>-6.530104E-08</text:p>
          </table:table-cell>
          <table:table-cell table:style-name="ce50" office:value-type="float" office:value="-0.0000003647422" calcext:value-type="float">
            <text:p>-3.647422E-07</text:p>
          </table:table-cell>
          <table:table-cell table:style-name="ce50" office:value-type="float" office:value="-0.0000001622797" calcext:value-type="float">
            <text:p>-1.622797E-07</text:p>
          </table:table-cell>
          <table:table-cell table:style-name="ce50" office:value-type="float" office:value="-0.0000003471469" calcext:value-type="float">
            <text:p>-3.471469E-07</text:p>
          </table:table-cell>
          <table:table-cell table:style-name="ce50" office:value-type="float" office:value="-0.0000003039179" calcext:value-type="float">
            <text:p>-3.039179E-07</text:p>
          </table:table-cell>
          <table:table-cell table:style-name="ce50" office:value-type="float" office:value="-0.0000003422387" calcext:value-type="float">
            <text:p>-3.422387E-07</text:p>
          </table:table-cell>
          <table:table-cell table:style-name="ce50" office:value-type="float" office:value="-0.0000009760828" calcext:value-type="float">
            <text:p>-9.760828E-07</text:p>
          </table:table-cell>
          <table:table-cell table:style-name="ce50" office:value-type="float" office:value="-0.0000006089014" calcext:value-type="float">
            <text:p>-6.089014E-07</text:p>
          </table:table-cell>
          <table:table-cell table:style-name="ce50" office:value-type="float" office:value="-0.000001131383" calcext:value-type="float">
            <text:p>-1.131383E-06</text:p>
          </table:table-cell>
          <table:table-cell table:style-name="ce50" office:value-type="float" office:value="-0.000001058864" calcext:value-type="float">
            <text:p>-1.058864E-06</text:p>
          </table:table-cell>
          <table:table-cell table:style-name="ce50" office:value-type="float" office:value="-0.000001123384" calcext:value-type="float">
            <text:p>-1.123384E-06</text:p>
          </table:table-cell>
          <table:table-cell table:style-name="ce50" office:value-type="float" office:value="-0.000001074641" calcext:value-type="float">
            <text:p>-1.07464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789553" calcext:value-type="float">
            <text:p>-4.789553E-07</text:p>
          </table:table-cell>
          <table:table-cell table:style-name="ce50" office:value-type="float" office:value="-0.000000516641" calcext:value-type="float">
            <text:p>-5.16641E-07</text:p>
          </table:table-cell>
          <table:table-cell table:style-name="ce50" office:value-type="float" office:value="-0.0000006347307" calcext:value-type="float">
            <text:p>-6.347307E-07</text:p>
          </table:table-cell>
          <table:table-cell table:style-name="ce50" office:value-type="float" office:value="-0.0000006234945" calcext:value-type="float">
            <text:p>-6.234945E-07</text:p>
          </table:table-cell>
          <table:table-cell table:style-name="ce50" office:value-type="float" office:value="-0.0000006908859" calcext:value-type="float">
            <text:p>-6.908859E-07</text:p>
          </table:table-cell>
          <table:table-cell table:style-name="ce50" office:value-type="float" office:value="-0.0000008283624" calcext:value-type="float">
            <text:p>-8.283624E-07</text:p>
          </table:table-cell>
          <table:table-cell table:style-name="ce50" office:value-type="float" office:value="-0.000001027693" calcext:value-type="float">
            <text:p>-1.027693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145439" calcext:value-type="float">
            <text:p>-1.145439E-06</text:p>
          </table:table-cell>
          <table:table-cell table:style-name="ce50" office:value-type="float" office:value="-0.000001040707" calcext:value-type="float">
            <text:p>-1.040707E-06</text:p>
          </table:table-cell>
          <table:table-cell table:style-name="ce50" office:value-type="float" office:value="-0.000001259001" calcext:value-type="float">
            <text:p>-1.259001E-06</text:p>
          </table:table-cell>
          <table:table-cell table:style-name="ce50" office:value-type="float" office:value="-0.000001234686" calcext:value-type="float">
            <text:p>-1.234686E-06</text:p>
          </table:table-cell>
          <table:table-cell table:style-name="ce50" office:value-type="float" office:value="-0.000001277389" calcext:value-type="float">
            <text:p>-1.277389E-06</text:p>
          </table:table-cell>
          <table:table-cell table:style-name="ce50" office:value-type="float" office:value="-0.0000009964415" calcext:value-type="float">
            <text:p>-9.964415E-07</text:p>
          </table:table-cell>
          <table:table-cell table:style-name="ce50" office:value-type="float" office:value="-0.000001053776" calcext:value-type="float">
            <text:p>-1.053776E-06</text:p>
          </table:table-cell>
          <table:table-cell table:style-name="ce50" office:value-type="float" office:value="-0.0000002262028" calcext:value-type="float">
            <text:p>-2.262028E-07</text:p>
          </table:table-cell>
          <table:table-cell table:style-name="ce50" office:value-type="float" office:value="-0.0000004589981" calcext:value-type="float">
            <text:p>-4.589981E-07</text:p>
          </table:table-cell>
          <table:table-cell table:style-name="ce50" office:value-type="float" office:value="-0.0000001140174" calcext:value-type="float">
            <text:p>-1.140174E-07</text:p>
          </table:table-cell>
          <table:table-cell table:style-name="ce50" office:value-type="float" office:value="-0.0000001601535" calcext:value-type="float">
            <text:p>-1.601535E-07</text:p>
          </table:table-cell>
          <table:table-cell table:style-name="ce50" office:value-type="float" office:value="-0.0000001725119" calcext:value-type="float">
            <text:p>-1.725119E-07</text:p>
          </table:table-cell>
          <table:table-cell table:style-name="ce50" office:value-type="float" office:value="-0.0000002238234" calcext:value-type="float">
            <text:p>-2.238234E-07</text:p>
          </table:table-cell>
          <table:table-cell table:style-name="ce50" office:value-type="float" office:value="-0.00000006155707" calcext:value-type="float">
            <text:p>-6.155707E-08</text:p>
          </table:table-cell>
          <table:table-cell table:style-name="ce50" office:value-type="float" office:value="-0.0000002063131" calcext:value-type="float">
            <text:p>-2.063131E-07</text:p>
          </table:table-cell>
          <table:table-cell table:style-name="ce50" office:value-type="float" office:value="-0.000000165437" calcext:value-type="float">
            <text:p>-1.65437E-07</text:p>
          </table:table-cell>
          <table:table-cell table:style-name="ce50" office:value-type="float" office:value="-0.0000003382273" calcext:value-type="float">
            <text:p>-3.382273E-07</text:p>
          </table:table-cell>
          <table:table-cell table:style-name="ce50" office:value-type="float" office:value="-0.0000002002697" calcext:value-type="float">
            <text:p>-2.002697E-07</text:p>
          </table:table-cell>
          <table:table-cell table:style-name="ce50" office:value-type="float" office:value="-0.0000006114424" calcext:value-type="float">
            <text:p>-6.114424E-07</text:p>
          </table:table-cell>
          <table:table-cell table:style-name="ce50" office:value-type="float" office:value="-0.0000006966314" calcext:value-type="float">
            <text:p>-6.966314E-07</text:p>
          </table:table-cell>
          <table:table-cell table:style-name="ce50" office:value-type="float" office:value="-0.0000009200613" calcext:value-type="float">
            <text:p>-9.200613E-07</text:p>
          </table:table-cell>
          <table:table-cell table:style-name="ce50" office:value-type="float" office:value="-0.0000008583928" calcext:value-type="float">
            <text:p>-8.583928E-07</text:p>
          </table:table-cell>
          <table:table-cell table:style-name="ce50" office:value-type="float" office:value="-0.0000007917448" calcext:value-type="float">
            <text:p>-7.917448E-07</text:p>
          </table:table-cell>
          <table:table-cell table:style-name="ce50" office:value-type="float" office:value="-0.0000008348225" calcext:value-type="float">
            <text:p>-8.348225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42249" calcext:value-type="float">
            <text:p>-6.42249E-07</text:p>
          </table:table-cell>
          <table:table-cell table:style-name="ce50" office:value-type="float" office:value="-0.0000006914453" calcext:value-type="float">
            <text:p>-6.914453E-07</text:p>
          </table:table-cell>
          <table:table-cell table:style-name="ce50" office:value-type="float" office:value="-0.0000006900527" calcext:value-type="float">
            <text:p>-6.900527E-07</text:p>
          </table:table-cell>
          <table:table-cell table:style-name="ce50" office:value-type="float" office:value="-0.0000006251976" calcext:value-type="float">
            <text:p>-6.251976E-07</text:p>
          </table:table-cell>
          <table:table-cell table:style-name="ce50" office:value-type="float" office:value="-0.000001000015" calcext:value-type="float">
            <text:p>-1.000015E-06</text:p>
          </table:table-cell>
          <table:table-cell table:style-name="ce50" office:value-type="float" office:value="-0.0000008706493" calcext:value-type="float">
            <text:p>-8.706493E-07</text:p>
          </table:table-cell>
          <table:table-cell table:style-name="ce50" office:value-type="float" office:value="-0.000001172153" calcext:value-type="float">
            <text:p>-1.172153E-06</text:p>
          </table:table-cell>
          <table:table-cell table:style-name="ce50" office:value-type="float" office:value="-0.000001216326" calcext:value-type="float">
            <text:p>-1.216326E-06</text:p>
          </table:table-cell>
          <table:table-cell table:style-name="ce50" office:value-type="float" office:value="-0.00000129454" calcext:value-type="float">
            <text:p>-1.29454E-06</text:p>
          </table:table-cell>
          <table:table-cell table:style-name="ce50" office:value-type="float" office:value="-0.000001429349" calcext:value-type="float">
            <text:p>-1.429349E-06</text:p>
          </table:table-cell>
          <table:table-cell table:style-name="ce50" office:value-type="float" office:value="-0.000001486504" calcext:value-type="float">
            <text:p>-1.486504E-06</text:p>
          </table:table-cell>
          <table:table-cell table:style-name="ce50" office:value-type="float" office:value="-0.000001447856" calcext:value-type="float">
            <text:p>-1.447856E-06</text:p>
          </table:table-cell>
          <table:table-cell table:style-name="ce50" office:value-type="float" office:value="-0.000001434223" calcext:value-type="float">
            <text:p>-1.434223E-06</text:p>
          </table:table-cell>
          <table:table-cell table:style-name="ce50" office:value-type="float" office:value="-0.00000150242" calcext:value-type="float">
            <text:p>-1.50242E-06</text:p>
          </table:table-cell>
          <table:table-cell table:style-name="ce50" office:value-type="float" office:value="-0.0000008198683" calcext:value-type="float">
            <text:p>-8.198683E-07</text:p>
          </table:table-cell>
          <table:table-cell table:style-name="ce50" office:value-type="float" office:value="-0.000001136475" calcext:value-type="float">
            <text:p>-1.136475E-06</text:p>
          </table:table-cell>
          <table:table-cell table:style-name="ce50" office:value-type="float" office:value="-0.0000003639203" calcext:value-type="float">
            <text:p>-3.639203E-07</text:p>
          </table:table-cell>
          <table:table-cell table:style-name="ce50" office:value-type="float" office:value="-0.0000006164943" calcext:value-type="float">
            <text:p>-6.164943E-07</text:p>
          </table:table-cell>
          <table:table-cell table:style-name="ce50" office:value-type="float" office:value="-0.0000003121396" calcext:value-type="float">
            <text:p>-3.121396E-07</text:p>
          </table:table-cell>
          <table:table-cell table:style-name="ce50" office:value-type="float" office:value="-0.000000405557" calcext:value-type="float">
            <text:p>-4.05557E-07</text:p>
          </table:table-cell>
          <table:table-cell table:style-name="ce50" office:value-type="float" office:value="-0.0000004618585" calcext:value-type="float">
            <text:p>-4.618585E-07</text:p>
          </table:table-cell>
          <table:table-cell table:style-name="ce50" office:value-type="float" office:value="-0.0000004546721" calcext:value-type="float">
            <text:p>-4.546721E-07</text:p>
          </table:table-cell>
          <table:table-cell table:style-name="ce50" office:value-type="float" office:value="-0.0000004712192" calcext:value-type="float">
            <text:p>-4.712192E-07</text:p>
          </table:table-cell>
          <table:table-cell table:style-name="ce50" office:value-type="float" office:value="-0.0000005880312" calcext:value-type="float">
            <text:p>-5.880312E-07</text:p>
          </table:table-cell>
          <table:table-cell table:style-name="ce50" office:value-type="float" office:value="-0.0000004220967" calcext:value-type="float">
            <text:p>-4.220967E-07</text:p>
          </table:table-cell>
          <table:table-cell table:style-name="ce50" office:value-type="float" office:value="-0.0000007619175" calcext:value-type="float">
            <text:p>-7.619175E-07</text:p>
          </table:table-cell>
          <table:table-cell table:style-name="ce50" office:value-type="float" office:value="-0.0000008525614" calcext:value-type="float">
            <text:p>-8.525614E-07</text:p>
          </table:table-cell>
          <table:table-cell table:style-name="ce50" office:value-type="float" office:value="-0.000001052067" calcext:value-type="float">
            <text:p>-1.052067E-06</text:p>
          </table:table-cell>
          <table:table-cell table:style-name="ce50" office:value-type="float" office:value="-0.000001050894" calcext:value-type="float">
            <text:p>-1.050894E-06</text:p>
          </table:table-cell>
          <table:table-cell table:style-name="ce50" office:value-type="float" office:value="-0.000001074554" calcext:value-type="float">
            <text:p>-1.074554E-06</text:p>
          </table:table-cell>
          <table:table-cell table:style-name="ce50" office:value-type="float" office:value="-0.000001092865" calcext:value-type="float">
            <text:p>-1.092865E-06</text:p>
          </table:table-cell>
          <table:table-cell table:style-name="ce50" office:value-type="float" office:value="-0.000001036238" calcext:value-type="float">
            <text:p>-1.03623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820058" calcext:value-type="float">
            <text:p>-4.820058E-07</text:p>
          </table:table-cell>
          <table:table-cell table:style-name="ce50" office:value-type="float" office:value="-0.0000003103021" calcext:value-type="float">
            <text:p>-3.103021E-07</text:p>
          </table:table-cell>
          <table:table-cell table:style-name="ce50" office:value-type="float" office:value="-0.0000002594481" calcext:value-type="float">
            <text:p>-2.594481E-07</text:p>
          </table:table-cell>
          <table:table-cell table:style-name="ce50" office:value-type="float" office:value="-0.0000004264939" calcext:value-type="float">
            <text:p>-4.264939E-07</text:p>
          </table:table-cell>
          <table:table-cell table:style-name="ce50" office:value-type="float" office:value="-0.0000004819545" calcext:value-type="float">
            <text:p>-4.819545E-07</text:p>
          </table:table-cell>
          <table:table-cell table:style-name="ce50" office:value-type="float" office:value="-0.0000008608482" calcext:value-type="float">
            <text:p>-8.608482E-07</text:p>
          </table:table-cell>
          <table:table-cell table:style-name="ce50" office:value-type="float" office:value="-0.000001095055" calcext:value-type="float">
            <text:p>-1.095055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279694" calcext:value-type="float">
            <text:p>-1.279694E-06</text:p>
          </table:table-cell>
          <table:table-cell table:style-name="ce50" office:value-type="float" office:value="-0.000001247974" calcext:value-type="float">
            <text:p>-1.247974E-06</text:p>
          </table:table-cell>
          <table:table-cell table:style-name="ce50" office:value-type="float" office:value="-0.000001356798" calcext:value-type="float">
            <text:p>-1.356798E-06</text:p>
          </table:table-cell>
          <table:table-cell table:style-name="ce50" office:value-type="float" office:value="-0.000001388867" calcext:value-type="float">
            <text:p>-1.388867E-06</text:p>
          </table:table-cell>
          <table:table-cell table:style-name="ce50" office:value-type="float" office:value="-0.000001421361" calcext:value-type="float">
            <text:p>-1.421361E-06</text:p>
          </table:table-cell>
          <table:table-cell table:style-name="ce50" office:value-type="float" office:value="-0.00000125198" calcext:value-type="float">
            <text:p>-1.25198E-06</text:p>
          </table:table-cell>
          <table:table-cell table:style-name="ce50" office:value-type="float" office:value="-0.000001424068" calcext:value-type="float">
            <text:p>-1.424068E-06</text:p>
          </table:table-cell>
          <table:table-cell table:style-name="ce50" office:value-type="float" office:value="-0.0000007692067" calcext:value-type="float">
            <text:p>-7.692067E-07</text:p>
          </table:table-cell>
          <table:table-cell table:style-name="ce50" office:value-type="float" office:value="-0.000001063214" calcext:value-type="float">
            <text:p>-1.063214E-06</text:p>
          </table:table-cell>
          <table:table-cell table:style-name="ce50" office:value-type="float" office:value="-0.0000003710074" calcext:value-type="float">
            <text:p>-3.710074E-07</text:p>
          </table:table-cell>
          <table:table-cell table:style-name="ce50" office:value-type="float" office:value="-0.0000004844093" calcext:value-type="float">
            <text:p>-4.844093E-07</text:p>
          </table:table-cell>
          <table:table-cell table:style-name="ce50" office:value-type="float" office:value="-0.0000004760522" calcext:value-type="float">
            <text:p>-4.760522E-07</text:p>
          </table:table-cell>
          <table:table-cell table:style-name="ce50" office:value-type="float" office:value="-0.0000005569258" calcext:value-type="float">
            <text:p>-5.569258E-07</text:p>
          </table:table-cell>
          <table:table-cell table:style-name="ce50" office:value-type="float" office:value="-0.0000004121745" calcext:value-type="float">
            <text:p>-4.121745E-07</text:p>
          </table:table-cell>
          <table:table-cell table:style-name="ce50" office:value-type="float" office:value="-0.0000008719339" calcext:value-type="float">
            <text:p>-8.719339E-07</text:p>
          </table:table-cell>
          <table:table-cell table:style-name="ce50" office:value-type="float" office:value="-0.0000006073251" calcext:value-type="float">
            <text:p>-6.073251E-07</text:p>
          </table:table-cell>
          <table:table-cell table:style-name="ce50" office:value-type="float" office:value="-0.000001093631" calcext:value-type="float">
            <text:p>-1.093631E-06</text:p>
          </table:table-cell>
          <table:table-cell table:style-name="ce50" office:value-type="float" office:value="-0.000001008543" calcext:value-type="float">
            <text:p>-1.008543E-06</text:p>
          </table:table-cell>
          <table:table-cell table:style-name="ce50" office:value-type="float" office:value="-0.00000121365" calcext:value-type="float">
            <text:p>-1.21365E-06</text:p>
          </table:table-cell>
          <table:table-cell table:style-name="ce50" office:value-type="float" office:value="-0.000001118486" calcext:value-type="float">
            <text:p>-1.118486E-06</text:p>
          </table:table-cell>
          <table:table-cell table:style-name="ce50" office:value-type="float" office:value="-0.00000114227" calcext:value-type="float">
            <text:p>-1.14227E-06</text:p>
          </table:table-cell>
          <table:table-cell table:style-name="ce50" office:value-type="float" office:value="-0.000001085389" calcext:value-type="float">
            <text:p>-1.085389E-06</text:p>
          </table:table-cell>
          <table:table-cell table:style-name="ce50" office:value-type="float" office:value="-0.000001000706" calcext:value-type="float">
            <text:p>-1.000706E-06</text:p>
          </table:table-cell>
          <table:table-cell table:style-name="ce50" office:value-type="float" office:value="-0.000000959303" calcext:value-type="float">
            <text:p>-9.5930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062962" calcext:value-type="float">
            <text:p>-2.062962E-07</text:p>
          </table:table-cell>
          <table:table-cell table:style-name="ce50" office:value-type="float" office:value="-0.0000001919643" calcext:value-type="float">
            <text:p>-1.919643E-07</text:p>
          </table:table-cell>
          <table:table-cell table:style-name="ce50" office:value-type="float" office:value="-0.0000002175077" calcext:value-type="float">
            <text:p>-2.175077E-07</text:p>
          </table:table-cell>
          <table:table-cell table:style-name="ce50" office:value-type="float" office:value="-0.0000001807894" calcext:value-type="float">
            <text:p>-1.807894E-07</text:p>
          </table:table-cell>
          <table:table-cell table:style-name="ce50" office:value-type="float" office:value="-0.000000712332" calcext:value-type="float">
            <text:p>-7.12332E-07</text:p>
          </table:table-cell>
          <table:table-cell table:style-name="ce50" office:value-type="float" office:value="-0.0000005682417" calcext:value-type="float">
            <text:p>-5.682417E-07</text:p>
          </table:table-cell>
          <table:table-cell table:style-name="ce50" office:value-type="float" office:value="-0.000001083179" calcext:value-type="float">
            <text:p>-1.083179E-06</text:p>
          </table:table-cell>
          <table:table-cell table:style-name="ce50" office:value-type="float" office:value="-0.000001058235" calcext:value-type="float">
            <text:p>-1.058235E-06</text:p>
          </table:table-cell>
          <table:table-cell table:style-name="ce50" office:value-type="float" office:value="-0.000001178152" calcext:value-type="float">
            <text:p>-1.178152E-06</text:p>
          </table:table-cell>
          <table:table-cell table:style-name="ce50" office:value-type="float" office:value="-0.000001277069" calcext:value-type="float">
            <text:p>-1.277069E-06</text:p>
          </table:table-cell>
          <table:table-cell table:style-name="ce50" office:value-type="float" office:value="-0.00000144244" calcext:value-type="float">
            <text:p>-1.44244E-06</text:p>
          </table:table-cell>
          <table:table-cell table:style-name="ce50" office:value-type="float" office:value="-0.000001400557" calcext:value-type="float">
            <text:p>-1.400557E-06</text:p>
          </table:table-cell>
          <table:table-cell table:style-name="ce50" office:value-type="float" office:value="-0.000001413063" calcext:value-type="float">
            <text:p>-1.413063E-06</text:p>
          </table:table-cell>
          <table:table-cell table:style-name="ce50" office:value-type="float" office:value="-0.000001526278" calcext:value-type="float">
            <text:p>-1.526278E-06</text:p>
          </table:table-cell>
          <table:table-cell table:style-name="ce50" office:value-type="float" office:value="-0.000001212854" calcext:value-type="float">
            <text:p>-1.212854E-06</text:p>
          </table:table-cell>
          <table:table-cell table:style-name="ce50" office:value-type="float" office:value="-0.000001400217" calcext:value-type="float">
            <text:p>-1.400217E-06</text:p>
          </table:table-cell>
          <table:table-cell table:style-name="ce50" office:value-type="float" office:value="-0.0000005368343" calcext:value-type="float">
            <text:p>-5.368343E-07</text:p>
          </table:table-cell>
          <table:table-cell table:style-name="ce50" office:value-type="float" office:value="-0.0000009466655" calcext:value-type="float">
            <text:p>-9.466655E-07</text:p>
          </table:table-cell>
          <table:table-cell table:style-name="ce50" office:value-type="float" office:value="-0.0000005607444" calcext:value-type="float">
            <text:p>-5.607444E-07</text:p>
          </table:table-cell>
          <table:table-cell table:style-name="ce50" office:value-type="float" office:value="-0.0000006585758" calcext:value-type="float">
            <text:p>-6.585758E-07</text:p>
          </table:table-cell>
          <table:table-cell table:style-name="ce50" office:value-type="float" office:value="-0.0000006266288" calcext:value-type="float">
            <text:p>-6.266288E-07</text:p>
          </table:table-cell>
          <table:table-cell table:style-name="ce50" office:value-type="float" office:value="-0.0000009228167" calcext:value-type="float">
            <text:p>-9.228167E-07</text:p>
          </table:table-cell>
          <table:table-cell table:style-name="ce50" office:value-type="float" office:value="-0.0000009421104" calcext:value-type="float">
            <text:p>-9.421104E-07</text:p>
          </table:table-cell>
          <table:table-cell table:style-name="ce50" office:value-type="float" office:value="-0.000001226858" calcext:value-type="float">
            <text:p>-1.226858E-06</text:p>
          </table:table-cell>
          <table:table-cell table:style-name="ce50" office:value-type="float" office:value="-0.000001014546" calcext:value-type="float">
            <text:p>-1.014546E-06</text:p>
          </table:table-cell>
          <table:table-cell table:style-name="ce50" office:value-type="float" office:value="-0.00000126375" calcext:value-type="float">
            <text:p>-1.26375E-06</text:p>
          </table:table-cell>
          <table:table-cell table:style-name="ce50" office:value-type="float" office:value="-0.000001239033" calcext:value-type="float">
            <text:p>-1.239033E-06</text:p>
          </table:table-cell>
          <table:table-cell table:style-name="ce50" office:value-type="float" office:value="-0.00000127344" calcext:value-type="float">
            <text:p>-1.27344E-06</text:p>
          </table:table-cell>
          <table:table-cell table:style-name="ce50" office:value-type="float" office:value="-0.000001101451" calcext:value-type="float">
            <text:p>-1.101451E-06</text:p>
          </table:table-cell>
          <table:table-cell table:style-name="ce50" office:value-type="float" office:value="-0.000001139347" calcext:value-type="float">
            <text:p>-1.139347E-06</text:p>
          </table:table-cell>
          <table:table-cell table:style-name="ce50" office:value-type="float" office:value="-0.000001056214" calcext:value-type="float">
            <text:p>-1.056214E-06</text:p>
          </table:table-cell>
          <table:table-cell table:style-name="ce50" office:value-type="float" office:value="-0.0000008835722" calcext:value-type="float">
            <text:p>-8.83572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107999" calcext:value-type="float">
            <text:p>-2.107999E-07</text:p>
          </table:table-cell>
          <table:table-cell table:style-name="ce50" office:value-type="float" office:value="0.0000000322065" calcext:value-type="float">
            <text:p>3.22065E-08</text:p>
          </table:table-cell>
          <table:table-cell table:style-name="ce50" office:value-type="float" office:value="0.000000002621644" calcext:value-type="float">
            <text:p>2.621644E-09</text:p>
          </table:table-cell>
          <table:table-cell table:style-name="ce50" office:value-type="float" office:value="-0.0000002249068" calcext:value-type="float">
            <text:p>-2.249068E-07</text:p>
          </table:table-cell>
          <table:table-cell table:style-name="ce50" office:value-type="float" office:value="-0.0000002657392" calcext:value-type="float">
            <text:p>-2.657392E-07</text:p>
          </table:table-cell>
          <table:table-cell table:style-name="ce50" office:value-type="float" office:value="-0.0000005534507" calcext:value-type="float">
            <text:p>-5.534507E-07</text:p>
          </table:table-cell>
          <table:table-cell table:style-name="ce50" office:value-type="float" office:value="-0.0000007823286" calcext:value-type="float">
            <text:p>-7.823286E-07</text:p>
          </table:table-cell>
          <table:table-cell table:style-name="ce50" office:value-type="float" office:value="-0.000001030841" calcext:value-type="float">
            <text:p>-1.030841E-06</text:p>
          </table:table-cell>
          <table:table-cell table:style-name="ce50" office:value-type="float" office:value="-0.000001123662" calcext:value-type="float">
            <text:p>-1.123662E-06</text:p>
          </table:table-cell>
          <table:table-cell table:style-name="ce50" office:value-type="float" office:value="-0.000001156782" calcext:value-type="float">
            <text:p>-1.156782E-06</text:p>
          </table:table-cell>
          <table:table-cell table:style-name="ce50" office:value-type="float" office:value="-0.000001246983" calcext:value-type="float">
            <text:p>-1.246983E-06</text:p>
          </table:table-cell>
          <table:table-cell table:style-name="ce50" office:value-type="float" office:value="-0.000001274495" calcext:value-type="float">
            <text:p>-1.274495E-06</text:p>
          </table:table-cell>
          <table:table-cell table:style-name="ce50" office:value-type="float" office:value="-0.00000132648" calcext:value-type="float">
            <text:p>-1.32648E-06</text:p>
          </table:table-cell>
          <table:table-cell table:style-name="ce50" office:value-type="float" office:value="-0.000001350222" calcext:value-type="float">
            <text:p>-1.350222E-06</text:p>
          </table:table-cell>
          <table:table-cell table:style-name="ce50" office:value-type="float" office:value="-0.000001548473" calcext:value-type="float">
            <text:p>-1.548473E-06</text:p>
          </table:table-cell>
          <table:table-cell table:style-name="ce50" office:value-type="float" office:value="-0.000001143089" calcext:value-type="float">
            <text:p>-1.143089E-06</text:p>
          </table:table-cell>
          <table:table-cell table:style-name="ce50" office:value-type="float" office:value="-0.000001223845" calcext:value-type="float">
            <text:p>-1.223845E-06</text:p>
          </table:table-cell>
          <table:table-cell table:style-name="ce50" office:value-type="float" office:value="-0.0000006908986" calcext:value-type="float">
            <text:p>-6.908986E-07</text:p>
          </table:table-cell>
          <table:table-cell table:style-name="ce50" office:value-type="float" office:value="-0.0000009827031" calcext:value-type="float">
            <text:p>-9.827031E-07</text:p>
          </table:table-cell>
          <table:table-cell table:style-name="ce50" office:value-type="float" office:value="-0.000000752827" calcext:value-type="float">
            <text:p>-7.52827E-07</text:p>
          </table:table-cell>
          <table:table-cell table:style-name="ce50" office:value-type="float" office:value="-0.000001120742" calcext:value-type="float">
            <text:p>-1.120742E-06</text:p>
          </table:table-cell>
          <table:table-cell table:style-name="ce50" office:value-type="float" office:value="-0.00000100116" calcext:value-type="float">
            <text:p>-1.00116E-06</text:p>
          </table:table-cell>
          <table:table-cell table:style-name="ce50" office:value-type="float" office:value="-0.000001300459" calcext:value-type="float">
            <text:p>-1.300459E-06</text:p>
          </table:table-cell>
          <table:table-cell table:style-name="ce50" office:value-type="float" office:value="-0.000001142495" calcext:value-type="float">
            <text:p>-1.142495E-06</text:p>
          </table:table-cell>
          <table:table-cell table:style-name="ce50" office:value-type="float" office:value="-0.000001190325" calcext:value-type="float">
            <text:p>-1.190325E-06</text:p>
          </table:table-cell>
          <table:table-cell table:style-name="ce50" office:value-type="float" office:value="-0.000001203401" calcext:value-type="float">
            <text:p>-1.203401E-06</text:p>
          </table:table-cell>
          <table:table-cell table:style-name="ce50" office:value-type="float" office:value="-0.000001217649" calcext:value-type="float">
            <text:p>-1.217649E-06</text:p>
          </table:table-cell>
          <table:table-cell table:style-name="ce50" office:value-type="float" office:value="-0.000001113986" calcext:value-type="float">
            <text:p>-1.113986E-06</text:p>
          </table:table-cell>
          <table:table-cell table:style-name="ce50" office:value-type="float" office:value="-0.000001055712" calcext:value-type="float">
            <text:p>-1.055712E-06</text:p>
          </table:table-cell>
          <table:table-cell table:style-name="ce50" office:value-type="float" office:value="-0.000001015561" calcext:value-type="float">
            <text:p>-1.015561E-06</text:p>
          </table:table-cell>
          <table:table-cell table:style-name="ce50" office:value-type="float" office:value="-0.0000009066345" calcext:value-type="float">
            <text:p>-9.066345E-07</text:p>
          </table:table-cell>
          <table:table-cell table:style-name="ce50" office:value-type="float" office:value="-0.0000008722752" calcext:value-type="float">
            <text:p>-8.72275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0799775" calcext:value-type="float">
            <text:p>-7.99775E-08</text:p>
          </table:table-cell>
          <table:table-cell table:style-name="ce50" office:value-type="float" office:value="-0.0000001442061" calcext:value-type="float">
            <text:p>-1.442061E-07</text:p>
          </table:table-cell>
          <table:table-cell table:style-name="ce50" office:value-type="float" office:value="-0.0000000961079" calcext:value-type="float">
            <text:p>-9.61079E-08</text:p>
          </table:table-cell>
          <table:table-cell table:style-name="ce50" office:value-type="float" office:value="-0.00000002017296" calcext:value-type="float">
            <text:p>-2.017296E-08</text:p>
          </table:table-cell>
          <table:table-cell table:style-name="ce50" office:value-type="float" office:value="-0.000000407688" calcext:value-type="float">
            <text:p>-4.07688E-07</text:p>
          </table:table-cell>
          <table:table-cell table:style-name="ce50" office:value-type="float" office:value="-0.000000380484" calcext:value-type="float">
            <text:p>-3.80484E-07</text:p>
          </table:table-cell>
          <table:table-cell table:style-name="ce50" office:value-type="float" office:value="-0.0000009701951" calcext:value-type="float">
            <text:p>-9.701951E-07</text:p>
          </table:table-cell>
          <table:table-cell table:style-name="ce50" office:value-type="float" office:value="-0.0000007849306" calcext:value-type="float">
            <text:p>-7.849306E-07</text:p>
          </table:table-cell>
          <table:table-cell table:style-name="ce50" office:value-type="float" office:value="-0.000001137424" calcext:value-type="float">
            <text:p>-1.137424E-06</text:p>
          </table:table-cell>
          <table:table-cell table:style-name="ce50" office:value-type="float" office:value="-0.000001171442" calcext:value-type="float">
            <text:p>-1.171442E-06</text:p>
          </table:table-cell>
          <table:table-cell table:style-name="ce50" office:value-type="float" office:value="-0.000001232211" calcext:value-type="float">
            <text:p>-1.232211E-06</text:p>
          </table:table-cell>
          <table:table-cell table:style-name="ce50" office:value-type="float" office:value="-0.000001228553" calcext:value-type="float">
            <text:p>-1.228553E-06</text:p>
          </table:table-cell>
          <table:table-cell table:style-name="ce50" office:value-type="float" office:value="-0.00000135711" calcext:value-type="float">
            <text:p>-1.35711E-06</text:p>
          </table:table-cell>
          <table:table-cell table:style-name="ce50" office:value-type="float" office:value="-0.000001417443" calcext:value-type="float">
            <text:p>-1.417443E-06</text:p>
          </table:table-cell>
          <table:table-cell table:style-name="ce50" office:value-type="float" office:value="-0.000001364196" calcext:value-type="float">
            <text:p>-1.364196E-06</text:p>
          </table:table-cell>
          <table:table-cell table:style-name="ce50" office:value-type="float" office:value="-0.000001348863" calcext:value-type="float">
            <text:p>-1.348863E-06</text:p>
          </table:table-cell>
          <table:table-cell table:style-name="ce50" office:value-type="float" office:value="-0.0000009509598" calcext:value-type="float">
            <text:p>-9.509598E-07</text:p>
          </table:table-cell>
          <table:table-cell table:style-name="ce50" office:value-type="float" office:value="-0.000001290429" calcext:value-type="float">
            <text:p>-1.290429E-06</text:p>
          </table:table-cell>
          <table:table-cell table:style-name="ce50" office:value-type="float" office:value="-0.0000009162685" calcext:value-type="float">
            <text:p>-9.162685E-07</text:p>
          </table:table-cell>
          <table:table-cell table:style-name="ce50" office:value-type="float" office:value="-0.000001242552" calcext:value-type="float">
            <text:p>-1.242552E-06</text:p>
          </table:table-cell>
          <table:table-cell table:style-name="ce50" office:value-type="float" office:value="-0.000001243257" calcext:value-type="float">
            <text:p>-1.243257E-06</text:p>
          </table:table-cell>
          <table:table-cell table:style-name="ce50" office:value-type="float" office:value="-0.000001210646" calcext:value-type="float">
            <text:p>-1.210646E-06</text:p>
          </table:table-cell>
          <table:table-cell table:style-name="ce50" office:value-type="float" office:value="-0.000001325658" calcext:value-type="float">
            <text:p>-1.325658E-06</text:p>
          </table:table-cell>
          <table:table-cell table:style-name="ce50" office:value-type="float" office:value="-0.000001239368" calcext:value-type="float">
            <text:p>-1.239368E-06</text:p>
          </table:table-cell>
          <table:table-cell table:style-name="ce50" office:value-type="float" office:value="-0.000001192642" calcext:value-type="float">
            <text:p>-1.192642E-06</text:p>
          </table:table-cell>
          <table:table-cell table:style-name="ce50" office:value-type="float" office:value="-0.000001179796" calcext:value-type="float">
            <text:p>-1.179796E-06</text:p>
          </table:table-cell>
          <table:table-cell table:style-name="ce50" office:value-type="float" office:value="-0.000001232524" calcext:value-type="float">
            <text:p>-1.232524E-06</text:p>
          </table:table-cell>
          <table:table-cell table:style-name="ce50" office:value-type="float" office:value="-0.000001110422" calcext:value-type="float">
            <text:p>-1.110422E-06</text:p>
          </table:table-cell>
          <table:table-cell table:style-name="ce50" office:value-type="float" office:value="-0.000001096904" calcext:value-type="float">
            <text:p>-1.096904E-06</text:p>
          </table:table-cell>
          <table:table-cell table:style-name="ce50" office:value-type="float" office:value="-0.0000009835666" calcext:value-type="float">
            <text:p>-9.835666E-07</text:p>
          </table:table-cell>
          <table:table-cell table:style-name="ce50" office:value-type="float" office:value="-0.0000009175654" calcext:value-type="float">
            <text:p>-9.175654E-07</text:p>
          </table:table-cell>
          <table:table-cell table:style-name="ce50" office:value-type="float" office:value="-0.0000007929093" calcext:value-type="float">
            <text:p>-7.92909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3387606" calcext:value-type="float">
            <text:p>-3.387606E-07</text:p>
          </table:table-cell>
          <table:table-cell table:style-name="ce50" office:value-type="float" office:value="-0.00000009778846" calcext:value-type="float">
            <text:p>-9.778846E-08</text:p>
          </table:table-cell>
          <table:table-cell table:style-name="ce50" office:value-type="float" office:value="-0.00000009471722" calcext:value-type="float">
            <text:p>-9.471722E-08</text:p>
          </table:table-cell>
          <table:table-cell table:style-name="ce50" office:value-type="float" office:value="-0.00000011177" calcext:value-type="float">
            <text:p>-1.1177E-07</text:p>
          </table:table-cell>
          <table:table-cell table:style-name="ce50" office:value-type="float" office:value="-0.0000002116787" calcext:value-type="float">
            <text:p>-2.116787E-07</text:p>
          </table:table-cell>
          <table:table-cell table:style-name="ce50" office:value-type="float" office:value="-0.0000002904882" calcext:value-type="float">
            <text:p>-2.904882E-07</text:p>
          </table:table-cell>
          <table:table-cell table:style-name="ce50" office:value-type="float" office:value="-0.0000004701483" calcext:value-type="float">
            <text:p>-4.701483E-07</text:p>
          </table:table-cell>
          <table:table-cell table:style-name="ce50" office:value-type="float" office:value="-0.0000008423336" calcext:value-type="float">
            <text:p>-8.423336E-07</text:p>
          </table:table-cell>
          <table:table-cell table:style-name="ce50" office:value-type="float" office:value="-0.0000009405734" calcext:value-type="float">
            <text:p>-9.405734E-07</text:p>
          </table:table-cell>
          <table:table-cell table:style-name="ce50" office:value-type="float" office:value="-0.0000009625641" calcext:value-type="float">
            <text:p>-9.625641E-07</text:p>
          </table:table-cell>
          <table:table-cell table:style-name="ce50" office:value-type="float" office:value="-0.000001189783" calcext:value-type="float">
            <text:p>-1.189783E-06</text:p>
          </table:table-cell>
          <table:table-cell table:style-name="ce50" office:value-type="float" office:value="-0.000001210165" calcext:value-type="float">
            <text:p>-1.210165E-06</text:p>
          </table:table-cell>
          <table:table-cell table:style-name="ce50" office:value-type="float" office:value="-0.000001197958" calcext:value-type="float">
            <text:p>-1.197958E-06</text:p>
          </table:table-cell>
          <table:table-cell table:style-name="ce50" office:value-type="float" office:value="-0.000001135654" calcext:value-type="float">
            <text:p>-1.135654E-06</text:p>
          </table:table-cell>
          <table:table-cell table:style-name="ce50" office:value-type="float" office:value="-0.000001308151" calcext:value-type="float">
            <text:p>-1.308151E-06</text:p>
          </table:table-cell>
          <table:table-cell table:style-name="ce50" office:value-type="float" office:value="-0.000001192449" calcext:value-type="float">
            <text:p>-1.192449E-06</text:p>
          </table:table-cell>
          <table:table-cell table:style-name="ce50" office:value-type="float" office:value="-0.000001308319" calcext:value-type="float">
            <text:p>-1.308319E-06</text:p>
          </table:table-cell>
          <table:table-cell table:style-name="ce50" office:value-type="float" office:value="-0.000001184198" calcext:value-type="float">
            <text:p>-1.184198E-06</text:p>
          </table:table-cell>
          <table:table-cell table:style-name="ce50" office:value-type="float" office:value="-0.000001329716" calcext:value-type="float">
            <text:p>-1.329716E-06</text:p>
          </table:table-cell>
          <table:table-cell table:style-name="ce50" office:value-type="float" office:value="-0.000001254229" calcext:value-type="float">
            <text:p>-1.254229E-06</text:p>
          </table:table-cell>
          <table:table-cell table:style-name="ce50" office:value-type="float" office:value="-0.000001220464" calcext:value-type="float">
            <text:p>-1.220464E-06</text:p>
          </table:table-cell>
          <table:table-cell table:style-name="ce50" office:value-type="float" office:value="-0.000001247201" calcext:value-type="float">
            <text:p>-1.247201E-06</text:p>
          </table:table-cell>
          <table:table-cell table:style-name="ce50" office:value-type="float" office:value="-0.000001229784" calcext:value-type="float">
            <text:p>-1.229784E-06</text:p>
          </table:table-cell>
          <table:table-cell table:style-name="ce50" office:value-type="float" office:value="-0.000001195476" calcext:value-type="float">
            <text:p>-1.195476E-06</text:p>
          </table:table-cell>
          <table:table-cell table:style-name="ce50" office:value-type="float" office:value="-0.000001177852" calcext:value-type="float">
            <text:p>-1.177852E-06</text:p>
          </table:table-cell>
          <table:table-cell table:style-name="ce50" office:value-type="float" office:value="-0.000001032164" calcext:value-type="float">
            <text:p>-1.032164E-06</text:p>
          </table:table-cell>
          <table:table-cell table:style-name="ce50" office:value-type="float" office:value="-0.000001051653" calcext:value-type="float">
            <text:p>-1.051653E-06</text:p>
          </table:table-cell>
          <table:table-cell table:style-name="ce50" office:value-type="float" office:value="-0.000001025673" calcext:value-type="float">
            <text:p>-1.025673E-06</text:p>
          </table:table-cell>
          <table:table-cell table:style-name="ce50" office:value-type="float" office:value="-0.0000009811454" calcext:value-type="float">
            <text:p>-9.811454E-07</text:p>
          </table:table-cell>
          <table:table-cell table:style-name="ce50" office:value-type="float" office:value="-0.000000928792" calcext:value-type="float">
            <text:p>-9.28792E-07</text:p>
          </table:table-cell>
          <table:table-cell table:style-name="ce50" office:value-type="float" office:value="-0.0000008601657" calcext:value-type="float">
            <text:p>-8.601657E-07</text:p>
          </table:table-cell>
          <table:table-cell table:style-name="ce50" office:value-type="float" office:value="-0.0000007995949" calcext:value-type="float">
            <text:p>-7.99594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1774725" calcext:value-type="float">
            <text:p>-1.774725E-07</text:p>
          </table:table-cell>
          <table:table-cell table:style-name="ce50" office:value-type="float" office:value="-0.0000002796245" calcext:value-type="float">
            <text:p>-2.796245E-07</text:p>
          </table:table-cell>
          <table:table-cell table:style-name="ce50" office:value-type="float" office:value="-0.0000001777946" calcext:value-type="float">
            <text:p>-1.777946E-07</text:p>
          </table:table-cell>
          <table:table-cell table:style-name="ce50" office:value-type="float" office:value="-0.0000001153403" calcext:value-type="float">
            <text:p>-1.153403E-07</text:p>
          </table:table-cell>
          <table:table-cell table:style-name="ce50" office:value-type="float" office:value="-0.000000189533" calcext:value-type="float">
            <text:p>-1.89533E-07</text:p>
          </table:table-cell>
          <table:table-cell table:style-name="ce50" office:value-type="float" office:value="-0.0000001963584" calcext:value-type="float">
            <text:p>-1.963584E-07</text:p>
          </table:table-cell>
          <table:table-cell table:style-name="ce50" office:value-type="float" office:value="-0.0000006426343" calcext:value-type="float">
            <text:p>-6.426343E-07</text:p>
          </table:table-cell>
          <table:table-cell table:style-name="ce50" office:value-type="float" office:value="-0.0000004047325" calcext:value-type="float">
            <text:p>-4.047325E-07</text:p>
          </table:table-cell>
          <table:table-cell table:style-name="ce50" office:value-type="float" office:value="-0.0000009920509" calcext:value-type="float">
            <text:p>-9.920509E-07</text:p>
          </table:table-cell>
          <table:table-cell table:style-name="ce50" office:value-type="float" office:value="-0.000001007353" calcext:value-type="float">
            <text:p>-1.007353E-06</text:p>
          </table:table-cell>
          <table:table-cell table:style-name="ce50" office:value-type="float" office:value="-0.000001153799" calcext:value-type="float">
            <text:p>-1.153799E-06</text:p>
          </table:table-cell>
          <table:table-cell table:style-name="ce50" office:value-type="float" office:value="-0.000001148496" calcext:value-type="float">
            <text:p>-1.148496E-06</text:p>
          </table:table-cell>
          <table:table-cell table:style-name="ce50" office:value-type="float" office:value="-0.000001209035" calcext:value-type="float">
            <text:p>-1.209035E-06</text:p>
          </table:table-cell>
          <table:table-cell table:style-name="ce50" office:value-type="float" office:value="-0.000001320115" calcext:value-type="float">
            <text:p>-1.320115E-06</text:p>
          </table:table-cell>
          <table:table-cell table:style-name="ce50" office:value-type="float" office:value="-0.000001270274" calcext:value-type="float">
            <text:p>-1.270274E-06</text:p>
          </table:table-cell>
          <table:table-cell table:style-name="ce50" office:value-type="float" office:value="-0.000001287403" calcext:value-type="float">
            <text:p>-1.287403E-06</text:p>
          </table:table-cell>
          <table:table-cell table:style-name="ce50" office:value-type="float" office:value="-0.000001175943" calcext:value-type="float">
            <text:p>-1.175943E-06</text:p>
          </table:table-cell>
          <table:table-cell table:style-name="ce50" office:value-type="float" office:value="-0.000001314159" calcext:value-type="float">
            <text:p>-1.314159E-06</text:p>
          </table:table-cell>
          <table:table-cell table:style-name="ce50" office:value-type="float" office:value="-0.000001290556" calcext:value-type="float">
            <text:p>-1.290556E-06</text:p>
          </table:table-cell>
          <table:table-cell table:style-name="ce50" office:value-type="float" office:value="-0.000001335623" calcext:value-type="float">
            <text:p>-1.335623E-06</text:p>
          </table:table-cell>
          <table:table-cell table:style-name="ce50" office:value-type="float" office:value="-0.000001224533" calcext:value-type="float">
            <text:p>-1.224533E-06</text:p>
          </table:table-cell>
          <table:table-cell table:style-name="ce50" office:value-type="float" office:value="-0.000001187408" calcext:value-type="float">
            <text:p>-1.187408E-06</text:p>
          </table:table-cell>
          <table:table-cell table:style-name="ce50" office:value-type="float" office:value="-0.000001270516" calcext:value-type="float">
            <text:p>-1.270516E-06</text:p>
          </table:table-cell>
          <table:table-cell table:style-name="ce50" office:value-type="float" office:value="-0.000001274003" calcext:value-type="float">
            <text:p>-1.274003E-06</text:p>
          </table:table-cell>
          <table:table-cell table:style-name="ce50" office:value-type="float" office:value="-0.000001135474" calcext:value-type="float">
            <text:p>-1.135474E-06</text:p>
          </table:table-cell>
          <table:table-cell table:style-name="ce50" office:value-type="float" office:value="-0.00000111555" calcext:value-type="float">
            <text:p>-1.11555E-06</text:p>
          </table:table-cell>
          <table:table-cell table:style-name="ce50" office:value-type="float" office:value="-0.000001055644" calcext:value-type="float">
            <text:p>-1.055644E-06</text:p>
          </table:table-cell>
          <table:table-cell table:style-name="ce50" office:value-type="float" office:value="-0.000001031194" calcext:value-type="float">
            <text:p>-1.031194E-06</text:p>
          </table:table-cell>
          <table:table-cell table:style-name="ce50" office:value-type="float" office:value="-0.0000009289918" calcext:value-type="float">
            <text:p>-9.289918E-07</text:p>
          </table:table-cell>
          <table:table-cell table:style-name="ce50" office:value-type="float" office:value="-0.0000009249115" calcext:value-type="float">
            <text:p>-9.249115E-07</text:p>
          </table:table-cell>
          <table:table-cell table:style-name="ce50" office:value-type="float" office:value="-0.000000857336" calcext:value-type="float">
            <text:p>-8.57336E-07</text:p>
          </table:table-cell>
          <table:table-cell table:style-name="ce50" office:value-type="float" office:value="-0.0000008300501" calcext:value-type="float">
            <text:p>-8.300501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2" office:value-type="float" office:value="-0.0000004207675" calcext:value-type="float">
            <text:p>-4.21E-07</text:p>
          </table:table-cell>
          <table:table-cell table:style-name="ce52" office:value-type="float" office:value="-0.0000003967303" calcext:value-type="float">
            <text:p>-3.97E-07</text:p>
          </table:table-cell>
          <table:table-cell table:style-name="ce52" office:value-type="float" office:value="-0.0000005552111" calcext:value-type="float">
            <text:p>-5.55E-07</text:p>
          </table:table-cell>
          <table:table-cell table:style-name="ce52" office:value-type="float" office:value="-0.0000006204131" calcext:value-type="float">
            <text:p>-6.20E-07</text:p>
          </table:table-cell>
          <table:table-cell table:style-name="ce52" office:value-type="float" office:value="-0.0000007479771" calcext:value-type="float">
            <text:p>-7.48E-07</text:p>
          </table:table-cell>
          <table:table-cell table:style-name="ce52" office:value-type="float" office:value="-0.0000007015069" calcext:value-type="float">
            <text:p>-7.02E-07</text:p>
          </table:table-cell>
          <table:table-cell table:style-name="ce52" office:value-type="float" office:value="-0.0000008679336" calcext:value-type="float">
            <text:p>-8.68E-07</text:p>
          </table:table-cell>
          <table:table-cell table:style-name="ce52" office:value-type="float" office:value="-0.0000008140843" calcext:value-type="float">
            <text:p>-8.14E-07</text:p>
          </table:table-cell>
          <table:table-cell table:style-name="ce52" office:value-type="float" office:value="-0.000001030446" calcext:value-type="float">
            <text:p>-1.03E-06</text:p>
          </table:table-cell>
          <table:table-cell table:style-name="ce52" office:value-type="float" office:value="-0.0000009714131" calcext:value-type="float">
            <text:p>-9.71E-07</text:p>
          </table:table-cell>
          <table:table-cell table:style-name="ce52" office:value-type="float" office:value="-0.000001051965" calcext:value-type="float">
            <text:p>-1.05E-06</text:p>
          </table:table-cell>
          <table:table-cell table:style-name="ce52" office:value-type="float" office:value="-0.000001000306" calcext:value-type="float">
            <text:p>-1.00E-06</text:p>
          </table:table-cell>
          <table:table-cell table:style-name="ce52" office:value-type="float" office:value="-0.000001214421" calcext:value-type="float">
            <text:p>-1.21E-06</text:p>
          </table:table-cell>
          <table:table-cell table:style-name="ce52" office:value-type="float" office:value="-0.000001135363" calcext:value-type="float">
            <text:p>-1.14E-06</text:p>
          </table:table-cell>
          <table:table-cell table:style-name="ce52" office:value-type="float" office:value="-0.000001207921" calcext:value-type="float">
            <text:p>-1.21E-06</text:p>
          </table:table-cell>
          <table:table-cell table:style-name="ce52" office:value-type="float" office:value="-0.000001271576" calcext:value-type="float">
            <text:p>-1.27E-06</text:p>
          </table:table-cell>
          <table:table-cell table:style-name="ce52" office:value-type="float" office:value="-0.000001343155" calcext:value-type="float">
            <text:p>-1.34E-06</text:p>
          </table:table-cell>
          <table:table-cell table:style-name="ce52" office:value-type="float" office:value="-0.000001177533" calcext:value-type="float">
            <text:p>-1.18E-06</text:p>
          </table:table-cell>
          <table:table-cell table:style-name="ce52" office:value-type="float" office:value="-0.000001337798" calcext:value-type="float">
            <text:p>-1.34E-06</text:p>
          </table:table-cell>
          <table:table-cell table:style-name="ce52" office:value-type="float" office:value="-0.000001279013" calcext:value-type="float">
            <text:p>-1.28E-06</text:p>
          </table:table-cell>
          <table:table-cell table:style-name="ce52" office:value-type="float" office:value="-0.000001271341" calcext:value-type="float">
            <text:p>-1.27E-06</text:p>
          </table:table-cell>
          <table:table-cell table:style-name="ce52" office:value-type="float" office:value="-0.000001156494" calcext:value-type="float">
            <text:p>-1.16E-06</text:p>
          </table:table-cell>
          <table:table-cell table:style-name="ce52" office:value-type="float" office:value="-0.000001236798" calcext:value-type="float">
            <text:p>-1.24E-06</text:p>
          </table:table-cell>
          <table:table-cell table:style-name="ce52" office:value-type="float" office:value="-0.000001180384" calcext:value-type="float">
            <text:p>-1.18E-06</text:p>
          </table:table-cell>
          <table:table-cell table:style-name="ce52" office:value-type="float" office:value="-0.000001080889" calcext:value-type="float">
            <text:p>-1.08E-06</text:p>
          </table:table-cell>
          <table:table-cell table:style-name="ce52" office:value-type="float" office:value="-0.0000009928044" calcext:value-type="float">
            <text:p>-9.93E-07</text:p>
          </table:table-cell>
          <table:table-cell table:style-name="ce52" office:value-type="float" office:value="-0.000001027811" calcext:value-type="float">
            <text:p>-1.03E-06</text:p>
          </table:table-cell>
          <table:table-cell table:style-name="ce52" office:value-type="float" office:value="-0.000001010566" calcext:value-type="float">
            <text:p>-1.01E-06</text:p>
          </table:table-cell>
          <table:table-cell table:style-name="ce52" office:value-type="float" office:value="-0.0000009064869" calcext:value-type="float">
            <text:p>-9.06E-07</text:p>
          </table:table-cell>
          <table:table-cell table:style-name="ce52" office:value-type="float" office:value="-0.0000008928469" calcext:value-type="float">
            <text:p>-8.93E-07</text:p>
          </table:table-cell>
          <table:table-cell table:style-name="ce52" office:value-type="float" office:value="-0.0000009037384" calcext:value-type="float">
            <text:p>-9.04E-07</text:p>
          </table:table-cell>
          <table:table-cell table:style-name="ce52" office:value-type="float" office:value="-0.0000008" calcext:value-type="float">
            <text:p>-8.00E-07</text:p>
          </table:table-cell>
          <table:table-cell office:value-type="string" calcext:value-type="string">
            <text:p>Getimage1 – after fix,image seems ok</text:p>
          </table:table-cell>
          <table:table-cell table:number-columns-repeated="34"/>
        </table:table-row>
        <table:table-row table:style-name="ro1">
          <table:table-cell table:style-name="ce52" office:value-type="float" office:value="-0.0000004518903" calcext:value-type="float">
            <text:p>-4.52E-07</text:p>
          </table:table-cell>
          <table:table-cell table:style-name="ce52" office:value-type="float" office:value="-0.0000004778265" calcext:value-type="float">
            <text:p>-4.78E-07</text:p>
          </table:table-cell>
          <table:table-cell table:style-name="ce52" office:value-type="float" office:value="-0.0000006273696" calcext:value-type="float">
            <text:p>-6.27E-07</text:p>
          </table:table-cell>
          <table:table-cell table:style-name="ce52" office:value-type="float" office:value="-0.0000006555848" calcext:value-type="float">
            <text:p>-6.56E-07</text:p>
          </table:table-cell>
          <table:table-cell table:style-name="ce52" office:value-type="float" office:value="-0.0000007626538" calcext:value-type="float">
            <text:p>-7.63E-07</text:p>
          </table:table-cell>
          <table:table-cell table:style-name="ce52" office:value-type="float" office:value="-0.0000007812871" calcext:value-type="float">
            <text:p>-7.81E-07</text:p>
          </table:table-cell>
          <table:table-cell table:style-name="ce52" office:value-type="float" office:value="-0.0000008780231" calcext:value-type="float">
            <text:p>-8.78E-07</text:p>
          </table:table-cell>
          <table:table-cell table:style-name="ce52" office:value-type="float" office:value="-0.0000009304655" calcext:value-type="float">
            <text:p>-9.30E-07</text:p>
          </table:table-cell>
          <table:table-cell table:style-name="ce52" office:value-type="float" office:value="-0.000000954655" calcext:value-type="float">
            <text:p>-9.55E-07</text:p>
          </table:table-cell>
          <table:table-cell table:style-name="ce52" office:value-type="float" office:value="-0.00000101747" calcext:value-type="float">
            <text:p>-1.02E-06</text:p>
          </table:table-cell>
          <table:table-cell table:style-name="ce52" office:value-type="float" office:value="-0.00000106012" calcext:value-type="float">
            <text:p>-1.06E-06</text:p>
          </table:table-cell>
          <table:table-cell table:style-name="ce52" office:value-type="float" office:value="-0.000001211589" calcext:value-type="float">
            <text:p>-1.21E-06</text:p>
          </table:table-cell>
          <table:table-cell table:style-name="ce52" office:value-type="float" office:value="-0.000001176412" calcext:value-type="float">
            <text:p>-1.18E-06</text:p>
          </table:table-cell>
          <table:table-cell table:style-name="ce52" office:value-type="float" office:value="-0.000001183076" calcext:value-type="float">
            <text:p>-1.18E-06</text:p>
          </table:table-cell>
          <table:table-cell table:style-name="ce52" office:value-type="float" office:value="-0.000001311217" calcext:value-type="float">
            <text:p>-1.31E-06</text:p>
          </table:table-cell>
          <table:table-cell table:style-name="ce52" office:value-type="float" office:value="-0.000001348799" calcext:value-type="float">
            <text:p>-1.35E-06</text:p>
          </table:table-cell>
          <table:table-cell table:style-name="ce52" office:value-type="float" office:value="-0.000001303494" calcext:value-type="float">
            <text:p>-1.30E-06</text:p>
          </table:table-cell>
          <table:table-cell table:style-name="ce52" office:value-type="float" office:value="-0.000001413152" calcext:value-type="float">
            <text:p>-1.41E-06</text:p>
          </table:table-cell>
          <table:table-cell table:style-name="ce52" office:value-type="float" office:value="-0.000001394606" calcext:value-type="float">
            <text:p>-1.39E-06</text:p>
          </table:table-cell>
          <table:table-cell table:style-name="ce52" office:value-type="float" office:value="-0.000001224654" calcext:value-type="float">
            <text:p>-1.22E-06</text:p>
          </table:table-cell>
          <table:table-cell table:style-name="ce52" office:value-type="float" office:value="-0.00000132588" calcext:value-type="float">
            <text:p>-1.33E-06</text:p>
          </table:table-cell>
          <table:table-cell table:number-columns-repeated="2" table:style-name="ce52" office:value-type="float" office:value="-0.000001294651" calcext:value-type="float">
            <text:p>-1.29E-06</text:p>
          </table:table-cell>
          <table:table-cell table:style-name="ce52" office:value-type="float" office:value="-0.000001220148" calcext:value-type="float">
            <text:p>-1.22E-06</text:p>
          </table:table-cell>
          <table:table-cell table:style-name="ce52" office:value-type="float" office:value="-0.000001167916" calcext:value-type="float">
            <text:p>-1.17E-06</text:p>
          </table:table-cell>
          <table:table-cell table:style-name="ce52" office:value-type="float" office:value="-0.000001082282" calcext:value-type="float">
            <text:p>-1.08E-06</text:p>
          </table:table-cell>
          <table:table-cell table:style-name="ce52" office:value-type="float" office:value="-0.00000103165" calcext:value-type="float">
            <text:p>-1.03E-06</text:p>
          </table:table-cell>
          <table:table-cell table:style-name="ce52" office:value-type="float" office:value="-0.000001003232" calcext:value-type="float">
            <text:p>-1.00E-06</text:p>
          </table:table-cell>
          <table:table-cell table:style-name="ce52" office:value-type="float" office:value="-0.0000009501022" calcext:value-type="float">
            <text:p>-9.50E-07</text:p>
          </table:table-cell>
          <table:table-cell table:style-name="ce52" office:value-type="float" office:value="-0.0000009050638" calcext:value-type="float">
            <text:p>-9.05E-07</text:p>
          </table:table-cell>
          <table:table-cell table:style-name="ce52" office:value-type="float" office:value="-0.0000008073945" calcext:value-type="float">
            <text:p>-8.07E-07</text:p>
          </table:table-cell>
          <table:table-cell table:style-name="ce52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788862" calcext:value-type="float">
            <text:p>-5.79E-07</text:p>
          </table:table-cell>
          <table:table-cell table:style-name="ce52" office:value-type="float" office:value="-0.0000005833977" calcext:value-type="float">
            <text:p>-5.83E-07</text:p>
          </table:table-cell>
          <table:table-cell table:style-name="ce52" office:value-type="float" office:value="-0.0000007089179" calcext:value-type="float">
            <text:p>-7.09E-07</text:p>
          </table:table-cell>
          <table:table-cell table:style-name="ce52" office:value-type="float" office:value="-0.0000007090194" calcext:value-type="float">
            <text:p>-7.09E-07</text:p>
          </table:table-cell>
          <table:table-cell table:style-name="ce52" office:value-type="float" office:value="-0.000000868145" calcext:value-type="float">
            <text:p>-8.68E-07</text:p>
          </table:table-cell>
          <table:table-cell table:style-name="ce52" office:value-type="float" office:value="-0.0000008318111" calcext:value-type="float">
            <text:p>-8.32E-07</text:p>
          </table:table-cell>
          <table:table-cell table:style-name="ce52" office:value-type="float" office:value="-0.0000009994657" calcext:value-type="float">
            <text:p>-9.99E-07</text:p>
          </table:table-cell>
          <table:table-cell table:style-name="ce52" office:value-type="float" office:value="-0.0000009964614" calcext:value-type="float">
            <text:p>-9.96E-07</text:p>
          </table:table-cell>
          <table:table-cell table:style-name="ce52" office:value-type="float" office:value="-0.000001151913" calcext:value-type="float">
            <text:p>-1.15E-06</text:p>
          </table:table-cell>
          <table:table-cell table:style-name="ce52" office:value-type="float" office:value="-0.000001107883" calcext:value-type="float">
            <text:p>-1.11E-06</text:p>
          </table:table-cell>
          <table:table-cell table:style-name="ce52" office:value-type="float" office:value="-0.00000124491" calcext:value-type="float">
            <text:p>-1.24E-06</text:p>
          </table:table-cell>
          <table:table-cell table:style-name="ce52" office:value-type="float" office:value="-0.000001133442" calcext:value-type="float">
            <text:p>-1.13E-06</text:p>
          </table:table-cell>
          <table:table-cell table:style-name="ce52" office:value-type="float" office:value="-0.000001358893" calcext:value-type="float">
            <text:p>-1.36E-06</text:p>
          </table:table-cell>
          <table:table-cell table:style-name="ce52" office:value-type="float" office:value="-0.000001347463" calcext:value-type="float">
            <text:p>-1.35E-06</text:p>
          </table:table-cell>
          <table:table-cell table:style-name="ce52" office:value-type="float" office:value="-0.000001398606" calcext:value-type="float">
            <text:p>-1.40E-06</text:p>
          </table:table-cell>
          <table:table-cell table:style-name="ce52" office:value-type="float" office:value="-0.00000132009" calcext:value-type="float">
            <text:p>-1.32E-06</text:p>
          </table:table-cell>
          <table:table-cell table:style-name="ce52" office:value-type="float" office:value="-0.000001352832" calcext:value-type="float">
            <text:p>-1.35E-06</text:p>
          </table:table-cell>
          <table:table-cell table:style-name="ce52" office:value-type="float" office:value="-0.000001419967" calcext:value-type="float">
            <text:p>-1.42E-06</text:p>
          </table:table-cell>
          <table:table-cell table:style-name="ce52" office:value-type="float" office:value="-0.000001409756" calcext:value-type="float">
            <text:p>-1.41E-06</text:p>
          </table:table-cell>
          <table:table-cell table:style-name="ce52" office:value-type="float" office:value="-0.000001375925" calcext:value-type="float">
            <text:p>-1.38E-06</text:p>
          </table:table-cell>
          <table:table-cell table:style-name="ce52" office:value-type="float" office:value="-0.000001398311" calcext:value-type="float">
            <text:p>-1.40E-06</text:p>
          </table:table-cell>
          <table:table-cell table:style-name="ce52" office:value-type="float" office:value="-0.00000129294" calcext:value-type="float">
            <text:p>-1.29E-06</text:p>
          </table:table-cell>
          <table:table-cell table:style-name="ce52" office:value-type="float" office:value="-0.000001287239" calcext:value-type="float">
            <text:p>-1.29E-06</text:p>
          </table:table-cell>
          <table:table-cell table:style-name="ce52" office:value-type="float" office:value="-0.000001311428" calcext:value-type="float">
            <text:p>-1.31E-06</text:p>
          </table:table-cell>
          <table:table-cell table:style-name="ce52" office:value-type="float" office:value="-0.000001276712" calcext:value-type="float">
            <text:p>-1.28E-06</text:p>
          </table:table-cell>
          <table:table-cell table:style-name="ce52" office:value-type="float" office:value="-0.00000126465" calcext:value-type="float">
            <text:p>-1.26E-06</text:p>
          </table:table-cell>
          <table:table-cell table:style-name="ce52" office:value-type="float" office:value="-0.000001068387" calcext:value-type="float">
            <text:p>-1.07E-06</text:p>
          </table:table-cell>
          <table:table-cell table:style-name="ce52" office:value-type="float" office:value="-0.000001106198" calcext:value-type="float">
            <text:p>-1.11E-06</text:p>
          </table:table-cell>
          <table:table-cell table:style-name="ce52" office:value-type="float" office:value="-0.000001042513" calcext:value-type="float">
            <text:p>-1.04E-06</text:p>
          </table:table-cell>
          <table:table-cell table:style-name="ce52" office:value-type="float" office:value="-0.0000009535415" calcext:value-type="float">
            <text:p>-9.54E-07</text:p>
          </table:table-cell>
          <table:table-cell table:style-name="ce52" office:value-type="float" office:value="-0.0000008729061" calcext:value-type="float">
            <text:p>-8.73E-07</text:p>
          </table:table-cell>
          <table:table-cell table:style-name="ce52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317949" calcext:value-type="float">
            <text:p>-5.32E-07</text:p>
          </table:table-cell>
          <table:table-cell table:style-name="ce52" office:value-type="float" office:value="-0.0000006520374" calcext:value-type="float">
            <text:p>-6.52E-07</text:p>
          </table:table-cell>
          <table:table-cell table:style-name="ce52" office:value-type="float" office:value="-0.0000007524314" calcext:value-type="float">
            <text:p>-7.52E-07</text:p>
          </table:table-cell>
          <table:table-cell table:style-name="ce52" office:value-type="float" office:value="-0.0000007832199" calcext:value-type="float">
            <text:p>-7.83E-07</text:p>
          </table:table-cell>
          <table:table-cell table:style-name="ce52" office:value-type="float" office:value="-0.0000008774851" calcext:value-type="float">
            <text:p>-8.77E-07</text:p>
          </table:table-cell>
          <table:table-cell table:style-name="ce52" office:value-type="float" office:value="-0.0000009163484" calcext:value-type="float">
            <text:p>-9.16E-07</text:p>
          </table:table-cell>
          <table:table-cell table:style-name="ce52" office:value-type="float" office:value="-0.0000009691147" calcext:value-type="float">
            <text:p>-9.69E-07</text:p>
          </table:table-cell>
          <table:table-cell table:style-name="ce52" office:value-type="float" office:value="-0.000001037043" calcext:value-type="float">
            <text:p>-1.04E-06</text:p>
          </table:table-cell>
          <table:table-cell table:style-name="ce52" office:value-type="float" office:value="-0.000001162458" calcext:value-type="float">
            <text:p>-1.16E-06</text:p>
          </table:table-cell>
          <table:table-cell table:style-name="ce52" office:value-type="float" office:value="-0.000001113694" calcext:value-type="float">
            <text:p>-1.11E-06</text:p>
          </table:table-cell>
          <table:table-cell table:style-name="ce52" office:value-type="float" office:value="-0.000001175212" calcext:value-type="float">
            <text:p>-1.18E-06</text:p>
          </table:table-cell>
          <table:table-cell table:style-name="ce52" office:value-type="float" office:value="-0.000001272832" calcext:value-type="float">
            <text:p>-1.27E-06</text:p>
          </table:table-cell>
          <table:table-cell table:style-name="ce52" office:value-type="float" office:value="-0.000001309113" calcext:value-type="float">
            <text:p>-1.31E-06</text:p>
          </table:table-cell>
          <table:table-cell table:style-name="ce52" office:value-type="float" office:value="-0.000001400715" calcext:value-type="float">
            <text:p>-1.40E-06</text:p>
          </table:table-cell>
          <table:table-cell table:style-name="ce52" office:value-type="float" office:value="-0.000001420276" calcext:value-type="float">
            <text:p>-1.42E-06</text:p>
          </table:table-cell>
          <table:table-cell table:style-name="ce52" office:value-type="float" office:value="-0.000001411144" calcext:value-type="float">
            <text:p>-1.41E-06</text:p>
          </table:table-cell>
          <table:table-cell table:style-name="ce52" office:value-type="float" office:value="-0.000001359789" calcext:value-type="float">
            <text:p>-1.36E-06</text:p>
          </table:table-cell>
          <table:table-cell table:style-name="ce52" office:value-type="float" office:value="-0.00000141092" calcext:value-type="float">
            <text:p>-1.41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15255" calcext:value-type="float">
            <text:p>-1.42E-06</text:p>
          </table:table-cell>
          <table:table-cell table:style-name="ce52" office:value-type="float" office:value="-0.000001453659" calcext:value-type="float">
            <text:p>-1.45E-06</text:p>
          </table:table-cell>
          <table:table-cell table:style-name="ce52" office:value-type="float" office:value="-0.000001330213" calcext:value-type="float">
            <text:p>-1.33E-06</text:p>
          </table:table-cell>
          <table:table-cell table:style-name="ce52" office:value-type="float" office:value="-0.000001346038" calcext:value-type="float">
            <text:p>-1.35E-06</text:p>
          </table:table-cell>
          <table:table-cell table:style-name="ce52" office:value-type="float" office:value="-0.000001375635" calcext:value-type="float">
            <text:p>-1.38E-06</text:p>
          </table:table-cell>
          <table:table-cell table:style-name="ce52" office:value-type="float" office:value="-0.000001189758" calcext:value-type="float">
            <text:p>-1.19E-06</text:p>
          </table:table-cell>
          <table:table-cell table:style-name="ce52" office:value-type="float" office:value="-0.000001236784" calcext:value-type="float">
            <text:p>-1.24E-06</text:p>
          </table:table-cell>
          <table:table-cell table:style-name="ce52" office:value-type="float" office:value="-0.000001206023" calcext:value-type="float">
            <text:p>-1.21E-06</text:p>
          </table:table-cell>
          <table:table-cell table:style-name="ce52" office:value-type="float" office:value="-0.000001147423" calcext:value-type="float">
            <text:p>-1.15E-06</text:p>
          </table:table-cell>
          <table:table-cell table:style-name="ce52" office:value-type="float" office:value="-0.000001047732" calcext:value-type="float">
            <text:p>-1.05E-06</text:p>
          </table:table-cell>
          <table:table-cell table:style-name="ce52" office:value-type="float" office:value="-0.000001000199" calcext:value-type="float">
            <text:p>-1.00E-06</text:p>
          </table:table-cell>
          <table:table-cell table:style-name="ce52" office:value-type="float" office:value="-0.0000009646213" calcext:value-type="float">
            <text:p>-9.65E-07</text:p>
          </table:table-cell>
          <table:table-cell table:style-name="ce52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503871" calcext:value-type="float">
            <text:p>-7.50E-07</text:p>
          </table:table-cell>
          <table:table-cell table:style-name="ce52" office:value-type="float" office:value="-0.0000006152447" calcext:value-type="float">
            <text:p>-6.15E-07</text:p>
          </table:table-cell>
          <table:table-cell table:style-name="ce52" office:value-type="float" office:value="-0.0000007800966" calcext:value-type="float">
            <text:p>-7.80E-07</text:p>
          </table:table-cell>
          <table:table-cell table:style-name="ce52" office:value-type="float" office:value="-0.0000008324456" calcext:value-type="float">
            <text:p>-8.32E-07</text:p>
          </table:table-cell>
          <table:table-cell table:style-name="ce52" office:value-type="float" office:value="-0.0000009630286" calcext:value-type="float">
            <text:p>-9.63E-07</text:p>
          </table:table-cell>
          <table:table-cell table:style-name="ce52" office:value-type="float" office:value="-0.0000008662025" calcext:value-type="float">
            <text:p>-8.66E-07</text:p>
          </table:table-cell>
          <table:table-cell table:style-name="ce52" office:value-type="float" office:value="-0.000001153224" calcext:value-type="float">
            <text:p>-1.15E-06</text:p>
          </table:table-cell>
          <table:table-cell table:style-name="ce52" office:value-type="float" office:value="-0.000001125023" calcext:value-type="float">
            <text:p>-1.13E-06</text:p>
          </table:table-cell>
          <table:table-cell table:style-name="ce52" office:value-type="float" office:value="-0.000001239936" calcext:value-type="float">
            <text:p>-1.24E-06</text:p>
          </table:table-cell>
          <table:table-cell table:style-name="ce52" office:value-type="float" office:value="-0.000001221891" calcext:value-type="float">
            <text:p>-1.22E-06</text:p>
          </table:table-cell>
          <table:table-cell table:style-name="ce52" office:value-type="float" office:value="-0.000001264025" calcext:value-type="float">
            <text:p>-1.26E-06</text:p>
          </table:table-cell>
          <table:table-cell table:style-name="ce52" office:value-type="float" office:value="-0.000001416854" calcext:value-type="float">
            <text:p>-1.42E-06</text:p>
          </table:table-cell>
          <table:table-cell table:style-name="ce52" office:value-type="float" office:value="-0.000001369379" calcext:value-type="float">
            <text:p>-1.37E-06</text:p>
          </table:table-cell>
          <table:table-cell table:style-name="ce52" office:value-type="float" office:value="-0.000001436674" calcext:value-type="float">
            <text:p>-1.44E-06</text:p>
          </table:table-cell>
          <table:table-cell table:style-name="ce52" office:value-type="float" office:value="-0.00000150437" calcext:value-type="float">
            <text:p>-1.50E-06</text:p>
          </table:table-cell>
          <table:table-cell table:style-name="ce52" office:value-type="float" office:value="-0.000001478103" calcext:value-type="float">
            <text:p>-1.48E-06</text:p>
          </table:table-cell>
          <table:table-cell table:style-name="ce52" office:value-type="float" office:value="-0.00000159443" calcext:value-type="float">
            <text:p>-1.59E-06</text:p>
          </table:table-cell>
          <table:table-cell table:style-name="ce52" office:value-type="float" office:value="-0.000001376818" calcext:value-type="float">
            <text:p>-1.38E-06</text:p>
          </table:table-cell>
          <table:table-cell table:style-name="ce52" office:value-type="float" office:value="-0.00000150491" calcext:value-type="float">
            <text:p>-1.50E-06</text:p>
          </table:table-cell>
          <table:table-cell table:style-name="ce52" office:value-type="float" office:value="-0.000001479016" calcext:value-type="float">
            <text:p>-1.48E-06</text:p>
          </table:table-cell>
          <table:table-cell table:style-name="ce52" office:value-type="float" office:value="-0.000001444697" calcext:value-type="float">
            <text:p>-1.44E-06</text:p>
          </table:table-cell>
          <table:table-cell table:style-name="ce52" office:value-type="float" office:value="-0.00000143725" calcext:value-type="float">
            <text:p>-1.44E-06</text:p>
          </table:table-cell>
          <table:table-cell table:style-name="ce52" office:value-type="float" office:value="-0.000001335539" calcext:value-type="float">
            <text:p>-1.34E-06</text:p>
          </table:table-cell>
          <table:table-cell table:style-name="ce52" office:value-type="float" office:value="-0.000001330669" calcext:value-type="float">
            <text:p>-1.33E-06</text:p>
          </table:table-cell>
          <table:table-cell table:style-name="ce52" office:value-type="float" office:value="-0.000001324877" calcext:value-type="float">
            <text:p>-1.32E-06</text:p>
          </table:table-cell>
          <table:table-cell table:style-name="ce52" office:value-type="float" office:value="-0.000001281358" calcext:value-type="float">
            <text:p>-1.28E-06</text:p>
          </table:table-cell>
          <table:table-cell table:style-name="ce52" office:value-type="float" office:value="-0.000001206025" calcext:value-type="float">
            <text:p>-1.21E-06</text:p>
          </table:table-cell>
          <table:table-cell table:style-name="ce52" office:value-type="float" office:value="-0.000001261952" calcext:value-type="float">
            <text:p>-1.26E-06</text:p>
          </table:table-cell>
          <table:table-cell table:style-name="ce52" office:value-type="float" office:value="-0.000001081294" calcext:value-type="float">
            <text:p>-1.08E-06</text:p>
          </table:table-cell>
          <table:table-cell table:style-name="ce52" office:value-type="float" office:value="-0.0000009823003" calcext:value-type="float">
            <text:p>-9.82E-07</text:p>
          </table:table-cell>
          <table:table-cell table:style-name="ce52" office:value-type="float" office:value="-0.0000009930862" calcext:value-type="float">
            <text:p>-9.93E-07</text:p>
          </table:table-cell>
          <table:table-cell table:style-name="ce52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983011" calcext:value-type="float">
            <text:p>-6.98E-07</text:p>
          </table:table-cell>
          <table:table-cell table:style-name="ce52" office:value-type="float" office:value="-0.0000007161137" calcext:value-type="float">
            <text:p>-7.16E-07</text:p>
          </table:table-cell>
          <table:table-cell table:style-name="ce52" office:value-type="float" office:value="-0.000000831435" calcext:value-type="float">
            <text:p>-8.31E-07</text:p>
          </table:table-cell>
          <table:table-cell table:style-name="ce52" office:value-type="float" office:value="-0.0000008710588" calcext:value-type="float">
            <text:p>-8.71E-07</text:p>
          </table:table-cell>
          <table:table-cell table:style-name="ce52" office:value-type="float" office:value="-0.0000009363001" calcext:value-type="float">
            <text:p>-9.36E-07</text:p>
          </table:table-cell>
          <table:table-cell table:style-name="ce52" office:value-type="float" office:value="-0.0000009477351" calcext:value-type="float">
            <text:p>-9.48E-07</text:p>
          </table:table-cell>
          <table:table-cell table:style-name="ce52" office:value-type="float" office:value="-0.000001154072" calcext:value-type="float">
            <text:p>-1.15E-06</text:p>
          </table:table-cell>
          <table:table-cell table:style-name="ce52" office:value-type="float" office:value="-0.000001174611" calcext:value-type="float">
            <text:p>-1.17E-06</text:p>
          </table:table-cell>
          <table:table-cell table:style-name="ce52" office:value-type="float" office:value="-0.000001242867" calcext:value-type="float">
            <text:p>-1.24E-06</text:p>
          </table:table-cell>
          <table:table-cell table:style-name="ce52" office:value-type="float" office:value="-0.000001267667" calcext:value-type="float">
            <text:p>-1.27E-06</text:p>
          </table:table-cell>
          <table:table-cell table:style-name="ce52" office:value-type="float" office:value="-0.000001310635" calcext:value-type="float">
            <text:p>-1.31E-06</text:p>
          </table:table-cell>
          <table:table-cell table:style-name="ce52" office:value-type="float" office:value="-0.0000013" calcext:value-type="float">
            <text:p>-1.30E-06</text:p>
          </table:table-cell>
          <table:table-cell table:style-name="ce52" office:value-type="float" office:value="-0.000001319626" calcext:value-type="float">
            <text:p>-1.32E-06</text:p>
          </table:table-cell>
          <table:table-cell table:style-name="ce52" office:value-type="float" office:value="-0.000001434731" calcext:value-type="float">
            <text:p>-1.43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082" calcext:value-type="float">
            <text:p>-1.41E-06</text:p>
          </table:table-cell>
          <table:table-cell table:style-name="ce52" office:value-type="float" office:value="-0.000001509511" calcext:value-type="float">
            <text:p>-1.51E-06</text:p>
          </table:table-cell>
          <table:table-cell table:style-name="ce52" office:value-type="float" office:value="-0.000001578037" calcext:value-type="float">
            <text:p>-1.58E-06</text:p>
          </table:table-cell>
          <table:table-cell table:style-name="ce52" office:value-type="float" office:value="-0.000001508002" calcext:value-type="float">
            <text:p>-1.51E-06</text:p>
          </table:table-cell>
          <table:table-cell table:style-name="ce52" office:value-type="float" office:value="-0.000001533647" calcext:value-type="float">
            <text:p>-1.53E-06</text:p>
          </table:table-cell>
          <table:table-cell table:style-name="ce52" office:value-type="float" office:value="-0.000001395938" calcext:value-type="float">
            <text:p>-1.40E-06</text:p>
          </table:table-cell>
          <table:table-cell table:style-name="ce52" office:value-type="float" office:value="-0.000001331085" calcext:value-type="float">
            <text:p>-1.33E-06</text:p>
          </table:table-cell>
          <table:table-cell table:style-name="ce52" office:value-type="float" office:value="-0.000001446005" calcext:value-type="float">
            <text:p>-1.45E-06</text:p>
          </table:table-cell>
          <table:table-cell table:style-name="ce52" office:value-type="float" office:value="-0.000001125104" calcext:value-type="float">
            <text:p>-1.13E-06</text:p>
          </table:table-cell>
          <table:table-cell table:style-name="ce52" office:value-type="float" office:value="-0.000001322231" calcext:value-type="float">
            <text:p>-1.32E-06</text:p>
          </table:table-cell>
          <table:table-cell table:style-name="ce52" office:value-type="float" office:value="-0.000001199271" calcext:value-type="float">
            <text:p>-1.20E-06</text:p>
          </table:table-cell>
          <table:table-cell table:style-name="ce52" office:value-type="float" office:value="-0.000001267214" calcext:value-type="float">
            <text:p>-1.27E-06</text:p>
          </table:table-cell>
          <table:table-cell table:style-name="ce52" office:value-type="float" office:value="-0.000001251858" calcext:value-type="float">
            <text:p>-1.25E-06</text:p>
          </table:table-cell>
          <table:table-cell table:style-name="ce52" office:value-type="float" office:value="-0.000001166454" calcext:value-type="float">
            <text:p>-1.17E-06</text:p>
          </table:table-cell>
          <table:table-cell table:style-name="ce52" office:value-type="float" office:value="-0.000001067421" calcext:value-type="float">
            <text:p>-1.07E-06</text:p>
          </table:table-cell>
          <table:table-cell table:style-name="ce52" office:value-type="float" office:value="-0.000001040745" calcext:value-type="float">
            <text:p>-1.04E-06</text:p>
          </table:table-cell>
          <table:table-cell table:style-name="ce52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488923" calcext:value-type="float">
            <text:p>-8.49E-07</text:p>
          </table:table-cell>
          <table:table-cell table:style-name="ce52" office:value-type="float" office:value="-0.0000006795828" calcext:value-type="float">
            <text:p>-6.80E-07</text:p>
          </table:table-cell>
          <table:table-cell table:style-name="ce52" office:value-type="float" office:value="-0.0000009320103" calcext:value-type="float">
            <text:p>-9.32E-07</text:p>
          </table:table-cell>
          <table:table-cell table:style-name="ce52" office:value-type="float" office:value="-0.0000009312803" calcext:value-type="float">
            <text:p>-9.31E-07</text:p>
          </table:table-cell>
          <table:table-cell table:style-name="ce52" office:value-type="float" office:value="-0.000000995459" calcext:value-type="float">
            <text:p>-9.95E-07</text:p>
          </table:table-cell>
          <table:table-cell table:style-name="ce52" office:value-type="float" office:value="-0.000001067499" calcext:value-type="float">
            <text:p>-1.07E-06</text:p>
          </table:table-cell>
          <table:table-cell table:style-name="ce52" office:value-type="float" office:value="-0.00000118375" calcext:value-type="float">
            <text:p>-1.18E-06</text:p>
          </table:table-cell>
          <table:table-cell table:style-name="ce52" office:value-type="float" office:value="-0.000001371337" calcext:value-type="float">
            <text:p>-1.37E-06</text:p>
          </table:table-cell>
          <table:table-cell table:style-name="ce52" office:value-type="float" office:value="-0.000001313398" calcext:value-type="float">
            <text:p>-1.31E-06</text:p>
          </table:table-cell>
          <table:table-cell table:style-name="ce52" office:value-type="float" office:value="-0.000001199405" calcext:value-type="float">
            <text:p>-1.20E-06</text:p>
          </table:table-cell>
          <table:table-cell table:style-name="ce52" office:value-type="float" office:value="-0.000001488215" calcext:value-type="float">
            <text:p>-1.49E-06</text:p>
          </table:table-cell>
          <table:table-cell table:style-name="ce52" office:value-type="float" office:value="-0.000001429326" calcext:value-type="float">
            <text:p>-1.43E-06</text:p>
          </table:table-cell>
          <table:table-cell table:style-name="ce52" office:value-type="float" office:value="-0.0000015469" calcext:value-type="float">
            <text:p>-1.55E-06</text:p>
          </table:table-cell>
          <table:table-cell table:style-name="ce52" office:value-type="float" office:value="-0.000001432644" calcext:value-type="float">
            <text:p>-1.43E-06</text:p>
          </table:table-cell>
          <table:table-cell table:style-name="ce52" office:value-type="float" office:value="-0.000001604563" calcext:value-type="float">
            <text:p>-1.60E-06</text:p>
          </table:table-cell>
          <table:table-cell table:style-name="ce52" office:value-type="float" office:value="-0.000001526084" calcext:value-type="float">
            <text:p>-1.53E-06</text:p>
          </table:table-cell>
          <table:table-cell table:style-name="ce52" office:value-type="float" office:value="-0.0000015498" calcext:value-type="float">
            <text:p>-1.55E-06</text:p>
          </table:table-cell>
          <table:table-cell table:style-name="ce52" office:value-type="float" office:value="-0.000001552394" calcext:value-type="float">
            <text:p>-1.55E-06</text:p>
          </table:table-cell>
          <table:table-cell table:style-name="ce52" office:value-type="float" office:value="-0.00000146322" calcext:value-type="float">
            <text:p>-1.46E-06</text:p>
          </table:table-cell>
          <table:table-cell table:style-name="ce52" office:value-type="float" office:value="-0.000001465824" calcext:value-type="float">
            <text:p>-1.47E-06</text:p>
          </table:table-cell>
          <table:table-cell table:style-name="ce52" office:value-type="float" office:value="-0.000001133826" calcext:value-type="float">
            <text:p>-1.13E-06</text:p>
          </table:table-cell>
          <table:table-cell table:style-name="ce52" office:value-type="float" office:value="-0.000001246412" calcext:value-type="float">
            <text:p>-1.25E-06</text:p>
          </table:table-cell>
          <table:table-cell table:style-name="ce52" office:value-type="float" office:value="-0.0000007737948" calcext:value-type="float">
            <text:p>-7.74E-07</text:p>
          </table:table-cell>
          <table:table-cell table:style-name="ce52" office:value-type="float" office:value="-0.000001189411" calcext:value-type="float">
            <text:p>-1.19E-06</text:p>
          </table:table-cell>
          <table:table-cell table:style-name="ce52" office:value-type="float" office:value="-0.000001268648" calcext:value-type="float">
            <text:p>-1.27E-06</text:p>
          </table:table-cell>
          <table:table-cell table:style-name="ce52" office:value-type="float" office:value="-0.00000129957" calcext:value-type="float">
            <text:p>-1.30E-06</text:p>
          </table:table-cell>
          <table:table-cell table:style-name="ce52" office:value-type="float" office:value="-0.000001299124" calcext:value-type="float">
            <text:p>-1.30E-06</text:p>
          </table:table-cell>
          <table:table-cell table:style-name="ce52" office:value-type="float" office:value="-0.000001242713" calcext:value-type="float">
            <text:p>-1.24E-06</text:p>
          </table:table-cell>
          <table:table-cell table:style-name="ce52" office:value-type="float" office:value="-0.000001162972" calcext:value-type="float">
            <text:p>-1.16E-06</text:p>
          </table:table-cell>
          <table:table-cell table:style-name="ce52" office:value-type="float" office:value="-0.000001156022" calcext:value-type="float">
            <text:p>-1.16E-06</text:p>
          </table:table-cell>
          <table:table-cell table:style-name="ce52" office:value-type="float" office:value="-0.000001074794" calcext:value-type="float">
            <text:p>-1.07E-06</text:p>
          </table:table-cell>
          <table:table-cell table:style-name="ce52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6307" calcext:value-type="float">
            <text:p>-7.78E-07</text:p>
          </table:table-cell>
          <table:table-cell table:style-name="ce52" office:value-type="float" office:value="-0.0000008185757" calcext:value-type="float">
            <text:p>-8.19E-07</text:p>
          </table:table-cell>
          <table:table-cell table:style-name="ce52" office:value-type="float" office:value="-0.000000865578" calcext:value-type="float">
            <text:p>-8.66E-07</text:p>
          </table:table-cell>
          <table:table-cell table:style-name="ce52" office:value-type="float" office:value="-0.0000009133716" calcext:value-type="float">
            <text:p>-9.13E-07</text:p>
          </table:table-cell>
          <table:table-cell table:style-name="ce52" office:value-type="float" office:value="-0.000001035556" calcext:value-type="float">
            <text:p>-1.04E-06</text:p>
          </table:table-cell>
          <table:table-cell table:style-name="ce52" office:value-type="float" office:value="-0.000001077917" calcext:value-type="float">
            <text:p>-1.08E-06</text:p>
          </table:table-cell>
          <table:table-cell table:style-name="ce52" office:value-type="float" office:value="-0.000001228179" calcext:value-type="float">
            <text:p>-1.23E-06</text:p>
          </table:table-cell>
          <table:table-cell table:style-name="ce52" office:value-type="float" office:value="-0.000001264241" calcext:value-type="float">
            <text:p>-1.26E-06</text:p>
          </table:table-cell>
          <table:table-cell table:style-name="ce52" office:value-type="float" office:value="-0.000001371233" calcext:value-type="float">
            <text:p>-1.37E-06</text:p>
          </table:table-cell>
          <table:table-cell table:style-name="ce52" office:value-type="float" office:value="-0.000001344731" calcext:value-type="float">
            <text:p>-1.34E-06</text:p>
          </table:table-cell>
          <table:table-cell table:style-name="ce52" office:value-type="float" office:value="-0.000001438984" calcext:value-type="float">
            <text:p>-1.44E-06</text:p>
          </table:table-cell>
          <table:table-cell table:style-name="ce52" office:value-type="float" office:value="-0.000001515987" calcext:value-type="float">
            <text:p>-1.52E-06</text:p>
          </table:table-cell>
          <table:table-cell table:style-name="ce52" office:value-type="float" office:value="-0.000001507504" calcext:value-type="float">
            <text:p>-1.51E-06</text:p>
          </table:table-cell>
          <table:table-cell table:style-name="ce52" office:value-type="float" office:value="-0.000001527073" calcext:value-type="float">
            <text:p>-1.53E-06</text:p>
          </table:table-cell>
          <table:table-cell table:style-name="ce52" office:value-type="float" office:value="-0.000001605728" calcext:value-type="float">
            <text:p>-1.61E-06</text:p>
          </table:table-cell>
          <table:table-cell table:style-name="ce52" office:value-type="float" office:value="-0.000001563952" calcext:value-type="float">
            <text:p>-1.56E-06</text:p>
          </table:table-cell>
          <table:table-cell table:style-name="ce52" office:value-type="float" office:value="-0.0000015007" calcext:value-type="float">
            <text:p>-1.50E-06</text:p>
          </table:table-cell>
          <table:table-cell table:style-name="ce52" office:value-type="float" office:value="-0.000001493906" calcext:value-type="float">
            <text:p>-1.49E-06</text:p>
          </table:table-cell>
          <table:table-cell table:style-name="ce52" office:value-type="float" office:value="-0.000001507494" calcext:value-type="float">
            <text:p>-1.51E-06</text:p>
          </table:table-cell>
          <table:table-cell table:style-name="ce52" office:value-type="float" office:value="-0.000001204773" calcext:value-type="float">
            <text:p>-1.20E-06</text:p>
          </table:table-cell>
          <table:table-cell table:style-name="ce52" office:value-type="float" office:value="-0.00000107774" calcext:value-type="float">
            <text:p>-1.08E-06</text:p>
          </table:table-cell>
          <table:table-cell table:style-name="ce52" office:value-type="float" office:value="-0.0000007381813" calcext:value-type="float">
            <text:p>-7.38E-07</text:p>
          </table:table-cell>
          <table:table-cell table:style-name="ce52" office:value-type="float" office:value="-0.000001175983" calcext:value-type="float">
            <text:p>-1.18E-06</text:p>
          </table:table-cell>
          <table:table-cell table:style-name="ce52" office:value-type="float" office:value="-0.0000006077031" calcext:value-type="float">
            <text:p>-6.08E-07</text:p>
          </table:table-cell>
          <table:table-cell table:style-name="ce52" office:value-type="float" office:value="-0.000001406044" calcext:value-type="float">
            <text:p>-1.41E-06</text:p>
          </table:table-cell>
          <table:table-cell table:style-name="ce52" office:value-type="float" office:value="-0.000001298711" calcext:value-type="float">
            <text:p>-1.30E-06</text:p>
          </table:table-cell>
          <table:table-cell table:style-name="ce52" office:value-type="float" office:value="-0.000001439266" calcext:value-type="float">
            <text:p>-1.44E-06</text:p>
          </table:table-cell>
          <table:table-cell table:style-name="ce52" office:value-type="float" office:value="-0.000001277291" calcext:value-type="float">
            <text:p>-1.28E-06</text:p>
          </table:table-cell>
          <table:table-cell table:style-name="ce52" office:value-type="float" office:value="-0.000001216933" calcext:value-type="float">
            <text:p>-1.22E-06</text:p>
          </table:table-cell>
          <table:table-cell table:style-name="ce52" office:value-type="float" office:value="-0.000001119078" calcext:value-type="float">
            <text:p>-1.12E-06</text:p>
          </table:table-cell>
          <table:table-cell table:style-name="ce52" office:value-type="float" office:value="-0.000001083723" calcext:value-type="float">
            <text:p>-1.08E-06</text:p>
          </table:table-cell>
          <table:table-cell table:style-name="ce52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9098509" calcext:value-type="float">
            <text:p>-9.10E-07</text:p>
          </table:table-cell>
          <table:table-cell table:style-name="ce52" office:value-type="float" office:value="-0.0000007315268" calcext:value-type="float">
            <text:p>-7.32E-07</text:p>
          </table:table-cell>
          <table:table-cell table:style-name="ce52" office:value-type="float" office:value="-0.000000962373" calcext:value-type="float">
            <text:p>-9.62E-07</text:p>
          </table:table-cell>
          <table:table-cell table:style-name="ce52" office:value-type="float" office:value="-0.000000947629" calcext:value-type="float">
            <text:p>-9.48E-07</text:p>
          </table:table-cell>
          <table:table-cell table:style-name="ce52" office:value-type="float" office:value="-0.000001103046" calcext:value-type="float">
            <text:p>-1.10E-06</text:p>
          </table:table-cell>
          <table:table-cell table:style-name="ce52" office:value-type="float" office:value="-0.000001066485" calcext:value-type="float">
            <text:p>-1.07E-06</text:p>
          </table:table-cell>
          <table:table-cell table:style-name="ce52" office:value-type="float" office:value="-0.000001309327" calcext:value-type="float">
            <text:p>-1.31E-06</text:p>
          </table:table-cell>
          <table:table-cell table:style-name="ce52" office:value-type="float" office:value="-0.000001282942" calcext:value-type="float">
            <text:p>-1.28E-06</text:p>
          </table:table-cell>
          <table:table-cell table:style-name="ce52" office:value-type="float" office:value="-0.000001347377" calcext:value-type="float">
            <text:p>-1.35E-06</text:p>
          </table:table-cell>
          <table:table-cell table:style-name="ce52" office:value-type="float" office:value="-0.000001338907" calcext:value-type="float">
            <text:p>-1.34E-06</text:p>
          </table:table-cell>
          <table:table-cell table:style-name="ce52" office:value-type="float" office:value="-0.000001576948" calcext:value-type="float">
            <text:p>-1.58E-06</text:p>
          </table:table-cell>
          <table:table-cell table:style-name="ce52" office:value-type="float" office:value="-0.000001438336" calcext:value-type="float">
            <text:p>-1.44E-06</text:p>
          </table:table-cell>
          <table:table-cell table:style-name="ce52" office:value-type="float" office:value="-0.00000155499" calcext:value-type="float">
            <text:p>-1.55E-06</text:p>
          </table:table-cell>
          <table:table-cell table:style-name="ce52" office:value-type="float" office:value="-0.000001499616" calcext:value-type="float">
            <text:p>-1.50E-06</text:p>
          </table:table-cell>
          <table:table-cell table:style-name="ce52" office:value-type="float" office:value="-0.000001589166" calcext:value-type="float">
            <text:p>-1.59E-06</text:p>
          </table:table-cell>
          <table:table-cell table:style-name="ce52" office:value-type="float" office:value="-0.000001708619" calcext:value-type="float">
            <text:p>-1.71E-06</text:p>
          </table:table-cell>
          <table:table-cell table:style-name="ce52" office:value-type="float" office:value="-0.000001319967" calcext:value-type="float">
            <text:p>-1.32E-06</text:p>
          </table:table-cell>
          <table:table-cell table:style-name="ce52" office:value-type="float" office:value="-0.000001318348" calcext:value-type="float">
            <text:p>-1.32E-06</text:p>
          </table:table-cell>
          <table:table-cell table:style-name="ce52" office:value-type="float" office:value="-0.0000008206922" calcext:value-type="float">
            <text:p>-8.21E-07</text:p>
          </table:table-cell>
          <table:table-cell table:style-name="ce52" office:value-type="float" office:value="-0.0000007592116" calcext:value-type="float">
            <text:p>-7.59E-07</text:p>
          </table:table-cell>
          <table:table-cell table:style-name="ce52" office:value-type="float" office:value="-0.0000005498205" calcext:value-type="float">
            <text:p>-5.50E-07</text:p>
          </table:table-cell>
          <table:table-cell table:style-name="ce52" office:value-type="float" office:value="-0.0000004426018" calcext:value-type="float">
            <text:p>-4.43E-07</text:p>
          </table:table-cell>
          <table:table-cell table:style-name="ce52" office:value-type="float" office:value="-0.0000003862556" calcext:value-type="float">
            <text:p>-3.86E-07</text:p>
          </table:table-cell>
          <table:table-cell table:style-name="ce52" office:value-type="float" office:value="-0.0000009365393" calcext:value-type="float">
            <text:p>-9.37E-07</text:p>
          </table:table-cell>
          <table:table-cell table:style-name="ce52" office:value-type="float" office:value="-0.0000009440054" calcext:value-type="float">
            <text:p>-9.44E-07</text:p>
          </table:table-cell>
          <table:table-cell table:style-name="ce52" office:value-type="float" office:value="-0.000001280549" calcext:value-type="float">
            <text:p>-1.28E-06</text:p>
          </table:table-cell>
          <table:table-cell table:style-name="ce52" office:value-type="float" office:value="-0.000001216384" calcext:value-type="float">
            <text:p>-1.22E-06</text:p>
          </table:table-cell>
          <table:table-cell table:style-name="ce52" office:value-type="float" office:value="-0.000001356458" calcext:value-type="float">
            <text:p>-1.36E-06</text:p>
          </table:table-cell>
          <table:table-cell table:style-name="ce52" office:value-type="float" office:value="-0.000001203634" calcext:value-type="float">
            <text:p>-1.20E-06</text:p>
          </table:table-cell>
          <table:table-cell table:style-name="ce52" office:value-type="float" office:value="-0.000001130442" calcext:value-type="float">
            <text:p>-1.13E-06</text:p>
          </table:table-cell>
          <table:table-cell table:style-name="ce52" office:value-type="float" office:value="-0.000001081719" calcext:value-type="float">
            <text:p>-1.08E-06</text:p>
          </table:table-cell>
          <table:table-cell table:style-name="ce52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632507" calcext:value-type="float">
            <text:p>-7.63E-07</text:p>
          </table:table-cell>
          <table:table-cell table:style-name="ce52" office:value-type="float" office:value="-0.0000009063986" calcext:value-type="float">
            <text:p>-9.06E-07</text:p>
          </table:table-cell>
          <table:table-cell table:style-name="ce52" office:value-type="float" office:value="-0.0000009606337" calcext:value-type="float">
            <text:p>-9.61E-07</text:p>
          </table:table-cell>
          <table:table-cell table:style-name="ce52" office:value-type="float" office:value="-0.0000009367184" calcext:value-type="float">
            <text:p>-9.37E-07</text:p>
          </table:table-cell>
          <table:table-cell table:style-name="ce52" office:value-type="float" office:value="-0.000001059555" calcext:value-type="float">
            <text:p>-1.06E-06</text:p>
          </table:table-cell>
          <table:table-cell table:style-name="ce52" office:value-type="float" office:value="-0.000001192614" calcext:value-type="float">
            <text:p>-1.19E-06</text:p>
          </table:table-cell>
          <table:table-cell table:style-name="ce52" office:value-type="float" office:value="-0.000001307219" calcext:value-type="float">
            <text:p>-1.31E-06</text:p>
          </table:table-cell>
          <table:table-cell table:style-name="ce52" office:value-type="float" office:value="-0.000001366064" calcext:value-type="float">
            <text:p>-1.37E-06</text:p>
          </table:table-cell>
          <table:table-cell table:style-name="ce52" office:value-type="float" office:value="-0.000001348153" calcext:value-type="float">
            <text:p>-1.35E-06</text:p>
          </table:table-cell>
          <table:table-cell table:style-name="ce52" office:value-type="float" office:value="-0.000001427399" calcext:value-type="float">
            <text:p>-1.43E-06</text:p>
          </table:table-cell>
          <table:table-cell table:style-name="ce52" office:value-type="float" office:value="-0.000001423134" calcext:value-type="float">
            <text:p>-1.42E-06</text:p>
          </table:table-cell>
          <table:table-cell table:style-name="ce52" office:value-type="float" office:value="-0.00000147609" calcext:value-type="float">
            <text:p>-1.48E-06</text:p>
          </table:table-cell>
          <table:table-cell table:style-name="ce52" office:value-type="float" office:value="-0.00000160211" calcext:value-type="float">
            <text:p>-1.60E-06</text:p>
          </table:table-cell>
          <table:table-cell table:style-name="ce52" office:value-type="float" office:value="-0.00000150588" calcext:value-type="float">
            <text:p>-1.51E-06</text:p>
          </table:table-cell>
          <table:table-cell table:style-name="ce52" office:value-type="float" office:value="-0.000001576954" calcext:value-type="float">
            <text:p>-1.58E-06</text:p>
          </table:table-cell>
          <table:table-cell table:style-name="ce52" office:value-type="float" office:value="-0.000001431426" calcext:value-type="float">
            <text:p>-1.43E-06</text:p>
          </table:table-cell>
          <table:table-cell table:style-name="ce52" office:value-type="float" office:value="-0.000001211784" calcext:value-type="float">
            <text:p>-1.21E-06</text:p>
          </table:table-cell>
          <table:table-cell table:style-name="ce52" office:value-type="float" office:value="-0.0000008931541" calcext:value-type="float">
            <text:p>-8.93E-07</text:p>
          </table:table-cell>
          <table:table-cell table:style-name="ce52" office:value-type="float" office:value="-0.0000008079668" calcext:value-type="float">
            <text:p>-8.08E-07</text:p>
          </table:table-cell>
          <table:table-cell table:style-name="ce52" office:value-type="float" office:value="-0.0000003735684" calcext:value-type="float">
            <text:p>-3.74E-07</text:p>
          </table:table-cell>
          <table:table-cell table:style-name="ce52" office:value-type="float" office:value="-0.0000005360968" calcext:value-type="float">
            <text:p>-5.36E-07</text:p>
          </table:table-cell>
          <table:table-cell table:style-name="ce52" office:value-type="float" office:value="-0.0000003766866" calcext:value-type="float">
            <text:p>-3.77E-07</text:p>
          </table:table-cell>
          <table:table-cell table:style-name="ce52" office:value-type="float" office:value="-0.0000005721647" calcext:value-type="float">
            <text:p>-5.72E-07</text:p>
          </table:table-cell>
          <table:table-cell table:style-name="ce52" office:value-type="float" office:value="-0.0000003116346" calcext:value-type="float">
            <text:p>-3.12E-07</text:p>
          </table:table-cell>
          <table:table-cell table:style-name="ce52" office:value-type="float" office:value="-0.000001286806" calcext:value-type="float">
            <text:p>-1.29E-06</text:p>
          </table:table-cell>
          <table:table-cell table:style-name="ce52" office:value-type="float" office:value="-0.0000008851754" calcext:value-type="float">
            <text:p>-8.85E-07</text:p>
          </table:table-cell>
          <table:table-cell table:style-name="ce52" office:value-type="float" office:value="-0.000001351294" calcext:value-type="float">
            <text:p>-1.35E-06</text:p>
          </table:table-cell>
          <table:table-cell table:style-name="ce52" office:value-type="float" office:value="-0.000001233752" calcext:value-type="float">
            <text:p>-1.23E-06</text:p>
          </table:table-cell>
          <table:table-cell table:style-name="ce52" office:value-type="float" office:value="-0.000001330853" calcext:value-type="float">
            <text:p>-1.33E-06</text:p>
          </table:table-cell>
          <table:table-cell table:style-name="ce52" office:value-type="float" office:value="-0.000001211119" calcext:value-type="float">
            <text:p>-1.21E-06</text:p>
          </table:table-cell>
          <table:table-cell table:style-name="ce52" office:value-type="float" office:value="-0.000001124706" calcext:value-type="float">
            <text:p>-1.12E-06</text:p>
          </table:table-cell>
          <table:table-cell table:style-name="ce52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229308" calcext:value-type="float">
            <text:p>-8.23E-07</text:p>
          </table:table-cell>
          <table:table-cell table:style-name="ce52" office:value-type="float" office:value="-0.0000007734847" calcext:value-type="float">
            <text:p>-7.73E-07</text:p>
          </table:table-cell>
          <table:table-cell table:style-name="ce52" office:value-type="float" office:value="-0.0000009607065" calcext:value-type="float">
            <text:p>-9.61E-07</text:p>
          </table:table-cell>
          <table:table-cell table:style-name="ce52" office:value-type="float" office:value="-0.0000009573826" calcext:value-type="float">
            <text:p>-9.57E-07</text:p>
          </table:table-cell>
          <table:table-cell table:style-name="ce52" office:value-type="float" office:value="-0.00000112969" calcext:value-type="float">
            <text:p>-1.13E-06</text:p>
          </table:table-cell>
          <table:table-cell table:style-name="ce52" office:value-type="float" office:value="-0.000001070877" calcext:value-type="float">
            <text:p>-1.07E-06</text:p>
          </table:table-cell>
          <table:table-cell table:style-name="ce52" office:value-type="float" office:value="-0.000001311331" calcext:value-type="float">
            <text:p>-1.31E-06</text:p>
          </table:table-cell>
          <table:table-cell table:style-name="ce52" office:value-type="float" office:value="-0.000001302787" calcext:value-type="float">
            <text:p>-1.30E-06</text:p>
          </table:table-cell>
          <table:table-cell table:style-name="ce52" office:value-type="float" office:value="-0.000001467068" calcext:value-type="float">
            <text:p>-1.47E-06</text:p>
          </table:table-cell>
          <table:table-cell table:style-name="ce52" office:value-type="float" office:value="-0.000001435717" calcext:value-type="float">
            <text:p>-1.44E-06</text:p>
          </table:table-cell>
          <table:table-cell table:style-name="ce52" office:value-type="float" office:value="-0.000001490759" calcext:value-type="float">
            <text:p>-1.49E-06</text:p>
          </table:table-cell>
          <table:table-cell table:style-name="ce52" office:value-type="float" office:value="-0.000001544999" calcext:value-type="float">
            <text:p>-1.54E-06</text:p>
          </table:table-cell>
          <table:table-cell table:style-name="ce52" office:value-type="float" office:value="-0.0000015552" calcext:value-type="float">
            <text:p>-1.56E-06</text:p>
          </table:table-cell>
          <table:table-cell table:style-name="ce52" office:value-type="float" office:value="-0.000001298087" calcext:value-type="float">
            <text:p>-1.30E-06</text:p>
          </table:table-cell>
          <table:table-cell table:style-name="ce52" office:value-type="float" office:value="-0.00000107035" calcext:value-type="float">
            <text:p>-1.07E-06</text:p>
          </table:table-cell>
          <table:table-cell table:style-name="ce52" office:value-type="float" office:value="-0.000001082027" calcext:value-type="float">
            <text:p>-1.08E-06</text:p>
          </table:table-cell>
          <table:table-cell table:style-name="ce52" office:value-type="float" office:value="-0.0000005419519" calcext:value-type="float">
            <text:p>-5.42E-07</text:p>
          </table:table-cell>
          <table:table-cell table:style-name="ce52" office:value-type="float" office:value="-0.0000005560243" calcext:value-type="float">
            <text:p>-5.5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3959362" calcext:value-type="float">
            <text:p>-3.96E-07</text:p>
          </table:table-cell>
          <table:table-cell table:style-name="ce52" office:value-type="float" office:value="-0.0000002991041" calcext:value-type="float">
            <text:p>-2.99E-07</text:p>
          </table:table-cell>
          <table:table-cell table:style-name="ce52" office:value-type="float" office:value="-0.0000003012255" calcext:value-type="float">
            <text:p>-3.01E-07</text:p>
          </table:table-cell>
          <table:table-cell table:style-name="ce52" office:value-type="float" office:value="-0.000000127036" calcext:value-type="float">
            <text:p>-1.27E-07</text:p>
          </table:table-cell>
          <table:table-cell table:style-name="ce52" office:value-type="float" office:value="-0.0000004443388" calcext:value-type="float">
            <text:p>-4.44E-07</text:p>
          </table:table-cell>
          <table:table-cell table:style-name="ce52" office:value-type="float" office:value="-0.0000003823003" calcext:value-type="float">
            <text:p>-3.82E-07</text:p>
          </table:table-cell>
          <table:table-cell table:style-name="ce52" office:value-type="float" office:value="-0.000001159768" calcext:value-type="float">
            <text:p>-1.16E-06</text:p>
          </table:table-cell>
          <table:table-cell table:style-name="ce52" office:value-type="float" office:value="-0.000001144038" calcext:value-type="float">
            <text:p>-1.14E-06</text:p>
          </table:table-cell>
          <table:table-cell table:style-name="ce52" office:value-type="float" office:value="-0.000001258938" calcext:value-type="float">
            <text:p>-1.26E-06</text:p>
          </table:table-cell>
          <table:table-cell table:style-name="ce52" office:value-type="float" office:value="-0.000001162309" calcext:value-type="float">
            <text:p>-1.16E-06</text:p>
          </table:table-cell>
          <table:table-cell table:style-name="ce52" office:value-type="float" office:value="-0.000001145247" calcext:value-type="float">
            <text:p>-1.15E-06</text:p>
          </table:table-cell>
          <table:table-cell table:style-name="ce52" office:value-type="float" office:value="-0.000001070185" calcext:value-type="float">
            <text:p>-1.07E-06</text:p>
          </table:table-cell>
          <table:table-cell table:style-name="ce52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4901" calcext:value-type="float">
            <text:p>-7.77E-07</text:p>
          </table:table-cell>
          <table:table-cell table:style-name="ce52" office:value-type="float" office:value="-0.0000007802989" calcext:value-type="float">
            <text:p>-7.80E-07</text:p>
          </table:table-cell>
          <table:table-cell table:style-name="ce52" office:value-type="float" office:value="-0.0000009673389" calcext:value-type="float">
            <text:p>-9.67E-07</text:p>
          </table:table-cell>
          <table:table-cell table:style-name="ce52" office:value-type="float" office:value="-0.0000009815278" calcext:value-type="float">
            <text:p>-9.82E-07</text:p>
          </table:table-cell>
          <table:table-cell table:style-name="ce52" office:value-type="float" office:value="-0.000001075783" calcext:value-type="float">
            <text:p>-1.08E-06</text:p>
          </table:table-cell>
          <table:table-cell table:style-name="ce52" office:value-type="float" office:value="-0.000001150311" calcext:value-type="float">
            <text:p>-1.15E-06</text:p>
          </table:table-cell>
          <table:table-cell table:style-name="ce52" office:value-type="float" office:value="-0.000001316443" calcext:value-type="float">
            <text:p>-1.32E-06</text:p>
          </table:table-cell>
          <table:table-cell table:style-name="ce52" office:value-type="float" office:value="-0.000001430353" calcext:value-type="float">
            <text:p>-1.43E-06</text:p>
          </table:table-cell>
          <table:table-cell table:style-name="ce52" office:value-type="float" office:value="-0.000001377518" calcext:value-type="float">
            <text:p>-1.38E-06</text:p>
          </table:table-cell>
          <table:table-cell table:style-name="ce52" office:value-type="float" office:value="-0.000001585978" calcext:value-type="float">
            <text:p>-1.59E-06</text:p>
          </table:table-cell>
          <table:table-cell table:style-name="ce52" office:value-type="float" office:value="-0.000001530875" calcext:value-type="float">
            <text:p>-1.53E-06</text:p>
          </table:table-cell>
          <table:table-cell table:style-name="ce52" office:value-type="float" office:value="-0.000001584074" calcext:value-type="float">
            <text:p>-1.58E-06</text:p>
          </table:table-cell>
          <table:table-cell table:style-name="ce52" office:value-type="float" office:value="-0.000001408353" calcext:value-type="float">
            <text:p>-1.41E-06</text:p>
          </table:table-cell>
          <table:table-cell table:style-name="ce52" office:value-type="float" office:value="-0.000001238211" calcext:value-type="float">
            <text:p>-1.24E-06</text:p>
          </table:table-cell>
          <table:table-cell table:style-name="ce52" office:value-type="float" office:value="-0.0000009529933" calcext:value-type="float">
            <text:p>-9.53E-07</text:p>
          </table:table-cell>
          <table:table-cell table:style-name="ce52" office:value-type="float" office:value="-0.0000006477041" calcext:value-type="float">
            <text:p>-6.48E-07</text:p>
          </table:table-cell>
          <table:table-cell table:style-name="ce52" office:value-type="float" office:value="-0.0000005937375" calcext:value-type="float">
            <text:p>-5.94E-07</text:p>
          </table:table-cell>
          <table:table-cell table:style-name="ce52" office:value-type="float" office:value="-0.0000005439018" calcext:value-type="float">
            <text:p>-5.44E-07</text:p>
          </table:table-cell>
          <table:table-cell table:style-name="ce52" office:value-type="float" office:value="-0.0000003326743" calcext:value-type="float">
            <text:p>-3.33E-07</text:p>
          </table:table-cell>
          <table:table-cell table:style-name="ce52" office:value-type="float" office:value="-0.0000003267439" calcext:value-type="float">
            <text:p>-3.27E-07</text:p>
          </table:table-cell>
          <table:table-cell table:style-name="ce52" office:value-type="float" office:value="-0.0000002271358" calcext:value-type="float">
            <text:p>-2.27E-07</text:p>
          </table:table-cell>
          <table:table-cell table:style-name="ce52" office:value-type="float" office:value="-0.0000001191573" calcext:value-type="float">
            <text:p>-1.19E-07</text:p>
          </table:table-cell>
          <table:table-cell table:style-name="ce52" office:value-type="float" office:value="-0.0000002083379" calcext:value-type="float">
            <text:p>-2.08E-07</text:p>
          </table:table-cell>
          <table:table-cell table:style-name="ce52" office:value-type="float" office:value="0.00000008823237" calcext:value-type="float">
            <text:p>8.82E-08</text:p>
          </table:table-cell>
          <table:table-cell table:style-name="ce52" office:value-type="float" office:value="-0.0000009440606" calcext:value-type="float">
            <text:p>-9.44E-07</text:p>
          </table:table-cell>
          <table:table-cell table:style-name="ce52" office:value-type="float" office:value="-0.0000004571997" calcext:value-type="float">
            <text:p>-4.57E-07</text:p>
          </table:table-cell>
          <table:table-cell table:style-name="ce52" office:value-type="float" office:value="-0.000001322047" calcext:value-type="float">
            <text:p>-1.32E-06</text:p>
          </table:table-cell>
          <table:table-cell table:style-name="ce52" office:value-type="float" office:value="-0.000001094271" calcext:value-type="float">
            <text:p>-1.09E-06</text:p>
          </table:table-cell>
          <table:table-cell table:style-name="ce52" office:value-type="float" office:value="-0.000001235534" calcext:value-type="float">
            <text:p>-1.24E-06</text:p>
          </table:table-cell>
          <table:table-cell table:style-name="ce52" office:value-type="float" office:value="-0.000001266739" calcext:value-type="float">
            <text:p>-1.27E-06</text:p>
          </table:table-cell>
          <table:table-cell table:style-name="ce52" office:value-type="float" office:value="-0.00000115663" calcext:value-type="float">
            <text:p>-1.16E-06</text:p>
          </table:table-cell>
          <table:table-cell table:style-name="ce52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819191" calcext:value-type="float">
            <text:p>-7.82E-07</text:p>
          </table:table-cell>
          <table:table-cell table:style-name="ce52" office:value-type="float" office:value="-0.0000007833135" calcext:value-type="float">
            <text:p>-7.83E-07</text:p>
          </table:table-cell>
          <table:table-cell table:style-name="ce52" office:value-type="float" office:value="-0.0000009967611" calcext:value-type="float">
            <text:p>-9.97E-07</text:p>
          </table:table-cell>
          <table:table-cell table:style-name="ce52" office:value-type="float" office:value="-0.0000009917405" calcext:value-type="float">
            <text:p>-9.92E-07</text:p>
          </table:table-cell>
          <table:table-cell table:style-name="ce52" office:value-type="float" office:value="-0.00000112243" calcext:value-type="float">
            <text:p>-1.12E-06</text:p>
          </table:table-cell>
          <table:table-cell table:style-name="ce52" office:value-type="float" office:value="-0.000001141555" calcext:value-type="float">
            <text:p>-1.14E-06</text:p>
          </table:table-cell>
          <table:table-cell table:style-name="ce52" office:value-type="float" office:value="-0.000001372558" calcext:value-type="float">
            <text:p>-1.37E-06</text:p>
          </table:table-cell>
          <table:table-cell table:style-name="ce52" office:value-type="float" office:value="-0.000001345905" calcext:value-type="float">
            <text:p>-1.35E-06</text:p>
          </table:table-cell>
          <table:table-cell table:style-name="ce52" office:value-type="float" office:value="-0.000001420009" calcext:value-type="float">
            <text:p>-1.42E-06</text:p>
          </table:table-cell>
          <table:table-cell table:style-name="ce52" office:value-type="float" office:value="-0.000001374694" calcext:value-type="float">
            <text:p>-1.37E-06</text:p>
          </table:table-cell>
          <table:table-cell table:style-name="ce52" office:value-type="float" office:value="-0.000001503587" calcext:value-type="float">
            <text:p>-1.50E-06</text:p>
          </table:table-cell>
          <table:table-cell table:style-name="ce52" office:value-type="float" office:value="-0.000001409244" calcext:value-type="float">
            <text:p>-1.41E-06</text:p>
          </table:table-cell>
          <table:table-cell table:style-name="ce52" office:value-type="float" office:value="-0.000001472831" calcext:value-type="float">
            <text:p>-1.47E-06</text:p>
          </table:table-cell>
          <table:table-cell table:style-name="ce52" office:value-type="float" office:value="-0.0000008093562" calcext:value-type="float">
            <text:p>-8.09E-07</text:p>
          </table:table-cell>
          <table:table-cell table:style-name="ce52" office:value-type="float" office:value="-0.0000007128589" calcext:value-type="float">
            <text:p>-7.13E-07</text:p>
          </table:table-cell>
          <table:table-cell table:style-name="ce52" office:value-type="float" office:value="-0.000000509083" calcext:value-type="float">
            <text:p>-5.09E-07</text:p>
          </table:table-cell>
          <table:table-cell table:style-name="ce52" office:value-type="float" office:value="-0.0000004932157" calcext:value-type="float">
            <text:p>-4.93E-07</text:p>
          </table:table-cell>
          <table:table-cell table:style-name="ce52" office:value-type="float" office:value="-0.0000004058798" calcext:value-type="float">
            <text:p>-4.0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1412899" calcext:value-type="float">
            <text:p>-1.41E-07</text:p>
          </table:table-cell>
          <table:table-cell table:style-name="ce52" office:value-type="float" office:value="-0.00000003898977" calcext:value-type="float">
            <text:p>-3.90E-08</text:p>
          </table:table-cell>
          <table:table-cell table:style-name="ce52" office:value-type="float" office:value="0.00000006794335" calcext:value-type="float">
            <text:p>6.79E-08</text:p>
          </table:table-cell>
          <table:table-cell table:style-name="ce52" office:value-type="float" office:value="0.0000001670858" calcext:value-type="float">
            <text:p>1.67E-07</text:p>
          </table:table-cell>
          <table:table-cell table:style-name="ce52" office:value-type="float" office:value="-0.00000008431635" calcext:value-type="float">
            <text:p>-8.43E-08</text:p>
          </table:table-cell>
          <table:table-cell table:style-name="ce52" office:value-type="float" office:value="-0.0000001239385" calcext:value-type="float">
            <text:p>-1.24E-07</text:p>
          </table:table-cell>
          <table:table-cell table:style-name="ce52" office:value-type="float" office:value="-0.0000008106172" calcext:value-type="float">
            <text:p>-8.11E-07</text:p>
          </table:table-cell>
          <table:table-cell table:style-name="ce52" office:value-type="float" office:value="-0.0000007515936" calcext:value-type="float">
            <text:p>-7.52E-07</text:p>
          </table:table-cell>
          <table:table-cell table:style-name="ce52" office:value-type="float" office:value="-0.000001219264" calcext:value-type="float">
            <text:p>-1.22E-06</text:p>
          </table:table-cell>
          <table:table-cell table:style-name="ce52" office:value-type="float" office:value="-0.000001248087" calcext:value-type="float">
            <text:p>-1.25E-06</text:p>
          </table:table-cell>
          <table:table-cell table:style-name="ce52" office:value-type="float" office:value="-0.000001302341" calcext:value-type="float">
            <text:p>-1.30E-06</text:p>
          </table:table-cell>
          <table:table-cell table:style-name="ce52" office:value-type="float" office:value="-0.000001156646" calcext:value-type="float">
            <text:p>-1.16E-06</text:p>
          </table:table-cell>
          <table:table-cell table:style-name="ce52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25187" calcext:value-type="float">
            <text:p>-7.73E-07</text:p>
          </table:table-cell>
          <table:table-cell table:style-name="ce52" office:value-type="float" office:value="-0.0000008081128" calcext:value-type="float">
            <text:p>-8.08E-07</text:p>
          </table:table-cell>
          <table:table-cell table:style-name="ce52" office:value-type="float" office:value="-0.0000009191332" calcext:value-type="float">
            <text:p>-9.19E-07</text:p>
          </table:table-cell>
          <table:table-cell table:style-name="ce52" office:value-type="float" office:value="-0.0000009433788" calcext:value-type="float">
            <text:p>-9.43E-07</text:p>
          </table:table-cell>
          <table:table-cell table:style-name="ce52" office:value-type="float" office:value="-0.000001112121" calcext:value-type="float">
            <text:p>-1.11E-06</text:p>
          </table:table-cell>
          <table:table-cell table:style-name="ce52" office:value-type="float" office:value="-0.000001172185" calcext:value-type="float">
            <text:p>-1.17E-06</text:p>
          </table:table-cell>
          <table:table-cell table:style-name="ce52" office:value-type="float" office:value="-0.000001322932" calcext:value-type="float">
            <text:p>-1.32E-06</text:p>
          </table:table-cell>
          <table:table-cell table:style-name="ce52" office:value-type="float" office:value="-0.000001322385" calcext:value-type="float">
            <text:p>-1.32E-06</text:p>
          </table:table-cell>
          <table:table-cell table:style-name="ce52" office:value-type="float" office:value="-0.000001507307" calcext:value-type="float">
            <text:p>-1.51E-06</text:p>
          </table:table-cell>
          <table:table-cell table:style-name="ce52" office:value-type="float" office:value="-0.000001426852" calcext:value-type="float">
            <text:p>-1.43E-06</text:p>
          </table:table-cell>
          <table:table-cell table:style-name="ce52" office:value-type="float" office:value="-0.000001491689" calcext:value-type="float">
            <text:p>-1.49E-06</text:p>
          </table:table-cell>
          <table:table-cell table:style-name="ce52" office:value-type="float" office:value="-0.000001484612" calcext:value-type="float">
            <text:p>-1.48E-06</text:p>
          </table:table-cell>
          <table:table-cell table:style-name="ce52" office:value-type="float" office:value="-0.000000994115" calcext:value-type="float">
            <text:p>-9.94E-07</text:p>
          </table:table-cell>
          <table:table-cell table:style-name="ce52" office:value-type="float" office:value="-0.000001360796" calcext:value-type="float">
            <text:p>-1.36E-06</text:p>
          </table:table-cell>
          <table:table-cell table:style-name="ce52" office:value-type="float" office:value="-0.0000004333292" calcext:value-type="float">
            <text:p>-4.33E-07</text:p>
          </table:table-cell>
          <table:table-cell table:style-name="ce52" office:value-type="float" office:value="-0.0000006919516" calcext:value-type="float">
            <text:p>-6.92E-07</text:p>
          </table:table-cell>
          <table:table-cell table:style-name="ce52" office:value-type="float" office:value="-0.0000004368614" calcext:value-type="float">
            <text:p>-4.37E-07</text:p>
          </table:table-cell>
          <table:table-cell table:style-name="ce52" office:value-type="float" office:value="-0.0000003838494" calcext:value-type="float">
            <text:p>-3.84E-07</text:p>
          </table:table-cell>
          <table:table-cell table:style-name="ce52" office:value-type="float" office:value="-0.0000001720657" calcext:value-type="float">
            <text:p>-1.72E-07</text:p>
          </table:table-cell>
          <table:table-cell table:style-name="ce52" office:value-type="float" office:value="-0.0000001619763" calcext:value-type="float">
            <text:p>-1.62E-07</text:p>
          </table:table-cell>
          <table:table-cell table:style-name="ce52" office:value-type="float" office:value="0.0000001344151" calcext:value-type="float">
            <text:p>1.34E-07</text:p>
          </table:table-cell>
          <table:table-cell table:style-name="ce52" office:value-type="float" office:value="-0.00000001268959" calcext:value-type="float">
            <text:p>-1.27E-08</text:p>
          </table:table-cell>
          <table:table-cell table:style-name="ce52" office:value-type="float" office:value="0.00000003631989" calcext:value-type="float">
            <text:p>3.63E-08</text:p>
          </table:table-cell>
          <table:table-cell table:style-name="ce52" office:value-type="float" office:value="-0.00000001579968" calcext:value-type="float">
            <text:p>-1.58E-08</text:p>
          </table:table-cell>
          <table:table-cell table:style-name="ce52" office:value-type="float" office:value="-0.0000004442168" calcext:value-type="float">
            <text:p>-4.44E-07</text:p>
          </table:table-cell>
          <table:table-cell table:style-name="ce52" office:value-type="float" office:value="-0.0000003522624" calcext:value-type="float">
            <text:p>-3.52E-07</text:p>
          </table:table-cell>
          <table:table-cell table:style-name="ce52" office:value-type="float" office:value="-0.000001225392" calcext:value-type="float">
            <text:p>-1.23E-06</text:p>
          </table:table-cell>
          <table:table-cell table:style-name="ce52" office:value-type="float" office:value="-0.0000008052863" calcext:value-type="float">
            <text:p>-8.05E-07</text:p>
          </table:table-cell>
          <table:table-cell table:style-name="ce52" office:value-type="float" office:value="-0.000001289976" calcext:value-type="float">
            <text:p>-1.29E-06</text:p>
          </table:table-cell>
          <table:table-cell table:style-name="ce52" office:value-type="float" office:value="-0.000001195007" calcext:value-type="float">
            <text:p>-1.20E-06</text:p>
          </table:table-cell>
          <table:table-cell table:style-name="ce52" office:value-type="float" office:value="-0.000001138958" calcext:value-type="float">
            <text:p>-1.14E-06</text:p>
          </table:table-cell>
          <table:table-cell table:style-name="ce52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53952" calcext:value-type="float">
            <text:p>-7.75E-07</text:p>
          </table:table-cell>
          <table:table-cell table:style-name="ce52" office:value-type="float" office:value="-0.0000007306196" calcext:value-type="float">
            <text:p>-7.31E-07</text:p>
          </table:table-cell>
          <table:table-cell table:style-name="ce52" office:value-type="float" office:value="-0.0000009561059" calcext:value-type="float">
            <text:p>-9.56E-07</text:p>
          </table:table-cell>
          <table:table-cell table:style-name="ce52" office:value-type="float" office:value="-0.0000009535122" calcext:value-type="float">
            <text:p>-9.54E-07</text:p>
          </table:table-cell>
          <table:table-cell table:style-name="ce52" office:value-type="float" office:value="-0.000001056316" calcext:value-type="float">
            <text:p>-1.06E-06</text:p>
          </table:table-cell>
          <table:table-cell table:style-name="ce52" office:value-type="float" office:value="-0.000001088002" calcext:value-type="float">
            <text:p>-1.09E-06</text:p>
          </table:table-cell>
          <table:table-cell table:style-name="ce52" office:value-type="float" office:value="-0.000001239698" calcext:value-type="float">
            <text:p>-1.24E-06</text:p>
          </table:table-cell>
          <table:table-cell table:style-name="ce52" office:value-type="float" office:value="-0.000001270994" calcext:value-type="float">
            <text:p>-1.27E-06</text:p>
          </table:table-cell>
          <table:table-cell table:style-name="ce52" office:value-type="float" office:value="-0.000001454585" calcext:value-type="float">
            <text:p>-1.45E-06</text:p>
          </table:table-cell>
          <table:table-cell table:style-name="ce52" office:value-type="float" office:value="-0.000001321376" calcext:value-type="float">
            <text:p>-1.32E-06</text:p>
          </table:table-cell>
          <table:table-cell table:style-name="ce52" office:value-type="float" office:value="-0.000001472443" calcext:value-type="float">
            <text:p>-1.47E-06</text:p>
          </table:table-cell>
          <table:table-cell table:style-name="ce52" office:value-type="float" office:value="-0.000001376492" calcext:value-type="float">
            <text:p>-1.38E-06</text:p>
          </table:table-cell>
          <table:table-cell table:style-name="ce52" office:value-type="float" office:value="-0.000001459645" calcext:value-type="float">
            <text:p>-1.46E-06</text:p>
          </table:table-cell>
          <table:table-cell table:style-name="ce52" office:value-type="float" office:value="-0.0000009403724" calcext:value-type="float">
            <text:p>-9.40E-07</text:p>
          </table:table-cell>
          <table:table-cell table:style-name="ce52" office:value-type="float" office:value="-0.0000009450825" calcext:value-type="float">
            <text:p>-9.45E-07</text:p>
          </table:table-cell>
          <table:table-cell table:style-name="ce52" office:value-type="float" office:value="-0.0000004451911" calcext:value-type="float">
            <text:p>-4.45E-07</text:p>
          </table:table-cell>
          <table:table-cell table:style-name="ce52" office:value-type="float" office:value="-0.0000003837992" calcext:value-type="float">
            <text:p>-3.84E-07</text:p>
          </table:table-cell>
          <table:table-cell table:style-name="ce52" office:value-type="float" office:value="-0.0000001875056" calcext:value-type="float">
            <text:p>-1.88E-07</text:p>
          </table:table-cell>
          <table:table-cell table:style-name="ce52" office:value-type="float" office:value="-0.0000003863488" calcext:value-type="float">
            <text:p>-3.86E-07</text:p>
          </table:table-cell>
          <table:table-cell table:style-name="ce52" office:value-type="float" office:value="-0.0000001378934" calcext:value-type="float">
            <text:p>-1.38E-07</text:p>
          </table:table-cell>
          <table:table-cell table:style-name="ce52" office:value-type="float" office:value="-0.0000002259515" calcext:value-type="float">
            <text:p>-2.26E-07</text:p>
          </table:table-cell>
          <table:table-cell table:style-name="ce52" office:value-type="float" office:value="0.0000001235957" calcext:value-type="float">
            <text:p>1.24E-07</text:p>
          </table:table-cell>
          <table:table-cell table:style-name="ce52" office:value-type="float" office:value="-0.0000001854349" calcext:value-type="float">
            <text:p>-1.85E-07</text:p>
          </table:table-cell>
          <table:table-cell table:style-name="ce52" office:value-type="float" office:value="-0.00000008060501" calcext:value-type="float">
            <text:p>-8.06E-08</text:p>
          </table:table-cell>
          <table:table-cell table:style-name="ce52" office:value-type="float" office:value="-0.0000003643097" calcext:value-type="float">
            <text:p>-3.64E-07</text:p>
          </table:table-cell>
          <table:table-cell table:style-name="ce52" office:value-type="float" office:value="-0.000000365024" calcext:value-type="float">
            <text:p>-3.65E-07</text:p>
          </table:table-cell>
          <table:table-cell table:style-name="ce52" office:value-type="float" office:value="-0.0000005183033" calcext:value-type="float">
            <text:p>-5.18E-07</text:p>
          </table:table-cell>
          <table:table-cell table:style-name="ce52" office:value-type="float" office:value="-0.000001117947" calcext:value-type="float">
            <text:p>-1.12E-06</text:p>
          </table:table-cell>
          <table:table-cell table:style-name="ce52" office:value-type="float" office:value="-0.000001157474" calcext:value-type="float">
            <text:p>-1.16E-06</text:p>
          </table:table-cell>
          <table:table-cell table:style-name="ce52" office:value-type="float" office:value="-0.000001121215" calcext:value-type="float">
            <text:p>-1.12E-06</text:p>
          </table:table-cell>
          <table:table-cell table:style-name="ce52" office:value-type="float" office:value="-0.000001054441" calcext:value-type="float">
            <text:p>-1.05E-06</text:p>
          </table:table-cell>
          <table:table-cell table:style-name="ce52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007089" calcext:value-type="float">
            <text:p>-7.01E-07</text:p>
          </table:table-cell>
          <table:table-cell table:style-name="ce52" office:value-type="float" office:value="-0.0000007543441" calcext:value-type="float">
            <text:p>-7.54E-07</text:p>
          </table:table-cell>
          <table:table-cell table:style-name="ce52" office:value-type="float" office:value="-0.0000009574037" calcext:value-type="float">
            <text:p>-9.57E-07</text:p>
          </table:table-cell>
          <table:table-cell table:style-name="ce52" office:value-type="float" office:value="-0.0000009340623" calcext:value-type="float">
            <text:p>-9.34E-07</text:p>
          </table:table-cell>
          <table:table-cell table:style-name="ce52" office:value-type="float" office:value="-0.000001083391" calcext:value-type="float">
            <text:p>-1.08E-06</text:p>
          </table:table-cell>
          <table:table-cell table:style-name="ce52" office:value-type="float" office:value="-0.000001042607" calcext:value-type="float">
            <text:p>-1.04E-06</text:p>
          </table:table-cell>
          <table:table-cell table:style-name="ce52" office:value-type="float" office:value="-0.000001280757" calcext:value-type="float">
            <text:p>-1.28E-06</text:p>
          </table:table-cell>
          <table:table-cell table:style-name="ce52" office:value-type="float" office:value="-0.000001288281" calcext:value-type="float">
            <text:p>-1.29E-06</text:p>
          </table:table-cell>
          <table:table-cell table:style-name="ce52" office:value-type="float" office:value="-0.000001452173" calcext:value-type="float">
            <text:p>-1.45E-06</text:p>
          </table:table-cell>
          <table:table-cell table:style-name="ce52" office:value-type="float" office:value="-0.000001356742" calcext:value-type="float">
            <text:p>-1.36E-06</text:p>
          </table:table-cell>
          <table:table-cell table:style-name="ce52" office:value-type="float" office:value="-0.000001415805" calcext:value-type="float">
            <text:p>-1.42E-06</text:p>
          </table:table-cell>
          <table:table-cell table:style-name="ce52" office:value-type="float" office:value="-0.000001515568" calcext:value-type="float">
            <text:p>-1.52E-06</text:p>
          </table:table-cell>
          <table:table-cell table:style-name="ce52" office:value-type="float" office:value="-0.000001339417" calcext:value-type="float">
            <text:p>-1.34E-06</text:p>
          </table:table-cell>
          <table:table-cell table:style-name="ce52" office:value-type="float" office:value="-0.00000142965" calcext:value-type="float">
            <text:p>-1.43E-06</text:p>
          </table:table-cell>
          <table:table-cell table:style-name="ce52" office:value-type="float" office:value="-0.0000004208298" calcext:value-type="float">
            <text:p>-4.21E-07</text:p>
          </table:table-cell>
          <table:table-cell table:style-name="ce52" office:value-type="float" office:value="-0.0000007877799" calcext:value-type="float">
            <text:p>-7.88E-07</text:p>
          </table:table-cell>
          <table:table-cell table:style-name="ce52" office:value-type="float" office:value="-0.0000003776469" calcext:value-type="float">
            <text:p>-3.78E-07</text:p>
          </table:table-cell>
          <table:table-cell table:style-name="ce52" office:value-type="float" office:value="-0.0000004236556" calcext:value-type="float">
            <text:p>-4.24E-07</text:p>
          </table:table-cell>
          <table:table-cell table:style-name="ce52" office:value-type="float" office:value="-0.0000002713125" calcext:value-type="float">
            <text:p>-2.71E-07</text:p>
          </table:table-cell>
          <table:table-cell table:style-name="ce52" office:value-type="float" office:value="-0.0000003107578" calcext:value-type="float">
            <text:p>-3.11E-07</text:p>
          </table:table-cell>
          <table:table-cell table:style-name="ce52" office:value-type="float" office:value="-0.00000006530104" calcext:value-type="float">
            <text:p>-6.53E-08</text:p>
          </table:table-cell>
          <table:table-cell table:style-name="ce52" office:value-type="float" office:value="-0.0000003647422" calcext:value-type="float">
            <text:p>-3.65E-07</text:p>
          </table:table-cell>
          <table:table-cell table:style-name="ce52" office:value-type="float" office:value="-0.0000001622797" calcext:value-type="float">
            <text:p>-1.62E-07</text:p>
          </table:table-cell>
          <table:table-cell table:style-name="ce52" office:value-type="float" office:value="-0.0000003471469" calcext:value-type="float">
            <text:p>-3.47E-07</text:p>
          </table:table-cell>
          <table:table-cell table:style-name="ce52" office:value-type="float" office:value="-0.0000003039179" calcext:value-type="float">
            <text:p>-3.04E-07</text:p>
          </table:table-cell>
          <table:table-cell table:style-name="ce52" office:value-type="float" office:value="-0.0000003422387" calcext:value-type="float">
            <text:p>-3.42E-07</text:p>
          </table:table-cell>
          <table:table-cell table:style-name="ce52" office:value-type="float" office:value="-0.0000009760828" calcext:value-type="float">
            <text:p>-9.76E-07</text:p>
          </table:table-cell>
          <table:table-cell table:style-name="ce52" office:value-type="float" office:value="-0.0000006089014" calcext:value-type="float">
            <text:p>-6.09E-07</text:p>
          </table:table-cell>
          <table:table-cell table:style-name="ce52" office:value-type="float" office:value="-0.000001131383" calcext:value-type="float">
            <text:p>-1.13E-06</text:p>
          </table:table-cell>
          <table:table-cell table:style-name="ce52" office:value-type="float" office:value="-0.000001058864" calcext:value-type="float">
            <text:p>-1.06E-06</text:p>
          </table:table-cell>
          <table:table-cell table:style-name="ce52" office:value-type="float" office:value="-0.000001123384" calcext:value-type="float">
            <text:p>-1.12E-06</text:p>
          </table:table-cell>
          <table:table-cell table:style-name="ce52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789553" calcext:value-type="float">
            <text:p>-4.79E-07</text:p>
          </table:table-cell>
          <table:table-cell table:style-name="ce52" office:value-type="float" office:value="-0.000000516641" calcext:value-type="float">
            <text:p>-5.17E-07</text:p>
          </table:table-cell>
          <table:table-cell table:style-name="ce52" office:value-type="float" office:value="-0.0000006347307" calcext:value-type="float">
            <text:p>-6.35E-07</text:p>
          </table:table-cell>
          <table:table-cell table:style-name="ce52" office:value-type="float" office:value="-0.0000006234945" calcext:value-type="float">
            <text:p>-6.23E-07</text:p>
          </table:table-cell>
          <table:table-cell table:style-name="ce52" office:value-type="float" office:value="-0.0000006908859" calcext:value-type="float">
            <text:p>-6.91E-07</text:p>
          </table:table-cell>
          <table:table-cell table:style-name="ce52" office:value-type="float" office:value="-0.0000008283624" calcext:value-type="float">
            <text:p>-8.28E-07</text:p>
          </table:table-cell>
          <table:table-cell table:style-name="ce52" office:value-type="float" office:value="-0.000001027693" calcext:value-type="float">
            <text:p>-1.03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145439" calcext:value-type="float">
            <text:p>-1.15E-06</text:p>
          </table:table-cell>
          <table:table-cell table:style-name="ce52" office:value-type="float" office:value="-0.000001040707" calcext:value-type="float">
            <text:p>-1.04E-06</text:p>
          </table:table-cell>
          <table:table-cell table:style-name="ce52" office:value-type="float" office:value="-0.000001259001" calcext:value-type="float">
            <text:p>-1.26E-06</text:p>
          </table:table-cell>
          <table:table-cell table:style-name="ce52" office:value-type="float" office:value="-0.000001234686" calcext:value-type="float">
            <text:p>-1.23E-06</text:p>
          </table:table-cell>
          <table:table-cell table:style-name="ce52" office:value-type="float" office:value="-0.000001277389" calcext:value-type="float">
            <text:p>-1.28E-06</text:p>
          </table:table-cell>
          <table:table-cell table:style-name="ce52" office:value-type="float" office:value="-0.0000009964415" calcext:value-type="float">
            <text:p>-9.96E-07</text:p>
          </table:table-cell>
          <table:table-cell table:style-name="ce52" office:value-type="float" office:value="-0.000001053776" calcext:value-type="float">
            <text:p>-1.05E-06</text:p>
          </table:table-cell>
          <table:table-cell table:style-name="ce52" office:value-type="float" office:value="-0.0000002262028" calcext:value-type="float">
            <text:p>-2.26E-07</text:p>
          </table:table-cell>
          <table:table-cell table:style-name="ce52" office:value-type="float" office:value="-0.0000004589981" calcext:value-type="float">
            <text:p>-4.59E-07</text:p>
          </table:table-cell>
          <table:table-cell table:style-name="ce52" office:value-type="float" office:value="-0.0000001140174" calcext:value-type="float">
            <text:p>-1.14E-07</text:p>
          </table:table-cell>
          <table:table-cell table:style-name="ce52" office:value-type="float" office:value="-0.0000001601535" calcext:value-type="float">
            <text:p>-1.60E-07</text:p>
          </table:table-cell>
          <table:table-cell table:style-name="ce52" office:value-type="float" office:value="-0.0000001725119" calcext:value-type="float">
            <text:p>-1.73E-07</text:p>
          </table:table-cell>
          <table:table-cell table:style-name="ce52" office:value-type="float" office:value="-0.0000002238234" calcext:value-type="float">
            <text:p>-2.24E-07</text:p>
          </table:table-cell>
          <table:table-cell table:style-name="ce52" office:value-type="float" office:value="-0.00000006155707" calcext:value-type="float">
            <text:p>-6.16E-08</text:p>
          </table:table-cell>
          <table:table-cell table:style-name="ce52" office:value-type="float" office:value="-0.0000002063131" calcext:value-type="float">
            <text:p>-2.06E-07</text:p>
          </table:table-cell>
          <table:table-cell table:style-name="ce52" office:value-type="float" office:value="-0.000000165437" calcext:value-type="float">
            <text:p>-1.65E-07</text:p>
          </table:table-cell>
          <table:table-cell table:style-name="ce52" office:value-type="float" office:value="-0.0000003382273" calcext:value-type="float">
            <text:p>-3.38E-07</text:p>
          </table:table-cell>
          <table:table-cell table:style-name="ce52" office:value-type="float" office:value="-0.0000002002697" calcext:value-type="float">
            <text:p>-2.00E-07</text:p>
          </table:table-cell>
          <table:table-cell table:style-name="ce52" office:value-type="float" office:value="-0.0000006114424" calcext:value-type="float">
            <text:p>-6.11E-07</text:p>
          </table:table-cell>
          <table:table-cell table:style-name="ce52" office:value-type="float" office:value="-0.0000006966314" calcext:value-type="float">
            <text:p>-6.97E-07</text:p>
          </table:table-cell>
          <table:table-cell table:style-name="ce52" office:value-type="float" office:value="-0.0000009200613" calcext:value-type="float">
            <text:p>-9.20E-07</text:p>
          </table:table-cell>
          <table:table-cell table:style-name="ce52" office:value-type="float" office:value="-0.0000008583928" calcext:value-type="float">
            <text:p>-8.58E-07</text:p>
          </table:table-cell>
          <table:table-cell table:style-name="ce52" office:value-type="float" office:value="-0.0000007917448" calcext:value-type="float">
            <text:p>-7.92E-07</text:p>
          </table:table-cell>
          <table:table-cell table:style-name="ce52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42249" calcext:value-type="float">
            <text:p>-6.42E-07</text:p>
          </table:table-cell>
          <table:table-cell table:style-name="ce52" office:value-type="float" office:value="-0.0000006914453" calcext:value-type="float">
            <text:p>-6.91E-07</text:p>
          </table:table-cell>
          <table:table-cell table:style-name="ce52" office:value-type="float" office:value="-0.0000006900527" calcext:value-type="float">
            <text:p>-6.90E-07</text:p>
          </table:table-cell>
          <table:table-cell table:style-name="ce52" office:value-type="float" office:value="-0.0000006251976" calcext:value-type="float">
            <text:p>-6.25E-07</text:p>
          </table:table-cell>
          <table:table-cell table:style-name="ce52" office:value-type="float" office:value="-0.000001000015" calcext:value-type="float">
            <text:p>-1.00E-06</text:p>
          </table:table-cell>
          <table:table-cell table:style-name="ce52" office:value-type="float" office:value="-0.0000008706493" calcext:value-type="float">
            <text:p>-8.71E-07</text:p>
          </table:table-cell>
          <table:table-cell table:style-name="ce52" office:value-type="float" office:value="-0.000001172153" calcext:value-type="float">
            <text:p>-1.17E-06</text:p>
          </table:table-cell>
          <table:table-cell table:style-name="ce52" office:value-type="float" office:value="-0.000001216326" calcext:value-type="float">
            <text:p>-1.22E-06</text:p>
          </table:table-cell>
          <table:table-cell table:style-name="ce52" office:value-type="float" office:value="-0.00000129454" calcext:value-type="float">
            <text:p>-1.29E-06</text:p>
          </table:table-cell>
          <table:table-cell table:style-name="ce52" office:value-type="float" office:value="-0.000001429349" calcext:value-type="float">
            <text:p>-1.43E-06</text:p>
          </table:table-cell>
          <table:table-cell table:style-name="ce52" office:value-type="float" office:value="-0.000001486504" calcext:value-type="float">
            <text:p>-1.49E-06</text:p>
          </table:table-cell>
          <table:table-cell table:style-name="ce52" office:value-type="float" office:value="-0.000001447856" calcext:value-type="float">
            <text:p>-1.45E-06</text:p>
          </table:table-cell>
          <table:table-cell table:style-name="ce52" office:value-type="float" office:value="-0.000001434223" calcext:value-type="float">
            <text:p>-1.43E-06</text:p>
          </table:table-cell>
          <table:table-cell table:style-name="ce52" office:value-type="float" office:value="-0.00000150242" calcext:value-type="float">
            <text:p>-1.50E-06</text:p>
          </table:table-cell>
          <table:table-cell table:style-name="ce52" office:value-type="float" office:value="-0.0000008198683" calcext:value-type="float">
            <text:p>-8.20E-07</text:p>
          </table:table-cell>
          <table:table-cell table:style-name="ce52" office:value-type="float" office:value="-0.000001136475" calcext:value-type="float">
            <text:p>-1.14E-06</text:p>
          </table:table-cell>
          <table:table-cell table:style-name="ce52" office:value-type="float" office:value="-0.0000003639203" calcext:value-type="float">
            <text:p>-3.64E-07</text:p>
          </table:table-cell>
          <table:table-cell table:style-name="ce52" office:value-type="float" office:value="-0.0000006164943" calcext:value-type="float">
            <text:p>-6.16E-07</text:p>
          </table:table-cell>
          <table:table-cell table:style-name="ce52" office:value-type="float" office:value="-0.0000003121396" calcext:value-type="float">
            <text:p>-3.12E-07</text:p>
          </table:table-cell>
          <table:table-cell table:style-name="ce52" office:value-type="float" office:value="-0.000000405557" calcext:value-type="float">
            <text:p>-4.06E-07</text:p>
          </table:table-cell>
          <table:table-cell table:style-name="ce52" office:value-type="float" office:value="-0.0000004618585" calcext:value-type="float">
            <text:p>-4.62E-07</text:p>
          </table:table-cell>
          <table:table-cell table:style-name="ce52" office:value-type="float" office:value="-0.0000004546721" calcext:value-type="float">
            <text:p>-4.55E-07</text:p>
          </table:table-cell>
          <table:table-cell table:style-name="ce52" office:value-type="float" office:value="-0.0000004712192" calcext:value-type="float">
            <text:p>-4.71E-07</text:p>
          </table:table-cell>
          <table:table-cell table:style-name="ce52" office:value-type="float" office:value="-0.0000005880312" calcext:value-type="float">
            <text:p>-5.88E-07</text:p>
          </table:table-cell>
          <table:table-cell table:style-name="ce52" office:value-type="float" office:value="-0.0000004220967" calcext:value-type="float">
            <text:p>-4.22E-07</text:p>
          </table:table-cell>
          <table:table-cell table:style-name="ce52" office:value-type="float" office:value="-0.0000007619175" calcext:value-type="float">
            <text:p>-7.62E-07</text:p>
          </table:table-cell>
          <table:table-cell table:style-name="ce52" office:value-type="float" office:value="-0.0000008525614" calcext:value-type="float">
            <text:p>-8.53E-07</text:p>
          </table:table-cell>
          <table:table-cell table:style-name="ce52" office:value-type="float" office:value="-0.000001052067" calcext:value-type="float">
            <text:p>-1.05E-06</text:p>
          </table:table-cell>
          <table:table-cell table:style-name="ce52" office:value-type="float" office:value="-0.000001050894" calcext:value-type="float">
            <text:p>-1.05E-06</text:p>
          </table:table-cell>
          <table:table-cell table:style-name="ce52" office:value-type="float" office:value="-0.000001074554" calcext:value-type="float">
            <text:p>-1.07E-06</text:p>
          </table:table-cell>
          <table:table-cell table:style-name="ce52" office:value-type="float" office:value="-0.000001092865" calcext:value-type="float">
            <text:p>-1.09E-06</text:p>
          </table:table-cell>
          <table:table-cell table:style-name="ce52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820058" calcext:value-type="float">
            <text:p>-4.82E-07</text:p>
          </table:table-cell>
          <table:table-cell table:style-name="ce52" office:value-type="float" office:value="-0.0000003103021" calcext:value-type="float">
            <text:p>-3.10E-07</text:p>
          </table:table-cell>
          <table:table-cell table:style-name="ce52" office:value-type="float" office:value="-0.0000002594481" calcext:value-type="float">
            <text:p>-2.59E-07</text:p>
          </table:table-cell>
          <table:table-cell table:style-name="ce52" office:value-type="float" office:value="-0.0000004264939" calcext:value-type="float">
            <text:p>-4.26E-07</text:p>
          </table:table-cell>
          <table:table-cell table:style-name="ce52" office:value-type="float" office:value="-0.0000004819545" calcext:value-type="float">
            <text:p>-4.82E-07</text:p>
          </table:table-cell>
          <table:table-cell table:style-name="ce52" office:value-type="float" office:value="-0.0000008608482" calcext:value-type="float">
            <text:p>-8.61E-07</text:p>
          </table:table-cell>
          <table:table-cell table:style-name="ce52" office:value-type="float" office:value="-0.000001095055" calcext:value-type="float">
            <text:p>-1.10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279694" calcext:value-type="float">
            <text:p>-1.28E-06</text:p>
          </table:table-cell>
          <table:table-cell table:style-name="ce52" office:value-type="float" office:value="-0.000001247974" calcext:value-type="float">
            <text:p>-1.25E-06</text:p>
          </table:table-cell>
          <table:table-cell table:style-name="ce52" office:value-type="float" office:value="-0.000001356798" calcext:value-type="float">
            <text:p>-1.36E-06</text:p>
          </table:table-cell>
          <table:table-cell table:style-name="ce52" office:value-type="float" office:value="-0.000001388867" calcext:value-type="float">
            <text:p>-1.39E-06</text:p>
          </table:table-cell>
          <table:table-cell table:style-name="ce52" office:value-type="float" office:value="-0.000001421361" calcext:value-type="float">
            <text:p>-1.42E-06</text:p>
          </table:table-cell>
          <table:table-cell table:style-name="ce52" office:value-type="float" office:value="-0.00000125198" calcext:value-type="float">
            <text:p>-1.25E-06</text:p>
          </table:table-cell>
          <table:table-cell table:style-name="ce52" office:value-type="float" office:value="-0.000001424068" calcext:value-type="float">
            <text:p>-1.42E-06</text:p>
          </table:table-cell>
          <table:table-cell table:style-name="ce52" office:value-type="float" office:value="-0.0000007692067" calcext:value-type="float">
            <text:p>-7.69E-07</text:p>
          </table:table-cell>
          <table:table-cell table:style-name="ce52" office:value-type="float" office:value="-0.000001063214" calcext:value-type="float">
            <text:p>-1.06E-06</text:p>
          </table:table-cell>
          <table:table-cell table:style-name="ce52" office:value-type="float" office:value="-0.0000003710074" calcext:value-type="float">
            <text:p>-3.71E-07</text:p>
          </table:table-cell>
          <table:table-cell table:style-name="ce52" office:value-type="float" office:value="-0.0000004844093" calcext:value-type="float">
            <text:p>-4.84E-07</text:p>
          </table:table-cell>
          <table:table-cell table:style-name="ce52" office:value-type="float" office:value="-0.0000004760522" calcext:value-type="float">
            <text:p>-4.76E-07</text:p>
          </table:table-cell>
          <table:table-cell table:style-name="ce52" office:value-type="float" office:value="-0.0000005569258" calcext:value-type="float">
            <text:p>-5.57E-07</text:p>
          </table:table-cell>
          <table:table-cell table:style-name="ce52" office:value-type="float" office:value="-0.0000004121745" calcext:value-type="float">
            <text:p>-4.12E-07</text:p>
          </table:table-cell>
          <table:table-cell table:style-name="ce52" office:value-type="float" office:value="-0.0000008719339" calcext:value-type="float">
            <text:p>-8.72E-07</text:p>
          </table:table-cell>
          <table:table-cell table:style-name="ce52" office:value-type="float" office:value="-0.0000006073251" calcext:value-type="float">
            <text:p>-6.07E-07</text:p>
          </table:table-cell>
          <table:table-cell table:style-name="ce52" office:value-type="float" office:value="-0.000001093631" calcext:value-type="float">
            <text:p>-1.09E-06</text:p>
          </table:table-cell>
          <table:table-cell table:style-name="ce52" office:value-type="float" office:value="-0.000001008543" calcext:value-type="float">
            <text:p>-1.01E-06</text:p>
          </table:table-cell>
          <table:table-cell table:style-name="ce52" office:value-type="float" office:value="-0.00000121365" calcext:value-type="float">
            <text:p>-1.21E-06</text:p>
          </table:table-cell>
          <table:table-cell table:style-name="ce52" office:value-type="float" office:value="-0.000001118486" calcext:value-type="float">
            <text:p>-1.12E-06</text:p>
          </table:table-cell>
          <table:table-cell table:style-name="ce52" office:value-type="float" office:value="-0.00000114227" calcext:value-type="float">
            <text:p>-1.14E-06</text:p>
          </table:table-cell>
          <table:table-cell table:style-name="ce52" office:value-type="float" office:value="-0.000001085389" calcext:value-type="float">
            <text:p>-1.09E-06</text:p>
          </table:table-cell>
          <table:table-cell table:style-name="ce52" office:value-type="float" office:value="-0.000001000706" calcext:value-type="float">
            <text:p>-1.00E-06</text:p>
          </table:table-cell>
          <table:table-cell table:style-name="ce52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062962" calcext:value-type="float">
            <text:p>-2.06E-07</text:p>
          </table:table-cell>
          <table:table-cell table:style-name="ce52" office:value-type="float" office:value="-0.0000001919643" calcext:value-type="float">
            <text:p>-1.92E-07</text:p>
          </table:table-cell>
          <table:table-cell table:style-name="ce52" office:value-type="float" office:value="-0.0000002175077" calcext:value-type="float">
            <text:p>-2.18E-07</text:p>
          </table:table-cell>
          <table:table-cell table:style-name="ce52" office:value-type="float" office:value="-0.0000001807894" calcext:value-type="float">
            <text:p>-1.81E-07</text:p>
          </table:table-cell>
          <table:table-cell table:style-name="ce52" office:value-type="float" office:value="-0.000000712332" calcext:value-type="float">
            <text:p>-7.12E-07</text:p>
          </table:table-cell>
          <table:table-cell table:style-name="ce52" office:value-type="float" office:value="-0.0000005682417" calcext:value-type="float">
            <text:p>-5.68E-07</text:p>
          </table:table-cell>
          <table:table-cell table:style-name="ce52" office:value-type="float" office:value="-0.000001083179" calcext:value-type="float">
            <text:p>-1.08E-06</text:p>
          </table:table-cell>
          <table:table-cell table:style-name="ce52" office:value-type="float" office:value="-0.000001058235" calcext:value-type="float">
            <text:p>-1.06E-06</text:p>
          </table:table-cell>
          <table:table-cell table:style-name="ce52" office:value-type="float" office:value="-0.000001178152" calcext:value-type="float">
            <text:p>-1.18E-06</text:p>
          </table:table-cell>
          <table:table-cell table:style-name="ce52" office:value-type="float" office:value="-0.000001277069" calcext:value-type="float">
            <text:p>-1.28E-06</text:p>
          </table:table-cell>
          <table:table-cell table:style-name="ce52" office:value-type="float" office:value="-0.00000144244" calcext:value-type="float">
            <text:p>-1.44E-06</text:p>
          </table:table-cell>
          <table:table-cell table:style-name="ce52" office:value-type="float" office:value="-0.000001400557" calcext:value-type="float">
            <text:p>-1.40E-06</text:p>
          </table:table-cell>
          <table:table-cell table:style-name="ce52" office:value-type="float" office:value="-0.000001413063" calcext:value-type="float">
            <text:p>-1.41E-06</text:p>
          </table:table-cell>
          <table:table-cell table:style-name="ce52" office:value-type="float" office:value="-0.000001526278" calcext:value-type="float">
            <text:p>-1.53E-06</text:p>
          </table:table-cell>
          <table:table-cell table:style-name="ce52" office:value-type="float" office:value="-0.000001212854" calcext:value-type="float">
            <text:p>-1.21E-06</text:p>
          </table:table-cell>
          <table:table-cell table:style-name="ce52" office:value-type="float" office:value="-0.000001400217" calcext:value-type="float">
            <text:p>-1.40E-06</text:p>
          </table:table-cell>
          <table:table-cell table:style-name="ce52" office:value-type="float" office:value="-0.0000005368343" calcext:value-type="float">
            <text:p>-5.37E-07</text:p>
          </table:table-cell>
          <table:table-cell table:style-name="ce52" office:value-type="float" office:value="-0.0000009466655" calcext:value-type="float">
            <text:p>-9.47E-07</text:p>
          </table:table-cell>
          <table:table-cell table:style-name="ce52" office:value-type="float" office:value="-0.0000005607444" calcext:value-type="float">
            <text:p>-5.61E-07</text:p>
          </table:table-cell>
          <table:table-cell table:style-name="ce52" office:value-type="float" office:value="-0.0000006585758" calcext:value-type="float">
            <text:p>-6.59E-07</text:p>
          </table:table-cell>
          <table:table-cell table:style-name="ce52" office:value-type="float" office:value="-0.0000006266288" calcext:value-type="float">
            <text:p>-6.27E-07</text:p>
          </table:table-cell>
          <table:table-cell table:style-name="ce52" office:value-type="float" office:value="-0.0000009228167" calcext:value-type="float">
            <text:p>-9.23E-07</text:p>
          </table:table-cell>
          <table:table-cell table:style-name="ce52" office:value-type="float" office:value="-0.0000009421104" calcext:value-type="float">
            <text:p>-9.42E-07</text:p>
          </table:table-cell>
          <table:table-cell table:style-name="ce52" office:value-type="float" office:value="-0.000001226858" calcext:value-type="float">
            <text:p>-1.23E-06</text:p>
          </table:table-cell>
          <table:table-cell table:style-name="ce52" office:value-type="float" office:value="-0.000001014546" calcext:value-type="float">
            <text:p>-1.01E-06</text:p>
          </table:table-cell>
          <table:table-cell table:style-name="ce52" office:value-type="float" office:value="-0.00000126375" calcext:value-type="float">
            <text:p>-1.26E-06</text:p>
          </table:table-cell>
          <table:table-cell table:style-name="ce52" office:value-type="float" office:value="-0.000001239033" calcext:value-type="float">
            <text:p>-1.24E-06</text:p>
          </table:table-cell>
          <table:table-cell table:style-name="ce52" office:value-type="float" office:value="-0.00000127344" calcext:value-type="float">
            <text:p>-1.27E-06</text:p>
          </table:table-cell>
          <table:table-cell table:style-name="ce52" office:value-type="float" office:value="-0.000001101451" calcext:value-type="float">
            <text:p>-1.10E-06</text:p>
          </table:table-cell>
          <table:table-cell table:style-name="ce52" office:value-type="float" office:value="-0.000001139347" calcext:value-type="float">
            <text:p>-1.14E-06</text:p>
          </table:table-cell>
          <table:table-cell table:style-name="ce52" office:value-type="float" office:value="-0.000001056214" calcext:value-type="float">
            <text:p>-1.06E-06</text:p>
          </table:table-cell>
          <table:table-cell table:style-name="ce52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107999" calcext:value-type="float">
            <text:p>-2.11E-07</text:p>
          </table:table-cell>
          <table:table-cell table:style-name="ce52" office:value-type="float" office:value="0.0000000322065" calcext:value-type="float">
            <text:p>3.22E-08</text:p>
          </table:table-cell>
          <table:table-cell table:style-name="ce52" office:value-type="float" office:value="0.000000002621644" calcext:value-type="float">
            <text:p>2.62E-09</text:p>
          </table:table-cell>
          <table:table-cell table:style-name="ce52" office:value-type="float" office:value="-0.0000002249068" calcext:value-type="float">
            <text:p>-2.25E-07</text:p>
          </table:table-cell>
          <table:table-cell table:style-name="ce52" office:value-type="float" office:value="-0.0000002657392" calcext:value-type="float">
            <text:p>-2.66E-07</text:p>
          </table:table-cell>
          <table:table-cell table:style-name="ce52" office:value-type="float" office:value="-0.0000005534507" calcext:value-type="float">
            <text:p>-5.53E-07</text:p>
          </table:table-cell>
          <table:table-cell table:style-name="ce52" office:value-type="float" office:value="-0.0000007823286" calcext:value-type="float">
            <text:p>-7.82E-07</text:p>
          </table:table-cell>
          <table:table-cell table:style-name="ce52" office:value-type="float" office:value="-0.000001030841" calcext:value-type="float">
            <text:p>-1.03E-06</text:p>
          </table:table-cell>
          <table:table-cell table:style-name="ce52" office:value-type="float" office:value="-0.000001123662" calcext:value-type="float">
            <text:p>-1.12E-06</text:p>
          </table:table-cell>
          <table:table-cell table:style-name="ce52" office:value-type="float" office:value="-0.000001156782" calcext:value-type="float">
            <text:p>-1.16E-06</text:p>
          </table:table-cell>
          <table:table-cell table:style-name="ce52" office:value-type="float" office:value="-0.000001246983" calcext:value-type="float">
            <text:p>-1.25E-06</text:p>
          </table:table-cell>
          <table:table-cell table:style-name="ce52" office:value-type="float" office:value="-0.000001274495" calcext:value-type="float">
            <text:p>-1.27E-06</text:p>
          </table:table-cell>
          <table:table-cell table:style-name="ce52" office:value-type="float" office:value="-0.00000132648" calcext:value-type="float">
            <text:p>-1.33E-06</text:p>
          </table:table-cell>
          <table:table-cell table:style-name="ce52" office:value-type="float" office:value="-0.000001350222" calcext:value-type="float">
            <text:p>-1.35E-06</text:p>
          </table:table-cell>
          <table:table-cell table:style-name="ce52" office:value-type="float" office:value="-0.000001548473" calcext:value-type="float">
            <text:p>-1.55E-06</text:p>
          </table:table-cell>
          <table:table-cell table:style-name="ce52" office:value-type="float" office:value="-0.000001143089" calcext:value-type="float">
            <text:p>-1.14E-06</text:p>
          </table:table-cell>
          <table:table-cell table:style-name="ce52" office:value-type="float" office:value="-0.000001223845" calcext:value-type="float">
            <text:p>-1.22E-06</text:p>
          </table:table-cell>
          <table:table-cell table:style-name="ce52" office:value-type="float" office:value="-0.0000006908986" calcext:value-type="float">
            <text:p>-6.91E-07</text:p>
          </table:table-cell>
          <table:table-cell table:style-name="ce52" office:value-type="float" office:value="-0.0000009827031" calcext:value-type="float">
            <text:p>-9.83E-07</text:p>
          </table:table-cell>
          <table:table-cell table:style-name="ce52" office:value-type="float" office:value="-0.000000752827" calcext:value-type="float">
            <text:p>-7.53E-07</text:p>
          </table:table-cell>
          <table:table-cell table:style-name="ce52" office:value-type="float" office:value="-0.000001120742" calcext:value-type="float">
            <text:p>-1.12E-06</text:p>
          </table:table-cell>
          <table:table-cell table:style-name="ce52" office:value-type="float" office:value="-0.00000100116" calcext:value-type="float">
            <text:p>-1.00E-06</text:p>
          </table:table-cell>
          <table:table-cell table:style-name="ce52" office:value-type="float" office:value="-0.000001300459" calcext:value-type="float">
            <text:p>-1.30E-06</text:p>
          </table:table-cell>
          <table:table-cell table:style-name="ce52" office:value-type="float" office:value="-0.000001142495" calcext:value-type="float">
            <text:p>-1.14E-06</text:p>
          </table:table-cell>
          <table:table-cell table:style-name="ce52" office:value-type="float" office:value="-0.000001190325" calcext:value-type="float">
            <text:p>-1.19E-06</text:p>
          </table:table-cell>
          <table:table-cell table:style-name="ce52" office:value-type="float" office:value="-0.000001203401" calcext:value-type="float">
            <text:p>-1.20E-06</text:p>
          </table:table-cell>
          <table:table-cell table:style-name="ce52" office:value-type="float" office:value="-0.000001217649" calcext:value-type="float">
            <text:p>-1.22E-06</text:p>
          </table:table-cell>
          <table:table-cell table:style-name="ce52" office:value-type="float" office:value="-0.000001113986" calcext:value-type="float">
            <text:p>-1.11E-06</text:p>
          </table:table-cell>
          <table:table-cell table:style-name="ce52" office:value-type="float" office:value="-0.000001055712" calcext:value-type="float">
            <text:p>-1.06E-06</text:p>
          </table:table-cell>
          <table:table-cell table:style-name="ce52" office:value-type="float" office:value="-0.000001015561" calcext:value-type="float">
            <text:p>-1.02E-06</text:p>
          </table:table-cell>
          <table:table-cell table:style-name="ce52" office:value-type="float" office:value="-0.0000009066345" calcext:value-type="float">
            <text:p>-9.07E-07</text:p>
          </table:table-cell>
          <table:table-cell table:style-name="ce52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0799775" calcext:value-type="float">
            <text:p>-8.00E-08</text:p>
          </table:table-cell>
          <table:table-cell table:style-name="ce52" office:value-type="float" office:value="-0.0000001442061" calcext:value-type="float">
            <text:p>-1.44E-07</text:p>
          </table:table-cell>
          <table:table-cell table:style-name="ce52" office:value-type="float" office:value="-0.0000000961079" calcext:value-type="float">
            <text:p>-9.61E-08</text:p>
          </table:table-cell>
          <table:table-cell table:style-name="ce52" office:value-type="float" office:value="-0.00000002017296" calcext:value-type="float">
            <text:p>-2.02E-08</text:p>
          </table:table-cell>
          <table:table-cell table:style-name="ce52" office:value-type="float" office:value="-0.000000407688" calcext:value-type="float">
            <text:p>-4.08E-07</text:p>
          </table:table-cell>
          <table:table-cell table:style-name="ce52" office:value-type="float" office:value="-0.000000380484" calcext:value-type="float">
            <text:p>-3.80E-07</text:p>
          </table:table-cell>
          <table:table-cell table:style-name="ce52" office:value-type="float" office:value="-0.0000009701951" calcext:value-type="float">
            <text:p>-9.70E-07</text:p>
          </table:table-cell>
          <table:table-cell table:style-name="ce52" office:value-type="float" office:value="-0.0000007849306" calcext:value-type="float">
            <text:p>-7.85E-07</text:p>
          </table:table-cell>
          <table:table-cell table:style-name="ce52" office:value-type="float" office:value="-0.000001137424" calcext:value-type="float">
            <text:p>-1.14E-06</text:p>
          </table:table-cell>
          <table:table-cell table:style-name="ce52" office:value-type="float" office:value="-0.000001171442" calcext:value-type="float">
            <text:p>-1.17E-06</text:p>
          </table:table-cell>
          <table:table-cell table:style-name="ce52" office:value-type="float" office:value="-0.000001232211" calcext:value-type="float">
            <text:p>-1.23E-06</text:p>
          </table:table-cell>
          <table:table-cell table:style-name="ce52" office:value-type="float" office:value="-0.000001228553" calcext:value-type="float">
            <text:p>-1.23E-06</text:p>
          </table:table-cell>
          <table:table-cell table:style-name="ce52" office:value-type="float" office:value="-0.00000135711" calcext:value-type="float">
            <text:p>-1.36E-06</text:p>
          </table:table-cell>
          <table:table-cell table:style-name="ce52" office:value-type="float" office:value="-0.000001417443" calcext:value-type="float">
            <text:p>-1.42E-06</text:p>
          </table:table-cell>
          <table:table-cell table:style-name="ce52" office:value-type="float" office:value="-0.000001364196" calcext:value-type="float">
            <text:p>-1.36E-06</text:p>
          </table:table-cell>
          <table:table-cell table:style-name="ce52" office:value-type="float" office:value="-0.000001348863" calcext:value-type="float">
            <text:p>-1.35E-06</text:p>
          </table:table-cell>
          <table:table-cell table:style-name="ce52" office:value-type="float" office:value="-0.0000009509598" calcext:value-type="float">
            <text:p>-9.51E-07</text:p>
          </table:table-cell>
          <table:table-cell table:style-name="ce52" office:value-type="float" office:value="-0.000001290429" calcext:value-type="float">
            <text:p>-1.29E-06</text:p>
          </table:table-cell>
          <table:table-cell table:style-name="ce52" office:value-type="float" office:value="-0.0000009162685" calcext:value-type="float">
            <text:p>-9.16E-07</text:p>
          </table:table-cell>
          <table:table-cell table:style-name="ce52" office:value-type="float" office:value="-0.000001242552" calcext:value-type="float">
            <text:p>-1.24E-06</text:p>
          </table:table-cell>
          <table:table-cell table:style-name="ce52" office:value-type="float" office:value="-0.000001243257" calcext:value-type="float">
            <text:p>-1.24E-06</text:p>
          </table:table-cell>
          <table:table-cell table:style-name="ce52" office:value-type="float" office:value="-0.000001210646" calcext:value-type="float">
            <text:p>-1.21E-06</text:p>
          </table:table-cell>
          <table:table-cell table:style-name="ce52" office:value-type="float" office:value="-0.000001325658" calcext:value-type="float">
            <text:p>-1.33E-06</text:p>
          </table:table-cell>
          <table:table-cell table:style-name="ce52" office:value-type="float" office:value="-0.000001239368" calcext:value-type="float">
            <text:p>-1.24E-06</text:p>
          </table:table-cell>
          <table:table-cell table:style-name="ce52" office:value-type="float" office:value="-0.000001192642" calcext:value-type="float">
            <text:p>-1.19E-06</text:p>
          </table:table-cell>
          <table:table-cell table:style-name="ce52" office:value-type="float" office:value="-0.000001179796" calcext:value-type="float">
            <text:p>-1.18E-06</text:p>
          </table:table-cell>
          <table:table-cell table:style-name="ce52" office:value-type="float" office:value="-0.000001232524" calcext:value-type="float">
            <text:p>-1.23E-06</text:p>
          </table:table-cell>
          <table:table-cell table:style-name="ce52" office:value-type="float" office:value="-0.000001110422" calcext:value-type="float">
            <text:p>-1.11E-06</text:p>
          </table:table-cell>
          <table:table-cell table:style-name="ce52" office:value-type="float" office:value="-0.000001096904" calcext:value-type="float">
            <text:p>-1.10E-06</text:p>
          </table:table-cell>
          <table:table-cell table:style-name="ce52" office:value-type="float" office:value="-0.0000009835666" calcext:value-type="float">
            <text:p>-9.84E-07</text:p>
          </table:table-cell>
          <table:table-cell table:style-name="ce52" office:value-type="float" office:value="-0.0000009175654" calcext:value-type="float">
            <text:p>-9.18E-07</text:p>
          </table:table-cell>
          <table:table-cell table:style-name="ce52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3387606" calcext:value-type="float">
            <text:p>-3.39E-07</text:p>
          </table:table-cell>
          <table:table-cell table:style-name="ce52" office:value-type="float" office:value="-0.00000009778846" calcext:value-type="float">
            <text:p>-9.78E-08</text:p>
          </table:table-cell>
          <table:table-cell table:style-name="ce52" office:value-type="float" office:value="-0.00000009471722" calcext:value-type="float">
            <text:p>-9.47E-08</text:p>
          </table:table-cell>
          <table:table-cell table:style-name="ce52" office:value-type="float" office:value="-0.00000011177" calcext:value-type="float">
            <text:p>-1.12E-07</text:p>
          </table:table-cell>
          <table:table-cell table:style-name="ce52" office:value-type="float" office:value="-0.0000002116787" calcext:value-type="float">
            <text:p>-2.12E-07</text:p>
          </table:table-cell>
          <table:table-cell table:style-name="ce52" office:value-type="float" office:value="-0.0000002904882" calcext:value-type="float">
            <text:p>-2.90E-07</text:p>
          </table:table-cell>
          <table:table-cell table:style-name="ce52" office:value-type="float" office:value="-0.0000004701483" calcext:value-type="float">
            <text:p>-4.70E-07</text:p>
          </table:table-cell>
          <table:table-cell table:style-name="ce52" office:value-type="float" office:value="-0.0000008423336" calcext:value-type="float">
            <text:p>-8.42E-07</text:p>
          </table:table-cell>
          <table:table-cell table:style-name="ce52" office:value-type="float" office:value="-0.0000009405734" calcext:value-type="float">
            <text:p>-9.41E-07</text:p>
          </table:table-cell>
          <table:table-cell table:style-name="ce52" office:value-type="float" office:value="-0.0000009625641" calcext:value-type="float">
            <text:p>-9.63E-07</text:p>
          </table:table-cell>
          <table:table-cell table:style-name="ce52" office:value-type="float" office:value="-0.000001189783" calcext:value-type="float">
            <text:p>-1.19E-06</text:p>
          </table:table-cell>
          <table:table-cell table:style-name="ce52" office:value-type="float" office:value="-0.000001210165" calcext:value-type="float">
            <text:p>-1.21E-06</text:p>
          </table:table-cell>
          <table:table-cell table:style-name="ce52" office:value-type="float" office:value="-0.000001197958" calcext:value-type="float">
            <text:p>-1.20E-06</text:p>
          </table:table-cell>
          <table:table-cell table:style-name="ce52" office:value-type="float" office:value="-0.000001135654" calcext:value-type="float">
            <text:p>-1.14E-06</text:p>
          </table:table-cell>
          <table:table-cell table:style-name="ce52" office:value-type="float" office:value="-0.000001308151" calcext:value-type="float">
            <text:p>-1.31E-06</text:p>
          </table:table-cell>
          <table:table-cell table:style-name="ce52" office:value-type="float" office:value="-0.000001192449" calcext:value-type="float">
            <text:p>-1.19E-06</text:p>
          </table:table-cell>
          <table:table-cell table:style-name="ce52" office:value-type="float" office:value="-0.000001308319" calcext:value-type="float">
            <text:p>-1.31E-06</text:p>
          </table:table-cell>
          <table:table-cell table:style-name="ce52" office:value-type="float" office:value="-0.000001184198" calcext:value-type="float">
            <text:p>-1.18E-06</text:p>
          </table:table-cell>
          <table:table-cell table:style-name="ce52" office:value-type="float" office:value="-0.000001329716" calcext:value-type="float">
            <text:p>-1.33E-06</text:p>
          </table:table-cell>
          <table:table-cell table:style-name="ce52" office:value-type="float" office:value="-0.000001254229" calcext:value-type="float">
            <text:p>-1.25E-06</text:p>
          </table:table-cell>
          <table:table-cell table:style-name="ce52" office:value-type="float" office:value="-0.000001220464" calcext:value-type="float">
            <text:p>-1.22E-06</text:p>
          </table:table-cell>
          <table:table-cell table:style-name="ce52" office:value-type="float" office:value="-0.000001247201" calcext:value-type="float">
            <text:p>-1.25E-06</text:p>
          </table:table-cell>
          <table:table-cell table:style-name="ce52" office:value-type="float" office:value="-0.000001229784" calcext:value-type="float">
            <text:p>-1.23E-06</text:p>
          </table:table-cell>
          <table:table-cell table:style-name="ce52" office:value-type="float" office:value="-0.000001195476" calcext:value-type="float">
            <text:p>-1.20E-06</text:p>
          </table:table-cell>
          <table:table-cell table:style-name="ce52" office:value-type="float" office:value="-0.000001177852" calcext:value-type="float">
            <text:p>-1.18E-06</text:p>
          </table:table-cell>
          <table:table-cell table:style-name="ce52" office:value-type="float" office:value="-0.000001032164" calcext:value-type="float">
            <text:p>-1.03E-06</text:p>
          </table:table-cell>
          <table:table-cell table:style-name="ce52" office:value-type="float" office:value="-0.000001051653" calcext:value-type="float">
            <text:p>-1.05E-06</text:p>
          </table:table-cell>
          <table:table-cell table:style-name="ce52" office:value-type="float" office:value="-0.000001025673" calcext:value-type="float">
            <text:p>-1.03E-06</text:p>
          </table:table-cell>
          <table:table-cell table:style-name="ce52" office:value-type="float" office:value="-0.0000009811454" calcext:value-type="float">
            <text:p>-9.81E-07</text:p>
          </table:table-cell>
          <table:table-cell table:style-name="ce52" office:value-type="float" office:value="-0.000000928792" calcext:value-type="float">
            <text:p>-9.29E-07</text:p>
          </table:table-cell>
          <table:table-cell table:style-name="ce52" office:value-type="float" office:value="-0.0000008601657" calcext:value-type="float">
            <text:p>-8.60E-07</text:p>
          </table:table-cell>
          <table:table-cell table:style-name="ce52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1774725" calcext:value-type="float">
            <text:p>-1.77E-07</text:p>
          </table:table-cell>
          <table:table-cell table:style-name="ce52" office:value-type="float" office:value="-0.0000002796245" calcext:value-type="float">
            <text:p>-2.80E-07</text:p>
          </table:table-cell>
          <table:table-cell table:style-name="ce52" office:value-type="float" office:value="-0.0000001777946" calcext:value-type="float">
            <text:p>-1.78E-07</text:p>
          </table:table-cell>
          <table:table-cell table:style-name="ce52" office:value-type="float" office:value="-0.0000001153403" calcext:value-type="float">
            <text:p>-1.15E-07</text:p>
          </table:table-cell>
          <table:table-cell table:style-name="ce52" office:value-type="float" office:value="-0.000000189533" calcext:value-type="float">
            <text:p>-1.90E-07</text:p>
          </table:table-cell>
          <table:table-cell table:style-name="ce52" office:value-type="float" office:value="-0.0000001963584" calcext:value-type="float">
            <text:p>-1.96E-07</text:p>
          </table:table-cell>
          <table:table-cell table:style-name="ce52" office:value-type="float" office:value="-0.0000006426343" calcext:value-type="float">
            <text:p>-6.43E-07</text:p>
          </table:table-cell>
          <table:table-cell table:style-name="ce52" office:value-type="float" office:value="-0.0000004047325" calcext:value-type="float">
            <text:p>-4.05E-07</text:p>
          </table:table-cell>
          <table:table-cell table:style-name="ce52" office:value-type="float" office:value="-0.0000009920509" calcext:value-type="float">
            <text:p>-9.92E-07</text:p>
          </table:table-cell>
          <table:table-cell table:style-name="ce52" office:value-type="float" office:value="-0.000001007353" calcext:value-type="float">
            <text:p>-1.01E-06</text:p>
          </table:table-cell>
          <table:table-cell table:style-name="ce52" office:value-type="float" office:value="-0.000001153799" calcext:value-type="float">
            <text:p>-1.15E-06</text:p>
          </table:table-cell>
          <table:table-cell table:style-name="ce52" office:value-type="float" office:value="-0.000001148496" calcext:value-type="float">
            <text:p>-1.15E-06</text:p>
          </table:table-cell>
          <table:table-cell table:style-name="ce52" office:value-type="float" office:value="-0.000001209035" calcext:value-type="float">
            <text:p>-1.21E-06</text:p>
          </table:table-cell>
          <table:table-cell table:style-name="ce52" office:value-type="float" office:value="-0.000001320115" calcext:value-type="float">
            <text:p>-1.32E-06</text:p>
          </table:table-cell>
          <table:table-cell table:style-name="ce52" office:value-type="float" office:value="-0.000001270274" calcext:value-type="float">
            <text:p>-1.27E-06</text:p>
          </table:table-cell>
          <table:table-cell table:style-name="ce52" office:value-type="float" office:value="-0.000001287403" calcext:value-type="float">
            <text:p>-1.29E-06</text:p>
          </table:table-cell>
          <table:table-cell table:style-name="ce52" office:value-type="float" office:value="-0.000001175943" calcext:value-type="float">
            <text:p>-1.18E-06</text:p>
          </table:table-cell>
          <table:table-cell table:style-name="ce52" office:value-type="float" office:value="-0.000001314159" calcext:value-type="float">
            <text:p>-1.31E-06</text:p>
          </table:table-cell>
          <table:table-cell table:style-name="ce52" office:value-type="float" office:value="-0.000001290556" calcext:value-type="float">
            <text:p>-1.29E-06</text:p>
          </table:table-cell>
          <table:table-cell table:style-name="ce52" office:value-type="float" office:value="-0.000001335623" calcext:value-type="float">
            <text:p>-1.34E-06</text:p>
          </table:table-cell>
          <table:table-cell table:style-name="ce52" office:value-type="float" office:value="-0.000001224533" calcext:value-type="float">
            <text:p>-1.22E-06</text:p>
          </table:table-cell>
          <table:table-cell table:style-name="ce52" office:value-type="float" office:value="-0.000001187408" calcext:value-type="float">
            <text:p>-1.19E-06</text:p>
          </table:table-cell>
          <table:table-cell table:style-name="ce52" office:value-type="float" office:value="-0.000001270516" calcext:value-type="float">
            <text:p>-1.27E-06</text:p>
          </table:table-cell>
          <table:table-cell table:style-name="ce52" office:value-type="float" office:value="-0.000001274003" calcext:value-type="float">
            <text:p>-1.27E-06</text:p>
          </table:table-cell>
          <table:table-cell table:style-name="ce52" office:value-type="float" office:value="-0.000001135474" calcext:value-type="float">
            <text:p>-1.14E-06</text:p>
          </table:table-cell>
          <table:table-cell table:style-name="ce52" office:value-type="float" office:value="-0.00000111555" calcext:value-type="float">
            <text:p>-1.12E-06</text:p>
          </table:table-cell>
          <table:table-cell table:style-name="ce52" office:value-type="float" office:value="-0.000001055644" calcext:value-type="float">
            <text:p>-1.06E-06</text:p>
          </table:table-cell>
          <table:table-cell table:style-name="ce52" office:value-type="float" office:value="-0.000001031194" calcext:value-type="float">
            <text:p>-1.03E-06</text:p>
          </table:table-cell>
          <table:table-cell table:style-name="ce52" office:value-type="float" office:value="-0.0000009289918" calcext:value-type="float">
            <text:p>-9.29E-07</text:p>
          </table:table-cell>
          <table:table-cell table:style-name="ce52" office:value-type="float" office:value="-0.0000009249115" calcext:value-type="float">
            <text:p>-9.25E-07</text:p>
          </table:table-cell>
          <table:table-cell table:style-name="ce52" office:value-type="float" office:value="-0.000000857336" calcext:value-type="float">
            <text:p>-8.57E-07</text:p>
          </table:table-cell>
          <table:table-cell table:style-name="ce52" office:value-type="float" office:value="-0.0000008300501" calcext:value-type="float">
            <text:p>-8.30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4" office:value-type="float" office:value="-0.0000004207675" calcext:value-type="float">
            <text:p>-4.21E-07</text:p>
          </table:table-cell>
          <table:table-cell table:style-name="ce54" office:value-type="float" office:value="-0.0000003967303" calcext:value-type="float">
            <text:p>-3.97E-07</text:p>
          </table:table-cell>
          <table:table-cell table:style-name="ce54" office:value-type="float" office:value="-0.0000005552111" calcext:value-type="float">
            <text:p>-5.55E-07</text:p>
          </table:table-cell>
          <table:table-cell table:style-name="ce54" office:value-type="float" office:value="-0.0000006204131" calcext:value-type="float">
            <text:p>-6.20E-07</text:p>
          </table:table-cell>
          <table:table-cell table:style-name="ce54" office:value-type="float" office:value="-0.0000007479771" calcext:value-type="float">
            <text:p>-7.48E-07</text:p>
          </table:table-cell>
          <table:table-cell table:style-name="ce54" office:value-type="float" office:value="-0.0000007015069" calcext:value-type="float">
            <text:p>-7.02E-07</text:p>
          </table:table-cell>
          <table:table-cell table:style-name="ce54" office:value-type="float" office:value="-0.0000008679336" calcext:value-type="float">
            <text:p>-8.68E-07</text:p>
          </table:table-cell>
          <table:table-cell table:style-name="ce54" office:value-type="float" office:value="-0.0000008140843" calcext:value-type="float">
            <text:p>-8.14E-07</text:p>
          </table:table-cell>
          <table:table-cell table:style-name="ce54" office:value-type="float" office:value="-0.000001030446" calcext:value-type="float">
            <text:p>-1.03E-06</text:p>
          </table:table-cell>
          <table:table-cell table:style-name="ce54" office:value-type="float" office:value="-0.0000009714131" calcext:value-type="float">
            <text:p>-9.71E-07</text:p>
          </table:table-cell>
          <table:table-cell table:style-name="ce54" office:value-type="float" office:value="-0.000001051965" calcext:value-type="float">
            <text:p>-1.05E-06</text:p>
          </table:table-cell>
          <table:table-cell table:style-name="ce54" office:value-type="float" office:value="-0.000001000306" calcext:value-type="float">
            <text:p>-1.00E-06</text:p>
          </table:table-cell>
          <table:table-cell table:style-name="ce54" office:value-type="float" office:value="-0.000001214421" calcext:value-type="float">
            <text:p>-1.21E-06</text:p>
          </table:table-cell>
          <table:table-cell table:style-name="ce54" office:value-type="float" office:value="-0.000001135363" calcext:value-type="float">
            <text:p>-1.14E-06</text:p>
          </table:table-cell>
          <table:table-cell table:style-name="ce54" office:value-type="float" office:value="-0.000001207921" calcext:value-type="float">
            <text:p>-1.21E-06</text:p>
          </table:table-cell>
          <table:table-cell table:style-name="ce54" office:value-type="float" office:value="-0.000001271576" calcext:value-type="float">
            <text:p>-1.27E-06</text:p>
          </table:table-cell>
          <table:table-cell table:style-name="ce54" office:value-type="float" office:value="-0.000001343155" calcext:value-type="float">
            <text:p>-1.34E-06</text:p>
          </table:table-cell>
          <table:table-cell table:style-name="ce54" office:value-type="float" office:value="-0.000001177533" calcext:value-type="float">
            <text:p>-1.18E-06</text:p>
          </table:table-cell>
          <table:table-cell table:style-name="ce54" office:value-type="float" office:value="-0.000001337798" calcext:value-type="float">
            <text:p>-1.34E-06</text:p>
          </table:table-cell>
          <table:table-cell table:style-name="ce54" office:value-type="float" office:value="-0.000001279013" calcext:value-type="float">
            <text:p>-1.28E-06</text:p>
          </table:table-cell>
          <table:table-cell table:style-name="ce54" office:value-type="float" office:value="-0.000001271341" calcext:value-type="float">
            <text:p>-1.27E-06</text:p>
          </table:table-cell>
          <table:table-cell table:style-name="ce54" office:value-type="float" office:value="-0.000001156494" calcext:value-type="float">
            <text:p>-1.16E-06</text:p>
          </table:table-cell>
          <table:table-cell table:style-name="ce54" office:value-type="float" office:value="-0.000001236798" calcext:value-type="float">
            <text:p>-1.24E-06</text:p>
          </table:table-cell>
          <table:table-cell table:style-name="ce54" office:value-type="float" office:value="-0.000001180384" calcext:value-type="float">
            <text:p>-1.18E-06</text:p>
          </table:table-cell>
          <table:table-cell table:style-name="ce54" office:value-type="float" office:value="-0.000001080889" calcext:value-type="float">
            <text:p>-1.08E-06</text:p>
          </table:table-cell>
          <table:table-cell table:style-name="ce54" office:value-type="float" office:value="-0.0000009928044" calcext:value-type="float">
            <text:p>-9.93E-07</text:p>
          </table:table-cell>
          <table:table-cell table:style-name="ce54" office:value-type="float" office:value="-0.000001027811" calcext:value-type="float">
            <text:p>-1.03E-06</text:p>
          </table:table-cell>
          <table:table-cell table:style-name="ce54" office:value-type="float" office:value="-0.000001010566" calcext:value-type="float">
            <text:p>-1.01E-06</text:p>
          </table:table-cell>
          <table:table-cell table:style-name="ce54" office:value-type="float" office:value="-0.0000009064869" calcext:value-type="float">
            <text:p>-9.06E-07</text:p>
          </table:table-cell>
          <table:table-cell table:style-name="ce54" office:value-type="float" office:value="-0.0000008928469" calcext:value-type="float">
            <text:p>-8.93E-07</text:p>
          </table:table-cell>
          <table:table-cell table:style-name="ce54" office:value-type="float" office:value="-0.0000009037384" calcext:value-type="float">
            <text:p>-9.04E-07</text:p>
          </table:table-cell>
          <table:table-cell table:style-name="ce54" office:value-type="float" office:value="-0.0000008" calcext:value-type="float">
            <text:p>-8.00E-07</text:p>
          </table:table-cell>
          <table:table-cell office:value-type="string" calcext:value-type="string">
            <text:p>Getimage1 – after change 00000000 to 22000000</text:p>
          </table:table-cell>
          <table:table-cell table:number-columns-repeated="34"/>
        </table:table-row>
        <table:table-row table:style-name="ro1">
          <table:table-cell table:style-name="ce54" office:value-type="float" office:value="-0.0000004518903" calcext:value-type="float">
            <text:p>-4.52E-07</text:p>
          </table:table-cell>
          <table:table-cell table:style-name="ce54" office:value-type="float" office:value="-0.0000004778265" calcext:value-type="float">
            <text:p>-4.78E-07</text:p>
          </table:table-cell>
          <table:table-cell table:style-name="ce54" office:value-type="float" office:value="-0.0000006273696" calcext:value-type="float">
            <text:p>-6.27E-07</text:p>
          </table:table-cell>
          <table:table-cell table:style-name="ce54" office:value-type="float" office:value="-0.0000006555848" calcext:value-type="float">
            <text:p>-6.56E-07</text:p>
          </table:table-cell>
          <table:table-cell table:style-name="ce54" office:value-type="float" office:value="-0.0000007626538" calcext:value-type="float">
            <text:p>-7.63E-07</text:p>
          </table:table-cell>
          <table:table-cell table:style-name="ce54" office:value-type="float" office:value="-0.0000007812871" calcext:value-type="float">
            <text:p>-7.81E-07</text:p>
          </table:table-cell>
          <table:table-cell table:style-name="ce54" office:value-type="float" office:value="-0.0000008780231" calcext:value-type="float">
            <text:p>-8.78E-07</text:p>
          </table:table-cell>
          <table:table-cell table:style-name="ce54" office:value-type="float" office:value="-0.0000009304655" calcext:value-type="float">
            <text:p>-9.30E-07</text:p>
          </table:table-cell>
          <table:table-cell table:style-name="ce54" office:value-type="float" office:value="-0.000000954655" calcext:value-type="float">
            <text:p>-9.55E-07</text:p>
          </table:table-cell>
          <table:table-cell table:style-name="ce54" office:value-type="float" office:value="-0.00000101747" calcext:value-type="float">
            <text:p>-1.02E-06</text:p>
          </table:table-cell>
          <table:table-cell table:style-name="ce54" office:value-type="float" office:value="-0.00000106012" calcext:value-type="float">
            <text:p>-1.06E-06</text:p>
          </table:table-cell>
          <table:table-cell table:style-name="ce54" office:value-type="float" office:value="-0.000001211589" calcext:value-type="float">
            <text:p>-1.21E-06</text:p>
          </table:table-cell>
          <table:table-cell table:style-name="ce54" office:value-type="float" office:value="-0.000001176412" calcext:value-type="float">
            <text:p>-1.18E-06</text:p>
          </table:table-cell>
          <table:table-cell table:style-name="ce54" office:value-type="float" office:value="-0.000001183076" calcext:value-type="float">
            <text:p>-1.18E-06</text:p>
          </table:table-cell>
          <table:table-cell table:style-name="ce54" office:value-type="float" office:value="-0.000001311217" calcext:value-type="float">
            <text:p>-1.31E-06</text:p>
          </table:table-cell>
          <table:table-cell table:style-name="ce54" office:value-type="float" office:value="-0.000001348799" calcext:value-type="float">
            <text:p>-1.35E-06</text:p>
          </table:table-cell>
          <table:table-cell table:style-name="ce54" office:value-type="float" office:value="-0.000001303494" calcext:value-type="float">
            <text:p>-1.30E-06</text:p>
          </table:table-cell>
          <table:table-cell table:style-name="ce54" office:value-type="float" office:value="-0.000001413152" calcext:value-type="float">
            <text:p>-1.41E-06</text:p>
          </table:table-cell>
          <table:table-cell table:style-name="ce54" office:value-type="float" office:value="-0.000001394606" calcext:value-type="float">
            <text:p>-1.39E-06</text:p>
          </table:table-cell>
          <table:table-cell table:style-name="ce54" office:value-type="float" office:value="-0.000001224654" calcext:value-type="float">
            <text:p>-1.22E-06</text:p>
          </table:table-cell>
          <table:table-cell table:style-name="ce54" office:value-type="float" office:value="-0.00000132588" calcext:value-type="float">
            <text:p>-1.33E-06</text:p>
          </table:table-cell>
          <table:table-cell table:number-columns-repeated="2" table:style-name="ce54" office:value-type="float" office:value="-0.000001294651" calcext:value-type="float">
            <text:p>-1.29E-06</text:p>
          </table:table-cell>
          <table:table-cell table:style-name="ce54" office:value-type="float" office:value="-0.000001220148" calcext:value-type="float">
            <text:p>-1.22E-06</text:p>
          </table:table-cell>
          <table:table-cell table:style-name="ce54" office:value-type="float" office:value="-0.000001167916" calcext:value-type="float">
            <text:p>-1.17E-06</text:p>
          </table:table-cell>
          <table:table-cell table:style-name="ce54" office:value-type="float" office:value="-0.000001082282" calcext:value-type="float">
            <text:p>-1.08E-06</text:p>
          </table:table-cell>
          <table:table-cell table:style-name="ce54" office:value-type="float" office:value="-0.00000103165" calcext:value-type="float">
            <text:p>-1.03E-06</text:p>
          </table:table-cell>
          <table:table-cell table:style-name="ce54" office:value-type="float" office:value="-0.000001003232" calcext:value-type="float">
            <text:p>-1.00E-06</text:p>
          </table:table-cell>
          <table:table-cell table:style-name="ce54" office:value-type="float" office:value="-0.0000009501022" calcext:value-type="float">
            <text:p>-9.50E-07</text:p>
          </table:table-cell>
          <table:table-cell table:style-name="ce54" office:value-type="float" office:value="-0.0000009050638" calcext:value-type="float">
            <text:p>-9.05E-07</text:p>
          </table:table-cell>
          <table:table-cell table:style-name="ce54" office:value-type="float" office:value="-0.0000008073945" calcext:value-type="float">
            <text:p>-8.07E-07</text:p>
          </table:table-cell>
          <table:table-cell table:style-name="ce54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5788862" calcext:value-type="float">
            <text:p>-5.79E-07</text:p>
          </table:table-cell>
          <table:table-cell table:style-name="ce54" office:value-type="float" office:value="-0.0000005833977" calcext:value-type="float">
            <text:p>-5.83E-07</text:p>
          </table:table-cell>
          <table:table-cell table:style-name="ce54" office:value-type="float" office:value="-0.0000007089179" calcext:value-type="float">
            <text:p>-7.09E-07</text:p>
          </table:table-cell>
          <table:table-cell table:style-name="ce54" office:value-type="float" office:value="-0.0000007090194" calcext:value-type="float">
            <text:p>-7.09E-07</text:p>
          </table:table-cell>
          <table:table-cell table:style-name="ce54" office:value-type="float" office:value="-0.000000868145" calcext:value-type="float">
            <text:p>-8.68E-07</text:p>
          </table:table-cell>
          <table:table-cell table:style-name="ce54" office:value-type="float" office:value="-0.0000008318111" calcext:value-type="float">
            <text:p>-8.32E-07</text:p>
          </table:table-cell>
          <table:table-cell table:style-name="ce54" office:value-type="float" office:value="-0.0000009994657" calcext:value-type="float">
            <text:p>-9.99E-07</text:p>
          </table:table-cell>
          <table:table-cell table:style-name="ce54" office:value-type="float" office:value="-0.0000009964614" calcext:value-type="float">
            <text:p>-9.96E-07</text:p>
          </table:table-cell>
          <table:table-cell table:style-name="ce54" office:value-type="float" office:value="-0.000001151913" calcext:value-type="float">
            <text:p>-1.15E-06</text:p>
          </table:table-cell>
          <table:table-cell table:style-name="ce54" office:value-type="float" office:value="-0.000001107883" calcext:value-type="float">
            <text:p>-1.11E-06</text:p>
          </table:table-cell>
          <table:table-cell table:style-name="ce54" office:value-type="float" office:value="-0.00000124491" calcext:value-type="float">
            <text:p>-1.24E-06</text:p>
          </table:table-cell>
          <table:table-cell table:style-name="ce54" office:value-type="float" office:value="-0.000001133442" calcext:value-type="float">
            <text:p>-1.13E-06</text:p>
          </table:table-cell>
          <table:table-cell table:style-name="ce54" office:value-type="float" office:value="-0.000001358893" calcext:value-type="float">
            <text:p>-1.36E-06</text:p>
          </table:table-cell>
          <table:table-cell table:style-name="ce54" office:value-type="float" office:value="-0.000001347463" calcext:value-type="float">
            <text:p>-1.35E-06</text:p>
          </table:table-cell>
          <table:table-cell table:style-name="ce54" office:value-type="float" office:value="-0.000001398606" calcext:value-type="float">
            <text:p>-1.40E-06</text:p>
          </table:table-cell>
          <table:table-cell table:style-name="ce54" office:value-type="float" office:value="-0.00000132009" calcext:value-type="float">
            <text:p>-1.32E-06</text:p>
          </table:table-cell>
          <table:table-cell table:style-name="ce54" office:value-type="float" office:value="-0.000001352832" calcext:value-type="float">
            <text:p>-1.35E-06</text:p>
          </table:table-cell>
          <table:table-cell table:style-name="ce54" office:value-type="float" office:value="-0.000001419967" calcext:value-type="float">
            <text:p>-1.42E-06</text:p>
          </table:table-cell>
          <table:table-cell table:style-name="ce54" office:value-type="float" office:value="-0.000001409756" calcext:value-type="float">
            <text:p>-1.41E-06</text:p>
          </table:table-cell>
          <table:table-cell table:style-name="ce54" office:value-type="float" office:value="-0.000001375925" calcext:value-type="float">
            <text:p>-1.38E-06</text:p>
          </table:table-cell>
          <table:table-cell table:style-name="ce54" office:value-type="float" office:value="-0.000001398311" calcext:value-type="float">
            <text:p>-1.40E-06</text:p>
          </table:table-cell>
          <table:table-cell table:style-name="ce54" office:value-type="float" office:value="-0.00000129294" calcext:value-type="float">
            <text:p>-1.29E-06</text:p>
          </table:table-cell>
          <table:table-cell table:style-name="ce54" office:value-type="float" office:value="-0.000001287239" calcext:value-type="float">
            <text:p>-1.29E-06</text:p>
          </table:table-cell>
          <table:table-cell table:style-name="ce54" office:value-type="float" office:value="-0.000001311428" calcext:value-type="float">
            <text:p>-1.31E-06</text:p>
          </table:table-cell>
          <table:table-cell table:style-name="ce54" office:value-type="float" office:value="-0.000001276712" calcext:value-type="float">
            <text:p>-1.28E-06</text:p>
          </table:table-cell>
          <table:table-cell table:style-name="ce54" office:value-type="float" office:value="-0.00000126465" calcext:value-type="float">
            <text:p>-1.26E-06</text:p>
          </table:table-cell>
          <table:table-cell table:style-name="ce54" office:value-type="float" office:value="-0.000001068387" calcext:value-type="float">
            <text:p>-1.07E-06</text:p>
          </table:table-cell>
          <table:table-cell table:style-name="ce54" office:value-type="float" office:value="-0.000001106198" calcext:value-type="float">
            <text:p>-1.11E-06</text:p>
          </table:table-cell>
          <table:table-cell table:style-name="ce54" office:value-type="float" office:value="-0.000001042513" calcext:value-type="float">
            <text:p>-1.04E-06</text:p>
          </table:table-cell>
          <table:table-cell table:style-name="ce54" office:value-type="float" office:value="-0.0000009535415" calcext:value-type="float">
            <text:p>-9.54E-07</text:p>
          </table:table-cell>
          <table:table-cell table:style-name="ce54" office:value-type="float" office:value="-0.0000008729061" calcext:value-type="float">
            <text:p>-8.73E-07</text:p>
          </table:table-cell>
          <table:table-cell table:style-name="ce54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5317949" calcext:value-type="float">
            <text:p>-5.32E-07</text:p>
          </table:table-cell>
          <table:table-cell table:style-name="ce54" office:value-type="float" office:value="-0.0000006520374" calcext:value-type="float">
            <text:p>-6.52E-07</text:p>
          </table:table-cell>
          <table:table-cell table:style-name="ce54" office:value-type="float" office:value="-0.0000007524314" calcext:value-type="float">
            <text:p>-7.52E-07</text:p>
          </table:table-cell>
          <table:table-cell table:style-name="ce54" office:value-type="float" office:value="-0.0000007832199" calcext:value-type="float">
            <text:p>-7.83E-07</text:p>
          </table:table-cell>
          <table:table-cell table:style-name="ce54" office:value-type="float" office:value="-0.0000008774851" calcext:value-type="float">
            <text:p>-8.77E-07</text:p>
          </table:table-cell>
          <table:table-cell table:style-name="ce54" office:value-type="float" office:value="-0.0000009163484" calcext:value-type="float">
            <text:p>-9.16E-07</text:p>
          </table:table-cell>
          <table:table-cell table:style-name="ce54" office:value-type="float" office:value="-0.0000009691147" calcext:value-type="float">
            <text:p>-9.69E-07</text:p>
          </table:table-cell>
          <table:table-cell table:style-name="ce54" office:value-type="float" office:value="-0.000001037043" calcext:value-type="float">
            <text:p>-1.04E-06</text:p>
          </table:table-cell>
          <table:table-cell table:style-name="ce54" office:value-type="float" office:value="-0.000001162458" calcext:value-type="float">
            <text:p>-1.16E-06</text:p>
          </table:table-cell>
          <table:table-cell table:style-name="ce54" office:value-type="float" office:value="-0.000001113694" calcext:value-type="float">
            <text:p>-1.11E-06</text:p>
          </table:table-cell>
          <table:table-cell table:style-name="ce54" office:value-type="float" office:value="-0.000001175212" calcext:value-type="float">
            <text:p>-1.18E-06</text:p>
          </table:table-cell>
          <table:table-cell table:style-name="ce54" office:value-type="float" office:value="-0.000001272832" calcext:value-type="float">
            <text:p>-1.27E-06</text:p>
          </table:table-cell>
          <table:table-cell table:style-name="ce54" office:value-type="float" office:value="-0.000001309113" calcext:value-type="float">
            <text:p>-1.31E-06</text:p>
          </table:table-cell>
          <table:table-cell table:style-name="ce54" office:value-type="float" office:value="-0.000001400715" calcext:value-type="float">
            <text:p>-1.40E-06</text:p>
          </table:table-cell>
          <table:table-cell table:style-name="ce54" office:value-type="float" office:value="-0.000001420276" calcext:value-type="float">
            <text:p>-1.42E-06</text:p>
          </table:table-cell>
          <table:table-cell table:style-name="ce54" office:value-type="float" office:value="-0.000001411144" calcext:value-type="float">
            <text:p>-1.41E-06</text:p>
          </table:table-cell>
          <table:table-cell table:style-name="ce54" office:value-type="float" office:value="-0.000001359789" calcext:value-type="float">
            <text:p>-1.36E-06</text:p>
          </table:table-cell>
          <table:table-cell table:style-name="ce54" office:value-type="float" office:value="-0.00000141092" calcext:value-type="float">
            <text:p>-1.41E-06</text:p>
          </table:table-cell>
          <table:table-cell table:style-name="ce54" office:value-type="float" office:value="-0.000001517674" calcext:value-type="float">
            <text:p>-1.52E-06</text:p>
          </table:table-cell>
          <table:table-cell table:style-name="ce54" office:value-type="float" office:value="-0.000001415255" calcext:value-type="float">
            <text:p>-1.42E-06</text:p>
          </table:table-cell>
          <table:table-cell table:style-name="ce54" office:value-type="float" office:value="-0.000001453659" calcext:value-type="float">
            <text:p>-1.45E-06</text:p>
          </table:table-cell>
          <table:table-cell table:style-name="ce54" office:value-type="float" office:value="-0.000001330213" calcext:value-type="float">
            <text:p>-1.33E-06</text:p>
          </table:table-cell>
          <table:table-cell table:style-name="ce54" office:value-type="float" office:value="-0.000001346038" calcext:value-type="float">
            <text:p>-1.35E-06</text:p>
          </table:table-cell>
          <table:table-cell table:style-name="ce54" office:value-type="float" office:value="-0.000001375635" calcext:value-type="float">
            <text:p>-1.38E-06</text:p>
          </table:table-cell>
          <table:table-cell table:style-name="ce54" office:value-type="float" office:value="-0.000001189758" calcext:value-type="float">
            <text:p>-1.19E-06</text:p>
          </table:table-cell>
          <table:table-cell table:style-name="ce54" office:value-type="float" office:value="-0.000001236784" calcext:value-type="float">
            <text:p>-1.24E-06</text:p>
          </table:table-cell>
          <table:table-cell table:style-name="ce54" office:value-type="float" office:value="-0.000001206023" calcext:value-type="float">
            <text:p>-1.21E-06</text:p>
          </table:table-cell>
          <table:table-cell table:style-name="ce54" office:value-type="float" office:value="-0.000001147423" calcext:value-type="float">
            <text:p>-1.15E-06</text:p>
          </table:table-cell>
          <table:table-cell table:style-name="ce54" office:value-type="float" office:value="-0.000001047732" calcext:value-type="float">
            <text:p>-1.05E-06</text:p>
          </table:table-cell>
          <table:table-cell table:style-name="ce54" office:value-type="float" office:value="-0.000001000199" calcext:value-type="float">
            <text:p>-1.00E-06</text:p>
          </table:table-cell>
          <table:table-cell table:style-name="ce54" office:value-type="float" office:value="-0.0000009646213" calcext:value-type="float">
            <text:p>-9.65E-07</text:p>
          </table:table-cell>
          <table:table-cell table:style-name="ce54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503871" calcext:value-type="float">
            <text:p>-7.50E-07</text:p>
          </table:table-cell>
          <table:table-cell table:style-name="ce54" office:value-type="float" office:value="-0.0000006152447" calcext:value-type="float">
            <text:p>-6.15E-07</text:p>
          </table:table-cell>
          <table:table-cell table:style-name="ce54" office:value-type="float" office:value="-0.0000007800966" calcext:value-type="float">
            <text:p>-7.80E-07</text:p>
          </table:table-cell>
          <table:table-cell table:style-name="ce54" office:value-type="float" office:value="-0.0000008324456" calcext:value-type="float">
            <text:p>-8.32E-07</text:p>
          </table:table-cell>
          <table:table-cell table:style-name="ce54" office:value-type="float" office:value="-0.0000009630286" calcext:value-type="float">
            <text:p>-9.63E-07</text:p>
          </table:table-cell>
          <table:table-cell table:style-name="ce54" office:value-type="float" office:value="-0.0000008662025" calcext:value-type="float">
            <text:p>-8.66E-07</text:p>
          </table:table-cell>
          <table:table-cell table:style-name="ce54" office:value-type="float" office:value="-0.000001153224" calcext:value-type="float">
            <text:p>-1.15E-06</text:p>
          </table:table-cell>
          <table:table-cell table:style-name="ce54" office:value-type="float" office:value="-0.000001125023" calcext:value-type="float">
            <text:p>-1.13E-06</text:p>
          </table:table-cell>
          <table:table-cell table:style-name="ce54" office:value-type="float" office:value="-0.000001239936" calcext:value-type="float">
            <text:p>-1.24E-06</text:p>
          </table:table-cell>
          <table:table-cell table:style-name="ce54" office:value-type="float" office:value="-0.000001221891" calcext:value-type="float">
            <text:p>-1.22E-06</text:p>
          </table:table-cell>
          <table:table-cell table:style-name="ce54" office:value-type="float" office:value="-0.000001264025" calcext:value-type="float">
            <text:p>-1.26E-06</text:p>
          </table:table-cell>
          <table:table-cell table:style-name="ce54" office:value-type="float" office:value="-0.000001416854" calcext:value-type="float">
            <text:p>-1.42E-06</text:p>
          </table:table-cell>
          <table:table-cell table:style-name="ce54" office:value-type="float" office:value="-0.000001369379" calcext:value-type="float">
            <text:p>-1.37E-06</text:p>
          </table:table-cell>
          <table:table-cell table:style-name="ce54" office:value-type="float" office:value="-0.000001436674" calcext:value-type="float">
            <text:p>-1.44E-06</text:p>
          </table:table-cell>
          <table:table-cell table:style-name="ce54" office:value-type="float" office:value="-0.00000150437" calcext:value-type="float">
            <text:p>-1.50E-06</text:p>
          </table:table-cell>
          <table:table-cell table:style-name="ce54" office:value-type="float" office:value="-0.000001478103" calcext:value-type="float">
            <text:p>-1.48E-06</text:p>
          </table:table-cell>
          <table:table-cell table:style-name="ce54" office:value-type="float" office:value="-0.00000159443" calcext:value-type="float">
            <text:p>-1.59E-06</text:p>
          </table:table-cell>
          <table:table-cell table:style-name="ce54" office:value-type="float" office:value="-0.000001376818" calcext:value-type="float">
            <text:p>-1.38E-06</text:p>
          </table:table-cell>
          <table:table-cell table:style-name="ce54" office:value-type="float" office:value="-0.00000150491" calcext:value-type="float">
            <text:p>-1.50E-06</text:p>
          </table:table-cell>
          <table:table-cell table:style-name="ce54" office:value-type="float" office:value="-0.000001479016" calcext:value-type="float">
            <text:p>-1.48E-06</text:p>
          </table:table-cell>
          <table:table-cell table:style-name="ce54" office:value-type="float" office:value="-0.000001444697" calcext:value-type="float">
            <text:p>-1.44E-06</text:p>
          </table:table-cell>
          <table:table-cell table:style-name="ce54" office:value-type="float" office:value="-0.00000143725" calcext:value-type="float">
            <text:p>-1.44E-06</text:p>
          </table:table-cell>
          <table:table-cell table:style-name="ce54" office:value-type="float" office:value="-0.000001335539" calcext:value-type="float">
            <text:p>-1.34E-06</text:p>
          </table:table-cell>
          <table:table-cell table:style-name="ce54" office:value-type="float" office:value="-0.000001330669" calcext:value-type="float">
            <text:p>-1.33E-06</text:p>
          </table:table-cell>
          <table:table-cell table:style-name="ce54" office:value-type="float" office:value="-0.000001324877" calcext:value-type="float">
            <text:p>-1.32E-06</text:p>
          </table:table-cell>
          <table:table-cell table:style-name="ce54" office:value-type="float" office:value="-0.000001281358" calcext:value-type="float">
            <text:p>-1.28E-06</text:p>
          </table:table-cell>
          <table:table-cell table:style-name="ce54" office:value-type="float" office:value="-0.000001206025" calcext:value-type="float">
            <text:p>-1.21E-06</text:p>
          </table:table-cell>
          <table:table-cell table:style-name="ce54" office:value-type="float" office:value="-0.000001261952" calcext:value-type="float">
            <text:p>-1.26E-06</text:p>
          </table:table-cell>
          <table:table-cell table:style-name="ce54" office:value-type="float" office:value="-0.000001081294" calcext:value-type="float">
            <text:p>-1.08E-06</text:p>
          </table:table-cell>
          <table:table-cell table:style-name="ce54" office:value-type="float" office:value="-0.0000009823003" calcext:value-type="float">
            <text:p>-9.82E-07</text:p>
          </table:table-cell>
          <table:table-cell table:style-name="ce54" office:value-type="float" office:value="-0.0000009930862" calcext:value-type="float">
            <text:p>-9.93E-07</text:p>
          </table:table-cell>
          <table:table-cell table:style-name="ce54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6983011" calcext:value-type="float">
            <text:p>-6.98E-07</text:p>
          </table:table-cell>
          <table:table-cell table:style-name="ce54" office:value-type="float" office:value="-0.0000007161137" calcext:value-type="float">
            <text:p>-7.16E-07</text:p>
          </table:table-cell>
          <table:table-cell table:style-name="ce54" office:value-type="float" office:value="-0.000000831435" calcext:value-type="float">
            <text:p>-8.31E-07</text:p>
          </table:table-cell>
          <table:table-cell table:style-name="ce54" office:value-type="float" office:value="-0.0000008710588" calcext:value-type="float">
            <text:p>-8.71E-07</text:p>
          </table:table-cell>
          <table:table-cell table:style-name="ce54" office:value-type="float" office:value="-0.0000009363001" calcext:value-type="float">
            <text:p>-9.36E-07</text:p>
          </table:table-cell>
          <table:table-cell table:style-name="ce54" office:value-type="float" office:value="-0.0000009477351" calcext:value-type="float">
            <text:p>-9.48E-07</text:p>
          </table:table-cell>
          <table:table-cell table:style-name="ce54" office:value-type="float" office:value="-0.000001154072" calcext:value-type="float">
            <text:p>-1.15E-06</text:p>
          </table:table-cell>
          <table:table-cell table:style-name="ce54" office:value-type="float" office:value="-0.000001174611" calcext:value-type="float">
            <text:p>-1.17E-06</text:p>
          </table:table-cell>
          <table:table-cell table:style-name="ce54" office:value-type="float" office:value="-0.000001242867" calcext:value-type="float">
            <text:p>-1.24E-06</text:p>
          </table:table-cell>
          <table:table-cell table:style-name="ce54" office:value-type="float" office:value="-0.000001267667" calcext:value-type="float">
            <text:p>-1.27E-06</text:p>
          </table:table-cell>
          <table:table-cell table:style-name="ce54" office:value-type="float" office:value="-0.000001310635" calcext:value-type="float">
            <text:p>-1.31E-06</text:p>
          </table:table-cell>
          <table:table-cell table:style-name="ce54" office:value-type="float" office:value="-0.00000141" calcext:value-type="float">
            <text:p>-1.41E-06</text:p>
          </table:table-cell>
          <table:table-cell table:style-name="ce54" office:value-type="float" office:value="-0.000001319626" calcext:value-type="float">
            <text:p>-1.32E-06</text:p>
          </table:table-cell>
          <table:table-cell table:style-name="ce54" office:value-type="float" office:value="-0.000001434731" calcext:value-type="float">
            <text:p>-1.43E-06</text:p>
          </table:table-cell>
          <table:table-cell table:style-name="ce54" office:value-type="float" office:value="-0.000001517674" calcext:value-type="float">
            <text:p>-1.52E-06</text:p>
          </table:table-cell>
          <table:table-cell table:style-name="ce54" office:value-type="float" office:value="-0.0000014082" calcext:value-type="float">
            <text:p>-1.41E-06</text:p>
          </table:table-cell>
          <table:table-cell table:style-name="ce54" office:value-type="float" office:value="-0.000001509511" calcext:value-type="float">
            <text:p>-1.51E-06</text:p>
          </table:table-cell>
          <table:table-cell table:style-name="ce54" office:value-type="float" office:value="-0.000001578037" calcext:value-type="float">
            <text:p>-1.58E-06</text:p>
          </table:table-cell>
          <table:table-cell table:style-name="ce54" office:value-type="float" office:value="-0.000001508002" calcext:value-type="float">
            <text:p>-1.51E-06</text:p>
          </table:table-cell>
          <table:table-cell table:style-name="ce54" office:value-type="float" office:value="-0.000001533647" calcext:value-type="float">
            <text:p>-1.53E-06</text:p>
          </table:table-cell>
          <table:table-cell table:style-name="ce54" office:value-type="float" office:value="-0.000001395938" calcext:value-type="float">
            <text:p>-1.40E-06</text:p>
          </table:table-cell>
          <table:table-cell table:style-name="ce54" office:value-type="float" office:value="-0.000001331085" calcext:value-type="float">
            <text:p>-1.33E-06</text:p>
          </table:table-cell>
          <table:table-cell table:style-name="ce54" office:value-type="float" office:value="-0.000001446005" calcext:value-type="float">
            <text:p>-1.45E-06</text:p>
          </table:table-cell>
          <table:table-cell table:style-name="ce54" office:value-type="float" office:value="-0.000001125104" calcext:value-type="float">
            <text:p>-1.13E-06</text:p>
          </table:table-cell>
          <table:table-cell table:style-name="ce54" office:value-type="float" office:value="-0.000001322231" calcext:value-type="float">
            <text:p>-1.32E-06</text:p>
          </table:table-cell>
          <table:table-cell table:style-name="ce54" office:value-type="float" office:value="-0.000001199271" calcext:value-type="float">
            <text:p>-1.20E-06</text:p>
          </table:table-cell>
          <table:table-cell table:style-name="ce54" office:value-type="float" office:value="-0.000001267214" calcext:value-type="float">
            <text:p>-1.27E-06</text:p>
          </table:table-cell>
          <table:table-cell table:style-name="ce54" office:value-type="float" office:value="-0.000001251858" calcext:value-type="float">
            <text:p>-1.25E-06</text:p>
          </table:table-cell>
          <table:table-cell table:style-name="ce54" office:value-type="float" office:value="-0.000001166454" calcext:value-type="float">
            <text:p>-1.17E-06</text:p>
          </table:table-cell>
          <table:table-cell table:style-name="ce54" office:value-type="float" office:value="-0.000001067421" calcext:value-type="float">
            <text:p>-1.07E-06</text:p>
          </table:table-cell>
          <table:table-cell table:style-name="ce54" office:value-type="float" office:value="-0.000001040745" calcext:value-type="float">
            <text:p>-1.04E-06</text:p>
          </table:table-cell>
          <table:table-cell table:style-name="ce54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8488923" calcext:value-type="float">
            <text:p>-8.49E-07</text:p>
          </table:table-cell>
          <table:table-cell table:style-name="ce54" office:value-type="float" office:value="-0.0000006795828" calcext:value-type="float">
            <text:p>-6.80E-07</text:p>
          </table:table-cell>
          <table:table-cell table:style-name="ce54" office:value-type="float" office:value="-0.0000009320103" calcext:value-type="float">
            <text:p>-9.32E-07</text:p>
          </table:table-cell>
          <table:table-cell table:style-name="ce54" office:value-type="float" office:value="-0.0000009312803" calcext:value-type="float">
            <text:p>-9.31E-07</text:p>
          </table:table-cell>
          <table:table-cell table:style-name="ce54" office:value-type="float" office:value="-0.000000995459" calcext:value-type="float">
            <text:p>-9.95E-07</text:p>
          </table:table-cell>
          <table:table-cell table:style-name="ce54" office:value-type="float" office:value="-0.000001067499" calcext:value-type="float">
            <text:p>-1.07E-06</text:p>
          </table:table-cell>
          <table:table-cell table:style-name="ce54" office:value-type="float" office:value="-0.00000118375" calcext:value-type="float">
            <text:p>-1.18E-06</text:p>
          </table:table-cell>
          <table:table-cell table:style-name="ce54" office:value-type="float" office:value="-0.000001371337" calcext:value-type="float">
            <text:p>-1.37E-06</text:p>
          </table:table-cell>
          <table:table-cell table:style-name="ce54" office:value-type="float" office:value="-0.000001313398" calcext:value-type="float">
            <text:p>-1.31E-06</text:p>
          </table:table-cell>
          <table:table-cell table:style-name="ce54" office:value-type="float" office:value="-0.000001199405" calcext:value-type="float">
            <text:p>-1.20E-06</text:p>
          </table:table-cell>
          <table:table-cell table:style-name="ce54" office:value-type="float" office:value="-0.000001488215" calcext:value-type="float">
            <text:p>-1.49E-06</text:p>
          </table:table-cell>
          <table:table-cell table:style-name="ce54" office:value-type="float" office:value="-0.000001429326" calcext:value-type="float">
            <text:p>-1.43E-06</text:p>
          </table:table-cell>
          <table:table-cell table:style-name="ce54" office:value-type="float" office:value="-0.0000015469" calcext:value-type="float">
            <text:p>-1.55E-06</text:p>
          </table:table-cell>
          <table:table-cell table:style-name="ce54" office:value-type="float" office:value="-0.000001432644" calcext:value-type="float">
            <text:p>-1.43E-06</text:p>
          </table:table-cell>
          <table:table-cell table:style-name="ce54" office:value-type="float" office:value="-0.000001604563" calcext:value-type="float">
            <text:p>-1.60E-06</text:p>
          </table:table-cell>
          <table:table-cell table:style-name="ce54" office:value-type="float" office:value="-0.000001526084" calcext:value-type="float">
            <text:p>-1.53E-06</text:p>
          </table:table-cell>
          <table:table-cell table:style-name="ce54" office:value-type="float" office:value="-0.0000015498" calcext:value-type="float">
            <text:p>-1.55E-06</text:p>
          </table:table-cell>
          <table:table-cell table:style-name="ce54" office:value-type="float" office:value="-0.000001552394" calcext:value-type="float">
            <text:p>-1.55E-06</text:p>
          </table:table-cell>
          <table:table-cell table:style-name="ce54" office:value-type="float" office:value="-0.00000146322" calcext:value-type="float">
            <text:p>-1.46E-06</text:p>
          </table:table-cell>
          <table:table-cell table:style-name="ce54" office:value-type="float" office:value="-0.000001465824" calcext:value-type="float">
            <text:p>-1.47E-06</text:p>
          </table:table-cell>
          <table:table-cell table:style-name="ce54" office:value-type="float" office:value="-0.000001133826" calcext:value-type="float">
            <text:p>-1.13E-06</text:p>
          </table:table-cell>
          <table:table-cell table:style-name="ce54" office:value-type="float" office:value="-0.000001246412" calcext:value-type="float">
            <text:p>-1.25E-06</text:p>
          </table:table-cell>
          <table:table-cell table:style-name="ce54" office:value-type="float" office:value="-0.0000007737948" calcext:value-type="float">
            <text:p>-7.74E-07</text:p>
          </table:table-cell>
          <table:table-cell table:style-name="ce54" office:value-type="float" office:value="-0.000001189411" calcext:value-type="float">
            <text:p>-1.19E-06</text:p>
          </table:table-cell>
          <table:table-cell table:style-name="ce54" office:value-type="float" office:value="-0.000001268648" calcext:value-type="float">
            <text:p>-1.27E-06</text:p>
          </table:table-cell>
          <table:table-cell table:style-name="ce54" office:value-type="float" office:value="-0.00000129957" calcext:value-type="float">
            <text:p>-1.30E-06</text:p>
          </table:table-cell>
          <table:table-cell table:style-name="ce54" office:value-type="float" office:value="-0.000001299124" calcext:value-type="float">
            <text:p>-1.30E-06</text:p>
          </table:table-cell>
          <table:table-cell table:style-name="ce54" office:value-type="float" office:value="-0.000001242713" calcext:value-type="float">
            <text:p>-1.24E-06</text:p>
          </table:table-cell>
          <table:table-cell table:style-name="ce54" office:value-type="float" office:value="-0.000001162972" calcext:value-type="float">
            <text:p>-1.16E-06</text:p>
          </table:table-cell>
          <table:table-cell table:style-name="ce54" office:value-type="float" office:value="-0.000001156022" calcext:value-type="float">
            <text:p>-1.16E-06</text:p>
          </table:table-cell>
          <table:table-cell table:style-name="ce54" office:value-type="float" office:value="-0.000001074794" calcext:value-type="float">
            <text:p>-1.07E-06</text:p>
          </table:table-cell>
          <table:table-cell table:style-name="ce54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76307" calcext:value-type="float">
            <text:p>-7.78E-07</text:p>
          </table:table-cell>
          <table:table-cell table:style-name="ce54" office:value-type="float" office:value="-0.0000008185757" calcext:value-type="float">
            <text:p>-8.19E-07</text:p>
          </table:table-cell>
          <table:table-cell table:style-name="ce54" office:value-type="float" office:value="-0.000000865578" calcext:value-type="float">
            <text:p>-8.66E-07</text:p>
          </table:table-cell>
          <table:table-cell table:style-name="ce54" office:value-type="float" office:value="-0.0000009133716" calcext:value-type="float">
            <text:p>-9.13E-07</text:p>
          </table:table-cell>
          <table:table-cell table:style-name="ce54" office:value-type="float" office:value="-0.000001035556" calcext:value-type="float">
            <text:p>-1.04E-06</text:p>
          </table:table-cell>
          <table:table-cell table:style-name="ce54" office:value-type="float" office:value="-0.000001077917" calcext:value-type="float">
            <text:p>-1.08E-06</text:p>
          </table:table-cell>
          <table:table-cell table:style-name="ce54" office:value-type="float" office:value="-0.000001228179" calcext:value-type="float">
            <text:p>-1.23E-06</text:p>
          </table:table-cell>
          <table:table-cell table:style-name="ce54" office:value-type="float" office:value="-0.000001264241" calcext:value-type="float">
            <text:p>-1.26E-06</text:p>
          </table:table-cell>
          <table:table-cell table:style-name="ce54" office:value-type="float" office:value="-0.000001371233" calcext:value-type="float">
            <text:p>-1.37E-06</text:p>
          </table:table-cell>
          <table:table-cell table:style-name="ce54" office:value-type="float" office:value="-0.000001344731" calcext:value-type="float">
            <text:p>-1.34E-06</text:p>
          </table:table-cell>
          <table:table-cell table:style-name="ce54" office:value-type="float" office:value="-0.000001438984" calcext:value-type="float">
            <text:p>-1.44E-06</text:p>
          </table:table-cell>
          <table:table-cell table:style-name="ce54" office:value-type="float" office:value="-0.000001515987" calcext:value-type="float">
            <text:p>-1.52E-06</text:p>
          </table:table-cell>
          <table:table-cell table:style-name="ce54" office:value-type="float" office:value="-0.000001507504" calcext:value-type="float">
            <text:p>-1.51E-06</text:p>
          </table:table-cell>
          <table:table-cell table:style-name="ce54" office:value-type="float" office:value="-0.000001527073" calcext:value-type="float">
            <text:p>-1.53E-06</text:p>
          </table:table-cell>
          <table:table-cell table:style-name="ce54" office:value-type="float" office:value="-0.000001605728" calcext:value-type="float">
            <text:p>-1.61E-06</text:p>
          </table:table-cell>
          <table:table-cell table:style-name="ce54" office:value-type="float" office:value="-0.000001563952" calcext:value-type="float">
            <text:p>-1.56E-06</text:p>
          </table:table-cell>
          <table:table-cell table:style-name="ce54" office:value-type="float" office:value="-0.0000015007" calcext:value-type="float">
            <text:p>-1.50E-06</text:p>
          </table:table-cell>
          <table:table-cell table:style-name="ce54" office:value-type="float" office:value="-0.000001493906" calcext:value-type="float">
            <text:p>-1.49E-06</text:p>
          </table:table-cell>
          <table:table-cell table:style-name="ce54" office:value-type="float" office:value="-0.000001507494" calcext:value-type="float">
            <text:p>-1.51E-06</text:p>
          </table:table-cell>
          <table:table-cell table:style-name="ce54" office:value-type="float" office:value="-0.000001204773" calcext:value-type="float">
            <text:p>-1.20E-06</text:p>
          </table:table-cell>
          <table:table-cell table:style-name="ce54" office:value-type="float" office:value="-0.00000107774" calcext:value-type="float">
            <text:p>-1.08E-06</text:p>
          </table:table-cell>
          <table:table-cell table:style-name="ce54" office:value-type="float" office:value="-0.0000007381813" calcext:value-type="float">
            <text:p>-7.38E-07</text:p>
          </table:table-cell>
          <table:table-cell table:style-name="ce54" office:value-type="float" office:value="-0.000001175983" calcext:value-type="float">
            <text:p>-1.18E-06</text:p>
          </table:table-cell>
          <table:table-cell table:style-name="ce54" office:value-type="float" office:value="-0.0000006077031" calcext:value-type="float">
            <text:p>-6.08E-07</text:p>
          </table:table-cell>
          <table:table-cell table:style-name="ce54" office:value-type="float" office:value="-0.000001406044" calcext:value-type="float">
            <text:p>-1.41E-06</text:p>
          </table:table-cell>
          <table:table-cell table:style-name="ce54" office:value-type="float" office:value="-0.000001298711" calcext:value-type="float">
            <text:p>-1.30E-06</text:p>
          </table:table-cell>
          <table:table-cell table:style-name="ce54" office:value-type="float" office:value="-0.000001439266" calcext:value-type="float">
            <text:p>-1.44E-06</text:p>
          </table:table-cell>
          <table:table-cell table:style-name="ce54" office:value-type="float" office:value="-0.000001277291" calcext:value-type="float">
            <text:p>-1.28E-06</text:p>
          </table:table-cell>
          <table:table-cell table:style-name="ce54" office:value-type="float" office:value="-0.000001216933" calcext:value-type="float">
            <text:p>-1.22E-06</text:p>
          </table:table-cell>
          <table:table-cell table:style-name="ce54" office:value-type="float" office:value="-0.000001119078" calcext:value-type="float">
            <text:p>-1.12E-06</text:p>
          </table:table-cell>
          <table:table-cell table:style-name="ce54" office:value-type="float" office:value="-0.000001083723" calcext:value-type="float">
            <text:p>-1.08E-06</text:p>
          </table:table-cell>
          <table:table-cell table:style-name="ce54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9098509" calcext:value-type="float">
            <text:p>-9.10E-07</text:p>
          </table:table-cell>
          <table:table-cell table:style-name="ce54" office:value-type="float" office:value="-0.0000007315268" calcext:value-type="float">
            <text:p>-7.32E-07</text:p>
          </table:table-cell>
          <table:table-cell table:style-name="ce54" office:value-type="float" office:value="-0.000000962373" calcext:value-type="float">
            <text:p>-9.62E-07</text:p>
          </table:table-cell>
          <table:table-cell table:style-name="ce54" office:value-type="float" office:value="-0.000000947629" calcext:value-type="float">
            <text:p>-9.48E-07</text:p>
          </table:table-cell>
          <table:table-cell table:style-name="ce54" office:value-type="float" office:value="-0.000001103046" calcext:value-type="float">
            <text:p>-1.10E-06</text:p>
          </table:table-cell>
          <table:table-cell table:style-name="ce54" office:value-type="float" office:value="-0.000001066485" calcext:value-type="float">
            <text:p>-1.07E-06</text:p>
          </table:table-cell>
          <table:table-cell table:style-name="ce54" office:value-type="float" office:value="-0.000001309327" calcext:value-type="float">
            <text:p>-1.31E-06</text:p>
          </table:table-cell>
          <table:table-cell table:style-name="ce54" office:value-type="float" office:value="-0.000001282942" calcext:value-type="float">
            <text:p>-1.28E-06</text:p>
          </table:table-cell>
          <table:table-cell table:style-name="ce54" office:value-type="float" office:value="-0.000001347377" calcext:value-type="float">
            <text:p>-1.35E-06</text:p>
          </table:table-cell>
          <table:table-cell table:style-name="ce54" office:value-type="float" office:value="-0.000001338907" calcext:value-type="float">
            <text:p>-1.34E-06</text:p>
          </table:table-cell>
          <table:table-cell table:style-name="ce54" office:value-type="float" office:value="-0.000001576948" calcext:value-type="float">
            <text:p>-1.58E-06</text:p>
          </table:table-cell>
          <table:table-cell table:style-name="ce54" office:value-type="float" office:value="-0.000001438336" calcext:value-type="float">
            <text:p>-1.44E-06</text:p>
          </table:table-cell>
          <table:table-cell table:style-name="ce54" office:value-type="float" office:value="-0.00000155499" calcext:value-type="float">
            <text:p>-1.55E-06</text:p>
          </table:table-cell>
          <table:table-cell table:style-name="ce54" office:value-type="float" office:value="-0.000001499616" calcext:value-type="float">
            <text:p>-1.50E-06</text:p>
          </table:table-cell>
          <table:table-cell table:style-name="ce54" office:value-type="float" office:value="-0.000001589166" calcext:value-type="float">
            <text:p>-1.59E-06</text:p>
          </table:table-cell>
          <table:table-cell table:style-name="ce54" office:value-type="float" office:value="-0.000001708619" calcext:value-type="float">
            <text:p>-1.71E-06</text:p>
          </table:table-cell>
          <table:table-cell table:style-name="ce54" office:value-type="float" office:value="-0.000001319967" calcext:value-type="float">
            <text:p>-1.32E-06</text:p>
          </table:table-cell>
          <table:table-cell table:style-name="ce54" office:value-type="float" office:value="-0.000001318348" calcext:value-type="float">
            <text:p>-1.32E-06</text:p>
          </table:table-cell>
          <table:table-cell table:style-name="ce54" office:value-type="float" office:value="-0.0000008206922" calcext:value-type="float">
            <text:p>-8.21E-07</text:p>
          </table:table-cell>
          <table:table-cell table:style-name="ce54" office:value-type="float" office:value="-0.0000007592116" calcext:value-type="float">
            <text:p>-7.59E-07</text:p>
          </table:table-cell>
          <table:table-cell table:style-name="ce54" office:value-type="float" office:value="-0.0000005498205" calcext:value-type="float">
            <text:p>-5.50E-07</text:p>
          </table:table-cell>
          <table:table-cell table:style-name="ce54" office:value-type="float" office:value="-0.0000004426018" calcext:value-type="float">
            <text:p>-4.43E-07</text:p>
          </table:table-cell>
          <table:table-cell table:style-name="ce54" office:value-type="float" office:value="-0.0000003862556" calcext:value-type="float">
            <text:p>-3.86E-07</text:p>
          </table:table-cell>
          <table:table-cell table:style-name="ce54" office:value-type="float" office:value="-0.0000009365393" calcext:value-type="float">
            <text:p>-9.37E-07</text:p>
          </table:table-cell>
          <table:table-cell table:style-name="ce54" office:value-type="float" office:value="-0.0000009440054" calcext:value-type="float">
            <text:p>-9.44E-07</text:p>
          </table:table-cell>
          <table:table-cell table:style-name="ce54" office:value-type="float" office:value="-0.000001280549" calcext:value-type="float">
            <text:p>-1.28E-06</text:p>
          </table:table-cell>
          <table:table-cell table:style-name="ce54" office:value-type="float" office:value="-0.000001216384" calcext:value-type="float">
            <text:p>-1.22E-06</text:p>
          </table:table-cell>
          <table:table-cell table:style-name="ce54" office:value-type="float" office:value="-0.000001356458" calcext:value-type="float">
            <text:p>-1.36E-06</text:p>
          </table:table-cell>
          <table:table-cell table:style-name="ce54" office:value-type="float" office:value="-0.000001203634" calcext:value-type="float">
            <text:p>-1.20E-06</text:p>
          </table:table-cell>
          <table:table-cell table:style-name="ce54" office:value-type="float" office:value="-0.000001130442" calcext:value-type="float">
            <text:p>-1.13E-06</text:p>
          </table:table-cell>
          <table:table-cell table:style-name="ce54" office:value-type="float" office:value="-0.000001081719" calcext:value-type="float">
            <text:p>-1.08E-06</text:p>
          </table:table-cell>
          <table:table-cell table:style-name="ce54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632507" calcext:value-type="float">
            <text:p>-7.63E-07</text:p>
          </table:table-cell>
          <table:table-cell table:style-name="ce54" office:value-type="float" office:value="-0.0000009063986" calcext:value-type="float">
            <text:p>-9.06E-07</text:p>
          </table:table-cell>
          <table:table-cell table:style-name="ce54" office:value-type="float" office:value="-0.0000009606337" calcext:value-type="float">
            <text:p>-9.61E-07</text:p>
          </table:table-cell>
          <table:table-cell table:style-name="ce54" office:value-type="float" office:value="-0.0000009367184" calcext:value-type="float">
            <text:p>-9.37E-07</text:p>
          </table:table-cell>
          <table:table-cell table:style-name="ce54" office:value-type="float" office:value="-0.000001059555" calcext:value-type="float">
            <text:p>-1.06E-06</text:p>
          </table:table-cell>
          <table:table-cell table:style-name="ce54" office:value-type="float" office:value="-0.000001192614" calcext:value-type="float">
            <text:p>-1.19E-06</text:p>
          </table:table-cell>
          <table:table-cell table:style-name="ce54" office:value-type="float" office:value="-0.000001307219" calcext:value-type="float">
            <text:p>-1.31E-06</text:p>
          </table:table-cell>
          <table:table-cell table:style-name="ce54" office:value-type="float" office:value="-0.000001366064" calcext:value-type="float">
            <text:p>-1.37E-06</text:p>
          </table:table-cell>
          <table:table-cell table:style-name="ce54" office:value-type="float" office:value="-0.000001348153" calcext:value-type="float">
            <text:p>-1.35E-06</text:p>
          </table:table-cell>
          <table:table-cell table:style-name="ce54" office:value-type="float" office:value="-0.000001427399" calcext:value-type="float">
            <text:p>-1.43E-06</text:p>
          </table:table-cell>
          <table:table-cell table:style-name="ce54" office:value-type="float" office:value="-0.000001423134" calcext:value-type="float">
            <text:p>-1.42E-06</text:p>
          </table:table-cell>
          <table:table-cell table:style-name="ce54" office:value-type="float" office:value="-0.00000147609" calcext:value-type="float">
            <text:p>-1.48E-06</text:p>
          </table:table-cell>
          <table:table-cell table:style-name="ce54" office:value-type="float" office:value="-0.00000160211" calcext:value-type="float">
            <text:p>-1.60E-06</text:p>
          </table:table-cell>
          <table:table-cell table:style-name="ce54" office:value-type="float" office:value="-0.00000150588" calcext:value-type="float">
            <text:p>-1.51E-06</text:p>
          </table:table-cell>
          <table:table-cell table:style-name="ce54" office:value-type="float" office:value="-0.000001576954" calcext:value-type="float">
            <text:p>-1.58E-06</text:p>
          </table:table-cell>
          <table:table-cell table:style-name="ce54" office:value-type="float" office:value="-0.000001431426" calcext:value-type="float">
            <text:p>-1.43E-06</text:p>
          </table:table-cell>
          <table:table-cell table:style-name="ce54" office:value-type="float" office:value="-0.000001211784" calcext:value-type="float">
            <text:p>-1.21E-06</text:p>
          </table:table-cell>
          <table:table-cell table:style-name="ce54" office:value-type="float" office:value="-0.0000008931541" calcext:value-type="float">
            <text:p>-8.93E-07</text:p>
          </table:table-cell>
          <table:table-cell table:style-name="ce54" office:value-type="float" office:value="-0.0000008079668" calcext:value-type="float">
            <text:p>-8.08E-07</text:p>
          </table:table-cell>
          <table:table-cell table:style-name="ce54" office:value-type="float" office:value="-0.0000003735684" calcext:value-type="float">
            <text:p>-3.74E-07</text:p>
          </table:table-cell>
          <table:table-cell table:style-name="ce54" office:value-type="float" office:value="-0.0000005360968" calcext:value-type="float">
            <text:p>-5.36E-07</text:p>
          </table:table-cell>
          <table:table-cell table:style-name="ce54" office:value-type="float" office:value="-0.0000003766866" calcext:value-type="float">
            <text:p>-3.77E-07</text:p>
          </table:table-cell>
          <table:table-cell table:style-name="ce54" office:value-type="float" office:value="-0.0000005721647" calcext:value-type="float">
            <text:p>-5.72E-07</text:p>
          </table:table-cell>
          <table:table-cell table:style-name="ce54" office:value-type="float" office:value="-0.0000003116346" calcext:value-type="float">
            <text:p>-3.12E-07</text:p>
          </table:table-cell>
          <table:table-cell table:style-name="ce54" office:value-type="float" office:value="-0.000001286806" calcext:value-type="float">
            <text:p>-1.29E-06</text:p>
          </table:table-cell>
          <table:table-cell table:style-name="ce54" office:value-type="float" office:value="-0.0000008851754" calcext:value-type="float">
            <text:p>-8.85E-07</text:p>
          </table:table-cell>
          <table:table-cell table:style-name="ce54" office:value-type="float" office:value="-0.000001351294" calcext:value-type="float">
            <text:p>-1.35E-06</text:p>
          </table:table-cell>
          <table:table-cell table:style-name="ce54" office:value-type="float" office:value="-0.000001233752" calcext:value-type="float">
            <text:p>-1.23E-06</text:p>
          </table:table-cell>
          <table:table-cell table:style-name="ce54" office:value-type="float" office:value="-0.000001330853" calcext:value-type="float">
            <text:p>-1.33E-06</text:p>
          </table:table-cell>
          <table:table-cell table:style-name="ce54" office:value-type="float" office:value="-0.000001211119" calcext:value-type="float">
            <text:p>-1.21E-06</text:p>
          </table:table-cell>
          <table:table-cell table:style-name="ce54" office:value-type="float" office:value="-0.000001124706" calcext:value-type="float">
            <text:p>-1.12E-06</text:p>
          </table:table-cell>
          <table:table-cell table:style-name="ce54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8229308" calcext:value-type="float">
            <text:p>-8.23E-07</text:p>
          </table:table-cell>
          <table:table-cell table:style-name="ce54" office:value-type="float" office:value="-0.0000007734847" calcext:value-type="float">
            <text:p>-7.73E-07</text:p>
          </table:table-cell>
          <table:table-cell table:style-name="ce54" office:value-type="float" office:value="-0.0000009607065" calcext:value-type="float">
            <text:p>-9.61E-07</text:p>
          </table:table-cell>
          <table:table-cell table:style-name="ce54" office:value-type="float" office:value="-0.0000009573826" calcext:value-type="float">
            <text:p>-9.57E-07</text:p>
          </table:table-cell>
          <table:table-cell table:style-name="ce54" office:value-type="float" office:value="-0.00000112969" calcext:value-type="float">
            <text:p>-1.13E-06</text:p>
          </table:table-cell>
          <table:table-cell table:style-name="ce54" office:value-type="float" office:value="-0.000001070877" calcext:value-type="float">
            <text:p>-1.07E-06</text:p>
          </table:table-cell>
          <table:table-cell table:style-name="ce54" office:value-type="float" office:value="-0.000001311331" calcext:value-type="float">
            <text:p>-1.31E-06</text:p>
          </table:table-cell>
          <table:table-cell table:style-name="ce54" office:value-type="float" office:value="-0.000001302787" calcext:value-type="float">
            <text:p>-1.30E-06</text:p>
          </table:table-cell>
          <table:table-cell table:style-name="ce54" office:value-type="float" office:value="-0.000001467068" calcext:value-type="float">
            <text:p>-1.47E-06</text:p>
          </table:table-cell>
          <table:table-cell table:style-name="ce54" office:value-type="float" office:value="-0.000001435717" calcext:value-type="float">
            <text:p>-1.44E-06</text:p>
          </table:table-cell>
          <table:table-cell table:style-name="ce54" office:value-type="float" office:value="-0.000001490759" calcext:value-type="float">
            <text:p>-1.49E-06</text:p>
          </table:table-cell>
          <table:table-cell table:style-name="ce54" office:value-type="float" office:value="-0.000001544999" calcext:value-type="float">
            <text:p>-1.54E-06</text:p>
          </table:table-cell>
          <table:table-cell table:style-name="ce54" office:value-type="float" office:value="-0.0000015552" calcext:value-type="float">
            <text:p>-1.56E-06</text:p>
          </table:table-cell>
          <table:table-cell table:style-name="ce54" office:value-type="float" office:value="-0.000001298087" calcext:value-type="float">
            <text:p>-1.30E-06</text:p>
          </table:table-cell>
          <table:table-cell table:style-name="ce54" office:value-type="float" office:value="-0.00000107035" calcext:value-type="float">
            <text:p>-1.07E-06</text:p>
          </table:table-cell>
          <table:table-cell table:style-name="ce54" office:value-type="float" office:value="-0.000001082027" calcext:value-type="float">
            <text:p>-1.08E-06</text:p>
          </table:table-cell>
          <table:table-cell table:style-name="ce54" office:value-type="float" office:value="-0.0000005419519" calcext:value-type="float">
            <text:p>-5.42E-07</text:p>
          </table:table-cell>
          <table:table-cell table:style-name="ce54" office:value-type="float" office:value="-0.0000005560243" calcext:value-type="float">
            <text:p>-5.56E-07</text:p>
          </table:table-cell>
          <table:table-cell table:style-name="ce54" office:value-type="float" office:value="-0.0000004028703" calcext:value-type="float">
            <text:p>-4.03E-07</text:p>
          </table:table-cell>
          <table:table-cell table:style-name="ce54" office:value-type="float" office:value="-0.0000003959362" calcext:value-type="float">
            <text:p>-3.96E-07</text:p>
          </table:table-cell>
          <table:table-cell table:style-name="ce54" office:value-type="float" office:value="-0.0000002991041" calcext:value-type="float">
            <text:p>-2.99E-07</text:p>
          </table:table-cell>
          <table:table-cell table:style-name="ce54" office:value-type="float" office:value="-0.0000003012255" calcext:value-type="float">
            <text:p>-3.01E-07</text:p>
          </table:table-cell>
          <table:table-cell table:style-name="ce54" office:value-type="float" office:value="-0.000000127036" calcext:value-type="float">
            <text:p>-1.27E-07</text:p>
          </table:table-cell>
          <table:table-cell table:style-name="ce54" office:value-type="float" office:value="-0.0000004443388" calcext:value-type="float">
            <text:p>-4.44E-07</text:p>
          </table:table-cell>
          <table:table-cell table:style-name="ce54" office:value-type="float" office:value="-0.0000003823003" calcext:value-type="float">
            <text:p>-3.82E-07</text:p>
          </table:table-cell>
          <table:table-cell table:style-name="ce54" office:value-type="float" office:value="-0.000001159768" calcext:value-type="float">
            <text:p>-1.16E-06</text:p>
          </table:table-cell>
          <table:table-cell table:style-name="ce54" office:value-type="float" office:value="-0.000001144038" calcext:value-type="float">
            <text:p>-1.14E-06</text:p>
          </table:table-cell>
          <table:table-cell table:style-name="ce54" office:value-type="float" office:value="-0.000001258938" calcext:value-type="float">
            <text:p>-1.26E-06</text:p>
          </table:table-cell>
          <table:table-cell table:style-name="ce54" office:value-type="float" office:value="-0.000001162309" calcext:value-type="float">
            <text:p>-1.16E-06</text:p>
          </table:table-cell>
          <table:table-cell table:style-name="ce54" office:value-type="float" office:value="-0.000001145247" calcext:value-type="float">
            <text:p>-1.15E-06</text:p>
          </table:table-cell>
          <table:table-cell table:style-name="ce54" office:value-type="float" office:value="-0.000001070185" calcext:value-type="float">
            <text:p>-1.07E-06</text:p>
          </table:table-cell>
          <table:table-cell table:style-name="ce54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74901" calcext:value-type="float">
            <text:p>-7.77E-07</text:p>
          </table:table-cell>
          <table:table-cell table:style-name="ce54" office:value-type="float" office:value="-0.0000007802989" calcext:value-type="float">
            <text:p>-7.80E-07</text:p>
          </table:table-cell>
          <table:table-cell table:style-name="ce54" office:value-type="float" office:value="-0.0000009673389" calcext:value-type="float">
            <text:p>-9.67E-07</text:p>
          </table:table-cell>
          <table:table-cell table:style-name="ce54" office:value-type="float" office:value="-0.0000009815278" calcext:value-type="float">
            <text:p>-9.82E-07</text:p>
          </table:table-cell>
          <table:table-cell table:style-name="ce54" office:value-type="float" office:value="-0.000001075783" calcext:value-type="float">
            <text:p>-1.08E-06</text:p>
          </table:table-cell>
          <table:table-cell table:style-name="ce54" office:value-type="float" office:value="-0.000001150311" calcext:value-type="float">
            <text:p>-1.15E-06</text:p>
          </table:table-cell>
          <table:table-cell table:style-name="ce54" office:value-type="float" office:value="-0.000001316443" calcext:value-type="float">
            <text:p>-1.32E-06</text:p>
          </table:table-cell>
          <table:table-cell table:style-name="ce54" office:value-type="float" office:value="-0.000001430353" calcext:value-type="float">
            <text:p>-1.43E-06</text:p>
          </table:table-cell>
          <table:table-cell table:style-name="ce54" office:value-type="float" office:value="-0.000001377518" calcext:value-type="float">
            <text:p>-1.38E-06</text:p>
          </table:table-cell>
          <table:table-cell table:style-name="ce54" office:value-type="float" office:value="-0.000001585978" calcext:value-type="float">
            <text:p>-1.59E-06</text:p>
          </table:table-cell>
          <table:table-cell table:style-name="ce54" office:value-type="float" office:value="-0.000001530875" calcext:value-type="float">
            <text:p>-1.53E-06</text:p>
          </table:table-cell>
          <table:table-cell table:style-name="ce54" office:value-type="float" office:value="-0.000001584074" calcext:value-type="float">
            <text:p>-1.58E-06</text:p>
          </table:table-cell>
          <table:table-cell table:style-name="ce54" office:value-type="float" office:value="-0.000001408353" calcext:value-type="float">
            <text:p>-1.41E-06</text:p>
          </table:table-cell>
          <table:table-cell table:style-name="ce54" office:value-type="float" office:value="-0.000001238211" calcext:value-type="float">
            <text:p>-1.24E-06</text:p>
          </table:table-cell>
          <table:table-cell table:style-name="ce54" office:value-type="float" office:value="-0.0000009529933" calcext:value-type="float">
            <text:p>-9.53E-07</text:p>
          </table:table-cell>
          <table:table-cell table:style-name="ce54" office:value-type="float" office:value="-0.0000006477041" calcext:value-type="float">
            <text:p>-6.48E-07</text:p>
          </table:table-cell>
          <table:table-cell table:style-name="ce54" office:value-type="float" office:value="-0.0000005937375" calcext:value-type="float">
            <text:p>-5.94E-07</text:p>
          </table:table-cell>
          <table:table-cell table:style-name="ce54" office:value-type="float" office:value="-0.0000005439018" calcext:value-type="float">
            <text:p>-5.44E-07</text:p>
          </table:table-cell>
          <table:table-cell table:style-name="ce54" office:value-type="float" office:value="-0.0000003326743" calcext:value-type="float">
            <text:p>-3.33E-07</text:p>
          </table:table-cell>
          <table:table-cell table:style-name="ce54" office:value-type="float" office:value="-0.0000003267439" calcext:value-type="float">
            <text:p>-3.27E-07</text:p>
          </table:table-cell>
          <table:table-cell table:style-name="ce54" office:value-type="float" office:value="-0.0000002271358" calcext:value-type="float">
            <text:p>-2.27E-07</text:p>
          </table:table-cell>
          <table:table-cell table:style-name="ce54" office:value-type="float" office:value="-0.0000001191573" calcext:value-type="float">
            <text:p>-1.19E-07</text:p>
          </table:table-cell>
          <table:table-cell table:style-name="ce54" office:value-type="float" office:value="-0.0000002083379" calcext:value-type="float">
            <text:p>-2.08E-07</text:p>
          </table:table-cell>
          <table:table-cell table:style-name="ce54" office:value-type="float" office:value="0.00000008823237" calcext:value-type="float">
            <text:p>8.82E-08</text:p>
          </table:table-cell>
          <table:table-cell table:style-name="ce54" office:value-type="float" office:value="-0.0000009440606" calcext:value-type="float">
            <text:p>-9.44E-07</text:p>
          </table:table-cell>
          <table:table-cell table:style-name="ce54" office:value-type="float" office:value="-0.0000004571997" calcext:value-type="float">
            <text:p>-4.57E-07</text:p>
          </table:table-cell>
          <table:table-cell table:style-name="ce54" office:value-type="float" office:value="-0.000001322047" calcext:value-type="float">
            <text:p>-1.32E-06</text:p>
          </table:table-cell>
          <table:table-cell table:style-name="ce54" office:value-type="float" office:value="-0.000001094271" calcext:value-type="float">
            <text:p>-1.09E-06</text:p>
          </table:table-cell>
          <table:table-cell table:style-name="ce54" office:value-type="float" office:value="-0.000001235534" calcext:value-type="float">
            <text:p>-1.24E-06</text:p>
          </table:table-cell>
          <table:table-cell table:style-name="ce54" office:value-type="float" office:value="-0.000001266739" calcext:value-type="float">
            <text:p>-1.27E-06</text:p>
          </table:table-cell>
          <table:table-cell table:style-name="ce54" office:value-type="float" office:value="-0.00000115663" calcext:value-type="float">
            <text:p>-1.16E-06</text:p>
          </table:table-cell>
          <table:table-cell table:style-name="ce54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819191" calcext:value-type="float">
            <text:p>-7.82E-07</text:p>
          </table:table-cell>
          <table:table-cell table:style-name="ce54" office:value-type="float" office:value="-0.0000007833135" calcext:value-type="float">
            <text:p>-7.83E-07</text:p>
          </table:table-cell>
          <table:table-cell table:style-name="ce54" office:value-type="float" office:value="-0.0000009967611" calcext:value-type="float">
            <text:p>-9.97E-07</text:p>
          </table:table-cell>
          <table:table-cell table:style-name="ce54" office:value-type="float" office:value="-0.0000009917405" calcext:value-type="float">
            <text:p>-9.92E-07</text:p>
          </table:table-cell>
          <table:table-cell table:style-name="ce54" office:value-type="float" office:value="-0.00000112243" calcext:value-type="float">
            <text:p>-1.12E-06</text:p>
          </table:table-cell>
          <table:table-cell table:style-name="ce54" office:value-type="float" office:value="-0.000001141555" calcext:value-type="float">
            <text:p>-1.14E-06</text:p>
          </table:table-cell>
          <table:table-cell table:style-name="ce54" office:value-type="float" office:value="-0.000001372558" calcext:value-type="float">
            <text:p>-1.37E-06</text:p>
          </table:table-cell>
          <table:table-cell table:style-name="ce54" office:value-type="float" office:value="-0.000001345905" calcext:value-type="float">
            <text:p>-1.35E-06</text:p>
          </table:table-cell>
          <table:table-cell table:style-name="ce54" office:value-type="float" office:value="-0.000001420009" calcext:value-type="float">
            <text:p>-1.42E-06</text:p>
          </table:table-cell>
          <table:table-cell table:style-name="ce54" office:value-type="float" office:value="-0.000001374694" calcext:value-type="float">
            <text:p>-1.37E-06</text:p>
          </table:table-cell>
          <table:table-cell table:style-name="ce54" office:value-type="float" office:value="-0.000001503587" calcext:value-type="float">
            <text:p>-1.50E-06</text:p>
          </table:table-cell>
          <table:table-cell table:style-name="ce54" office:value-type="float" office:value="-0.000001409244" calcext:value-type="float">
            <text:p>-1.41E-06</text:p>
          </table:table-cell>
          <table:table-cell table:style-name="ce54" office:value-type="float" office:value="-0.000001472831" calcext:value-type="float">
            <text:p>-1.47E-06</text:p>
          </table:table-cell>
          <table:table-cell table:style-name="ce54" office:value-type="float" office:value="-0.0000008093562" calcext:value-type="float">
            <text:p>-8.09E-07</text:p>
          </table:table-cell>
          <table:table-cell table:style-name="ce54" office:value-type="float" office:value="-0.0000007128589" calcext:value-type="float">
            <text:p>-7.13E-07</text:p>
          </table:table-cell>
          <table:table-cell table:style-name="ce54" office:value-type="float" office:value="-0.000000509083" calcext:value-type="float">
            <text:p>-5.09E-07</text:p>
          </table:table-cell>
          <table:table-cell table:style-name="ce54" office:value-type="float" office:value="-0.0000004932157" calcext:value-type="float">
            <text:p>-4.93E-07</text:p>
          </table:table-cell>
          <table:table-cell table:style-name="ce54" office:value-type="float" office:value="-0.0000004058798" calcext:value-type="float">
            <text:p>-4.06E-07</text:p>
          </table:table-cell>
          <table:table-cell table:style-name="ce54" office:value-type="float" office:value="-0.0000004028703" calcext:value-type="float">
            <text:p>-4.03E-07</text:p>
          </table:table-cell>
          <table:table-cell table:style-name="ce54" office:value-type="float" office:value="-0.0000001412899" calcext:value-type="float">
            <text:p>-1.41E-07</text:p>
          </table:table-cell>
          <table:table-cell table:style-name="ce54" office:value-type="float" office:value="-0.00000003898977" calcext:value-type="float">
            <text:p>-3.90E-08</text:p>
          </table:table-cell>
          <table:table-cell table:style-name="ce54" office:value-type="float" office:value="0.00000006794335" calcext:value-type="float">
            <text:p>6.79E-08</text:p>
          </table:table-cell>
          <table:table-cell table:style-name="ce54" office:value-type="float" office:value="0.0000001670858" calcext:value-type="float">
            <text:p>1.67E-07</text:p>
          </table:table-cell>
          <table:table-cell table:style-name="ce54" office:value-type="float" office:value="-0.00000008431635" calcext:value-type="float">
            <text:p>-8.43E-08</text:p>
          </table:table-cell>
          <table:table-cell table:style-name="ce54" office:value-type="float" office:value="-0.0000001239385" calcext:value-type="float">
            <text:p>-1.24E-07</text:p>
          </table:table-cell>
          <table:table-cell table:style-name="ce54" office:value-type="float" office:value="-0.0000008106172" calcext:value-type="float">
            <text:p>-8.11E-07</text:p>
          </table:table-cell>
          <table:table-cell table:style-name="ce54" office:value-type="float" office:value="-0.0000007515936" calcext:value-type="float">
            <text:p>-7.52E-07</text:p>
          </table:table-cell>
          <table:table-cell table:style-name="ce54" office:value-type="float" office:value="-0.000001219264" calcext:value-type="float">
            <text:p>-1.22E-06</text:p>
          </table:table-cell>
          <table:table-cell table:style-name="ce54" office:value-type="float" office:value="-0.000001248087" calcext:value-type="float">
            <text:p>-1.25E-06</text:p>
          </table:table-cell>
          <table:table-cell table:style-name="ce54" office:value-type="float" office:value="-0.000001302341" calcext:value-type="float">
            <text:p>-1.30E-06</text:p>
          </table:table-cell>
          <table:table-cell table:style-name="ce54" office:value-type="float" office:value="-0.000001156646" calcext:value-type="float">
            <text:p>-1.16E-06</text:p>
          </table:table-cell>
          <table:table-cell table:style-name="ce54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25187" calcext:value-type="float">
            <text:p>-7.73E-07</text:p>
          </table:table-cell>
          <table:table-cell table:style-name="ce54" office:value-type="float" office:value="-0.0000008081128" calcext:value-type="float">
            <text:p>-8.08E-07</text:p>
          </table:table-cell>
          <table:table-cell table:style-name="ce54" office:value-type="float" office:value="-0.0000009191332" calcext:value-type="float">
            <text:p>-9.19E-07</text:p>
          </table:table-cell>
          <table:table-cell table:style-name="ce54" office:value-type="float" office:value="-0.0000009433788" calcext:value-type="float">
            <text:p>-9.43E-07</text:p>
          </table:table-cell>
          <table:table-cell table:style-name="ce54" office:value-type="float" office:value="-0.000001112121" calcext:value-type="float">
            <text:p>-1.11E-06</text:p>
          </table:table-cell>
          <table:table-cell table:style-name="ce54" office:value-type="float" office:value="-0.000001172185" calcext:value-type="float">
            <text:p>-1.17E-06</text:p>
          </table:table-cell>
          <table:table-cell table:style-name="ce54" office:value-type="float" office:value="-0.000001322932" calcext:value-type="float">
            <text:p>-1.32E-06</text:p>
          </table:table-cell>
          <table:table-cell table:style-name="ce54" office:value-type="float" office:value="-0.000001322385" calcext:value-type="float">
            <text:p>-1.32E-06</text:p>
          </table:table-cell>
          <table:table-cell table:style-name="ce54" office:value-type="float" office:value="-0.000001507307" calcext:value-type="float">
            <text:p>-1.51E-06</text:p>
          </table:table-cell>
          <table:table-cell table:style-name="ce54" office:value-type="float" office:value="-0.000001426852" calcext:value-type="float">
            <text:p>-1.43E-06</text:p>
          </table:table-cell>
          <table:table-cell table:style-name="ce54" office:value-type="float" office:value="-0.000001491689" calcext:value-type="float">
            <text:p>-1.49E-06</text:p>
          </table:table-cell>
          <table:table-cell table:style-name="ce54" office:value-type="float" office:value="-0.000001484612" calcext:value-type="float">
            <text:p>-1.48E-06</text:p>
          </table:table-cell>
          <table:table-cell table:style-name="ce54" office:value-type="float" office:value="-0.000000994115" calcext:value-type="float">
            <text:p>-9.94E-07</text:p>
          </table:table-cell>
          <table:table-cell table:style-name="ce54" office:value-type="float" office:value="-0.000001360796" calcext:value-type="float">
            <text:p>-1.36E-06</text:p>
          </table:table-cell>
          <table:table-cell table:style-name="ce54" office:value-type="float" office:value="-0.0000004333292" calcext:value-type="float">
            <text:p>-4.33E-07</text:p>
          </table:table-cell>
          <table:table-cell table:style-name="ce54" office:value-type="float" office:value="-0.0000006919516" calcext:value-type="float">
            <text:p>-6.92E-07</text:p>
          </table:table-cell>
          <table:table-cell table:style-name="ce54" office:value-type="float" office:value="-0.0000004368614" calcext:value-type="float">
            <text:p>-4.37E-07</text:p>
          </table:table-cell>
          <table:table-cell table:style-name="ce54" office:value-type="float" office:value="-0.0000003838494" calcext:value-type="float">
            <text:p>-3.84E-07</text:p>
          </table:table-cell>
          <table:table-cell table:style-name="ce54" office:value-type="float" office:value="-0.0000001720657" calcext:value-type="float">
            <text:p>-1.72E-07</text:p>
          </table:table-cell>
          <table:table-cell table:style-name="ce54" office:value-type="float" office:value="-0.0000001619763" calcext:value-type="float">
            <text:p>-1.62E-07</text:p>
          </table:table-cell>
          <table:table-cell table:style-name="ce54" office:value-type="float" office:value="0.0000001344151" calcext:value-type="float">
            <text:p>1.34E-07</text:p>
          </table:table-cell>
          <table:table-cell table:style-name="ce54" office:value-type="float" office:value="-0.00000001268959" calcext:value-type="float">
            <text:p>-1.27E-08</text:p>
          </table:table-cell>
          <table:table-cell table:style-name="ce54" office:value-type="float" office:value="0.00000003631989" calcext:value-type="float">
            <text:p>3.63E-08</text:p>
          </table:table-cell>
          <table:table-cell table:style-name="ce54" office:value-type="float" office:value="-0.00000001579968" calcext:value-type="float">
            <text:p>-1.58E-08</text:p>
          </table:table-cell>
          <table:table-cell table:style-name="ce54" office:value-type="float" office:value="-0.0000004442168" calcext:value-type="float">
            <text:p>-4.44E-07</text:p>
          </table:table-cell>
          <table:table-cell table:style-name="ce54" office:value-type="float" office:value="-0.0000003522624" calcext:value-type="float">
            <text:p>-3.52E-07</text:p>
          </table:table-cell>
          <table:table-cell table:style-name="ce54" office:value-type="float" office:value="-0.000001225392" calcext:value-type="float">
            <text:p>-1.23E-06</text:p>
          </table:table-cell>
          <table:table-cell table:style-name="ce54" office:value-type="float" office:value="-0.0000008052863" calcext:value-type="float">
            <text:p>-8.05E-07</text:p>
          </table:table-cell>
          <table:table-cell table:style-name="ce54" office:value-type="float" office:value="-0.000001289976" calcext:value-type="float">
            <text:p>-1.29E-06</text:p>
          </table:table-cell>
          <table:table-cell table:style-name="ce54" office:value-type="float" office:value="-0.000001195007" calcext:value-type="float">
            <text:p>-1.20E-06</text:p>
          </table:table-cell>
          <table:table-cell table:style-name="ce54" office:value-type="float" office:value="-0.000001138958" calcext:value-type="float">
            <text:p>-1.14E-06</text:p>
          </table:table-cell>
          <table:table-cell table:style-name="ce54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753952" calcext:value-type="float">
            <text:p>-7.75E-07</text:p>
          </table:table-cell>
          <table:table-cell table:style-name="ce54" office:value-type="float" office:value="-0.0000007306196" calcext:value-type="float">
            <text:p>-7.31E-07</text:p>
          </table:table-cell>
          <table:table-cell table:style-name="ce54" office:value-type="float" office:value="-0.0000009561059" calcext:value-type="float">
            <text:p>-9.56E-07</text:p>
          </table:table-cell>
          <table:table-cell table:style-name="ce54" office:value-type="float" office:value="-0.0000009535122" calcext:value-type="float">
            <text:p>-9.54E-07</text:p>
          </table:table-cell>
          <table:table-cell table:style-name="ce54" office:value-type="float" office:value="-0.000001056316" calcext:value-type="float">
            <text:p>-1.06E-06</text:p>
          </table:table-cell>
          <table:table-cell table:style-name="ce54" office:value-type="float" office:value="-0.000001088002" calcext:value-type="float">
            <text:p>-1.09E-06</text:p>
          </table:table-cell>
          <table:table-cell table:style-name="ce54" office:value-type="float" office:value="-0.000001239698" calcext:value-type="float">
            <text:p>-1.24E-06</text:p>
          </table:table-cell>
          <table:table-cell table:style-name="ce54" office:value-type="float" office:value="-0.000001270994" calcext:value-type="float">
            <text:p>-1.27E-06</text:p>
          </table:table-cell>
          <table:table-cell table:style-name="ce54" office:value-type="float" office:value="-0.000001454585" calcext:value-type="float">
            <text:p>-1.45E-06</text:p>
          </table:table-cell>
          <table:table-cell table:style-name="ce54" office:value-type="float" office:value="-0.000001321376" calcext:value-type="float">
            <text:p>-1.32E-06</text:p>
          </table:table-cell>
          <table:table-cell table:style-name="ce54" office:value-type="float" office:value="-0.000001472443" calcext:value-type="float">
            <text:p>-1.47E-06</text:p>
          </table:table-cell>
          <table:table-cell table:style-name="ce54" office:value-type="float" office:value="-0.000001376492" calcext:value-type="float">
            <text:p>-1.38E-06</text:p>
          </table:table-cell>
          <table:table-cell table:style-name="ce54" office:value-type="float" office:value="-0.000001459645" calcext:value-type="float">
            <text:p>-1.46E-06</text:p>
          </table:table-cell>
          <table:table-cell table:style-name="ce54" office:value-type="float" office:value="-0.0000009403724" calcext:value-type="float">
            <text:p>-9.40E-07</text:p>
          </table:table-cell>
          <table:table-cell table:style-name="ce54" office:value-type="float" office:value="-0.0000009450825" calcext:value-type="float">
            <text:p>-9.45E-07</text:p>
          </table:table-cell>
          <table:table-cell table:style-name="ce54" office:value-type="float" office:value="-0.0000004451911" calcext:value-type="float">
            <text:p>-4.45E-07</text:p>
          </table:table-cell>
          <table:table-cell table:style-name="ce54" office:value-type="float" office:value="-0.0000003837992" calcext:value-type="float">
            <text:p>-3.84E-07</text:p>
          </table:table-cell>
          <table:table-cell table:style-name="ce54" office:value-type="float" office:value="-0.0000001875056" calcext:value-type="float">
            <text:p>-1.88E-07</text:p>
          </table:table-cell>
          <table:table-cell table:style-name="ce54" office:value-type="float" office:value="-0.0000003863488" calcext:value-type="float">
            <text:p>-3.86E-07</text:p>
          </table:table-cell>
          <table:table-cell table:style-name="ce54" office:value-type="float" office:value="-0.0000001378934" calcext:value-type="float">
            <text:p>-1.38E-07</text:p>
          </table:table-cell>
          <table:table-cell table:style-name="ce54" office:value-type="float" office:value="-0.0000002259515" calcext:value-type="float">
            <text:p>-2.26E-07</text:p>
          </table:table-cell>
          <table:table-cell table:style-name="ce54" office:value-type="float" office:value="0.0000001235957" calcext:value-type="float">
            <text:p>1.24E-07</text:p>
          </table:table-cell>
          <table:table-cell table:style-name="ce54" office:value-type="float" office:value="-0.0000001854349" calcext:value-type="float">
            <text:p>-1.85E-07</text:p>
          </table:table-cell>
          <table:table-cell table:style-name="ce54" office:value-type="float" office:value="-0.00000008060501" calcext:value-type="float">
            <text:p>-8.06E-08</text:p>
          </table:table-cell>
          <table:table-cell table:style-name="ce54" office:value-type="float" office:value="-0.0000003643097" calcext:value-type="float">
            <text:p>-3.64E-07</text:p>
          </table:table-cell>
          <table:table-cell table:style-name="ce54" office:value-type="float" office:value="-0.000000365024" calcext:value-type="float">
            <text:p>-3.65E-07</text:p>
          </table:table-cell>
          <table:table-cell table:style-name="ce54" office:value-type="float" office:value="-0.0000005183033" calcext:value-type="float">
            <text:p>-5.18E-07</text:p>
          </table:table-cell>
          <table:table-cell table:style-name="ce54" office:value-type="float" office:value="-0.000001117947" calcext:value-type="float">
            <text:p>-1.12E-06</text:p>
          </table:table-cell>
          <table:table-cell table:style-name="ce54" office:value-type="float" office:value="-0.000001157474" calcext:value-type="float">
            <text:p>-1.16E-06</text:p>
          </table:table-cell>
          <table:table-cell table:style-name="ce54" office:value-type="float" office:value="-0.000001121215" calcext:value-type="float">
            <text:p>-1.12E-06</text:p>
          </table:table-cell>
          <table:table-cell table:style-name="ce54" office:value-type="float" office:value="-0.000001054441" calcext:value-type="float">
            <text:p>-1.05E-06</text:p>
          </table:table-cell>
          <table:table-cell table:style-name="ce54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7007089" calcext:value-type="float">
            <text:p>-7.01E-07</text:p>
          </table:table-cell>
          <table:table-cell table:style-name="ce54" office:value-type="float" office:value="-0.0000007543441" calcext:value-type="float">
            <text:p>-7.54E-07</text:p>
          </table:table-cell>
          <table:table-cell table:style-name="ce54" office:value-type="float" office:value="-0.0000009574037" calcext:value-type="float">
            <text:p>-9.57E-07</text:p>
          </table:table-cell>
          <table:table-cell table:style-name="ce54" office:value-type="float" office:value="-0.0000009340623" calcext:value-type="float">
            <text:p>-9.34E-07</text:p>
          </table:table-cell>
          <table:table-cell table:style-name="ce54" office:value-type="float" office:value="-0.000001083391" calcext:value-type="float">
            <text:p>-1.08E-06</text:p>
          </table:table-cell>
          <table:table-cell table:style-name="ce54" office:value-type="float" office:value="-0.000001042607" calcext:value-type="float">
            <text:p>-1.04E-06</text:p>
          </table:table-cell>
          <table:table-cell table:style-name="ce54" office:value-type="float" office:value="-0.000001280757" calcext:value-type="float">
            <text:p>-1.28E-06</text:p>
          </table:table-cell>
          <table:table-cell table:style-name="ce54" office:value-type="float" office:value="-0.000001288281" calcext:value-type="float">
            <text:p>-1.29E-06</text:p>
          </table:table-cell>
          <table:table-cell table:style-name="ce54" office:value-type="float" office:value="-0.000001452173" calcext:value-type="float">
            <text:p>-1.45E-06</text:p>
          </table:table-cell>
          <table:table-cell table:style-name="ce54" office:value-type="float" office:value="-0.000001356742" calcext:value-type="float">
            <text:p>-1.36E-06</text:p>
          </table:table-cell>
          <table:table-cell table:style-name="ce54" office:value-type="float" office:value="-0.000001415805" calcext:value-type="float">
            <text:p>-1.42E-06</text:p>
          </table:table-cell>
          <table:table-cell table:style-name="ce54" office:value-type="float" office:value="-0.000001515568" calcext:value-type="float">
            <text:p>-1.52E-06</text:p>
          </table:table-cell>
          <table:table-cell table:style-name="ce54" office:value-type="float" office:value="-0.000001339417" calcext:value-type="float">
            <text:p>-1.34E-06</text:p>
          </table:table-cell>
          <table:table-cell table:style-name="ce54" office:value-type="float" office:value="-0.00000142965" calcext:value-type="float">
            <text:p>-1.43E-06</text:p>
          </table:table-cell>
          <table:table-cell table:style-name="ce54" office:value-type="float" office:value="-0.0000004208298" calcext:value-type="float">
            <text:p>-4.21E-07</text:p>
          </table:table-cell>
          <table:table-cell table:style-name="ce54" office:value-type="float" office:value="-0.0000007877799" calcext:value-type="float">
            <text:p>-7.88E-07</text:p>
          </table:table-cell>
          <table:table-cell table:style-name="ce54" office:value-type="float" office:value="-0.0000003776469" calcext:value-type="float">
            <text:p>-3.78E-07</text:p>
          </table:table-cell>
          <table:table-cell table:style-name="ce54" office:value-type="float" office:value="-0.0000004236556" calcext:value-type="float">
            <text:p>-4.24E-07</text:p>
          </table:table-cell>
          <table:table-cell table:style-name="ce54" office:value-type="float" office:value="-0.0000002713125" calcext:value-type="float">
            <text:p>-2.71E-07</text:p>
          </table:table-cell>
          <table:table-cell table:style-name="ce54" office:value-type="float" office:value="-0.0000003107578" calcext:value-type="float">
            <text:p>-3.11E-07</text:p>
          </table:table-cell>
          <table:table-cell table:style-name="ce54" office:value-type="float" office:value="-0.00000006530104" calcext:value-type="float">
            <text:p>-6.53E-08</text:p>
          </table:table-cell>
          <table:table-cell table:style-name="ce54" office:value-type="float" office:value="-0.0000003647422" calcext:value-type="float">
            <text:p>-3.65E-07</text:p>
          </table:table-cell>
          <table:table-cell table:style-name="ce54" office:value-type="float" office:value="-0.0000001622797" calcext:value-type="float">
            <text:p>-1.62E-07</text:p>
          </table:table-cell>
          <table:table-cell table:style-name="ce54" office:value-type="float" office:value="-0.0000003471469" calcext:value-type="float">
            <text:p>-3.47E-07</text:p>
          </table:table-cell>
          <table:table-cell table:style-name="ce54" office:value-type="float" office:value="-0.0000003039179" calcext:value-type="float">
            <text:p>-3.04E-07</text:p>
          </table:table-cell>
          <table:table-cell table:style-name="ce54" office:value-type="float" office:value="-0.0000003422387" calcext:value-type="float">
            <text:p>-3.42E-07</text:p>
          </table:table-cell>
          <table:table-cell table:style-name="ce54" office:value-type="float" office:value="-0.0000009760828" calcext:value-type="float">
            <text:p>-9.76E-07</text:p>
          </table:table-cell>
          <table:table-cell table:style-name="ce54" office:value-type="float" office:value="-0.0000006089014" calcext:value-type="float">
            <text:p>-6.09E-07</text:p>
          </table:table-cell>
          <table:table-cell table:style-name="ce54" office:value-type="float" office:value="-0.000001131383" calcext:value-type="float">
            <text:p>-1.13E-06</text:p>
          </table:table-cell>
          <table:table-cell table:style-name="ce54" office:value-type="float" office:value="-0.000001058864" calcext:value-type="float">
            <text:p>-1.06E-06</text:p>
          </table:table-cell>
          <table:table-cell table:style-name="ce54" office:value-type="float" office:value="-0.000001123384" calcext:value-type="float">
            <text:p>-1.12E-06</text:p>
          </table:table-cell>
          <table:table-cell table:style-name="ce54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4789553" calcext:value-type="float">
            <text:p>-4.79E-07</text:p>
          </table:table-cell>
          <table:table-cell table:style-name="ce54" office:value-type="float" office:value="-0.000000516641" calcext:value-type="float">
            <text:p>-5.17E-07</text:p>
          </table:table-cell>
          <table:table-cell table:style-name="ce54" office:value-type="float" office:value="-0.0000006347307" calcext:value-type="float">
            <text:p>-6.35E-07</text:p>
          </table:table-cell>
          <table:table-cell table:style-name="ce54" office:value-type="float" office:value="-0.0000006234945" calcext:value-type="float">
            <text:p>-6.23E-07</text:p>
          </table:table-cell>
          <table:table-cell table:style-name="ce54" office:value-type="float" office:value="-0.0000006908859" calcext:value-type="float">
            <text:p>-6.91E-07</text:p>
          </table:table-cell>
          <table:table-cell table:style-name="ce54" office:value-type="float" office:value="-0.0000008283624" calcext:value-type="float">
            <text:p>-8.28E-07</text:p>
          </table:table-cell>
          <table:table-cell table:style-name="ce54" office:value-type="float" office:value="-0.000001027693" calcext:value-type="float">
            <text:p>-1.03E-06</text:p>
          </table:table-cell>
          <table:table-cell table:style-name="ce54" office:value-type="float" office:value="-0.000001079136" calcext:value-type="float">
            <text:p>-1.08E-06</text:p>
          </table:table-cell>
          <table:table-cell table:style-name="ce54" office:value-type="float" office:value="-0.000001145439" calcext:value-type="float">
            <text:p>-1.15E-06</text:p>
          </table:table-cell>
          <table:table-cell table:style-name="ce54" office:value-type="float" office:value="-0.000001040707" calcext:value-type="float">
            <text:p>-1.04E-06</text:p>
          </table:table-cell>
          <table:table-cell table:style-name="ce54" office:value-type="float" office:value="-0.000001259001" calcext:value-type="float">
            <text:p>-1.26E-06</text:p>
          </table:table-cell>
          <table:table-cell table:style-name="ce54" office:value-type="float" office:value="-0.000001234686" calcext:value-type="float">
            <text:p>-1.23E-06</text:p>
          </table:table-cell>
          <table:table-cell table:style-name="ce54" office:value-type="float" office:value="-0.000001277389" calcext:value-type="float">
            <text:p>-1.28E-06</text:p>
          </table:table-cell>
          <table:table-cell table:style-name="ce54" office:value-type="float" office:value="-0.0000009964415" calcext:value-type="float">
            <text:p>-9.96E-07</text:p>
          </table:table-cell>
          <table:table-cell table:style-name="ce54" office:value-type="float" office:value="-0.000001053776" calcext:value-type="float">
            <text:p>-1.05E-06</text:p>
          </table:table-cell>
          <table:table-cell table:style-name="ce54" office:value-type="float" office:value="-0.0000002262028" calcext:value-type="float">
            <text:p>-2.26E-07</text:p>
          </table:table-cell>
          <table:table-cell table:style-name="ce54" office:value-type="float" office:value="-0.0000004589981" calcext:value-type="float">
            <text:p>-4.59E-07</text:p>
          </table:table-cell>
          <table:table-cell table:style-name="ce54" office:value-type="float" office:value="-0.0000001140174" calcext:value-type="float">
            <text:p>-1.14E-07</text:p>
          </table:table-cell>
          <table:table-cell table:style-name="ce54" office:value-type="float" office:value="-0.0000001601535" calcext:value-type="float">
            <text:p>-1.60E-07</text:p>
          </table:table-cell>
          <table:table-cell table:style-name="ce54" office:value-type="float" office:value="-0.0000001725119" calcext:value-type="float">
            <text:p>-1.73E-07</text:p>
          </table:table-cell>
          <table:table-cell table:style-name="ce54" office:value-type="float" office:value="-0.0000002238234" calcext:value-type="float">
            <text:p>-2.24E-07</text:p>
          </table:table-cell>
          <table:table-cell table:style-name="ce54" office:value-type="float" office:value="-0.00000006155707" calcext:value-type="float">
            <text:p>-6.16E-08</text:p>
          </table:table-cell>
          <table:table-cell table:style-name="ce54" office:value-type="float" office:value="-0.0000002063131" calcext:value-type="float">
            <text:p>-2.06E-07</text:p>
          </table:table-cell>
          <table:table-cell table:style-name="ce54" office:value-type="float" office:value="-0.000000165437" calcext:value-type="float">
            <text:p>-1.65E-07</text:p>
          </table:table-cell>
          <table:table-cell table:style-name="ce54" office:value-type="float" office:value="-0.0000003382273" calcext:value-type="float">
            <text:p>-3.38E-07</text:p>
          </table:table-cell>
          <table:table-cell table:style-name="ce54" office:value-type="float" office:value="-0.0000002002697" calcext:value-type="float">
            <text:p>-2.00E-07</text:p>
          </table:table-cell>
          <table:table-cell table:style-name="ce54" office:value-type="float" office:value="-0.0000006114424" calcext:value-type="float">
            <text:p>-6.11E-07</text:p>
          </table:table-cell>
          <table:table-cell table:style-name="ce54" office:value-type="float" office:value="-0.0000006966314" calcext:value-type="float">
            <text:p>-6.97E-07</text:p>
          </table:table-cell>
          <table:table-cell table:style-name="ce54" office:value-type="float" office:value="-0.0000009200613" calcext:value-type="float">
            <text:p>-9.20E-07</text:p>
          </table:table-cell>
          <table:table-cell table:style-name="ce54" office:value-type="float" office:value="-0.0000008583928" calcext:value-type="float">
            <text:p>-8.58E-07</text:p>
          </table:table-cell>
          <table:table-cell table:style-name="ce54" office:value-type="float" office:value="-0.0000007917448" calcext:value-type="float">
            <text:p>-7.92E-07</text:p>
          </table:table-cell>
          <table:table-cell table:style-name="ce54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642249" calcext:value-type="float">
            <text:p>-6.42E-07</text:p>
          </table:table-cell>
          <table:table-cell table:style-name="ce54" office:value-type="float" office:value="-0.0000006914453" calcext:value-type="float">
            <text:p>-6.91E-07</text:p>
          </table:table-cell>
          <table:table-cell table:style-name="ce54" office:value-type="float" office:value="-0.0000006900527" calcext:value-type="float">
            <text:p>-6.90E-07</text:p>
          </table:table-cell>
          <table:table-cell table:style-name="ce54" office:value-type="float" office:value="-0.0000006251976" calcext:value-type="float">
            <text:p>-6.25E-07</text:p>
          </table:table-cell>
          <table:table-cell table:style-name="ce54" office:value-type="float" office:value="-0.000001000015" calcext:value-type="float">
            <text:p>-1.00E-06</text:p>
          </table:table-cell>
          <table:table-cell table:style-name="ce54" office:value-type="float" office:value="-0.0000008706493" calcext:value-type="float">
            <text:p>-8.71E-07</text:p>
          </table:table-cell>
          <table:table-cell table:style-name="ce54" office:value-type="float" office:value="-0.000001172153" calcext:value-type="float">
            <text:p>-1.17E-06</text:p>
          </table:table-cell>
          <table:table-cell table:style-name="ce54" office:value-type="float" office:value="-0.000001216326" calcext:value-type="float">
            <text:p>-1.22E-06</text:p>
          </table:table-cell>
          <table:table-cell table:style-name="ce54" office:value-type="float" office:value="-0.00000129454" calcext:value-type="float">
            <text:p>-1.29E-06</text:p>
          </table:table-cell>
          <table:table-cell table:style-name="ce54" office:value-type="float" office:value="-0.000001429349" calcext:value-type="float">
            <text:p>-1.43E-06</text:p>
          </table:table-cell>
          <table:table-cell table:style-name="ce54" office:value-type="float" office:value="-0.000001486504" calcext:value-type="float">
            <text:p>-1.49E-06</text:p>
          </table:table-cell>
          <table:table-cell table:style-name="ce54" office:value-type="float" office:value="-0.000001447856" calcext:value-type="float">
            <text:p>-1.45E-06</text:p>
          </table:table-cell>
          <table:table-cell table:style-name="ce54" office:value-type="float" office:value="-0.000001434223" calcext:value-type="float">
            <text:p>-1.43E-06</text:p>
          </table:table-cell>
          <table:table-cell table:style-name="ce54" office:value-type="float" office:value="-0.00000150242" calcext:value-type="float">
            <text:p>-1.50E-06</text:p>
          </table:table-cell>
          <table:table-cell table:style-name="ce54" office:value-type="float" office:value="-0.0000008198683" calcext:value-type="float">
            <text:p>-8.20E-07</text:p>
          </table:table-cell>
          <table:table-cell table:style-name="ce54" office:value-type="float" office:value="-0.000001136475" calcext:value-type="float">
            <text:p>-1.14E-06</text:p>
          </table:table-cell>
          <table:table-cell table:style-name="ce54" office:value-type="float" office:value="-0.0000003639203" calcext:value-type="float">
            <text:p>-3.64E-07</text:p>
          </table:table-cell>
          <table:table-cell table:style-name="ce54" office:value-type="float" office:value="-0.0000006164943" calcext:value-type="float">
            <text:p>-6.16E-07</text:p>
          </table:table-cell>
          <table:table-cell table:style-name="ce54" office:value-type="float" office:value="-0.0000003121396" calcext:value-type="float">
            <text:p>-3.12E-07</text:p>
          </table:table-cell>
          <table:table-cell table:style-name="ce54" office:value-type="float" office:value="-0.000000405557" calcext:value-type="float">
            <text:p>-4.06E-07</text:p>
          </table:table-cell>
          <table:table-cell table:style-name="ce54" office:value-type="float" office:value="-0.0000004618585" calcext:value-type="float">
            <text:p>-4.62E-07</text:p>
          </table:table-cell>
          <table:table-cell table:style-name="ce54" office:value-type="float" office:value="-0.0000004546721" calcext:value-type="float">
            <text:p>-4.55E-07</text:p>
          </table:table-cell>
          <table:table-cell table:style-name="ce54" office:value-type="float" office:value="-0.0000004712192" calcext:value-type="float">
            <text:p>-4.71E-07</text:p>
          </table:table-cell>
          <table:table-cell table:style-name="ce54" office:value-type="float" office:value="-0.0000005880312" calcext:value-type="float">
            <text:p>-5.88E-07</text:p>
          </table:table-cell>
          <table:table-cell table:style-name="ce54" office:value-type="float" office:value="-0.0000004220967" calcext:value-type="float">
            <text:p>-4.22E-07</text:p>
          </table:table-cell>
          <table:table-cell table:style-name="ce54" office:value-type="float" office:value="-0.0000007619175" calcext:value-type="float">
            <text:p>-7.62E-07</text:p>
          </table:table-cell>
          <table:table-cell table:style-name="ce54" office:value-type="float" office:value="-0.0000008525614" calcext:value-type="float">
            <text:p>-8.53E-07</text:p>
          </table:table-cell>
          <table:table-cell table:style-name="ce54" office:value-type="float" office:value="-0.000001052067" calcext:value-type="float">
            <text:p>-1.05E-06</text:p>
          </table:table-cell>
          <table:table-cell table:style-name="ce54" office:value-type="float" office:value="-0.000001050894" calcext:value-type="float">
            <text:p>-1.05E-06</text:p>
          </table:table-cell>
          <table:table-cell table:style-name="ce54" office:value-type="float" office:value="-0.000001074554" calcext:value-type="float">
            <text:p>-1.07E-06</text:p>
          </table:table-cell>
          <table:table-cell table:style-name="ce54" office:value-type="float" office:value="-0.000001092865" calcext:value-type="float">
            <text:p>-1.09E-06</text:p>
          </table:table-cell>
          <table:table-cell table:style-name="ce54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4820058" calcext:value-type="float">
            <text:p>-4.82E-07</text:p>
          </table:table-cell>
          <table:table-cell table:style-name="ce54" office:value-type="float" office:value="-0.0000003103021" calcext:value-type="float">
            <text:p>-3.10E-07</text:p>
          </table:table-cell>
          <table:table-cell table:style-name="ce54" office:value-type="float" office:value="-0.0000002594481" calcext:value-type="float">
            <text:p>-2.59E-07</text:p>
          </table:table-cell>
          <table:table-cell table:style-name="ce54" office:value-type="float" office:value="-0.0000004264939" calcext:value-type="float">
            <text:p>-4.26E-07</text:p>
          </table:table-cell>
          <table:table-cell table:style-name="ce54" office:value-type="float" office:value="-0.0000004819545" calcext:value-type="float">
            <text:p>-4.82E-07</text:p>
          </table:table-cell>
          <table:table-cell table:style-name="ce54" office:value-type="float" office:value="-0.0000008608482" calcext:value-type="float">
            <text:p>-8.61E-07</text:p>
          </table:table-cell>
          <table:table-cell table:style-name="ce54" office:value-type="float" office:value="-0.000001095055" calcext:value-type="float">
            <text:p>-1.10E-06</text:p>
          </table:table-cell>
          <table:table-cell table:style-name="ce54" office:value-type="float" office:value="-0.000001079136" calcext:value-type="float">
            <text:p>-1.08E-06</text:p>
          </table:table-cell>
          <table:table-cell table:style-name="ce54" office:value-type="float" office:value="-0.000001279694" calcext:value-type="float">
            <text:p>-1.28E-06</text:p>
          </table:table-cell>
          <table:table-cell table:style-name="ce54" office:value-type="float" office:value="-0.000001247974" calcext:value-type="float">
            <text:p>-1.25E-06</text:p>
          </table:table-cell>
          <table:table-cell table:style-name="ce54" office:value-type="float" office:value="-0.000001356798" calcext:value-type="float">
            <text:p>-1.36E-06</text:p>
          </table:table-cell>
          <table:table-cell table:style-name="ce54" office:value-type="float" office:value="-0.000001388867" calcext:value-type="float">
            <text:p>-1.39E-06</text:p>
          </table:table-cell>
          <table:table-cell table:style-name="ce54" office:value-type="float" office:value="-0.000001421361" calcext:value-type="float">
            <text:p>-1.42E-06</text:p>
          </table:table-cell>
          <table:table-cell table:style-name="ce54" office:value-type="float" office:value="-0.00000125198" calcext:value-type="float">
            <text:p>-1.25E-06</text:p>
          </table:table-cell>
          <table:table-cell table:style-name="ce54" office:value-type="float" office:value="-0.000001424068" calcext:value-type="float">
            <text:p>-1.42E-06</text:p>
          </table:table-cell>
          <table:table-cell table:style-name="ce54" office:value-type="float" office:value="-0.0000007692067" calcext:value-type="float">
            <text:p>-7.69E-07</text:p>
          </table:table-cell>
          <table:table-cell table:style-name="ce54" office:value-type="float" office:value="-0.000001063214" calcext:value-type="float">
            <text:p>-1.06E-06</text:p>
          </table:table-cell>
          <table:table-cell table:style-name="ce54" office:value-type="float" office:value="-0.0000003710074" calcext:value-type="float">
            <text:p>-3.71E-07</text:p>
          </table:table-cell>
          <table:table-cell table:style-name="ce54" office:value-type="float" office:value="-0.0000004844093" calcext:value-type="float">
            <text:p>-4.84E-07</text:p>
          </table:table-cell>
          <table:table-cell table:style-name="ce54" office:value-type="float" office:value="-0.0000004760522" calcext:value-type="float">
            <text:p>-4.76E-07</text:p>
          </table:table-cell>
          <table:table-cell table:style-name="ce54" office:value-type="float" office:value="-0.0000005569258" calcext:value-type="float">
            <text:p>-5.57E-07</text:p>
          </table:table-cell>
          <table:table-cell table:style-name="ce54" office:value-type="float" office:value="-0.0000004121745" calcext:value-type="float">
            <text:p>-4.12E-07</text:p>
          </table:table-cell>
          <table:table-cell table:style-name="ce54" office:value-type="float" office:value="-0.0000008719339" calcext:value-type="float">
            <text:p>-8.72E-07</text:p>
          </table:table-cell>
          <table:table-cell table:style-name="ce54" office:value-type="float" office:value="-0.0000006073251" calcext:value-type="float">
            <text:p>-6.07E-07</text:p>
          </table:table-cell>
          <table:table-cell table:style-name="ce54" office:value-type="float" office:value="-0.000001093631" calcext:value-type="float">
            <text:p>-1.09E-06</text:p>
          </table:table-cell>
          <table:table-cell table:style-name="ce54" office:value-type="float" office:value="-0.000001008543" calcext:value-type="float">
            <text:p>-1.01E-06</text:p>
          </table:table-cell>
          <table:table-cell table:style-name="ce54" office:value-type="float" office:value="-0.00000121365" calcext:value-type="float">
            <text:p>-1.21E-06</text:p>
          </table:table-cell>
          <table:table-cell table:style-name="ce54" office:value-type="float" office:value="-0.000001118486" calcext:value-type="float">
            <text:p>-1.12E-06</text:p>
          </table:table-cell>
          <table:table-cell table:style-name="ce54" office:value-type="float" office:value="-0.00000114227" calcext:value-type="float">
            <text:p>-1.14E-06</text:p>
          </table:table-cell>
          <table:table-cell table:style-name="ce54" office:value-type="float" office:value="-0.000001085389" calcext:value-type="float">
            <text:p>-1.09E-06</text:p>
          </table:table-cell>
          <table:table-cell table:style-name="ce54" office:value-type="float" office:value="-0.000001000706" calcext:value-type="float">
            <text:p>-1.00E-06</text:p>
          </table:table-cell>
          <table:table-cell table:style-name="ce54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2062962" calcext:value-type="float">
            <text:p>-2.06E-07</text:p>
          </table:table-cell>
          <table:table-cell table:style-name="ce54" office:value-type="float" office:value="-0.0000001919643" calcext:value-type="float">
            <text:p>-1.92E-07</text:p>
          </table:table-cell>
          <table:table-cell table:style-name="ce54" office:value-type="float" office:value="-0.0000002175077" calcext:value-type="float">
            <text:p>-2.18E-07</text:p>
          </table:table-cell>
          <table:table-cell table:style-name="ce54" office:value-type="float" office:value="-0.0000001807894" calcext:value-type="float">
            <text:p>-1.81E-07</text:p>
          </table:table-cell>
          <table:table-cell table:style-name="ce54" office:value-type="float" office:value="-0.000000712332" calcext:value-type="float">
            <text:p>-7.12E-07</text:p>
          </table:table-cell>
          <table:table-cell table:style-name="ce54" office:value-type="float" office:value="-0.0000005682417" calcext:value-type="float">
            <text:p>-5.68E-07</text:p>
          </table:table-cell>
          <table:table-cell table:style-name="ce54" office:value-type="float" office:value="-0.000001083179" calcext:value-type="float">
            <text:p>-1.08E-06</text:p>
          </table:table-cell>
          <table:table-cell table:style-name="ce54" office:value-type="float" office:value="-0.000001058235" calcext:value-type="float">
            <text:p>-1.06E-06</text:p>
          </table:table-cell>
          <table:table-cell table:style-name="ce54" office:value-type="float" office:value="-0.000001178152" calcext:value-type="float">
            <text:p>-1.18E-06</text:p>
          </table:table-cell>
          <table:table-cell table:style-name="ce54" office:value-type="float" office:value="-0.000001277069" calcext:value-type="float">
            <text:p>-1.28E-06</text:p>
          </table:table-cell>
          <table:table-cell table:style-name="ce54" office:value-type="float" office:value="-0.00000144244" calcext:value-type="float">
            <text:p>-1.44E-06</text:p>
          </table:table-cell>
          <table:table-cell table:style-name="ce54" office:value-type="float" office:value="-0.000001400557" calcext:value-type="float">
            <text:p>-1.40E-06</text:p>
          </table:table-cell>
          <table:table-cell table:style-name="ce54" office:value-type="float" office:value="-0.000001413063" calcext:value-type="float">
            <text:p>-1.41E-06</text:p>
          </table:table-cell>
          <table:table-cell table:style-name="ce54" office:value-type="float" office:value="-0.000001526278" calcext:value-type="float">
            <text:p>-1.53E-06</text:p>
          </table:table-cell>
          <table:table-cell table:style-name="ce54" office:value-type="float" office:value="-0.000001212854" calcext:value-type="float">
            <text:p>-1.21E-06</text:p>
          </table:table-cell>
          <table:table-cell table:style-name="ce54" office:value-type="float" office:value="-0.000001400217" calcext:value-type="float">
            <text:p>-1.40E-06</text:p>
          </table:table-cell>
          <table:table-cell table:style-name="ce54" office:value-type="float" office:value="-0.0000005368343" calcext:value-type="float">
            <text:p>-5.37E-07</text:p>
          </table:table-cell>
          <table:table-cell table:style-name="ce54" office:value-type="float" office:value="-0.0000009466655" calcext:value-type="float">
            <text:p>-9.47E-07</text:p>
          </table:table-cell>
          <table:table-cell table:style-name="ce54" office:value-type="float" office:value="-0.0000005607444" calcext:value-type="float">
            <text:p>-5.61E-07</text:p>
          </table:table-cell>
          <table:table-cell table:style-name="ce54" office:value-type="float" office:value="-0.0000006585758" calcext:value-type="float">
            <text:p>-6.59E-07</text:p>
          </table:table-cell>
          <table:table-cell table:style-name="ce54" office:value-type="float" office:value="-0.0000006266288" calcext:value-type="float">
            <text:p>-6.27E-07</text:p>
          </table:table-cell>
          <table:table-cell table:style-name="ce54" office:value-type="float" office:value="-0.0000009228167" calcext:value-type="float">
            <text:p>-9.23E-07</text:p>
          </table:table-cell>
          <table:table-cell table:style-name="ce54" office:value-type="float" office:value="-0.0000009421104" calcext:value-type="float">
            <text:p>-9.42E-07</text:p>
          </table:table-cell>
          <table:table-cell table:style-name="ce54" office:value-type="float" office:value="-0.000001226858" calcext:value-type="float">
            <text:p>-1.23E-06</text:p>
          </table:table-cell>
          <table:table-cell table:style-name="ce54" office:value-type="float" office:value="-0.000001014546" calcext:value-type="float">
            <text:p>-1.01E-06</text:p>
          </table:table-cell>
          <table:table-cell table:style-name="ce54" office:value-type="float" office:value="-0.00000126375" calcext:value-type="float">
            <text:p>-1.26E-06</text:p>
          </table:table-cell>
          <table:table-cell table:style-name="ce54" office:value-type="float" office:value="-0.000001239033" calcext:value-type="float">
            <text:p>-1.24E-06</text:p>
          </table:table-cell>
          <table:table-cell table:style-name="ce54" office:value-type="float" office:value="-0.00000127344" calcext:value-type="float">
            <text:p>-1.27E-06</text:p>
          </table:table-cell>
          <table:table-cell table:style-name="ce54" office:value-type="float" office:value="-0.000001101451" calcext:value-type="float">
            <text:p>-1.10E-06</text:p>
          </table:table-cell>
          <table:table-cell table:style-name="ce54" office:value-type="float" office:value="-0.000001139347" calcext:value-type="float">
            <text:p>-1.14E-06</text:p>
          </table:table-cell>
          <table:table-cell table:style-name="ce54" office:value-type="float" office:value="-0.000001056214" calcext:value-type="float">
            <text:p>-1.06E-06</text:p>
          </table:table-cell>
          <table:table-cell table:style-name="ce54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2107999" calcext:value-type="float">
            <text:p>-2.11E-07</text:p>
          </table:table-cell>
          <table:table-cell table:style-name="ce54" office:value-type="float" office:value="0.0000000322065" calcext:value-type="float">
            <text:p>3.22E-08</text:p>
          </table:table-cell>
          <table:table-cell table:style-name="ce54" office:value-type="float" office:value="0.000000002621644" calcext:value-type="float">
            <text:p>2.62E-09</text:p>
          </table:table-cell>
          <table:table-cell table:style-name="ce54" office:value-type="float" office:value="-0.0000002249068" calcext:value-type="float">
            <text:p>-2.25E-07</text:p>
          </table:table-cell>
          <table:table-cell table:style-name="ce54" office:value-type="float" office:value="-0.0000002657392" calcext:value-type="float">
            <text:p>-2.66E-07</text:p>
          </table:table-cell>
          <table:table-cell table:style-name="ce54" office:value-type="float" office:value="-0.0000005534507" calcext:value-type="float">
            <text:p>-5.53E-07</text:p>
          </table:table-cell>
          <table:table-cell table:style-name="ce54" office:value-type="float" office:value="-0.0000007823286" calcext:value-type="float">
            <text:p>-7.82E-07</text:p>
          </table:table-cell>
          <table:table-cell table:style-name="ce54" office:value-type="float" office:value="-0.000001030841" calcext:value-type="float">
            <text:p>-1.03E-06</text:p>
          </table:table-cell>
          <table:table-cell table:style-name="ce54" office:value-type="float" office:value="-0.000001123662" calcext:value-type="float">
            <text:p>-1.12E-06</text:p>
          </table:table-cell>
          <table:table-cell table:style-name="ce54" office:value-type="float" office:value="-0.000001156782" calcext:value-type="float">
            <text:p>-1.16E-06</text:p>
          </table:table-cell>
          <table:table-cell table:style-name="ce54" office:value-type="float" office:value="-0.000001246983" calcext:value-type="float">
            <text:p>-1.25E-06</text:p>
          </table:table-cell>
          <table:table-cell table:style-name="ce54" office:value-type="float" office:value="-0.000001274495" calcext:value-type="float">
            <text:p>-1.27E-06</text:p>
          </table:table-cell>
          <table:table-cell table:style-name="ce54" office:value-type="float" office:value="-0.00000132648" calcext:value-type="float">
            <text:p>-1.33E-06</text:p>
          </table:table-cell>
          <table:table-cell table:style-name="ce54" office:value-type="float" office:value="-0.000001350222" calcext:value-type="float">
            <text:p>-1.35E-06</text:p>
          </table:table-cell>
          <table:table-cell table:style-name="ce54" office:value-type="float" office:value="-0.000001548473" calcext:value-type="float">
            <text:p>-1.55E-06</text:p>
          </table:table-cell>
          <table:table-cell table:style-name="ce54" office:value-type="float" office:value="-0.000001143089" calcext:value-type="float">
            <text:p>-1.14E-06</text:p>
          </table:table-cell>
          <table:table-cell table:style-name="ce54" office:value-type="float" office:value="-0.000001223845" calcext:value-type="float">
            <text:p>-1.22E-06</text:p>
          </table:table-cell>
          <table:table-cell table:style-name="ce54" office:value-type="float" office:value="-0.0000006908986" calcext:value-type="float">
            <text:p>-6.91E-07</text:p>
          </table:table-cell>
          <table:table-cell table:style-name="ce54" office:value-type="float" office:value="-0.0000009827031" calcext:value-type="float">
            <text:p>-9.83E-07</text:p>
          </table:table-cell>
          <table:table-cell table:style-name="ce54" office:value-type="float" office:value="-0.000000752827" calcext:value-type="float">
            <text:p>-7.53E-07</text:p>
          </table:table-cell>
          <table:table-cell table:style-name="ce54" office:value-type="float" office:value="-0.000001120742" calcext:value-type="float">
            <text:p>-1.12E-06</text:p>
          </table:table-cell>
          <table:table-cell table:style-name="ce54" office:value-type="float" office:value="-0.00000100116" calcext:value-type="float">
            <text:p>-1.00E-06</text:p>
          </table:table-cell>
          <table:table-cell table:style-name="ce54" office:value-type="float" office:value="-0.000001300459" calcext:value-type="float">
            <text:p>-1.30E-06</text:p>
          </table:table-cell>
          <table:table-cell table:style-name="ce54" office:value-type="float" office:value="-0.000001142495" calcext:value-type="float">
            <text:p>-1.14E-06</text:p>
          </table:table-cell>
          <table:table-cell table:style-name="ce54" office:value-type="float" office:value="-0.000001190325" calcext:value-type="float">
            <text:p>-1.19E-06</text:p>
          </table:table-cell>
          <table:table-cell table:style-name="ce54" office:value-type="float" office:value="-0.000001203401" calcext:value-type="float">
            <text:p>-1.20E-06</text:p>
          </table:table-cell>
          <table:table-cell table:style-name="ce54" office:value-type="float" office:value="-0.000001217649" calcext:value-type="float">
            <text:p>-1.22E-06</text:p>
          </table:table-cell>
          <table:table-cell table:style-name="ce54" office:value-type="float" office:value="-0.000001113986" calcext:value-type="float">
            <text:p>-1.11E-06</text:p>
          </table:table-cell>
          <table:table-cell table:style-name="ce54" office:value-type="float" office:value="-0.000001055712" calcext:value-type="float">
            <text:p>-1.06E-06</text:p>
          </table:table-cell>
          <table:table-cell table:style-name="ce54" office:value-type="float" office:value="-0.000001015561" calcext:value-type="float">
            <text:p>-1.02E-06</text:p>
          </table:table-cell>
          <table:table-cell table:style-name="ce54" office:value-type="float" office:value="-0.0000009066345" calcext:value-type="float">
            <text:p>-9.07E-07</text:p>
          </table:table-cell>
          <table:table-cell table:style-name="ce54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0799775" calcext:value-type="float">
            <text:p>-8.00E-08</text:p>
          </table:table-cell>
          <table:table-cell table:style-name="ce54" office:value-type="float" office:value="-0.0000001442061" calcext:value-type="float">
            <text:p>-1.44E-07</text:p>
          </table:table-cell>
          <table:table-cell table:style-name="ce54" office:value-type="float" office:value="-0.0000000961079" calcext:value-type="float">
            <text:p>-9.61E-08</text:p>
          </table:table-cell>
          <table:table-cell table:style-name="ce54" office:value-type="float" office:value="-0.00000002017296" calcext:value-type="float">
            <text:p>-2.02E-08</text:p>
          </table:table-cell>
          <table:table-cell table:style-name="ce54" office:value-type="float" office:value="-0.000000407688" calcext:value-type="float">
            <text:p>-4.08E-07</text:p>
          </table:table-cell>
          <table:table-cell table:style-name="ce54" office:value-type="float" office:value="-0.000000380484" calcext:value-type="float">
            <text:p>-3.80E-07</text:p>
          </table:table-cell>
          <table:table-cell table:style-name="ce54" office:value-type="float" office:value="-0.0000009701951" calcext:value-type="float">
            <text:p>-9.70E-07</text:p>
          </table:table-cell>
          <table:table-cell table:style-name="ce54" office:value-type="float" office:value="-0.0000007849306" calcext:value-type="float">
            <text:p>-7.85E-07</text:p>
          </table:table-cell>
          <table:table-cell table:style-name="ce54" office:value-type="float" office:value="-0.000001137424" calcext:value-type="float">
            <text:p>-1.14E-06</text:p>
          </table:table-cell>
          <table:table-cell table:style-name="ce54" office:value-type="float" office:value="-0.000001171442" calcext:value-type="float">
            <text:p>-1.17E-06</text:p>
          </table:table-cell>
          <table:table-cell table:style-name="ce54" office:value-type="float" office:value="-0.000001232211" calcext:value-type="float">
            <text:p>-1.23E-06</text:p>
          </table:table-cell>
          <table:table-cell table:style-name="ce54" office:value-type="float" office:value="-0.000001228553" calcext:value-type="float">
            <text:p>-1.23E-06</text:p>
          </table:table-cell>
          <table:table-cell table:style-name="ce54" office:value-type="float" office:value="-0.00000135711" calcext:value-type="float">
            <text:p>-1.36E-06</text:p>
          </table:table-cell>
          <table:table-cell table:style-name="ce54" office:value-type="float" office:value="-0.000001417443" calcext:value-type="float">
            <text:p>-1.42E-06</text:p>
          </table:table-cell>
          <table:table-cell table:style-name="ce54" office:value-type="float" office:value="-0.000001364196" calcext:value-type="float">
            <text:p>-1.36E-06</text:p>
          </table:table-cell>
          <table:table-cell table:style-name="ce54" office:value-type="float" office:value="-0.000001348863" calcext:value-type="float">
            <text:p>-1.35E-06</text:p>
          </table:table-cell>
          <table:table-cell table:style-name="ce54" office:value-type="float" office:value="-0.0000009509598" calcext:value-type="float">
            <text:p>-9.51E-07</text:p>
          </table:table-cell>
          <table:table-cell table:style-name="ce54" office:value-type="float" office:value="-0.000001290429" calcext:value-type="float">
            <text:p>-1.29E-06</text:p>
          </table:table-cell>
          <table:table-cell table:style-name="ce54" office:value-type="float" office:value="-0.0000009162685" calcext:value-type="float">
            <text:p>-9.16E-07</text:p>
          </table:table-cell>
          <table:table-cell table:style-name="ce54" office:value-type="float" office:value="-0.000001242552" calcext:value-type="float">
            <text:p>-1.24E-06</text:p>
          </table:table-cell>
          <table:table-cell table:style-name="ce54" office:value-type="float" office:value="-0.000001243257" calcext:value-type="float">
            <text:p>-1.24E-06</text:p>
          </table:table-cell>
          <table:table-cell table:style-name="ce54" office:value-type="float" office:value="-0.000001210646" calcext:value-type="float">
            <text:p>-1.21E-06</text:p>
          </table:table-cell>
          <table:table-cell table:style-name="ce54" office:value-type="float" office:value="-0.000001325658" calcext:value-type="float">
            <text:p>-1.33E-06</text:p>
          </table:table-cell>
          <table:table-cell table:style-name="ce54" office:value-type="float" office:value="-0.000001239368" calcext:value-type="float">
            <text:p>-1.24E-06</text:p>
          </table:table-cell>
          <table:table-cell table:style-name="ce54" office:value-type="float" office:value="-0.000001192642" calcext:value-type="float">
            <text:p>-1.19E-06</text:p>
          </table:table-cell>
          <table:table-cell table:style-name="ce54" office:value-type="float" office:value="-0.000001179796" calcext:value-type="float">
            <text:p>-1.18E-06</text:p>
          </table:table-cell>
          <table:table-cell table:style-name="ce54" office:value-type="float" office:value="-0.000001232524" calcext:value-type="float">
            <text:p>-1.23E-06</text:p>
          </table:table-cell>
          <table:table-cell table:style-name="ce54" office:value-type="float" office:value="-0.000001110422" calcext:value-type="float">
            <text:p>-1.11E-06</text:p>
          </table:table-cell>
          <table:table-cell table:style-name="ce54" office:value-type="float" office:value="-0.000001096904" calcext:value-type="float">
            <text:p>-1.10E-06</text:p>
          </table:table-cell>
          <table:table-cell table:style-name="ce54" office:value-type="float" office:value="-0.0000009835666" calcext:value-type="float">
            <text:p>-9.84E-07</text:p>
          </table:table-cell>
          <table:table-cell table:style-name="ce54" office:value-type="float" office:value="-0.0000009175654" calcext:value-type="float">
            <text:p>-9.18E-07</text:p>
          </table:table-cell>
          <table:table-cell table:style-name="ce54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3387606" calcext:value-type="float">
            <text:p>-3.39E-07</text:p>
          </table:table-cell>
          <table:table-cell table:style-name="ce54" office:value-type="float" office:value="-0.00000009778846" calcext:value-type="float">
            <text:p>-9.78E-08</text:p>
          </table:table-cell>
          <table:table-cell table:style-name="ce54" office:value-type="float" office:value="-0.00000009471722" calcext:value-type="float">
            <text:p>-9.47E-08</text:p>
          </table:table-cell>
          <table:table-cell table:style-name="ce54" office:value-type="float" office:value="-0.00000011177" calcext:value-type="float">
            <text:p>-1.12E-07</text:p>
          </table:table-cell>
          <table:table-cell table:style-name="ce54" office:value-type="float" office:value="-0.0000002116787" calcext:value-type="float">
            <text:p>-2.12E-07</text:p>
          </table:table-cell>
          <table:table-cell table:style-name="ce54" office:value-type="float" office:value="-0.0000002904882" calcext:value-type="float">
            <text:p>-2.90E-07</text:p>
          </table:table-cell>
          <table:table-cell table:style-name="ce54" office:value-type="float" office:value="-0.0000004701483" calcext:value-type="float">
            <text:p>-4.70E-07</text:p>
          </table:table-cell>
          <table:table-cell table:style-name="ce54" office:value-type="float" office:value="-0.0000008423336" calcext:value-type="float">
            <text:p>-8.42E-07</text:p>
          </table:table-cell>
          <table:table-cell table:style-name="ce54" office:value-type="float" office:value="-0.0000009405734" calcext:value-type="float">
            <text:p>-9.41E-07</text:p>
          </table:table-cell>
          <table:table-cell table:style-name="ce54" office:value-type="float" office:value="-0.0000009625641" calcext:value-type="float">
            <text:p>-9.63E-07</text:p>
          </table:table-cell>
          <table:table-cell table:style-name="ce54" office:value-type="float" office:value="-0.000001189783" calcext:value-type="float">
            <text:p>-1.19E-06</text:p>
          </table:table-cell>
          <table:table-cell table:style-name="ce54" office:value-type="float" office:value="-0.000001210165" calcext:value-type="float">
            <text:p>-1.21E-06</text:p>
          </table:table-cell>
          <table:table-cell table:style-name="ce54" office:value-type="float" office:value="-0.000001197958" calcext:value-type="float">
            <text:p>-1.20E-06</text:p>
          </table:table-cell>
          <table:table-cell table:style-name="ce54" office:value-type="float" office:value="-0.000001135654" calcext:value-type="float">
            <text:p>-1.14E-06</text:p>
          </table:table-cell>
          <table:table-cell table:style-name="ce54" office:value-type="float" office:value="-0.000001308151" calcext:value-type="float">
            <text:p>-1.31E-06</text:p>
          </table:table-cell>
          <table:table-cell table:style-name="ce54" office:value-type="float" office:value="-0.000001192449" calcext:value-type="float">
            <text:p>-1.19E-06</text:p>
          </table:table-cell>
          <table:table-cell table:style-name="ce54" office:value-type="float" office:value="-0.000001308319" calcext:value-type="float">
            <text:p>-1.31E-06</text:p>
          </table:table-cell>
          <table:table-cell table:style-name="ce54" office:value-type="float" office:value="-0.000001184198" calcext:value-type="float">
            <text:p>-1.18E-06</text:p>
          </table:table-cell>
          <table:table-cell table:style-name="ce54" office:value-type="float" office:value="-0.000001329716" calcext:value-type="float">
            <text:p>-1.33E-06</text:p>
          </table:table-cell>
          <table:table-cell table:style-name="ce54" office:value-type="float" office:value="-0.000001254229" calcext:value-type="float">
            <text:p>-1.25E-06</text:p>
          </table:table-cell>
          <table:table-cell table:style-name="ce54" office:value-type="float" office:value="-0.000001220464" calcext:value-type="float">
            <text:p>-1.22E-06</text:p>
          </table:table-cell>
          <table:table-cell table:style-name="ce54" office:value-type="float" office:value="-0.000001247201" calcext:value-type="float">
            <text:p>-1.25E-06</text:p>
          </table:table-cell>
          <table:table-cell table:style-name="ce54" office:value-type="float" office:value="-0.000001229784" calcext:value-type="float">
            <text:p>-1.23E-06</text:p>
          </table:table-cell>
          <table:table-cell table:style-name="ce54" office:value-type="float" office:value="-0.000001195476" calcext:value-type="float">
            <text:p>-1.20E-06</text:p>
          </table:table-cell>
          <table:table-cell table:style-name="ce54" office:value-type="float" office:value="-0.000001177852" calcext:value-type="float">
            <text:p>-1.18E-06</text:p>
          </table:table-cell>
          <table:table-cell table:style-name="ce54" office:value-type="float" office:value="-0.000001032164" calcext:value-type="float">
            <text:p>-1.03E-06</text:p>
          </table:table-cell>
          <table:table-cell table:style-name="ce54" office:value-type="float" office:value="-0.000001051653" calcext:value-type="float">
            <text:p>-1.05E-06</text:p>
          </table:table-cell>
          <table:table-cell table:style-name="ce54" office:value-type="float" office:value="-0.000001025673" calcext:value-type="float">
            <text:p>-1.03E-06</text:p>
          </table:table-cell>
          <table:table-cell table:style-name="ce54" office:value-type="float" office:value="-0.0000009811454" calcext:value-type="float">
            <text:p>-9.81E-07</text:p>
          </table:table-cell>
          <table:table-cell table:style-name="ce54" office:value-type="float" office:value="-0.000000928792" calcext:value-type="float">
            <text:p>-9.29E-07</text:p>
          </table:table-cell>
          <table:table-cell table:style-name="ce54" office:value-type="float" office:value="-0.0000008601657" calcext:value-type="float">
            <text:p>-8.60E-07</text:p>
          </table:table-cell>
          <table:table-cell table:style-name="ce54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4" office:value-type="float" office:value="-0.0000001774725" calcext:value-type="float">
            <text:p>-1.77E-07</text:p>
          </table:table-cell>
          <table:table-cell table:style-name="ce54" office:value-type="float" office:value="-0.0000002796245" calcext:value-type="float">
            <text:p>-2.80E-07</text:p>
          </table:table-cell>
          <table:table-cell table:style-name="ce54" office:value-type="float" office:value="-0.0000001777946" calcext:value-type="float">
            <text:p>-1.78E-07</text:p>
          </table:table-cell>
          <table:table-cell table:style-name="ce54" office:value-type="float" office:value="-0.0000001153403" calcext:value-type="float">
            <text:p>-1.15E-07</text:p>
          </table:table-cell>
          <table:table-cell table:style-name="ce54" office:value-type="float" office:value="-0.000000189533" calcext:value-type="float">
            <text:p>-1.90E-07</text:p>
          </table:table-cell>
          <table:table-cell table:style-name="ce54" office:value-type="float" office:value="-0.0000001963584" calcext:value-type="float">
            <text:p>-1.96E-07</text:p>
          </table:table-cell>
          <table:table-cell table:style-name="ce54" office:value-type="float" office:value="-0.0000006426343" calcext:value-type="float">
            <text:p>-6.43E-07</text:p>
          </table:table-cell>
          <table:table-cell table:style-name="ce54" office:value-type="float" office:value="-0.0000004047325" calcext:value-type="float">
            <text:p>-4.05E-07</text:p>
          </table:table-cell>
          <table:table-cell table:style-name="ce54" office:value-type="float" office:value="-0.0000009920509" calcext:value-type="float">
            <text:p>-9.92E-07</text:p>
          </table:table-cell>
          <table:table-cell table:style-name="ce54" office:value-type="float" office:value="-0.000001007353" calcext:value-type="float">
            <text:p>-1.01E-06</text:p>
          </table:table-cell>
          <table:table-cell table:style-name="ce54" office:value-type="float" office:value="-0.000001153799" calcext:value-type="float">
            <text:p>-1.15E-06</text:p>
          </table:table-cell>
          <table:table-cell table:style-name="ce54" office:value-type="float" office:value="-0.000001148496" calcext:value-type="float">
            <text:p>-1.15E-06</text:p>
          </table:table-cell>
          <table:table-cell table:style-name="ce54" office:value-type="float" office:value="-0.000001209035" calcext:value-type="float">
            <text:p>-1.21E-06</text:p>
          </table:table-cell>
          <table:table-cell table:style-name="ce54" office:value-type="float" office:value="-0.000001320115" calcext:value-type="float">
            <text:p>-1.32E-06</text:p>
          </table:table-cell>
          <table:table-cell table:style-name="ce54" office:value-type="float" office:value="-0.000001270274" calcext:value-type="float">
            <text:p>-1.27E-06</text:p>
          </table:table-cell>
          <table:table-cell table:style-name="ce54" office:value-type="float" office:value="-0.000001287403" calcext:value-type="float">
            <text:p>-1.29E-06</text:p>
          </table:table-cell>
          <table:table-cell table:style-name="ce54" office:value-type="float" office:value="-0.000001175943" calcext:value-type="float">
            <text:p>-1.18E-06</text:p>
          </table:table-cell>
          <table:table-cell table:style-name="ce54" office:value-type="float" office:value="-0.000001314159" calcext:value-type="float">
            <text:p>-1.31E-06</text:p>
          </table:table-cell>
          <table:table-cell table:style-name="ce54" office:value-type="float" office:value="-0.000001290556" calcext:value-type="float">
            <text:p>-1.29E-06</text:p>
          </table:table-cell>
          <table:table-cell table:style-name="ce54" office:value-type="float" office:value="-0.000001335623" calcext:value-type="float">
            <text:p>-1.34E-06</text:p>
          </table:table-cell>
          <table:table-cell table:style-name="ce54" office:value-type="float" office:value="-0.000001224533" calcext:value-type="float">
            <text:p>-1.22E-06</text:p>
          </table:table-cell>
          <table:table-cell table:style-name="ce54" office:value-type="float" office:value="-0.000001187408" calcext:value-type="float">
            <text:p>-1.19E-06</text:p>
          </table:table-cell>
          <table:table-cell table:style-name="ce54" office:value-type="float" office:value="-0.000001270516" calcext:value-type="float">
            <text:p>-1.27E-06</text:p>
          </table:table-cell>
          <table:table-cell table:style-name="ce54" office:value-type="float" office:value="-0.000001274003" calcext:value-type="float">
            <text:p>-1.27E-06</text:p>
          </table:table-cell>
          <table:table-cell table:style-name="ce54" office:value-type="float" office:value="-0.000001135474" calcext:value-type="float">
            <text:p>-1.14E-06</text:p>
          </table:table-cell>
          <table:table-cell table:style-name="ce54" office:value-type="float" office:value="-0.00000111555" calcext:value-type="float">
            <text:p>-1.12E-06</text:p>
          </table:table-cell>
          <table:table-cell table:style-name="ce54" office:value-type="float" office:value="-0.000001055644" calcext:value-type="float">
            <text:p>-1.06E-06</text:p>
          </table:table-cell>
          <table:table-cell table:style-name="ce54" office:value-type="float" office:value="-0.000001031194" calcext:value-type="float">
            <text:p>-1.03E-06</text:p>
          </table:table-cell>
          <table:table-cell table:style-name="ce54" office:value-type="float" office:value="-0.0000009289918" calcext:value-type="float">
            <text:p>-9.29E-07</text:p>
          </table:table-cell>
          <table:table-cell table:style-name="ce54" office:value-type="float" office:value="-0.0000009249115" calcext:value-type="float">
            <text:p>-9.25E-07</text:p>
          </table:table-cell>
          <table:table-cell table:style-name="ce54" office:value-type="float" office:value="-0.000000857336" calcext:value-type="float">
            <text:p>-8.57E-07</text:p>
          </table:table-cell>
          <table:table-cell table:style-name="ce54" office:value-type="float" office:value="-0.0000008300501" calcext:value-type="float">
            <text:p>-8.30E-07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89:Sheet1.AF41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414:Sheet1.AF43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6:23:10.49524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16T16:27:31.980335258</dc:date>
    <meta:editing-duration>P1DT8H12M55S</meta:editing-duration>
    <meta:editing-cycles>25</meta:editing-cycles>
    <meta:generator>LibreOffice/7.0.4.2$Linux_X86_64 LibreOffice_project/00$Build-2</meta:generator>
    <meta:document-statistic meta:table-count="1" meta:cell-count="13838" meta:object-count="0"/>
  </office:meta>
</office:document-meta>
</file>